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4516in"/>
    </style:style>
    <style:style style:name="co2" style:family="table-column">
      <style:table-column-properties fo:break-before="auto" style:column-width="0.2783in"/>
    </style:style>
    <style:style style:name="co3" style:family="table-column">
      <style:table-column-properties fo:break-before="auto" style:column-width="0.4291in"/>
    </style:style>
    <style:style style:name="co4" style:family="table-column">
      <style:table-column-properties fo:break-before="auto" style:column-width="0.2425in"/>
    </style:style>
    <style:style style:name="co5" style:family="table-column">
      <style:table-column-properties fo:break-before="auto" style:column-width="0.3083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2638in"/>
    </style:style>
    <style:style style:name="co8" style:family="table-column">
      <style:table-column-properties fo:break-before="auto" style:column-width="0.6717in"/>
    </style:style>
    <style:style style:name="co9" style:family="table-column">
      <style:table-column-properties fo:break-before="auto" style:column-width="0.4307in"/>
    </style:style>
    <style:style style:name="co10" style:family="table-column">
      <style:table-column-properties fo:break-before="auto" style:column-width="0.6709in"/>
    </style:style>
    <style:style style:name="co11" style:family="table-column">
      <style:table-column-properties fo:break-before="auto" style:column-width="0.511in"/>
    </style:style>
    <style:style style:name="co12" style:family="table-column">
      <style:table-column-properties fo:break-before="auto" style:column-width="0.3965in"/>
    </style:style>
    <style:style style:name="co13" style:family="table-column">
      <style:table-column-properties fo:break-before="auto" style:column-width="0.5898in"/>
    </style:style>
    <style:style style:name="co14" style:family="table-column">
      <style:table-column-properties fo:break-before="auto" style:column-width="0.4909in"/>
    </style:style>
    <style:style style:name="co15" style:family="table-column">
      <style:table-column-properties fo:break-before="auto" style:column-width="0.3217in"/>
    </style:style>
    <style:style style:name="co16" style:family="table-column">
      <style:table-column-properties fo:break-before="auto" style:column-width="0.4008in"/>
    </style:style>
    <style:style style:name="co17" style:family="table-column">
      <style:table-column-properties fo:break-before="auto" style:column-width="0.4846in"/>
    </style:style>
    <style:style style:name="co18" style:family="table-column">
      <style:table-column-properties fo:break-before="auto" style:column-width="0.4209in"/>
    </style:style>
    <style:style style:name="co19" style:family="table-column">
      <style:table-column-properties fo:break-before="auto" style:column-width="0.7047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909in"/>
    </style:style>
    <style:style style:name="co22" style:family="table-column">
      <style:table-column-properties fo:break-before="auto" style:column-width="0.5709in"/>
    </style:style>
    <style:style style:name="co23" style:family="table-column">
      <style:table-column-properties fo:break-before="auto" style:column-width="0.5398in"/>
    </style:style>
    <style:style style:name="co24" style:family="table-column">
      <style:table-column-properties fo:break-before="auto" style:column-width="0.6689in"/>
    </style:style>
    <style:style style:name="co25" style:family="table-column">
      <style:table-column-properties fo:break-before="auto" style:column-width="0.889in"/>
    </style:style>
    <style:style style:name="co26" style:family="table-column">
      <style:table-column-properties fo:break-before="auto" style:column-width="0.3591in"/>
    </style:style>
    <style:style style:name="co27" style:family="table-column">
      <style:table-column-properties fo:break-before="auto" style:column-width="0.3701in"/>
    </style:style>
    <style:style style:name="co28" style:family="table-column">
      <style:table-column-properties fo:break-before="auto" style:column-width="0.6008in"/>
    </style:style>
    <style:style style:name="co29" style:family="table-column">
      <style:table-column-properties fo:break-before="auto" style:column-width="0.5811in"/>
    </style:style>
    <style:style style:name="co30" style:family="table-column">
      <style:table-column-properties fo:break-before="auto" style:column-width="0.3102in"/>
    </style:style>
    <style:style style:name="co31" style:family="table-column">
      <style:table-column-properties fo:break-before="auto" style:column-width="0.3307in"/>
    </style:style>
    <style:style style:name="co32" style:family="table-column">
      <style:table-column-properties fo:break-before="auto" style:column-width="0.5008in"/>
    </style:style>
    <style:style style:name="co33" style:family="table-column">
      <style:table-column-properties fo:break-before="auto" style:column-width="0.6409in"/>
    </style:style>
    <style:style style:name="co34" style:family="table-column">
      <style:table-column-properties fo:break-before="auto" style:column-width="0.5409in"/>
    </style:style>
    <style:style style:name="co35" style:family="table-column">
      <style:table-column-properties fo:break-before="auto" style:column-width="0.4402in"/>
    </style:style>
    <style:style style:name="co36" style:family="table-column">
      <style:table-column-properties fo:break-before="auto" style:column-width="0.4709in"/>
    </style:style>
    <style:style style:name="co37" style:family="table-column">
      <style:table-column-properties fo:break-before="auto" style:column-width="0.561in"/>
    </style:style>
    <style:style style:name="co38" style:family="table-column">
      <style:table-column-properties fo:break-before="auto" style:column-width="0.6311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BitBrain_5f_results_5f_As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17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4" style:family="table-cell" style:parent-style-name="Default" style:data-style-name="N17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5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B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4" table:default-cell-style-name="Default"/>
        <table:table-column table:style-name="co20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4" table:number-columns-repeated="15746" table:default-cell-style-name="Default"/>
        <table:table-row table:style-name="ro1">
          <table:table-cell table:number-columns-repeated="3"/>
          <table:table-cell table:style-name="ce10"/>
          <table:table-cell table:style-name="ce10" office:value-type="string" calcext:value-type="string" table:number-columns-spanned="8" table:number-rows-spanned="1">
            <text:p>bin_lstm_ae_0.1885370619_0.0755709241</text:p>
          </table:table-cell>
          <table:covered-table-cell table:number-columns-repeated="5" table:style-name="ce12"/>
          <table:covered-table-cell table:number-columns-repeated="2" table:style-name="ce16"/>
          <table:table-cell table:style-name="ce16"/>
          <table:table-cell table:style-name="ce10" office:value-type="string" calcext:value-type="string" table:number-columns-spanned="8" table:number-rows-spanned="1">
            <text:p>bin_conv_lstm_ae_0.1242134049_0.0519020283</text:p>
          </table:table-cell>
          <table:covered-table-cell table:number-columns-repeated="5" table:style-name="ce12"/>
          <table:covered-table-cell table:number-columns-repeated="2" table:style-name="ce16"/>
          <table:table-cell table:style-name="ce16"/>
          <table:table-cell table:style-name="ce10" office:value-type="string" calcext:value-type="string" table:number-columns-spanned="8" table:number-rows-spanned="1">
            <text:p>bin_attn_ae_r_0.0646089474_0.0365322228</text:p>
          </table:table-cell>
          <table:covered-table-cell table:number-columns-repeated="5" table:style-name="ce12"/>
          <table:covered-table-cell table:number-columns-repeated="2" table:style-name="ce16"/>
          <table:table-cell table:style-name="ce16"/>
          <table:table-cell table:style-name="ce10" office:value-type="string" calcext:value-type="string" table:number-columns-spanned="8" table:number-rows-spanned="1">
            <text:p>bin_predictor_r_0.2415315821_0.0385661498</text:p>
          </table:table-cell>
          <table:covered-table-cell table:number-columns-repeated="5" table:style-name="ce12"/>
          <table:covered-table-cell table:number-columns-repeated="2" table:style-name="ce16"/>
          <table:table-cell table:style-name="ce16"/>
          <table:table-cell table:style-name="ce10" office:value-type="string" calcext:value-type="string" table:number-columns-spanned="8" table:number-rows-spanned="1">
            <text:p>bin_attn_ae_a_0.1293097577_0.0249805062</text:p>
          </table:table-cell>
          <table:covered-table-cell table:number-columns-repeated="5" table:style-name="ce12"/>
          <table:covered-table-cell table:number-columns-repeated="2" table:style-name="ce16"/>
          <table:table-cell table:style-name="ce16"/>
          <table:table-cell table:style-name="ce10" office:value-type="string" calcext:value-type="string" table:number-columns-spanned="8" table:number-rows-spanned="1">
            <text:p>bin_predictor_a_0.290685258_0.2229711902</text:p>
          </table:table-cell>
          <table:covered-table-cell table:number-columns-repeated="5" table:style-name="ce12"/>
          <table:covered-table-cell table:number-columns-repeated="2" table:style-name="ce16"/>
          <table:table-cell table:style-name="ce16"/>
          <table:table-cell table:style-name="ce10" office:value-type="string" calcext:value-type="string" table:number-columns-spanned="7" table:number-rows-spanned="1">
            <text:p>bin_pca_0.3489583333_0.0551839314</text:p>
          </table:table-cell>
          <table:covered-table-cell table:number-columns-repeated="5" table:style-name="ce3"/>
          <table:covered-table-cell table:style-name="ce5"/>
          <table:table-cell table:style-name="ce16" table:number-columns-repeated="2"/>
          <table:table-cell table:style-name="ce10" office:value-type="string" calcext:value-type="string" table:number-columns-spanned="7" table:number-rows-spanned="1">
            <text:p>bin_mne_0.6744791667_0.2682291667</text:p>
          </table:table-cell>
          <table:covered-table-cell table:number-columns-repeated="5" table:style-name="ce3"/>
          <table:covered-table-cell table:style-name="ce5"/>
          <table:table-cell table:number-columns-repeated="2"/>
          <table:table-cell table:style-name="ce10" office:value-type="string" calcext:value-type="string" table:number-columns-spanned="7" table:number-rows-spanned="1">
            <text:p>bin_classifier_0.1250736593_0.016175669</text:p>
          </table:table-cell>
          <table:covered-table-cell table:number-columns-repeated="5" table:style-name="ce3"/>
          <table:covered-table-cell table:style-name="ce5"/>
          <table:table-cell table:number-columns-repeated="15865"/>
        </table:table-row>
        <table:table-row table:style-name="ro1">
          <table:table-cell table:number-columns-repeated="3"/>
          <table:table-cell table:style-name="ce10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N</text:p>
          </table:table-cell>
          <table:table-cell table:style-name="ce10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 table:style-name="ce10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N</text:p>
          </table:table-cell>
          <table:table-cell table:style-name="ce10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 table:style-name="ce10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N</text:p>
          </table:table-cell>
          <table:table-cell table:style-name="ce10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 table:style-name="ce10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N</text:p>
          </table:table-cell>
          <table:table-cell table:style-name="ce10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table:number-columns-repeated="2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N</text:p>
          </table:table-cell>
          <table:table-cell table:style-name="ce10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 table:style-name="ce10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N</text:p>
          </table:table-cell>
          <table:table-cell table:style-name="ce10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 table:style-name="ce10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N</text:p>
          </table:table-cell>
          <table:table-cell table:style-name="ce10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 table:style-name="ce10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N</text:p>
          </table:table-cell>
          <table:table-cell table:style-name="ce10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N</text:p>
          </table:table-cell>
          <table:table-cell table:style-name="ce10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number-columns-repeated="15865"/>
        </table:table-row>
        <table:table-row table:style-name="ro1">
          <table:table-cell table:number-columns-repeated="3"/>
          <table:table-cell table:style-name="ce10" office:value-type="string" calcext:value-type="string">
            <text:p>Night</text:p>
          </table:table-cell>
          <table:table-cell table:style-name="ce2" table:number-columns-repeated="71"/>
          <table:table-cell/>
          <table:table-cell table:style-name="ce2" table:number-columns-repeated="7"/>
          <table:table-cell table:number-columns-repeated="1586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[.B4]/SUM([.E4:.H4])" office:value-type="percentage" office:value="0" calcext:value-type="percentage">
            <text:p>0%</text:p>
          </table:table-cell>
          <table:table-cell table:style-name="ce10" office:value-type="string" calcext:value-type="string">
            <text:p>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92" calcext:value-type="float">
            <text:p>10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556" calcext:value-type="float">
            <text:p>98.556</text:p>
          </table:table-cell>
          <table:table-cell table:style-name="ce4" table:formula="of:=IF([.E4]/([.E4]+[.F4])&gt;0;[.E4]/([.E4]+[.F4]);&quot;&quot;)">
            <text:p/>
          </table:table-cell>
          <table:table-cell table:style-name="ce4" table:formula="of:=IF([.E4]+[.H4]&gt;0; IF([.E4]/([.E4]+[.H4])&gt;0;[.E4]/([.E4]+[.H4]);&quot;&quot;);&quot;-&quot;)" office:value-type="string" office:string-value="-" calcext:value-type="string">
            <text:p>-</text:p>
          </table:table-cell>
          <table:table-cell table:style-name="ce4" table:formula="of:=IF( [.E4]&gt;0 ;   (5*[.E4]/(5*[.E4]+4*[.H4]+[.F4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98" calcext:value-type="float">
            <text:p>109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097" calcext:value-type="float">
            <text:p>99.097</text:p>
          </table:table-cell>
          <table:table-cell table:style-name="ce4" table:formula="of:=IF([.N4]/([.N4]+[.O4])&gt;0;[.N4]/([.N4]+[.O4]);&quot;&quot;)">
            <text:p/>
          </table:table-cell>
          <table:table-cell table:style-name="ce4" table:formula="of:=IF([.N4]+[.Q4]&gt;0; IF([.N4]/([.N4]+[.Q4])&gt;0;[.N4]/([.N4]+[.Q4]);&quot;&quot;);&quot;-&quot;)" office:value-type="string" office:string-value="-" calcext:value-type="string">
            <text:p>-</text:p>
          </table:table-cell>
          <table:table-cell table:style-name="ce4" table:formula="of:=IF( [.N4]&gt;0 ;   (5*[.N4]/(5*[.N4]+4*[.Q4]+[.O4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07" calcext:value-type="float">
            <text:p>11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91" calcext:value-type="float">
            <text:p>99.91</text:p>
          </table:table-cell>
          <table:table-cell table:style-name="ce4" table:formula="of:=IF([.W4]/([.W4]+[.X4])&gt;0;[.W4]/([.W4]+[.X4]);&quot;&quot;)">
            <text:p/>
          </table:table-cell>
          <table:table-cell table:style-name="ce4" table:formula="of:=IF([.W4]+[.Z4]&gt;0; IF([.W4]/([.W4]+[.Z4])&gt;0;[.W4]/([.W4]+[.Z4]);&quot;&quot;);&quot;-&quot;)" office:value-type="string" office:string-value="-" calcext:value-type="string">
            <text:p>-</text:p>
          </table:table-cell>
          <table:table-cell table:style-name="ce4" table:formula="of:=IF( [.W4]&gt;0 ;   (5*[.W4]/(5*[.W4]+4*[.Z4]+[.X4])) ; &quot;&quot; )">
            <text:p/>
          </table:table-cell>
          <table:table-cell table:style-name="ce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08" calcext:value-type="float">
            <text:p>11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AF4]/([.AF4]+[.AG4])&gt;0;[.AF4]/([.AF4]+[.AG4]);&quot;&quot;)" office:value-type="string" office:string-value="" calcext:value-type="error">
            <text:p>#DIV/0!</text:p>
          </table:table-cell>
          <table:table-cell table:style-name="ce4" table:formula="of:=IF([.AF4]+[.AI4]&gt;0; IF([.AF4]/([.AF4]+[.AI4])&gt;0;[.AF4]/([.AF4]+[.AI4]);&quot;&quot;);&quot;-&quot;)" office:value-type="string" office:string-value="-" calcext:value-type="string">
            <text:p>-</text:p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085" calcext:value-type="float">
            <text:p>108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.924" calcext:value-type="float">
            <text:p>97.924</text:p>
          </table:table-cell>
          <table:table-cell table:style-name="ce4" table:formula="of:=IF([.AO4]/([.AO4]+[.AP4])&gt;0;[.AO4]/([.AO4]+[.AP4]);&quot;&quot;)">
            <text:p/>
          </table:table-cell>
          <table:table-cell table:style-name="ce4" table:formula="of:=IF([.AO4]+[.AR4]&gt;0; IF([.AO4]/([.AO4]+[.AR4])&gt;0;[.AO4]/([.AO4]+[.AR4]);&quot;&quot;);&quot;-&quot;)" office:value-type="string" office:string-value="-" calcext:value-type="string">
            <text:p>-</text:p>
          </table:table-cell>
          <table:table-cell table:style-name="ce4" table:formula="of:=IF( [.AO4]&gt;0 ;   (5*[.AO4]/(5*[.AO4]+4*[.AR4]+[.AP4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.473" calcext:value-type="float">
            <text:p>97.473</text:p>
          </table:table-cell>
          <table:table-cell table:style-name="ce4" table:formula="of:=IF([.AX4]/([.AX4]+[.AY4])&gt;0;[.AX4]/([.AX4]+[.AY4]);&quot;&quot;)">
            <text:p/>
          </table:table-cell>
          <table:table-cell table:style-name="ce4" table:formula="of:=IF([.AX4]+[.BA4]&gt;0; IF([.AX4]/([.AX4]+[.BA4])&gt;0;[.AX4]/([.AX4]+[.BA4]);&quot;&quot;);&quot;-&quot;)" office:value-type="string" office:string-value="-" calcext:value-type="string">
            <text:p>-</text:p>
          </table:table-cell>
          <table:table-cell table:style-name="ce4" table:formula="of:=IF( [.AX4]&gt;0 ;   (5*[.AX4]/(5*[.AX4]+4*[.BA4]+[.AY4])) ; &quot;&quot; )">
            <text:p/>
          </table:table-cell>
          <table:table-cell table:style-name="ce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08" calcext:value-type="float">
            <text:p>11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G4]/([.BG4]+[.BH4])&gt;0;[.BG4]/([.BG4]+[.BH4]);&quot;&quot;)" office:value-type="string" office:string-value="" calcext:value-type="error">
            <text:p>#DIV/0!</text:p>
          </table:table-cell>
          <table:table-cell table:style-name="ce4" table:formula="of:=IF([.BG4]+[.BJ4]&gt;0; IF([.BG4]/([.BG4]+[.BJ4])&gt;0;[.BG4]/([.BG4]+[.BJ4]);&quot;&quot;);&quot;-&quot;)" office:value-type="string" office:string-value="-" calcext:value-type="string">
            <text:p>-</text:p>
          </table:table-cell>
          <table:table-cell table:style-name="ce4" table:formula="of:=IF( [.BG4]&gt;0 ;   (5*[.BG4]/(5*[.BG4]+4*[.BJ4]+[.BH4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08" calcext:value-type="float">
            <text:p>11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P4]/([.BP4]+[.BQ4])&gt;0;[.BP4]/([.BP4]+[.BQ4]);&quot;&quot;)" office:value-type="string" office:string-value="" calcext:value-type="error">
            <text:p>#DIV/0!</text:p>
          </table:table-cell>
          <table:table-cell table:style-name="ce4" table:formula="of:=IF([.BP4]+[.BS4]&gt;0; IF([.BP4]/([.BP4]+[.BS4])&gt;0;[.BP4]/([.BP4]+[.BS4]);&quot;&quot;);&quot;-&quot;)" office:value-type="string" office:string-value="-" calcext:value-type="string">
            <text:p>-</text:p>
          </table:table-cell>
          <table:table-cell table:style-name="ce4" table:formula="of:=IF( [.BP4]&gt;0 ;   (5*[.BP4]/(5*[.BP4]+4*[.BS4]+[.BQ4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08" calcext:value-type="float">
            <text:p>11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Y4]/([.BY4]+[.BZ4])&gt;0;[.BY4]/([.BY4]+[.BZ4]);&quot;&quot;)" office:value-type="string" office:string-value="" calcext:value-type="error">
            <text:p>#DIV/0!</text:p>
          </table:table-cell>
          <table:table-cell table:style-name="ce4" table:formula="of:=IF([.BY4]+[.CB4]&gt;0; IF([.BY4]/([.BY4]+[.CB4])&gt;0;[.BY4]/([.BY4]+[.CB4]);&quot;&quot;);&quot;-&quot;)" office:value-type="string" office:string-value="-" calcext:value-type="string">
            <text:p>-</text:p>
          </table:table-cell>
          <table:table-cell table:number-columns-repeated="1586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office:value-type="float" office:value="57" calcext:value-type="float">
            <text:p>57</text:p>
          </table:table-cell>
          <table:table-cell table:style-name="ce8" table:formula="of:=[.B5]/SUM([.E5:.H5])" office:value-type="percentage" office:value="0.0526315789473684" calcext:value-type="percentage">
            <text:p>5%</text:p>
          </table:table-cell>
          <table:table-cell table:style-name="ce10" office:value-type="string" calcext:value-type="string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008" calcext:value-type="float">
            <text:p>100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3.167" calcext:value-type="float">
            <text:p>93.167</text:p>
          </table:table-cell>
          <table:table-cell table:style-name="ce15" table:formula="of:=IF([.E5]/([.E5]+[.F5])&gt;0;[.E5]/([.E5]+[.F5]);&quot;&quot;)" office:value-type="percentage" office:value="0.0526315789473684" calcext:value-type="percentage">
            <text:p>5%</text:p>
          </table:table-cell>
          <table:table-cell table:style-name="ce15" table:formula="of:=IF([.E5]+[.H5]&gt;0; IF([.E5]/([.E5]+[.H5])&gt;0;[.E5]/([.E5]+[.H5]);&quot;&quot;);&quot;-&quot;)" office:value-type="percentage" office:value="0.0175438596491228" calcext:value-type="percentage">
            <text:p>2%</text:p>
          </table:table-cell>
          <table:table-cell table:style-name="ce15" table:formula="of:=IF( [.E5]&gt;0 ;   (5*[.E5]/(5*[.E5]+4*[.H5]+[.F5])) ; &quot;&quot; )" office:value-type="percentage" office:value="0.0202429149797571" calcext:value-type="percentage">
            <text:p>2%</text:p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19" calcext:value-type="float">
            <text:p>101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4.09" calcext:value-type="float">
            <text:p>94.09</text:p>
          </table:table-cell>
          <table:table-cell table:style-name="ce15" table:formula="of:=IF([.N5]/([.N5]+[.O5])&gt;0;[.N5]/([.N5]+[.O5]);&quot;&quot;)">
            <text:p/>
          </table:table-cell>
          <table:table-cell table:style-name="ce15" table:formula="of:=IF([.N5]+[.Q5]&gt;0; IF([.N5]/([.N5]+[.Q5])&gt;0;[.N5]/([.N5]+[.Q5]);&quot;&quot;);&quot;-&quot;)">
            <text:p/>
          </table:table-cell>
          <table:table-cell table:style-name="ce15" table:formula="of:=IF( [.N5]&gt;0 ;   (5*[.N5]/(5*[.N5]+4*[.Q5]+[.O5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23" calcext:value-type="float">
            <text:p>1023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4.46" calcext:value-type="float">
            <text:p>94.46</text:p>
          </table:table-cell>
          <table:table-cell table:style-name="ce15" table:formula="of:=IF([.W5]/([.W5]+[.X5])&gt;0;[.W5]/([.W5]+[.X5]);&quot;&quot;)">
            <text:p/>
          </table:table-cell>
          <table:table-cell table:style-name="ce15" table:formula="of:=IF([.W5]+[.Z5]&gt;0; IF([.W5]/([.W5]+[.Z5])&gt;0;[.W5]/([.W5]+[.Z5]);&quot;&quot;);&quot;-&quot;)">
            <text:p/>
          </table:table-cell>
          <table:table-cell table:style-name="ce15" table:formula="of:=IF( [.W5]&gt;0 ;   (5*[.W5]/(5*[.W5]+4*[.Z5]+[.X5])) ; &quot;&quot; )">
            <text:p/>
          </table:table-cell>
          <table:table-cell table:style-name="ce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6" calcext:value-type="float">
            <text:p>102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4.737" calcext:value-type="float">
            <text:p>94.737</text:p>
          </table:table-cell>
          <table:table-cell table:style-name="ce4" table:formula="of:=IF([.AF5]/([.AF5]+[.AG5])&gt;0;[.AF5]/([.AF5]+[.AG5]);&quot;&quot;)" office:value-type="string" office:string-value="" calcext:value-type="error">
            <text:p>#DIV/0!</text:p>
          </table:table-cell>
          <table:table-cell table:style-name="ce4" table:formula="of:=IF([.AF5]+[.AI5]&gt;0; IF([.AF5]/([.AF5]+[.AI5])&gt;0;[.AF5]/([.AF5]+[.AI5]);&quot;&quot;);&quot;-&quot;)">
            <text:p/>
          </table:table-cell>
          <table:table-cell table:style-name="ce4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983" calcext:value-type="float">
            <text:p>983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90.951" calcext:value-type="float">
            <text:p>90.951</text:p>
          </table:table-cell>
          <table:table-cell table:style-name="ce15" table:formula="of:=IF([.AO5]/([.AO5]+[.AP5])&gt;0;[.AO5]/([.AO5]+[.AP5]);&quot;&quot;)" office:value-type="percentage" office:value="0.0444444444444444" calcext:value-type="percentage">
            <text:p>4%</text:p>
          </table:table-cell>
          <table:table-cell table:style-name="ce15" table:formula="of:=IF([.AO5]+[.AR5]&gt;0; IF([.AO5]/([.AO5]+[.AR5])&gt;0;[.AO5]/([.AO5]+[.AR5]);&quot;&quot;);&quot;-&quot;)" office:value-type="percentage" office:value="0.0350877192982456" calcext:value-type="percentage">
            <text:p>4%</text:p>
          </table:table-cell>
          <table:table-cell table:style-name="ce15" table:formula="of:=IF( [.AO5]&gt;0 ;   (5*[.AO5]/(5*[.AO5]+4*[.AR5]+[.AP5])) ; &quot;&quot; )" office:value-type="percentage" office:value="0.0366300366300366" calcext:value-type="percentage">
            <text:p>4%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6" calcext:value-type="float">
            <text:p>100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2.982" calcext:value-type="float">
            <text:p>92.982</text:p>
          </table:table-cell>
          <table:table-cell table:style-name="ce15" table:formula="of:=IF([.AX5]/([.AX5]+[.AY5])&gt;0;[.AX5]/([.AX5]+[.AY5]);&quot;&quot;)" office:value-type="percentage" office:value="0.0476190476190476" calcext:value-type="percentage">
            <text:p>5%</text:p>
          </table:table-cell>
          <table:table-cell table:style-name="ce15" table:formula="of:=IF([.AX5]+[.BA5]&gt;0; IF([.AX5]/([.AX5]+[.BA5])&gt;0;[.AX5]/([.AX5]+[.BA5]);&quot;&quot;);&quot;-&quot;)" office:value-type="percentage" office:value="0.0175438596491228" calcext:value-type="percentage">
            <text:p>2%</text:p>
          </table:table-cell>
          <table:table-cell table:style-name="ce15" table:formula="of:=IF( [.AX5]&gt;0 ;   (5*[.AX5]/(5*[.AX5]+4*[.BA5]+[.AY5])) ; &quot;&quot; )" office:value-type="percentage" office:value="0.0200803212851406" calcext:value-type="percentage">
            <text:p>2%</text:p>
          </table:table-cell>
          <table:table-cell table:style-name="ce15"/>
          <table:table-cell table:style-name="ce2" office:value-type="float" office:value="0" calcext:value-type="float">
            <text:p>0</text:p>
          </table:table-cell>
          <table:table-cell table:style-name="ce2" office:value-type="float" office:value="703" calcext:value-type="float">
            <text:p>703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9.825" calcext:value-type="float">
            <text:p>29.825</text:p>
          </table:table-cell>
          <table:table-cell table:style-name="ce15" table:formula="of:=IF([.BG5]/([.BG5]+[.BH5])&gt;0;[.BG5]/([.BG5]+[.BH5]);&quot;&quot;)">
            <text:p/>
          </table:table-cell>
          <table:table-cell table:style-name="ce15" table:formula="of:=IF([.BG5]+[.BJ5]&gt;0; IF([.BG5]/([.BG5]+[.BJ5])&gt;0;[.BG5]/([.BG5]+[.BJ5]);&quot;&quot;);&quot;-&quot;)">
            <text:p/>
          </table:table-cell>
          <table:table-cell table:style-name="ce15" table:formula="of:=IF( [.BG5]&gt;0 ;   (5*[.BG5]/(5*[.BG5]+4*[.BJ5]+[.BH5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6" calcext:value-type="float">
            <text:p>102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4.737" calcext:value-type="float">
            <text:p>94.737</text:p>
          </table:table-cell>
          <table:table-cell table:style-name="ce15" table:formula="of:=IF([.BP5]/([.BP5]+[.BQ5])&gt;0;[.BP5]/([.BP5]+[.BQ5]);&quot;&quot;)" office:value-type="string" office:string-value="" calcext:value-type="error">
            <text:p>#DIV/0!</text:p>
          </table:table-cell>
          <table:table-cell table:style-name="ce15" table:formula="of:=IF([.BP5]+[.BS5]&gt;0; IF([.BP5]/([.BP5]+[.BS5])&gt;0;[.BP5]/([.BP5]+[.BS5]);&quot;&quot;);&quot;-&quot;)">
            <text:p/>
          </table:table-cell>
          <table:table-cell table:style-name="ce15" table:formula="of:=IF( [.BP5]&gt;0 ;   (5*[.BP5]/(5*[.BP5]+4*[.BS5]+[.BQ5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6" calcext:value-type="float">
            <text:p>102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4.737" calcext:value-type="float">
            <text:p>94.737</text:p>
          </table:table-cell>
          <table:table-cell table:style-name="ce4" table:formula="of:=IF([.BY5]/([.BY5]+[.BZ5])&gt;0;[.BY5]/([.BY5]+[.BZ5]);&quot;&quot;)" office:value-type="string" office:string-value="" calcext:value-type="error">
            <text:p>#DIV/0!</text:p>
          </table:table-cell>
          <table:table-cell table:style-name="ce4" table:formula="of:=IF([.BY5]+[.CB5]&gt;0; IF([.BY5]/([.BY5]+[.CB5])&gt;0;[.BY5]/([.BY5]+[.CB5]);&quot;&quot;);&quot;-&quot;)">
            <text:p/>
          </table:table-cell>
          <table:table-cell table:number-columns-repeated="1586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6" office:value-type="float" office:value="27" calcext:value-type="float">
            <text:p>27</text:p>
          </table:table-cell>
          <table:table-cell table:style-name="ce8" table:formula="of:=[.B6]/SUM([.E6:.H6])" office:value-type="percentage" office:value="0.0314318975552969" calcext:value-type="percentage">
            <text:p>3%</text:p>
          </table:table-cell>
          <table:table-cell table:style-name="ce10" office:value-type="string" calcext:value-type="string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23" calcext:value-type="float">
            <text:p>82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.809" calcext:value-type="float">
            <text:p>95.809</text:p>
          </table:table-cell>
          <table:table-cell table:style-name="ce4" table:formula="of:=IF([.E6]/([.E6]+[.F6])&gt;0;[.E6]/([.E6]+[.F6]);&quot;&quot;)">
            <text:p/>
          </table:table-cell>
          <table:table-cell table:style-name="ce4" table:formula="of:=IF([.E6]+[.H6]&gt;0; IF([.E6]/([.E6]+[.H6])&gt;0;[.E6]/([.E6]+[.H6]);&quot;&quot;);&quot;-&quot;)">
            <text:p/>
          </table:table-cell>
          <table:table-cell table:style-name="ce4" table:formula="of:=IF( [.E6]&gt;0 ;   (5*[.E6]/(5*[.E6]+4*[.H6]+[.F6])) ; &quot;&quot; )">
            <text:p/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6.042" calcext:value-type="float">
            <text:p>96.042</text:p>
          </table:table-cell>
          <table:table-cell table:style-name="ce15" table:formula="of:=IF([.N6]/([.N6]+[.O6])&gt;0;[.N6]/([.N6]+[.O6]);&quot;&quot;)" office:value-type="percentage" office:value="0.111111111111111" calcext:value-type="percentage">
            <text:p>11%</text:p>
          </table:table-cell>
          <table:table-cell table:style-name="ce15" table:formula="of:=IF([.N6]+[.Q6]&gt;0; IF([.N6]/([.N6]+[.Q6])&gt;0;[.N6]/([.N6]+[.Q6]);&quot;&quot;);&quot;-&quot;)" office:value-type="percentage" office:value="0.037037037037037" calcext:value-type="percentage">
            <text:p>4%</text:p>
          </table:table-cell>
          <table:table-cell table:style-name="ce15" table:formula="of:=IF( [.N6]&gt;0 ;   (5*[.N6]/(5*[.N6]+4*[.Q6]+[.O6])) ; &quot;&quot; )" office:value-type="percentage" office:value="0.0427350427350427" calcext:value-type="percentage">
            <text:p>4%</text:p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6.74" calcext:value-type="float">
            <text:p>96.74</text:p>
          </table:table-cell>
          <table:table-cell table:style-name="ce15" table:formula="of:=IF([.W6]/([.W6]+[.X6])&gt;0;[.W6]/([.W6]+[.X6]);&quot;&quot;)">
            <text:p/>
          </table:table-cell>
          <table:table-cell table:style-name="ce15" table:formula="of:=IF([.W6]+[.Z6]&gt;0; IF([.W6]/([.W6]+[.Z6])&gt;0;[.W6]/([.W6]+[.Z6]);&quot;&quot;);&quot;-&quot;)">
            <text:p/>
          </table:table-cell>
          <table:table-cell table:style-name="ce15" table:formula="of:=IF( [.W6]&gt;0 ;   (5*[.W6]/(5*[.W6]+4*[.Z6]+[.X6])) ; &quot;&quot; )">
            <text:p/>
          </table:table-cell>
          <table:table-cell table:style-name="ce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6.857" calcext:value-type="float">
            <text:p>96.857</text:p>
          </table:table-cell>
          <table:table-cell table:style-name="ce4" table:formula="of:=IF([.AF6]/([.AF6]+[.AG6])&gt;0;[.AF6]/([.AF6]+[.AG6]);&quot;&quot;)" office:value-type="string" office:string-value="" calcext:value-type="error">
            <text:p>#DIV/0!</text:p>
          </table:table-cell>
          <table:table-cell table:style-name="ce4" table:formula="of:=IF([.AF6]+[.AI6]&gt;0; IF([.AF6]/([.AF6]+[.AI6])&gt;0;[.AF6]/([.AF6]+[.AI6]);&quot;&quot;);&quot;-&quot;)">
            <text:p/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4.296" calcext:value-type="float">
            <text:p>94.296</text:p>
          </table:table-cell>
          <table:table-cell table:style-name="ce15" table:formula="of:=IF([.AO6]/([.AO6]+[.AP6])&gt;0;[.AO6]/([.AO6]+[.AP6]);&quot;&quot;)">
            <text:p/>
          </table:table-cell>
          <table:table-cell table:style-name="ce15" table:formula="of:=IF([.AO6]+[.AR6]&gt;0; IF([.AO6]/([.AO6]+[.AR6])&gt;0;[.AO6]/([.AO6]+[.AR6]);&quot;&quot;);&quot;-&quot;)">
            <text:p/>
          </table:table-cell>
          <table:table-cell table:style-name="ce15" table:formula="of:=IF( [.AO6]&gt;0 ;   (5*[.AO6]/(5*[.AO6]+4*[.AR6]+[.AP6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.46" calcext:value-type="float">
            <text:p>95.46</text:p>
          </table:table-cell>
          <table:table-cell table:style-name="ce15" table:formula="of:=IF([.AX6]/([.AX6]+[.AY6])&gt;0;[.AX6]/([.AX6]+[.AY6]);&quot;&quot;)">
            <text:p/>
          </table:table-cell>
          <table:table-cell table:style-name="ce15" table:formula="of:=IF([.AX6]+[.BA6]&gt;0; IF([.AX6]/([.AX6]+[.BA6])&gt;0;[.AX6]/([.AX6]+[.BA6]);&quot;&quot;);&quot;-&quot;)">
            <text:p/>
          </table:table-cell>
          <table:table-cell table:style-name="ce15" table:formula="of:=IF( [.AX6]&gt;0 ;   (5*[.AX6]/(5*[.AX6]+4*[.BA6]+[.AY6])) ; &quot;&quot; )">
            <text:p/>
          </table:table-cell>
          <table:table-cell table:style-name="ce15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9.534" calcext:value-type="float">
            <text:p>99.534</text:p>
          </table:table-cell>
          <table:table-cell table:style-name="ce15" table:formula="of:=IF([.BG6]/([.BG6]+[.BH6])&gt;0;[.BG6]/([.BG6]+[.BH6]);&quot;&quot;)" office:value-type="percentage" office:value="1" calcext:value-type="percentage">
            <text:p>100%</text:p>
          </table:table-cell>
          <table:table-cell table:style-name="ce15" table:formula="of:=IF([.BG6]+[.BJ6]&gt;0; IF([.BG6]/([.BG6]+[.BJ6])&gt;0;[.BG6]/([.BG6]+[.BJ6]);&quot;&quot;);&quot;-&quot;)" office:value-type="percentage" office:value="0.851851851851852" calcext:value-type="percentage">
            <text:p>85%</text:p>
          </table:table-cell>
          <table:table-cell table:style-name="ce15" table:formula="of:=IF( [.BG6]&gt;0 ;   (5*[.BG6]/(5*[.BG6]+4*[.BJ6]+[.BH6])) ; &quot;&quot; )" office:value-type="percentage" office:value="0.877862595419847" calcext:value-type="percentage">
            <text:p>88%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6.857" calcext:value-type="float">
            <text:p>96.857</text:p>
          </table:table-cell>
          <table:table-cell table:style-name="ce15" table:formula="of:=IF([.BP6]/([.BP6]+[.BQ6])&gt;0;[.BP6]/([.BP6]+[.BQ6]);&quot;&quot;)" office:value-type="string" office:string-value="" calcext:value-type="error">
            <text:p>#DIV/0!</text:p>
          </table:table-cell>
          <table:table-cell table:style-name="ce15" table:formula="of:=IF([.BP6]+[.BS6]&gt;0; IF([.BP6]/([.BP6]+[.BS6])&gt;0;[.BP6]/([.BP6]+[.BS6]);&quot;&quot;);&quot;-&quot;)">
            <text:p/>
          </table:table-cell>
          <table:table-cell table:style-name="ce15" table:formula="of:=IF( [.BP6]&gt;0 ;   (5*[.BP6]/(5*[.BP6]+4*[.BS6]+[.BQ6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6.857" calcext:value-type="float">
            <text:p>96.857</text:p>
          </table:table-cell>
          <table:table-cell table:style-name="ce4" table:formula="of:=IF([.BY6]/([.BY6]+[.BZ6])&gt;0;[.BY6]/([.BY6]+[.BZ6]);&quot;&quot;)" office:value-type="string" office:string-value="" calcext:value-type="error">
            <text:p>#DIV/0!</text:p>
          </table:table-cell>
          <table:table-cell table:style-name="ce4" table:formula="of:=IF([.BY6]+[.CB6]&gt;0; IF([.BY6]/([.BY6]+[.CB6])&gt;0;[.BY6]/([.BY6]+[.CB6]);&quot;&quot;);&quot;-&quot;)">
            <text:p/>
          </table:table-cell>
          <table:table-cell table:number-columns-repeated="1586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9" table:formula="of:=[.B7]/SUM([.E7:.H7])" office:value-type="percentage" office:value="0.00902708124373119" calcext:value-type="percentage">
            <text:p>0.9%</text:p>
          </table:table-cell>
          <table:table-cell table:style-name="ce10" office:value-type="string" calcext:value-type="string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77" calcext:value-type="float">
            <text:p>97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7.994" calcext:value-type="float">
            <text:p>97.994</text:p>
          </table:table-cell>
          <table:table-cell table:style-name="ce4" table:formula="of:=IF([.E7]/([.E7]+[.F7])&gt;0;[.E7]/([.E7]+[.F7]);&quot;&quot;)">
            <text:p/>
          </table:table-cell>
          <table:table-cell table:style-name="ce4" table:formula="of:=IF([.E7]+[.H7]&gt;0; IF([.E7]/([.E7]+[.H7])&gt;0;[.E7]/([.E7]+[.H7]);&quot;&quot;);&quot;-&quot;)">
            <text:p/>
          </table:table-cell>
          <table:table-cell table:style-name="ce4" table:formula="of:=IF( [.E7]&gt;0 ;   (5*[.E7]/(5*[.E7]+4*[.H7]+[.F7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8.395" calcext:value-type="float">
            <text:p>98.395</text:p>
          </table:table-cell>
          <table:table-cell table:style-name="ce4" table:formula="of:=IF([.N7]/([.N7]+[.O7])&gt;0;[.N7]/([.N7]+[.O7]);&quot;&quot;)">
            <text:p/>
          </table:table-cell>
          <table:table-cell table:style-name="ce4" table:formula="of:=IF([.N7]+[.Q7]&gt;0; IF([.N7]/([.N7]+[.Q7])&gt;0;[.N7]/([.N7]+[.Q7]);&quot;&quot;);&quot;-&quot;)">
            <text:p/>
          </table:table-cell>
          <table:table-cell table:style-name="ce4" table:formula="of:=IF( [.N7]&gt;0 ;   (5*[.N7]/(5*[.N7]+4*[.Q7]+[.O7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7" calcext:value-type="float">
            <text:p>98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8.997" calcext:value-type="float">
            <text:p>98.997</text:p>
          </table:table-cell>
          <table:table-cell table:style-name="ce4" table:formula="of:=IF([.W7]/([.W7]+[.X7])&gt;0;[.W7]/([.W7]+[.X7]);&quot;&quot;)">
            <text:p/>
          </table:table-cell>
          <table:table-cell table:style-name="ce4" table:formula="of:=IF([.W7]+[.Z7]&gt;0; IF([.W7]/([.W7]+[.Z7])&gt;0;[.W7]/([.W7]+[.Z7]);&quot;&quot;);&quot;-&quot;)">
            <text:p/>
          </table:table-cell>
          <table:table-cell table:style-name="ce4" table:formula="of:=IF( [.W7]&gt;0 ;   (5*[.W7]/(5*[.W7]+4*[.Z7]+[.X7])) ; &quot;&quot; )">
            <text:p/>
          </table:table-cell>
          <table:table-cell table:style-name="ce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9.097" calcext:value-type="float">
            <text:p>99.097</text:p>
          </table:table-cell>
          <table:table-cell table:style-name="ce4" table:formula="of:=IF([.AF7]/([.AF7]+[.AG7])&gt;0;[.AF7]/([.AF7]+[.AG7]);&quot;&quot;)" office:value-type="string" office:string-value="" calcext:value-type="error">
            <text:p>#DIV/0!</text:p>
          </table:table-cell>
          <table:table-cell table:style-name="ce4" table:formula="of:=IF([.AF7]+[.AI7]&gt;0; IF([.AF7]/([.AF7]+[.AI7])&gt;0;[.AF7]/([.AF7]+[.AI7]);&quot;&quot;);&quot;-&quot;)">
            <text:p/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61" calcext:value-type="float">
            <text:p>96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6.389" calcext:value-type="float">
            <text:p>96.389</text:p>
          </table:table-cell>
          <table:table-cell table:style-name="ce4" table:formula="of:=IF([.AO7]/([.AO7]+[.AP7])&gt;0;[.AO7]/([.AO7]+[.AP7]);&quot;&quot;)">
            <text:p/>
          </table:table-cell>
          <table:table-cell table:style-name="ce4" table:formula="of:=IF([.AO7]+[.AR7]&gt;0; IF([.AO7]/([.AO7]+[.AR7])&gt;0;[.AO7]/([.AO7]+[.AR7]);&quot;&quot;);&quot;-&quot;)">
            <text:p/>
          </table:table-cell>
          <table:table-cell table:style-name="ce4" table:formula="of:=IF( [.AO7]&gt;0 ;   (5*[.AO7]/(5*[.AO7]+4*[.AR7]+[.AP7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68" calcext:value-type="float">
            <text:p>96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7.091" calcext:value-type="float">
            <text:p>97.091</text:p>
          </table:table-cell>
          <table:table-cell table:style-name="ce4" table:formula="of:=IF([.AX7]/([.AX7]+[.AY7])&gt;0;[.AX7]/([.AX7]+[.AY7]);&quot;&quot;)">
            <text:p/>
          </table:table-cell>
          <table:table-cell table:style-name="ce4" table:formula="of:=IF([.AX7]+[.BA7]&gt;0; IF([.AX7]/([.AX7]+[.BA7])&gt;0;[.AX7]/([.AX7]+[.BA7]);&quot;&quot;);&quot;-&quot;)">
            <text:p/>
          </table:table-cell>
          <table:table-cell table:style-name="ce4" table:formula="of:=IF( [.AX7]&gt;0 ;   (5*[.AX7]/(5*[.AX7]+4*[.BA7]+[.AY7])) ; &quot;&quot; )">
            <text:p/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9.198" calcext:value-type="float">
            <text:p>99.198</text:p>
          </table:table-cell>
          <table:table-cell table:style-name="ce15" table:formula="of:=IF([.BG7]/([.BG7]+[.BH7])&gt;0;[.BG7]/([.BG7]+[.BH7]);&quot;&quot;)" office:value-type="percentage" office:value="1" calcext:value-type="percentage">
            <text:p>100%</text:p>
          </table:table-cell>
          <table:table-cell table:style-name="ce15" table:formula="of:=IF([.BG7]+[.BJ7]&gt;0; IF([.BG7]/([.BG7]+[.BJ7])&gt;0;[.BG7]/([.BG7]+[.BJ7]);&quot;&quot;);&quot;-&quot;)" office:value-type="percentage" office:value="0.111111111111111" calcext:value-type="percentage">
            <text:p>11%</text:p>
          </table:table-cell>
          <table:table-cell table:style-name="ce15" table:formula="of:=IF( [.BG7]&gt;0 ;   (5*[.BG7]/(5*[.BG7]+4*[.BJ7]+[.BH7])) ; &quot;&quot; )" office:value-type="percentage" office:value="0.135135135135135" calcext:value-type="percentage">
            <text:p>14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7" calcext:value-type="float">
            <text:p>98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8.997" calcext:value-type="float">
            <text:p>98.997</text:p>
          </table:table-cell>
          <table:table-cell table:style-name="ce4" table:formula="of:=IF([.BP7]/([.BP7]+[.BQ7])&gt;0;[.BP7]/([.BP7]+[.BQ7]);&quot;&quot;)">
            <text:p/>
          </table:table-cell>
          <table:table-cell table:style-name="ce4" table:formula="of:=IF([.BP7]+[.BS7]&gt;0; IF([.BP7]/([.BP7]+[.BS7])&gt;0;[.BP7]/([.BP7]+[.BS7]);&quot;&quot;);&quot;-&quot;)">
            <text:p/>
          </table:table-cell>
          <table:table-cell table:style-name="ce4" table:formula="of:=IF( [.BP7]&gt;0 ;   (5*[.BP7]/(5*[.BP7]+4*[.BS7]+[.BQ7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9.097" calcext:value-type="float">
            <text:p>99.097</text:p>
          </table:table-cell>
          <table:table-cell table:style-name="ce4" table:formula="of:=IF([.BY7]/([.BY7]+[.BZ7])&gt;0;[.BY7]/([.BY7]+[.BZ7]);&quot;&quot;)" office:value-type="string" office:string-value="" calcext:value-type="error">
            <text:p>#DIV/0!</text:p>
          </table:table-cell>
          <table:table-cell table:style-name="ce4" table:formula="of:=IF([.BY7]+[.CB7]&gt;0; IF([.BY7]/([.BY7]+[.CB7])&gt;0;[.BY7]/([.BY7]+[.CB7]);&quot;&quot;);&quot;-&quot;)">
            <text:p/>
          </table:table-cell>
          <table:table-cell table:number-columns-repeated="15865"/>
        </table:table-row>
        <table:table-row table:style-name="ro1">
          <table:table-cell table:style-name="ce1"/>
          <table:table-cell table:style-name="ce6"/>
          <table:table-cell table:style-name="ce9"/>
          <table:table-cell table:style-name="ce10"/>
          <table:table-cell table:style-name="ce2" table:number-columns-repeated="5"/>
          <table:table-cell table:style-name="ce4" table:number-columns-repeated="4"/>
          <table:table-cell table:style-name="ce2" table:number-columns-repeated="5"/>
          <table:table-cell table:style-name="ce4" table:number-columns-repeated="4"/>
          <table:table-cell table:style-name="ce2" table:number-columns-repeated="5"/>
          <table:table-cell table:style-name="ce4" table:number-columns-repeated="4"/>
          <table:table-cell table:style-name="ce2" table:number-columns-repeated="5"/>
          <table:table-cell table:style-name="ce4" table:number-columns-repeated="4"/>
          <table:table-cell table:style-name="ce2" table:number-columns-repeated="5"/>
          <table:table-cell table:style-name="ce4" table:number-columns-repeated="4"/>
          <table:table-cell table:style-name="ce2" table:number-columns-repeated="5"/>
          <table:table-cell table:style-name="ce4" table:number-columns-repeated="4"/>
          <table:table-cell table:style-name="ce2" table:number-columns-repeated="5"/>
          <table:table-cell table:style-name="ce15" table:number-columns-repeated="3"/>
          <table:table-cell table:style-name="ce2" table:number-columns-repeated="6"/>
          <table:table-cell table:style-name="ce4" table:number-columns-repeated="3"/>
          <table:table-cell/>
          <table:table-cell table:style-name="ce2" table:number-columns-repeated="5"/>
          <table:table-cell table:style-name="ce4" table:number-columns-repeated="2"/>
          <table:table-cell table:number-columns-repeated="1586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9" table:formula="of:=[.B9]/SUM([.E9:.H9])" office:value-type="percentage" office:value="0" calcext:value-type="percentage">
            <text:p>0.0%</text:p>
          </table:table-cell>
          <table:table-cell table:style-name="ce10" office:value-type="string" calcext:value-type="string">
            <text:p>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959" calcext:value-type="float">
            <text:p>95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663" calcext:value-type="float">
            <text:p>98.663</text:p>
          </table:table-cell>
          <table:table-cell table:style-name="ce4" table:formula="of:=IF([.E9]/([.E9]+[.F9])&gt;0;[.E9]/([.E9]+[.F9]);&quot;&quot;)">
            <text:p/>
          </table:table-cell>
          <table:table-cell table:style-name="ce4" table:formula="of:=IF([.E9]+[.H9]&gt;0; IF([.E9]/([.E9]+[.H9])&gt;0;[.E9]/([.E9]+[.H9]);&quot;&quot;);&quot;-&quot;)" office:value-type="string" office:string-value="-" calcext:value-type="string">
            <text:p>-</text:p>
          </table:table-cell>
          <table:table-cell table:style-name="ce4" table:formula="of:=IF( [.E9]&gt;0 ;   (5*[.E9]/(5*[.E9]+4*[.H9]+[.F9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64" calcext:value-type="float">
            <text:p>96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177" calcext:value-type="float">
            <text:p>99.177</text:p>
          </table:table-cell>
          <table:table-cell table:style-name="ce4" table:formula="of:=IF([.N9]/([.N9]+[.O9])&gt;0;[.N9]/([.N9]+[.O9]);&quot;&quot;)">
            <text:p/>
          </table:table-cell>
          <table:table-cell table:style-name="ce4" table:formula="of:=IF([.N9]+[.Q9]&gt;0; IF([.N9]/([.N9]+[.Q9])&gt;0;[.N9]/([.N9]+[.Q9]);&quot;&quot;);&quot;-&quot;)" office:value-type="string" office:string-value="-" calcext:value-type="string">
            <text:p>-</text:p>
          </table:table-cell>
          <table:table-cell table:style-name="ce4" table:formula="of:=IF( [.N9]&gt;0 ;   (5*[.N9]/(5*[.N9]+4*[.Q9]+[.O9])) ; &quot;&quot; )">
            <text:p/>
          </table:table-cell>
          <table:table-cell table:style-name="ce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W9]/([.W9]+[.X9])&gt;0;[.W9]/([.W9]+[.X9]);&quot;&quot;)" office:value-type="string" office:string-value="" calcext:value-type="error">
            <text:p>#DIV/0!</text:p>
          </table:table-cell>
          <table:table-cell table:style-name="ce4" table:formula="of:=IF([.W9]+[.Z9]&gt;0; IF([.W9]/([.W9]+[.Z9])&gt;0;[.W9]/([.W9]+[.Z9]);&quot;&quot;);&quot;-&quot;)" office:value-type="string" office:string-value="-" calcext:value-type="string">
            <text:p>-</text:p>
          </table:table-cell>
          <table:table-cell table:style-name="ce4" table:formula="of:=IF( [.W9]&gt;0 ;   (5*[.W9]/(5*[.W9]+4*[.Z9]+[.X9])) ; &quot;&quot; )">
            <text:p/>
          </table:table-cell>
          <table:table-cell table:style-name="ce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AF9]/([.AF9]+[.AG9])&gt;0;[.AF9]/([.AF9]+[.AG9]);&quot;&quot;)" office:value-type="string" office:string-value="" calcext:value-type="error">
            <text:p>#DIV/0!</text:p>
          </table:table-cell>
          <table:table-cell table:style-name="ce4" table:formula="of:=IF([.AF9]+[.AI9]&gt;0; IF([.AF9]/([.AF9]+[.AI9])&gt;0;[.AF9]/([.AF9]+[.AI9]);&quot;&quot;);&quot;-&quot;)" office:value-type="string" office:string-value="-" calcext:value-type="string">
            <text:p>-</text:p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936" calcext:value-type="float">
            <text:p>9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.296" calcext:value-type="float">
            <text:p>96.296</text:p>
          </table:table-cell>
          <table:table-cell table:style-name="ce4" table:formula="of:=IF([.AO9]/([.AO9]+[.AP9])&gt;0;[.AO9]/([.AO9]+[.AP9]);&quot;&quot;)">
            <text:p/>
          </table:table-cell>
          <table:table-cell table:style-name="ce4" table:formula="of:=IF([.AO9]+[.AR9]&gt;0; IF([.AO9]/([.AO9]+[.AR9])&gt;0;[.AO9]/([.AO9]+[.AR9]);&quot;&quot;);&quot;-&quot;)" office:value-type="string" office:string-value="-" calcext:value-type="string">
            <text:p>-</text:p>
          </table:table-cell>
          <table:table-cell table:style-name="ce4" table:formula="of:=IF( [.AO9]&gt;0 ;   (5*[.AO9]/(5*[.AO9]+4*[.AR9]+[.AP9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52" calcext:value-type="float">
            <text:p>9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.942" calcext:value-type="float">
            <text:p>97.942</text:p>
          </table:table-cell>
          <table:table-cell table:style-name="ce4" table:formula="of:=IF([.AX9]/([.AX9]+[.AY9])&gt;0;[.AX9]/([.AX9]+[.AY9]);&quot;&quot;)">
            <text:p/>
          </table:table-cell>
          <table:table-cell table:style-name="ce4" table:formula="of:=IF([.AX9]+[.BA9]&gt;0; IF([.AX9]/([.AX9]+[.BA9])&gt;0;[.AX9]/([.AX9]+[.BA9]);&quot;&quot;);&quot;-&quot;)" office:value-type="string" office:string-value="-" calcext:value-type="string">
            <text:p>-</text:p>
          </table:table-cell>
          <table:table-cell table:style-name="ce4" table:formula="of:=IF( [.AX9]&gt;0 ;   (5*[.AX9]/(5*[.AX9]+4*[.BA9]+[.AY9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70" calcext:value-type="float">
            <text:p>97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794" calcext:value-type="float">
            <text:p>99.794</text:p>
          </table:table-cell>
          <table:table-cell table:style-name="ce4" table:formula="of:=IF([.BG9]/([.BG9]+[.BH9])&gt;0;[.BG9]/([.BG9]+[.BH9]);&quot;&quot;)">
            <text:p/>
          </table:table-cell>
          <table:table-cell table:style-name="ce4" table:formula="of:=IF([.BG9]+[.BJ9]&gt;0; IF([.BG9]/([.BG9]+[.BJ9])&gt;0;[.BG9]/([.BG9]+[.BJ9]);&quot;&quot;);&quot;-&quot;)" office:value-type="string" office:string-value="-" calcext:value-type="string">
            <text:p>-</text:p>
          </table:table-cell>
          <table:table-cell table:style-name="ce4" table:formula="of:=IF( [.BG9]&gt;0 ;   (5*[.BG9]/(5*[.BG9]+4*[.BJ9]+[.BH9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P9]/([.BP9]+[.BQ9])&gt;0;[.BP9]/([.BP9]+[.BQ9]);&quot;&quot;)" office:value-type="string" office:string-value="" calcext:value-type="error">
            <text:p>#DIV/0!</text:p>
          </table:table-cell>
          <table:table-cell table:style-name="ce4" table:formula="of:=IF([.BP9]+[.BS9]&gt;0; IF([.BP9]/([.BP9]+[.BS9])&gt;0;[.BP9]/([.BP9]+[.BS9]);&quot;&quot;);&quot;-&quot;)" office:value-type="string" office:string-value="-" calcext:value-type="string">
            <text:p>-</text:p>
          </table:table-cell>
          <table:table-cell table:style-name="ce4" table:formula="of:=IF( [.BP9]&gt;0 ;   (5*[.BP9]/(5*[.BP9]+4*[.BS9]+[.BQ9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Y9]/([.BY9]+[.BZ9])&gt;0;[.BY9]/([.BY9]+[.BZ9]);&quot;&quot;)" office:value-type="string" office:string-value="" calcext:value-type="error">
            <text:p>#DIV/0!</text:p>
          </table:table-cell>
          <table:table-cell table:style-name="ce4" table:formula="of:=IF([.BY9]+[.CB9]&gt;0; IF([.BY9]/([.BY9]+[.CB9])&gt;0;[.BY9]/([.BY9]+[.CB9]);&quot;&quot;);&quot;-&quot;)" office:value-type="string" office:string-value="-" calcext:value-type="string">
            <text:p>-</text:p>
          </table:table-cell>
          <table:table-cell table:number-columns-repeated="1586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B10]/SUM([.E10:.H10])" office:value-type="percentage" office:value="0.00105042016806723" calcext:value-type="percentage">
            <text:p>0.1%</text:p>
          </table:table-cell>
          <table:table-cell table:style-name="ce10" office:value-type="string" calcext:value-type="string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40" calcext:value-type="float">
            <text:p>9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.739" calcext:value-type="float">
            <text:p>98.739</text:p>
          </table:table-cell>
          <table:table-cell table:style-name="ce4" table:formula="of:=IF([.E10]/([.E10]+[.F10])&gt;0;[.E10]/([.E10]+[.F10]);&quot;&quot;)">
            <text:p/>
          </table:table-cell>
          <table:table-cell table:style-name="ce4" table:formula="of:=IF([.E10]+[.H10]&gt;0; IF([.E10]/([.E10]+[.H10])&gt;0;[.E10]/([.E10]+[.H10]);&quot;&quot;);&quot;-&quot;)">
            <text:p/>
          </table:table-cell>
          <table:table-cell table:style-name="ce4" table:formula="of:=IF( [.E10]&gt;0 ;   (5*[.E10]/(5*[.E10]+4*[.H10]+[.F10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46" calcext:value-type="float">
            <text:p>94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37" calcext:value-type="float">
            <text:p>99.37</text:p>
          </table:table-cell>
          <table:table-cell table:style-name="ce4" table:formula="of:=IF([.N10]/([.N10]+[.O10])&gt;0;[.N10]/([.N10]+[.O10]);&quot;&quot;)">
            <text:p/>
          </table:table-cell>
          <table:table-cell table:style-name="ce4" table:formula="of:=IF([.N10]+[.Q10]&gt;0; IF([.N10]/([.N10]+[.Q10])&gt;0;[.N10]/([.N10]+[.Q10]);&quot;&quot;);&quot;-&quot;)">
            <text:p/>
          </table:table-cell>
          <table:table-cell table:style-name="ce4" table:formula="of:=IF( [.N10]&gt;0 ;   (5*[.N10]/(5*[.N10]+4*[.Q10]+[.O10])) ; &quot;&quot; )">
            <text:p/>
          </table:table-cell>
          <table:table-cell table:style-name="ce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1" calcext:value-type="float">
            <text:p>9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95" calcext:value-type="float">
            <text:p>99.895</text:p>
          </table:table-cell>
          <table:table-cell table:style-name="ce4" table:formula="of:=IF([.W10]/([.W10]+[.X10])&gt;0;[.W10]/([.W10]+[.X10]);&quot;&quot;)" office:value-type="string" office:string-value="" calcext:value-type="error">
            <text:p>#DIV/0!</text:p>
          </table:table-cell>
          <table:table-cell table:style-name="ce4" table:formula="of:=IF([.W10]+[.Z10]&gt;0; IF([.W10]/([.W10]+[.Z10])&gt;0;[.W10]/([.W10]+[.Z10]);&quot;&quot;);&quot;-&quot;)">
            <text:p/>
          </table:table-cell>
          <table:table-cell table:style-name="ce4" table:formula="of:=IF( [.W10]&gt;0 ;   (5*[.W10]/(5*[.W10]+4*[.Z10]+[.X10])) ; &quot;&quot; )">
            <text:p/>
          </table:table-cell>
          <table:table-cell table:style-name="ce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1" calcext:value-type="float">
            <text:p>9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95" calcext:value-type="float">
            <text:p>99.895</text:p>
          </table:table-cell>
          <table:table-cell table:style-name="ce4" table:formula="of:=IF([.AF10]/([.AF10]+[.AG10])&gt;0;[.AF10]/([.AF10]+[.AG10]);&quot;&quot;)" office:value-type="string" office:string-value="" calcext:value-type="error">
            <text:p>#DIV/0!</text:p>
          </table:table-cell>
          <table:table-cell table:style-name="ce4" table:formula="of:=IF([.AF10]+[.AI10]&gt;0; IF([.AF10]/([.AF10]+[.AI10])&gt;0;[.AF10]/([.AF10]+[.AI10]);&quot;&quot;);&quot;-&quot;)">
            <text:p/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917" calcext:value-type="float">
            <text:p>9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6.324" calcext:value-type="float">
            <text:p>96.324</text:p>
          </table:table-cell>
          <table:table-cell table:style-name="ce4" table:formula="of:=IF([.AO10]/([.AO10]+[.AP10])&gt;0;[.AO10]/([.AO10]+[.AP10]);&quot;&quot;)">
            <text:p/>
          </table:table-cell>
          <table:table-cell table:style-name="ce4" table:formula="of:=IF([.AO10]+[.AR10]&gt;0; IF([.AO10]/([.AO10]+[.AR10])&gt;0;[.AO10]/([.AO10]+[.AR10]);&quot;&quot;);&quot;-&quot;)">
            <text:p/>
          </table:table-cell>
          <table:table-cell table:style-name="ce4" table:formula="of:=IF( [.AO10]&gt;0 ;   (5*[.AO10]/(5*[.AO10]+4*[.AR10]+[.AP10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938" calcext:value-type="float">
            <text:p>9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.529" calcext:value-type="float">
            <text:p>98.529</text:p>
          </table:table-cell>
          <table:table-cell table:style-name="ce4" table:formula="of:=IF([.AX10]/([.AX10]+[.AY10])&gt;0;[.AX10]/([.AX10]+[.AY10]);&quot;&quot;)">
            <text:p/>
          </table:table-cell>
          <table:table-cell table:style-name="ce4" table:formula="of:=IF([.AX10]+[.BA10]&gt;0; IF([.AX10]/([.AX10]+[.BA10])&gt;0;[.AX10]/([.AX10]+[.BA10]);&quot;&quot;);&quot;-&quot;)">
            <text:p/>
          </table:table-cell>
          <table:table-cell table:style-name="ce4" table:formula="of:=IF( [.AX10]&gt;0 ;   (5*[.AX10]/(5*[.AX10]+4*[.BA10]+[.AY10])) ; &quot;&quot; )">
            <text:p/>
          </table:table-cell>
          <table:table-cell table:style-name="ce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1" calcext:value-type="float">
            <text:p>9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95" calcext:value-type="float">
            <text:p>99.895</text:p>
          </table:table-cell>
          <table:table-cell table:style-name="ce4" table:formula="of:=IF([.BG10]/([.BG10]+[.BH10])&gt;0;[.BG10]/([.BG10]+[.BH10]);&quot;&quot;)" office:value-type="string" office:string-value="" calcext:value-type="error">
            <text:p>#DIV/0!</text:p>
          </table:table-cell>
          <table:table-cell table:style-name="ce4" table:formula="of:=IF([.BG10]+[.BJ10]&gt;0; IF([.BG10]/([.BG10]+[.BJ10])&gt;0;[.BG10]/([.BG10]+[.BJ10]);&quot;&quot;);&quot;-&quot;)">
            <text:p/>
          </table:table-cell>
          <table:table-cell table:style-name="ce4" table:formula="of:=IF( [.BG10]&gt;0 ;   (5*[.BG10]/(5*[.BG10]+4*[.BJ10]+[.BH10])) ; &quot;&quot; )">
            <text:p/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951" calcext:value-type="float">
            <text:p>95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105" calcext:value-type="float">
            <text:p>0.105</text:p>
          </table:table-cell>
          <table:table-cell table:style-name="ce4" table:formula="of:=IF([.BP10]/([.BP10]+[.BQ10])&gt;0;[.BP10]/([.BP10]+[.BQ10]);&quot;&quot;)" office:value-type="percentage" office:value="0.00105042016806723" calcext:value-type="percentage">
            <text:p>0.1%</text:p>
          </table:table-cell>
          <table:table-cell table:style-name="ce4" table:formula="of:=IF([.BP10]+[.BS10]&gt;0; IF([.BP10]/([.BP10]+[.BS10])&gt;0;[.BP10]/([.BP10]+[.BS10]);&quot;&quot;);&quot;-&quot;)" office:value-type="percentage" office:value="1" calcext:value-type="percentage">
            <text:p>100.0%</text:p>
          </table:table-cell>
          <table:table-cell table:style-name="ce4" table:formula="of:=IF( [.BP10]&gt;0 ;   (5*[.BP10]/(5*[.BP10]+4*[.BS10]+[.BQ10])) ; &quot;&quot; )" office:value-type="percentage" office:value="0.00523012552301255" calcext:value-type="percentage">
            <text:p>0.5%</text:p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1" calcext:value-type="float">
            <text:p>9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95" calcext:value-type="float">
            <text:p>99.895</text:p>
          </table:table-cell>
          <table:table-cell table:style-name="ce4" table:formula="of:=IF([.BY10]/([.BY10]+[.BZ10])&gt;0;[.BY10]/([.BY10]+[.BZ10]);&quot;&quot;)" office:value-type="string" office:string-value="" calcext:value-type="error">
            <text:p>#DIV/0!</text:p>
          </table:table-cell>
          <table:table-cell table:style-name="ce4" table:formula="of:=IF([.BY10]+[.CB10]&gt;0; IF([.BY10]/([.BY10]+[.CB10])&gt;0;[.BY10]/([.BY10]+[.CB10]);&quot;&quot;);&quot;-&quot;)">
            <text:p/>
          </table:table-cell>
          <table:table-cell table:number-columns-repeated="1586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B11]/SUM([.E11:.H11])" office:value-type="percentage" office:value="0.00117647058823529" calcext:value-type="percentage">
            <text:p>0.1%</text:p>
          </table:table-cell>
          <table:table-cell table:style-name="ce10" office:value-type="string" calcext:value-type="string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38" calcext:value-type="float">
            <text:p>8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.588" calcext:value-type="float">
            <text:p>98.588</text:p>
          </table:table-cell>
          <table:table-cell table:style-name="ce4" table:formula="of:=IF([.E11]/([.E11]+[.F11])&gt;0;[.E11]/([.E11]+[.F11]);&quot;&quot;)">
            <text:p/>
          </table:table-cell>
          <table:table-cell table:style-name="ce4" table:formula="of:=IF([.E11]+[.H11]&gt;0; IF([.E11]/([.E11]+[.H11])&gt;0;[.E11]/([.E11]+[.H11]);&quot;&quot;);&quot;-&quot;)">
            <text:p/>
          </table:table-cell>
          <table:table-cell table:style-name="ce4" table:formula="of:=IF( [.E11]&gt;0 ;   (5*[.E11]/(5*[.E11]+4*[.H11]+[.F11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40" calcext:value-type="float">
            <text:p>8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.824" calcext:value-type="float">
            <text:p>98.824</text:p>
          </table:table-cell>
          <table:table-cell table:style-name="ce4" table:formula="of:=IF([.N11]/([.N11]+[.O11])&gt;0;[.N11]/([.N11]+[.O11]);&quot;&quot;)">
            <text:p/>
          </table:table-cell>
          <table:table-cell table:style-name="ce4" table:formula="of:=IF([.N11]+[.Q11]&gt;0; IF([.N11]/([.N11]+[.Q11])&gt;0;[.N11]/([.N11]+[.Q11]);&quot;&quot;);&quot;-&quot;)">
            <text:p/>
          </table:table-cell>
          <table:table-cell table:style-name="ce4" table:formula="of:=IF( [.N11]&gt;0 ;   (5*[.N11]/(5*[.N11]+4*[.Q11]+[.O11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47" calcext:value-type="float">
            <text:p>8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647" calcext:value-type="float">
            <text:p>99.647</text:p>
          </table:table-cell>
          <table:table-cell table:style-name="ce4" table:formula="of:=IF([.W11]/([.W11]+[.X11])&gt;0;[.W11]/([.W11]+[.X11]);&quot;&quot;)">
            <text:p/>
          </table:table-cell>
          <table:table-cell table:style-name="ce4" table:formula="of:=IF([.W11]+[.Z11]&gt;0; IF([.W11]/([.W11]+[.Z11])&gt;0;[.W11]/([.W11]+[.Z11]);&quot;&quot;);&quot;-&quot;)">
            <text:p/>
          </table:table-cell>
          <table:table-cell table:style-name="ce4" table:formula="of:=IF( [.W11]&gt;0 ;   (5*[.W11]/(5*[.W11]+4*[.Z11]+[.X11])) ; &quot;&quot; )">
            <text:p/>
          </table:table-cell>
          <table:table-cell table:style-name="ce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2" calcext:value-type="float">
            <text:p>99.882</text:p>
          </table:table-cell>
          <table:table-cell table:style-name="ce4" table:formula="of:=IF([.AF11]/([.AF11]+[.AG11])&gt;0;[.AF11]/([.AF11]+[.AG11]);&quot;&quot;)" office:value-type="string" office:string-value="" calcext:value-type="error">
            <text:p>#DIV/0!</text:p>
          </table:table-cell>
          <table:table-cell table:style-name="ce4" table:formula="of:=IF([.AF11]+[.AI11]&gt;0; IF([.AF11]/([.AF11]+[.AI11])&gt;0;[.AF11]/([.AF11]+[.AI11]);&quot;&quot;);&quot;-&quot;)">
            <text:p/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823" calcext:value-type="float">
            <text:p>8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6.824" calcext:value-type="float">
            <text:p>96.824</text:p>
          </table:table-cell>
          <table:table-cell table:style-name="ce4" table:formula="of:=IF([.AO11]/([.AO11]+[.AP11])&gt;0;[.AO11]/([.AO11]+[.AP11]);&quot;&quot;)">
            <text:p/>
          </table:table-cell>
          <table:table-cell table:style-name="ce4" table:formula="of:=IF([.AO11]+[.AR11]&gt;0; IF([.AO11]/([.AO11]+[.AR11])&gt;0;[.AO11]/([.AO11]+[.AR11]);&quot;&quot;);&quot;-&quot;)">
            <text:p/>
          </table:table-cell>
          <table:table-cell table:style-name="ce4" table:formula="of:=IF( [.AO11]&gt;0 ;   (5*[.AO11]/(5*[.AO11]+4*[.AR11]+[.AP11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7.882" calcext:value-type="float">
            <text:p>97.882</text:p>
          </table:table-cell>
          <table:table-cell table:style-name="ce4" table:formula="of:=IF([.AX11]/([.AX11]+[.AY11])&gt;0;[.AX11]/([.AX11]+[.AY11]);&quot;&quot;)">
            <text:p/>
          </table:table-cell>
          <table:table-cell table:style-name="ce4" table:formula="of:=IF([.AX11]+[.BA11]&gt;0; IF([.AX11]/([.AX11]+[.BA11])&gt;0;[.AX11]/([.AX11]+[.BA11]);&quot;&quot;);&quot;-&quot;)">
            <text:p/>
          </table:table-cell>
          <table:table-cell table:style-name="ce4" table:formula="of:=IF( [.AX11]&gt;0 ;   (5*[.AX11]/(5*[.AX11]+4*[.BA11]+[.AY11])) ; &quot;&quot; )">
            <text:p/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BG11]/([.BG11]+[.BH11])&gt;0;[.BG11]/([.BG11]+[.BH11]);&quot;&quot;)" office:value-type="percentage" office:value="1" calcext:value-type="percentage">
            <text:p>100%</text:p>
          </table:table-cell>
          <table:table-cell table:style-name="ce15" table:formula="of:=IF([.BG11]+[.BJ11]&gt;0; IF([.BG11]/([.BG11]+[.BJ11])&gt;0;[.BG11]/([.BG11]+[.BJ11]);&quot;&quot;);&quot;-&quot;)" office:value-type="percentage" office:value="1" calcext:value-type="percentage">
            <text:p>100%</text:p>
          </table:table-cell>
          <table:table-cell table:style-name="ce15" table:formula="of:=IF( [.BG11]&gt;0 ;   (5*[.BG11]/(5*[.BG11]+4*[.BJ11]+[.BH11])) ; &quot;&quot; )" office:value-type="percentage" office:value="1" calcext:value-type="percentage">
            <text:p>100%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2" calcext:value-type="float">
            <text:p>99.882</text:p>
          </table:table-cell>
          <table:table-cell table:style-name="ce4" table:formula="of:=IF([.BP11]/([.BP11]+[.BQ11])&gt;0;[.BP11]/([.BP11]+[.BQ11]);&quot;&quot;)" office:value-type="string" office:string-value="" calcext:value-type="error">
            <text:p>#DIV/0!</text:p>
          </table:table-cell>
          <table:table-cell table:style-name="ce4" table:formula="of:=IF([.BP11]+[.BS11]&gt;0; IF([.BP11]/([.BP11]+[.BS11])&gt;0;[.BP11]/([.BP11]+[.BS11]);&quot;&quot;);&quot;-&quot;)">
            <text:p/>
          </table:table-cell>
          <table:table-cell table:style-name="ce4" table:formula="of:=IF( [.BP11]&gt;0 ;   (5*[.BP11]/(5*[.BP11]+4*[.BS11]+[.BQ11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2" calcext:value-type="float">
            <text:p>99.882</text:p>
          </table:table-cell>
          <table:table-cell table:style-name="ce4" table:formula="of:=IF([.BY11]/([.BY11]+[.BZ11])&gt;0;[.BY11]/([.BY11]+[.BZ11]);&quot;&quot;)" office:value-type="string" office:string-value="" calcext:value-type="error">
            <text:p>#DIV/0!</text:p>
          </table:table-cell>
          <table:table-cell table:style-name="ce4" table:formula="of:=IF([.BY11]+[.CB11]&gt;0; IF([.BY11]/([.BY11]+[.CB11])&gt;0;[.BY11]/([.BY11]+[.CB11]);&quot;&quot;);&quot;-&quot;)">
            <text:p/>
          </table:table-cell>
          <table:table-cell table:number-columns-repeated="1586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B12]/SUM([.E12:.H12])" office:value-type="percentage" office:value="0.00120192307692308" calcext:value-type="percentage">
            <text:p>0.1%</text:p>
          </table:table-cell>
          <table:table-cell table:style-name="ce10" office:value-type="string" calcext:value-type="string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19" calcext:value-type="float">
            <text:p>8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.438" calcext:value-type="float">
            <text:p>98.438</text:p>
          </table:table-cell>
          <table:table-cell table:style-name="ce4" table:formula="of:=IF([.E12]/([.E12]+[.F12])&gt;0;[.E12]/([.E12]+[.F12]);&quot;&quot;)">
            <text:p/>
          </table:table-cell>
          <table:table-cell table:style-name="ce4" table:formula="of:=IF([.E12]+[.H12]&gt;0; IF([.E12]/([.E12]+[.H12])&gt;0;[.E12]/([.E12]+[.H12]);&quot;&quot;);&quot;-&quot;)">
            <text:p/>
          </table:table-cell>
          <table:table-cell table:style-name="ce4" table:formula="of:=IF( [.E12]&gt;0 ;   (5*[.E12]/(5*[.E12]+4*[.H12]+[.F12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23" calcext:value-type="float">
            <text:p>8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.918" calcext:value-type="float">
            <text:p>98.918</text:p>
          </table:table-cell>
          <table:table-cell table:style-name="ce4" table:formula="of:=IF([.N12]/([.N12]+[.O12])&gt;0;[.N12]/([.N12]+[.O12]);&quot;&quot;)">
            <text:p/>
          </table:table-cell>
          <table:table-cell table:style-name="ce4" table:formula="of:=IF([.N12]+[.Q12]&gt;0; IF([.N12]/([.N12]+[.Q12])&gt;0;[.N12]/([.N12]+[.Q12]);&quot;&quot;);&quot;-&quot;)">
            <text:p/>
          </table:table-cell>
          <table:table-cell table:style-name="ce4" table:formula="of:=IF( [.N12]&gt;0 ;   (5*[.N12]/(5*[.N12]+4*[.Q12]+[.O12])) ; &quot;&quot; )">
            <text:p/>
          </table:table-cell>
          <table:table-cell table:style-name="ce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4" table:formula="of:=IF([.W12]/([.W12]+[.X12])&gt;0;[.W12]/([.W12]+[.X12]);&quot;&quot;)" office:value-type="string" office:string-value="" calcext:value-type="error">
            <text:p>#DIV/0!</text:p>
          </table:table-cell>
          <table:table-cell table:style-name="ce4" table:formula="of:=IF([.W12]+[.Z12]&gt;0; IF([.W12]/([.W12]+[.Z12])&gt;0;[.W12]/([.W12]+[.Z12]);&quot;&quot;);&quot;-&quot;)">
            <text:p/>
          </table:table-cell>
          <table:table-cell table:style-name="ce4" table:formula="of:=IF( [.W12]&gt;0 ;   (5*[.W12]/(5*[.W12]+4*[.Z12]+[.X12])) ; &quot;&quot; )">
            <text:p/>
          </table:table-cell>
          <table:table-cell table:style-name="ce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4" table:formula="of:=IF([.AF12]/([.AF12]+[.AG12])&gt;0;[.AF12]/([.AF12]+[.AG12]);&quot;&quot;)" office:value-type="string" office:string-value="" calcext:value-type="error">
            <text:p>#DIV/0!</text:p>
          </table:table-cell>
          <table:table-cell table:style-name="ce4" table:formula="of:=IF([.AF12]+[.AI12]&gt;0; IF([.AF12]/([.AF12]+[.AI12])&gt;0;[.AF12]/([.AF12]+[.AI12]);&quot;&quot;);&quot;-&quot;)">
            <text:p/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813" calcext:value-type="float">
            <text:p>8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7.716" calcext:value-type="float">
            <text:p>97.716</text:p>
          </table:table-cell>
          <table:table-cell table:style-name="ce4" table:formula="of:=IF([.AO12]/([.AO12]+[.AP12])&gt;0;[.AO12]/([.AO12]+[.AP12]);&quot;&quot;)">
            <text:p/>
          </table:table-cell>
          <table:table-cell table:style-name="ce4" table:formula="of:=IF([.AO12]+[.AR12]&gt;0; IF([.AO12]/([.AO12]+[.AR12])&gt;0;[.AO12]/([.AO12]+[.AR12]);&quot;&quot;);&quot;-&quot;)">
            <text:p/>
          </table:table-cell>
          <table:table-cell table:style-name="ce4" table:formula="of:=IF( [.AO12]&gt;0 ;   (5*[.AO12]/(5*[.AO12]+4*[.AR12]+[.AP12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21" calcext:value-type="float">
            <text:p>8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.678" calcext:value-type="float">
            <text:p>98.678</text:p>
          </table:table-cell>
          <table:table-cell table:style-name="ce4" table:formula="of:=IF([.AX12]/([.AX12]+[.AY12])&gt;0;[.AX12]/([.AX12]+[.AY12]);&quot;&quot;)">
            <text:p/>
          </table:table-cell>
          <table:table-cell table:style-name="ce4" table:formula="of:=IF([.AX12]+[.BA12]&gt;0; IF([.AX12]/([.AX12]+[.BA12])&gt;0;[.AX12]/([.AX12]+[.BA12]);&quot;&quot;);&quot;-&quot;)">
            <text:p/>
          </table:table-cell>
          <table:table-cell table:style-name="ce4" table:formula="of:=IF( [.AX12]&gt;0 ;   (5*[.AX12]/(5*[.AX12]+4*[.BA12]+[.AY12])) ; &quot;&quot; )">
            <text:p/>
          </table:table-cell>
          <table:table-cell table:style-name="ce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4" table:formula="of:=IF([.BG12]/([.BG12]+[.BH12])&gt;0;[.BG12]/([.BG12]+[.BH12]);&quot;&quot;)" office:value-type="string" office:string-value="" calcext:value-type="error">
            <text:p>#DIV/0!</text:p>
          </table:table-cell>
          <table:table-cell table:style-name="ce4" table:formula="of:=IF([.BG12]+[.BJ12]&gt;0; IF([.BG12]/([.BG12]+[.BJ12])&gt;0;[.BG12]/([.BG12]+[.BJ12]);&quot;&quot;);&quot;-&quot;)">
            <text:p/>
          </table:table-cell>
          <table:table-cell table:style-name="ce4" table:formula="of:=IF( [.BG12]&gt;0 ;   (5*[.BG12]/(5*[.BG12]+4*[.BJ12]+[.BH12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4" table:formula="of:=IF([.BP12]/([.BP12]+[.BQ12])&gt;0;[.BP12]/([.BP12]+[.BQ12]);&quot;&quot;)" office:value-type="string" office:string-value="" calcext:value-type="error">
            <text:p>#DIV/0!</text:p>
          </table:table-cell>
          <table:table-cell table:style-name="ce4" table:formula="of:=IF([.BP12]+[.BS12]&gt;0; IF([.BP12]/([.BP12]+[.BS12])&gt;0;[.BP12]/([.BP12]+[.BS12]);&quot;&quot;);&quot;-&quot;)">
            <text:p/>
          </table:table-cell>
          <table:table-cell table:style-name="ce4" table:formula="of:=IF( [.BP12]&gt;0 ;   (5*[.BP12]/(5*[.BP12]+4*[.BS12]+[.BQ12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30" calcext:value-type="float">
            <text:p>8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76" calcext:value-type="float">
            <text:p>99.76</text:p>
          </table:table-cell>
          <table:table-cell table:style-name="ce4" table:formula="of:=IF([.BY12]/([.BY12]+[.BZ12])&gt;0;[.BY12]/([.BY12]+[.BZ12]);&quot;&quot;)">
            <text:p/>
          </table:table-cell>
          <table:table-cell table:style-name="ce4" table:formula="of:=IF([.BY12]+[.CB12]&gt;0; IF([.BY12]/([.BY12]+[.CB12])&gt;0;[.BY12]/([.BY12]+[.CB12]);&quot;&quot;);&quot;-&quot;)">
            <text:p/>
          </table:table-cell>
          <table:table-cell table:number-columns-repeated="1586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9" table:formula="of:=[.B13]/SUM([.E13:.H13])" office:value-type="percentage" office:value="0" calcext:value-type="percentage">
            <text:p>0.0%</text:p>
          </table:table-cell>
          <table:table-cell table:style-name="ce10" office:value-type="string" calcext:value-type="string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821" calcext:value-type="float">
            <text:p>8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441" calcext:value-type="float">
            <text:p>98.441</text:p>
          </table:table-cell>
          <table:table-cell table:style-name="ce4" table:formula="of:=IF([.E13]/([.E13]+[.F13])&gt;0;[.E13]/([.E13]+[.F13]);&quot;&quot;)">
            <text:p/>
          </table:table-cell>
          <table:table-cell table:style-name="ce4" table:formula="of:=IF([.E13]+[.H13]&gt;0; IF([.E13]/([.E13]+[.H13])&gt;0;[.E13]/([.E13]+[.H13]);&quot;&quot;);&quot;-&quot;)" office:value-type="string" office:string-value="-" calcext:value-type="string">
            <text:p>-</text:p>
          </table:table-cell>
          <table:table-cell table:style-name="ce4" table:formula="of:=IF( [.E13]&gt;0 ;   (5*[.E13]/(5*[.E13]+4*[.H13]+[.F13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76" calcext:value-type="float">
            <text:p>99.76</text:p>
          </table:table-cell>
          <table:table-cell table:style-name="ce4" table:formula="of:=IF([.N13]/([.N13]+[.O13])&gt;0;[.N13]/([.N13]+[.O13]);&quot;&quot;)">
            <text:p/>
          </table:table-cell>
          <table:table-cell table:style-name="ce4" table:formula="of:=IF([.N13]+[.Q13]&gt;0; IF([.N13]/([.N13]+[.Q13])&gt;0;[.N13]/([.N13]+[.Q13]);&quot;&quot;);&quot;-&quot;)" office:value-type="string" office:string-value="-" calcext:value-type="string">
            <text:p>-</text:p>
          </table:table-cell>
          <table:table-cell table:style-name="ce4" table:formula="of:=IF( [.N13]&gt;0 ;   (5*[.N13]/(5*[.N13]+4*[.Q13]+[.O13])) ; &quot;&quot; )">
            <text:p/>
          </table:table-cell>
          <table:table-cell table:style-name="ce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W13]/([.W13]+[.X13])&gt;0;[.W13]/([.W13]+[.X13]);&quot;&quot;)" office:value-type="string" office:string-value="" calcext:value-type="error">
            <text:p>#DIV/0!</text:p>
          </table:table-cell>
          <table:table-cell table:style-name="ce4" table:formula="of:=IF([.W13]+[.Z13]&gt;0; IF([.W13]/([.W13]+[.Z13])&gt;0;[.W13]/([.W13]+[.Z13]);&quot;&quot;);&quot;-&quot;)" office:value-type="string" office:string-value="-" calcext:value-type="string">
            <text:p>-</text:p>
          </table:table-cell>
          <table:table-cell table:style-name="ce4" table:formula="of:=IF( [.W13]&gt;0 ;   (5*[.W13]/(5*[.W13]+4*[.Z13]+[.X13])) ; &quot;&quot; )">
            <text:p/>
          </table:table-cell>
          <table:table-cell table:style-name="ce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AF13]/([.AF13]+[.AG13])&gt;0;[.AF13]/([.AF13]+[.AG13]);&quot;&quot;)" office:value-type="string" office:string-value="" calcext:value-type="error">
            <text:p>#DIV/0!</text:p>
          </table:table-cell>
          <table:table-cell table:style-name="ce4" table:formula="of:=IF([.AF13]+[.AI13]&gt;0; IF([.AF13]/([.AF13]+[.AI13])&gt;0;[.AF13]/([.AF13]+[.AI13]);&quot;&quot;);&quot;-&quot;)" office:value-type="string" office:string-value="-" calcext:value-type="string">
            <text:p>-</text:p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19" calcext:value-type="float">
            <text:p>8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201" calcext:value-type="float">
            <text:p>98.201</text:p>
          </table:table-cell>
          <table:table-cell table:style-name="ce4" table:formula="of:=IF([.AO13]/([.AO13]+[.AP13])&gt;0;[.AO13]/([.AO13]+[.AP13]);&quot;&quot;)">
            <text:p/>
          </table:table-cell>
          <table:table-cell table:style-name="ce4" table:formula="of:=IF([.AO13]+[.AR13]&gt;0; IF([.AO13]/([.AO13]+[.AR13])&gt;0;[.AO13]/([.AO13]+[.AR13]);&quot;&quot;);&quot;-&quot;)" office:value-type="string" office:string-value="-" calcext:value-type="string">
            <text:p>-</text:p>
          </table:table-cell>
          <table:table-cell table:style-name="ce4" table:formula="of:=IF( [.AO13]&gt;0 ;   (5*[.AO13]/(5*[.AO13]+4*[.AR13]+[.AP13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821" calcext:value-type="float">
            <text:p>8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441" calcext:value-type="float">
            <text:p>98.441</text:p>
          </table:table-cell>
          <table:table-cell table:style-name="ce4" table:formula="of:=IF([.AX13]/([.AX13]+[.AY13])&gt;0;[.AX13]/([.AX13]+[.AY13]);&quot;&quot;)">
            <text:p/>
          </table:table-cell>
          <table:table-cell table:style-name="ce4" table:formula="of:=IF([.AX13]+[.BA13]&gt;0; IF([.AX13]/([.AX13]+[.BA13])&gt;0;[.AX13]/([.AX13]+[.BA13]);&quot;&quot;);&quot;-&quot;)" office:value-type="string" office:string-value="-" calcext:value-type="string">
            <text:p>-</text:p>
          </table:table-cell>
          <table:table-cell table:style-name="ce4" table:formula="of:=IF( [.AX13]&gt;0 ;   (5*[.AX13]/(5*[.AX13]+4*[.BA13]+[.AY13])) ; &quot;&quot; )">
            <text:p/>
          </table:table-cell>
          <table:table-cell table:style-name="ce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G13]/([.BG13]+[.BH13])&gt;0;[.BG13]/([.BG13]+[.BH13]);&quot;&quot;)" office:value-type="string" office:string-value="" calcext:value-type="error">
            <text:p>#DIV/0!</text:p>
          </table:table-cell>
          <table:table-cell table:style-name="ce4" table:formula="of:=IF([.BG13]+[.BJ13]&gt;0; IF([.BG13]/([.BG13]+[.BJ13])&gt;0;[.BG13]/([.BG13]+[.BJ13]);&quot;&quot;);&quot;-&quot;)" office:value-type="string" office:string-value="-" calcext:value-type="string">
            <text:p>-</text:p>
          </table:table-cell>
          <table:table-cell table:style-name="ce4" table:formula="of:=IF( [.BG13]&gt;0 ;   (5*[.BG13]/(5*[.BG13]+4*[.BJ13]+[.BH13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P13]/([.BP13]+[.BQ13])&gt;0;[.BP13]/([.BP13]+[.BQ13]);&quot;&quot;)" office:value-type="string" office:string-value="" calcext:value-type="error">
            <text:p>#DIV/0!</text:p>
          </table:table-cell>
          <table:table-cell table:style-name="ce4" table:formula="of:=IF([.BP13]+[.BS13]&gt;0; IF([.BP13]/([.BP13]+[.BS13])&gt;0;[.BP13]/([.BP13]+[.BS13]);&quot;&quot;);&quot;-&quot;)" office:value-type="string" office:string-value="-" calcext:value-type="string">
            <text:p>-</text:p>
          </table:table-cell>
          <table:table-cell table:style-name="ce4" table:formula="of:=IF( [.BP13]&gt;0 ;   (5*[.BP13]/(5*[.BP13]+4*[.BS13]+[.BQ13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88" calcext:value-type="float">
            <text:p>99.88</text:p>
          </table:table-cell>
          <table:table-cell table:style-name="ce4" table:formula="of:=IF([.BY13]/([.BY13]+[.BZ13])&gt;0;[.BY13]/([.BY13]+[.BZ13]);&quot;&quot;)">
            <text:p/>
          </table:table-cell>
          <table:table-cell table:style-name="ce4" table:formula="of:=IF([.BY13]+[.CB13]&gt;0; IF([.BY13]/([.BY13]+[.CB13])&gt;0;[.BY13]/([.BY13]+[.CB13]);&quot;&quot;);&quot;-&quot;)" office:value-type="string" office:string-value="-" calcext:value-type="string">
            <text:p>-</text:p>
          </table:table-cell>
          <table:table-cell table:number-columns-repeated="1586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9" table:formula="of:=[.B14]/SUM([.E14:.H14])" office:value-type="percentage" office:value="0" calcext:value-type="percentage">
            <text:p>0.0%</text:p>
          </table:table-cell>
          <table:table-cell table:style-name="ce10" office:value-type="string" calcext:value-type="string">
            <text:p>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174" calcext:value-type="float">
            <text:p>98.174</text:p>
          </table:table-cell>
          <table:table-cell table:style-name="ce4" table:formula="of:=IF([.E14]/([.E14]+[.F14])&gt;0;[.E14]/([.E14]+[.F14]);&quot;&quot;)">
            <text:p/>
          </table:table-cell>
          <table:table-cell table:style-name="ce4" table:formula="of:=IF([.E14]+[.H14]&gt;0; IF([.E14]/([.E14]+[.H14])&gt;0;[.E14]/([.E14]+[.H14]);&quot;&quot;);&quot;-&quot;)" office:value-type="string" office:string-value="-" calcext:value-type="string">
            <text:p>-</text:p>
          </table:table-cell>
          <table:table-cell table:style-name="ce4" table:formula="of:=IF( [.E14]&gt;0 ;   (5*[.E14]/(5*[.E14]+4*[.H14]+[.F14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69" calcext:value-type="float">
            <text:p>86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201" calcext:value-type="float">
            <text:p>99.201</text:p>
          </table:table-cell>
          <table:table-cell table:style-name="ce4" table:formula="of:=IF([.N14]/([.N14]+[.O14])&gt;0;[.N14]/([.N14]+[.O14]);&quot;&quot;)">
            <text:p/>
          </table:table-cell>
          <table:table-cell table:style-name="ce4" table:formula="of:=IF([.N14]+[.Q14]&gt;0; IF([.N14]/([.N14]+[.Q14])&gt;0;[.N14]/([.N14]+[.Q14]);&quot;&quot;);&quot;-&quot;)" office:value-type="string" office:string-value="-" calcext:value-type="string">
            <text:p>-</text:p>
          </table:table-cell>
          <table:table-cell table:style-name="ce4" table:formula="of:=IF( [.N14]&gt;0 ;   (5*[.N14]/(5*[.N14]+4*[.Q14]+[.O14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75" calcext:value-type="float">
            <text:p>8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886" calcext:value-type="float">
            <text:p>99.886</text:p>
          </table:table-cell>
          <table:table-cell table:style-name="ce4" table:formula="of:=IF([.W14]/([.W14]+[.X14])&gt;0;[.W14]/([.W14]+[.X14]);&quot;&quot;)">
            <text:p/>
          </table:table-cell>
          <table:table-cell table:style-name="ce4" table:formula="of:=IF([.W14]+[.Z14]&gt;0; IF([.W14]/([.W14]+[.Z14])&gt;0;[.W14]/([.W14]+[.Z14]);&quot;&quot;);&quot;-&quot;)" office:value-type="string" office:string-value="-" calcext:value-type="string">
            <text:p>-</text:p>
          </table:table-cell>
          <table:table-cell table:style-name="ce4" table:formula="of:=IF( [.W14]&gt;0 ;   (5*[.W14]/(5*[.W14]+4*[.Z14]+[.X14])) ; &quot;&quot; )">
            <text:p/>
          </table:table-cell>
          <table:table-cell table:style-name="ce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AF14]/([.AF14]+[.AG14])&gt;0;[.AF14]/([.AF14]+[.AG14]);&quot;&quot;)" office:value-type="string" office:string-value="" calcext:value-type="error">
            <text:p>#DIV/0!</text:p>
          </table:table-cell>
          <table:table-cell table:style-name="ce4" table:formula="of:=IF([.AF14]+[.AI14]&gt;0; IF([.AF14]/([.AF14]+[.AI14])&gt;0;[.AF14]/([.AF14]+[.AI14]);&quot;&quot;);&quot;-&quot;)" office:value-type="string" office:string-value="-" calcext:value-type="string">
            <text:p>-</text:p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.374" calcext:value-type="float">
            <text:p>97.374</text:p>
          </table:table-cell>
          <table:table-cell table:style-name="ce4" table:formula="of:=IF([.AO14]/([.AO14]+[.AP14])&gt;0;[.AO14]/([.AO14]+[.AP14]);&quot;&quot;)">
            <text:p/>
          </table:table-cell>
          <table:table-cell table:style-name="ce4" table:formula="of:=IF([.AO14]+[.AR14]&gt;0; IF([.AO14]/([.AO14]+[.AR14])&gt;0;[.AO14]/([.AO14]+[.AR14]);&quot;&quot;);&quot;-&quot;)" office:value-type="string" office:string-value="-" calcext:value-type="string">
            <text:p>-</text:p>
          </table:table-cell>
          <table:table-cell table:style-name="ce4" table:formula="of:=IF( [.AO14]&gt;0 ;   (5*[.AO14]/(5*[.AO14]+4*[.AR14]+[.AP14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855" calcext:value-type="float">
            <text:p>8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.603" calcext:value-type="float">
            <text:p>97.603</text:p>
          </table:table-cell>
          <table:table-cell table:style-name="ce4" table:formula="of:=IF([.AX14]/([.AX14]+[.AY14])&gt;0;[.AX14]/([.AX14]+[.AY14]);&quot;&quot;)">
            <text:p/>
          </table:table-cell>
          <table:table-cell table:style-name="ce4" table:formula="of:=IF([.AX14]+[.BA14]&gt;0; IF([.AX14]/([.AX14]+[.BA14])&gt;0;[.AX14]/([.AX14]+[.BA14]);&quot;&quot;);&quot;-&quot;)" office:value-type="string" office:string-value="-" calcext:value-type="string">
            <text:p>-</text:p>
          </table:table-cell>
          <table:table-cell table:style-name="ce4" table:formula="of:=IF( [.AX14]&gt;0 ;   (5*[.AX14]/(5*[.AX14]+4*[.BA14]+[.AY14])) ; &quot;&quot; )">
            <text:p/>
          </table:table-cell>
          <table:table-cell table:style-name="ce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G14]/([.BG14]+[.BH14])&gt;0;[.BG14]/([.BG14]+[.BH14]);&quot;&quot;)" office:value-type="string" office:string-value="" calcext:value-type="error">
            <text:p>#DIV/0!</text:p>
          </table:table-cell>
          <table:table-cell table:style-name="ce4" table:formula="of:=IF([.BG14]+[.BJ14]&gt;0; IF([.BG14]/([.BG14]+[.BJ14])&gt;0;[.BG14]/([.BG14]+[.BJ14]);&quot;&quot;);&quot;-&quot;)" office:value-type="string" office:string-value="-" calcext:value-type="string">
            <text:p>-</text:p>
          </table:table-cell>
          <table:table-cell table:style-name="ce4" table:formula="of:=IF( [.BG14]&gt;0 ;   (5*[.BG14]/(5*[.BG14]+4*[.BJ14]+[.BH14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P14]/([.BP14]+[.BQ14])&gt;0;[.BP14]/([.BP14]+[.BQ14]);&quot;&quot;)" office:value-type="string" office:string-value="" calcext:value-type="error">
            <text:p>#DIV/0!</text:p>
          </table:table-cell>
          <table:table-cell table:style-name="ce4" table:formula="of:=IF([.BP14]+[.BS14]&gt;0; IF([.BP14]/([.BP14]+[.BS14])&gt;0;[.BP14]/([.BP14]+[.BS14]);&quot;&quot;);&quot;-&quot;)" office:value-type="string" office:string-value="-" calcext:value-type="string">
            <text:p>-</text:p>
          </table:table-cell>
          <table:table-cell table:style-name="ce4" table:formula="of:=IF( [.BP14]&gt;0 ;   (5*[.BP14]/(5*[.BP14]+4*[.BS14]+[.BQ14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Y14]/([.BY14]+[.BZ14])&gt;0;[.BY14]/([.BY14]+[.BZ14]);&quot;&quot;)" office:value-type="string" office:string-value="" calcext:value-type="error">
            <text:p>#DIV/0!</text:p>
          </table:table-cell>
          <table:table-cell table:style-name="ce4" table:formula="of:=IF([.BY14]+[.CB14]&gt;0; IF([.BY14]/([.BY14]+[.CB14])&gt;0;[.BY14]/([.BY14]+[.CB14]);&quot;&quot;);&quot;-&quot;)" office:value-type="string" office:string-value="-" calcext:value-type="string">
            <text:p>-</text:p>
          </table:table-cell>
          <table:table-cell table:number-columns-repeated="15865"/>
        </table:table-row>
        <table:table-row table:style-name="ro1">
          <table:table-cell/>
          <table:table-cell table:style-name="ce7"/>
          <table:table-cell table:number-columns-repeated="15946"/>
        </table:table-row>
        <table:table-row table:style-name="ro1">
          <table:table-cell table:number-columns-repeated="3"/>
          <table:table-cell table:style-name="ce10"/>
          <table:table-cell table:style-name="ce10" office:value-type="string" calcext:value-type="string" table:number-columns-spanned="8" table:number-rows-spanned="1">
            <text:p>bin_lstm_ae_0.1885370619_0.0755709241_5</text:p>
          </table:table-cell>
          <table:covered-table-cell table:number-columns-repeated="5" table:style-name="ce12"/>
          <table:covered-table-cell table:number-columns-repeated="2" table:style-name="ce16"/>
          <table:table-cell table:style-name="ce16"/>
          <table:table-cell table:style-name="ce10" office:value-type="string" calcext:value-type="string" table:number-columns-spanned="8" table:number-rows-spanned="1">
            <text:p>bin_conv_lstm_ae_0.1242134049_0.0519020283_5</text:p>
          </table:table-cell>
          <table:covered-table-cell table:number-columns-repeated="5" table:style-name="ce12"/>
          <table:covered-table-cell table:number-columns-repeated="2" table:style-name="ce16"/>
          <table:table-cell table:style-name="ce16"/>
          <table:table-cell table:style-name="ce10" office:value-type="string" calcext:value-type="string" table:number-columns-spanned="8" table:number-rows-spanned="1">
            <text:p>bin_attn_ae_r_0.0646089474_0.0365322228_5</text:p>
          </table:table-cell>
          <table:covered-table-cell table:number-columns-repeated="5" table:style-name="ce12"/>
          <table:covered-table-cell table:number-columns-repeated="2" table:style-name="ce16"/>
          <table:table-cell table:style-name="ce16"/>
          <table:table-cell table:style-name="ce10" office:value-type="string" calcext:value-type="string" table:number-columns-spanned="8" table:number-rows-spanned="1">
            <text:p>bin_predictor_r_0.2415315821_0.0385661498_5</text:p>
          </table:table-cell>
          <table:covered-table-cell table:number-columns-repeated="5" table:style-name="ce12"/>
          <table:covered-table-cell table:number-columns-repeated="2" table:style-name="ce16"/>
          <table:table-cell table:style-name="ce16"/>
          <table:table-cell table:style-name="ce10" office:value-type="string" calcext:value-type="string" table:number-columns-spanned="8" table:number-rows-spanned="1">
            <text:p>bin_attn_ae_a_0.1293097577_0.0249805062_5</text:p>
          </table:table-cell>
          <table:covered-table-cell table:number-columns-repeated="5" table:style-name="ce12"/>
          <table:covered-table-cell table:number-columns-repeated="2" table:style-name="ce16"/>
          <table:table-cell table:style-name="ce16"/>
          <table:table-cell table:style-name="ce10" office:value-type="string" calcext:value-type="string" table:number-columns-spanned="8" table:number-rows-spanned="1">
            <text:p>bin_predictor_a_0.290685258_0.2229711902_5</text:p>
          </table:table-cell>
          <table:covered-table-cell table:number-columns-repeated="5" table:style-name="ce12"/>
          <table:covered-table-cell table:number-columns-repeated="2" table:style-name="ce16"/>
          <table:table-cell table:style-name="ce16"/>
          <table:table-cell table:style-name="ce10" office:value-type="string" calcext:value-type="string" table:number-columns-spanned="7" table:number-rows-spanned="1">
            <text:p>bin_pca_0.3489583333_0.0551839314_5</text:p>
          </table:table-cell>
          <table:covered-table-cell table:number-columns-repeated="5" table:style-name="ce3"/>
          <table:covered-table-cell table:style-name="ce5"/>
          <table:table-cell table:style-name="ce16" table:number-columns-repeated="2"/>
          <table:table-cell table:style-name="ce10" office:value-type="string" calcext:value-type="string" table:number-columns-spanned="7" table:number-rows-spanned="1">
            <text:p>bin_mne_0.6744791667_0.2682291667_5</text:p>
          </table:table-cell>
          <table:covered-table-cell table:number-columns-repeated="5" table:style-name="ce3"/>
          <table:covered-table-cell table:style-name="ce5"/>
          <table:table-cell table:number-columns-repeated="2"/>
          <table:table-cell table:style-name="ce10" office:value-type="string" calcext:value-type="string" table:number-columns-spanned="7" table:number-rows-spanned="1">
            <text:p>bin_classifier_0.1250736593_0.016175669_5</text:p>
          </table:table-cell>
          <table:covered-table-cell table:number-columns-repeated="5" table:style-name="ce3"/>
          <table:covered-table-cell table:style-name="ce5"/>
          <table:table-cell table:style-name="ce10" table:number-columns-spanned="2" table:number-rows-spanned="1"/>
          <table:covered-table-cell/>
          <table:table-cell table:number-columns-repeated="15863"/>
        </table:table-row>
        <table:table-row table:style-name="ro1">
          <table:table-cell table:number-columns-repeated="3"/>
          <table:table-cell table:style-name="ce10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N</text:p>
          </table:table-cell>
          <table:table-cell table:style-name="ce10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 table:style-name="ce10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N</text:p>
          </table:table-cell>
          <table:table-cell table:style-name="ce10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 table:style-name="ce10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N</text:p>
          </table:table-cell>
          <table:table-cell table:style-name="ce10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 table:style-name="ce10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N</text:p>
          </table:table-cell>
          <table:table-cell table:style-name="ce10" office:value-type="string" calcext:value-type="string">
            <text:p>Accuracy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0" table:number-columns-repeated="2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N</text:p>
          </table:table-cell>
          <table:table-cell table:style-name="ce10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 table:style-name="ce10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N</text:p>
          </table:table-cell>
          <table:table-cell table:style-name="ce10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 table:style-name="ce10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N</text:p>
          </table:table-cell>
          <table:table-cell table:style-name="ce10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 table:style-name="ce10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N</text:p>
          </table:table-cell>
          <table:table-cell table:style-name="ce10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N</text:p>
          </table:table-cell>
          <table:table-cell table:style-name="ce10" office:value-type="string" calcext:value-type="string">
            <text:p>Accuracy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0"/>
          <table:table-cell table:number-columns-repeated="15864"/>
        </table:table-row>
        <table:table-row table:style-name="ro1">
          <table:table-cell table:number-columns-repeated="3"/>
          <table:table-cell table:style-name="ce10" office:value-type="string" calcext:value-type="string">
            <text:p>Night</text:p>
          </table:table-cell>
          <table:table-cell table:style-name="ce2" table:number-columns-repeated="71"/>
          <table:table-cell/>
          <table:table-cell table:style-name="ce2" table:number-columns-repeated="8"/>
          <table:table-cell table:number-columns-repeated="1586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number-columns-repeated="2"/>
          <table:table-cell table:style-name="ce10" office:value-type="string" calcext:value-type="string">
            <text:p>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948" calcext:value-type="float">
            <text:p>9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5.56" calcext:value-type="float">
            <text:p>85.56</text:p>
          </table:table-cell>
          <table:table-cell table:style-name="ce4" table:formula="of:=IF([.E19]/([.E19]+[.F19])&gt;0;[.E19]/([.E19]+[.F19]);&quot;&quot;)">
            <text:p/>
          </table:table-cell>
          <table:table-cell table:style-name="ce4" table:formula="of:=IF([.E19]+[.H19]&gt;0; IF([.E19]/([.E19]+[.H19])&gt;0;[.E19]/([.E19]+[.H19]);&quot;&quot;);&quot;-&quot;)" office:value-type="string" office:string-value="-" calcext:value-type="string">
            <text:p>-</text:p>
          </table:table-cell>
          <table:table-cell table:style-name="ce4" table:formula="of:=IF( [.E19]&gt;0 ;   (5*[.E19]/(5*[.E19]+4*[.H19]+[.F19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18" calcext:value-type="float">
            <text:p>10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1.877" calcext:value-type="float">
            <text:p>91.877</text:p>
          </table:table-cell>
          <table:table-cell table:style-name="ce4" table:formula="of:=IF([.N19]/([.N19]+[.O19])&gt;0;[.N19]/([.N19]+[.O19]);&quot;&quot;)">
            <text:p/>
          </table:table-cell>
          <table:table-cell table:style-name="ce4" table:formula="of:=IF([.N19]+[.Q19]&gt;0; IF([.N19]/([.N19]+[.Q19])&gt;0;[.N19]/([.N19]+[.Q19]);&quot;&quot;);&quot;-&quot;)" office:value-type="string" office:string-value="-" calcext:value-type="string">
            <text:p>-</text:p>
          </table:table-cell>
          <table:table-cell table:style-name="ce4" table:formula="of:=IF( [.N19]&gt;0 ;   (5*[.N19]/(5*[.N19]+4*[.Q19]+[.O19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98" calcext:value-type="float">
            <text:p>109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097" calcext:value-type="float">
            <text:p>99.097</text:p>
          </table:table-cell>
          <table:table-cell table:style-name="ce4" table:formula="of:=IF([.W19]/([.W19]+[.X19])&gt;0;[.W19]/([.W19]+[.X19]);&quot;&quot;)">
            <text:p/>
          </table:table-cell>
          <table:table-cell table:style-name="ce4" table:formula="of:=IF([.W19]+[.Z19]&gt;0; IF([.W19]/([.W19]+[.Z19])&gt;0;[.W19]/([.W19]+[.Z19]);&quot;&quot;);&quot;-&quot;)" office:value-type="string" office:string-value="-" calcext:value-type="string">
            <text:p>-</text:p>
          </table:table-cell>
          <table:table-cell table:style-name="ce4" table:formula="of:=IF( [.W19]&gt;0 ;   (5*[.W19]/(5*[.W19]+4*[.Z19]+[.X19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08" calcext:value-type="float">
            <text:p>11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888" calcext:value-type="float">
            <text:p>88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0.144" calcext:value-type="float">
            <text:p>80.144</text:p>
          </table:table-cell>
          <table:table-cell table:style-name="ce4" table:formula="of:=IF([.AO19]/([.AO19]+[.AP19])&gt;0;[.AO19]/([.AO19]+[.AP19]);&quot;&quot;)">
            <text:p/>
          </table:table-cell>
          <table:table-cell table:style-name="ce4" table:formula="of:=IF([.AO19]+[.AR19]&gt;0; IF([.AO19]/([.AO19]+[.AR19])&gt;0;[.AO19]/([.AO19]+[.AR19]);&quot;&quot;);&quot;-&quot;)" office:value-type="string" office:string-value="-" calcext:value-type="string">
            <text:p>-</text:p>
          </table:table-cell>
          <table:table-cell table:style-name="ce4" table:formula="of:=IF( [.AO19]&gt;0 ;   (5*[.AO19]/(5*[.AO19]+4*[.AR19]+[.AP19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868" calcext:value-type="float">
            <text:p>8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8.339" calcext:value-type="float">
            <text:p>78.339</text:p>
          </table:table-cell>
          <table:table-cell table:style-name="ce4" table:formula="of:=IF([.AX19]/([.AX19]+[.AY19])&gt;0;[.AX19]/([.AX19]+[.AY19]);&quot;&quot;)">
            <text:p/>
          </table:table-cell>
          <table:table-cell table:style-name="ce4" table:formula="of:=IF([.AX19]+[.BA19]&gt;0; IF([.AX19]/([.AX19]+[.BA19])&gt;0;[.AX19]/([.AX19]+[.BA19]);&quot;&quot;);&quot;-&quot;)" office:value-type="string" office:string-value="-" calcext:value-type="string">
            <text:p>-</text:p>
          </table:table-cell>
          <table:table-cell table:style-name="ce4" table:formula="of:=IF( [.AX19]&gt;0 ;   (5*[.AX19]/(5*[.AX19]+4*[.BA19]+[.AY19])) ; &quot;&quot; )">
            <text:p/>
          </table:table-cell>
          <table:table-cell table:style-name="ce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08" calcext:value-type="float">
            <text:p>11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G19]/([.BG19]+[.BH19])&gt;0;[.BG19]/([.BG19]+[.BH19]);&quot;&quot;)" office:value-type="string" office:string-value="" calcext:value-type="error">
            <text:p>#DIV/0!</text:p>
          </table:table-cell>
          <table:table-cell table:style-name="ce4" table:formula="of:=IF([.BG19]+[.BJ19]&gt;0; IF([.BG19]/([.BG19]+[.BJ19])&gt;0;[.BG19]/([.BG19]+[.BJ19]);&quot;&quot;);&quot;-&quot;)" office:value-type="string" office:string-value="-" calcext:value-type="string">
            <text:p>-</text:p>
          </table:table-cell>
          <table:table-cell table:style-name="ce4" table:formula="of:=IF( [.BG19]&gt;0 ;   (5*[.BG19]/(5*[.BG19]+4*[.BJ19]+[.BH19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08" calcext:value-type="float">
            <text:p>11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P19]/([.BP19]+[.BQ19])&gt;0;[.BP19]/([.BP19]+[.BQ19]);&quot;&quot;)" office:value-type="string" office:string-value="" calcext:value-type="error">
            <text:p>#DIV/0!</text:p>
          </table:table-cell>
          <table:table-cell table:style-name="ce4" table:formula="of:=IF([.BP19]+[.BS19]&gt;0; IF([.BP19]/([.BP19]+[.BS19])&gt;0;[.BP19]/([.BP19]+[.BS19]);&quot;&quot;);&quot;-&quot;)" office:value-type="string" office:string-value="-" calcext:value-type="string">
            <text:p>-</text:p>
          </table:table-cell>
          <table:table-cell table:style-name="ce4" table:formula="of:=IF( [.BP19]&gt;0 ;   (5*[.BP19]/(5*[.BP19]+4*[.BS19]+[.BQ19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08" calcext:value-type="float">
            <text:p>11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3"/>
          <table:table-cell table:number-columns-repeated="1586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10" office:value-type="string" calcext:value-type="string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866" calcext:value-type="float">
            <text:p>86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80.886" calcext:value-type="float">
            <text:p>80.886</text:p>
          </table:table-cell>
          <table:table-cell table:style-name="ce15" table:formula="of:=IF([.E20]/([.E20]+[.F20])&gt;0;[.E20]/([.E20]+[.F20]);&quot;&quot;)" office:value-type="percentage" office:value="0.0588235294117647" calcext:value-type="percentage">
            <text:p>6%</text:p>
          </table:table-cell>
          <table:table-cell table:style-name="ce15" table:formula="of:=IF([.E20]+[.H20]&gt;0; IF([.E20]/([.E20]+[.H20])&gt;0;[.E20]/([.E20]+[.H20]);&quot;&quot;);&quot;-&quot;)" office:value-type="percentage" office:value="0.175438596491228" calcext:value-type="percentage">
            <text:p>18%</text:p>
          </table:table-cell>
          <table:table-cell table:style-name="ce15" table:formula="of:=IF( [.E20]&gt;0 ;   (5*[.E20]/(5*[.E20]+4*[.H20]+[.F20])) ; &quot;&quot; )" office:value-type="percentage" office:value="0.125628140703518" calcext:value-type="percentage">
            <text:p>13%</text:p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956" calcext:value-type="float">
            <text:p>9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88.273" calcext:value-type="float">
            <text:p>88.273</text:p>
          </table:table-cell>
          <table:table-cell table:style-name="ce15" table:formula="of:=IF([.N20]/([.N20]+[.O20])&gt;0;[.N20]/([.N20]+[.O20]);&quot;&quot;)">
            <text:p/>
          </table:table-cell>
          <table:table-cell table:style-name="ce15" table:formula="of:=IF([.N20]+[.Q20]&gt;0; IF([.N20]/([.N20]+[.Q20])&gt;0;[.N20]/([.N20]+[.Q20]);&quot;&quot;);&quot;-&quot;)">
            <text:p/>
          </table:table-cell>
          <table:table-cell table:style-name="ce15" table:formula="of:=IF( [.N20]&gt;0 ;   (5*[.N20]/(5*[.N20]+4*[.Q20]+[.O20])) ; &quot;&quot; )">
            <text:p/>
          </table:table-cell>
          <table:table-cell table:style-name="ce4"/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004" calcext:value-type="float">
            <text:p>1004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93.444" calcext:value-type="float">
            <text:p>93.444</text:p>
          </table:table-cell>
          <table:table-cell table:style-name="ce15" table:formula="of:=IF([.W20]/([.W20]+[.X20])&gt;0;[.W20]/([.W20]+[.X20]);&quot;&quot;)" office:value-type="percentage" office:value="0.266666666666667" calcext:value-type="percentage">
            <text:p>27%</text:p>
          </table:table-cell>
          <table:table-cell table:style-name="ce15" table:formula="of:=IF([.W20]+[.Z20]&gt;0; IF([.W20]/([.W20]+[.Z20])&gt;0;[.W20]/([.W20]+[.Z20]);&quot;&quot;);&quot;-&quot;)" office:value-type="percentage" office:value="0.140350877192982" calcext:value-type="percentage">
            <text:p>14%</text:p>
          </table:table-cell>
          <table:table-cell table:style-name="ce15" table:formula="of:=IF( [.W20]&gt;0 ;   (5*[.W20]/(5*[.W20]+4*[.Z20]+[.X20])) ; &quot;&quot; )" office:value-type="percentage" office:value="0.155038759689922" calcext:value-type="percentage">
            <text:p>16%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6" calcext:value-type="float">
            <text:p>102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4.737" calcext:value-type="float">
            <text:p>94.73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706" calcext:value-type="float">
            <text:p>70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66.113" calcext:value-type="float">
            <text:p>66.113</text:p>
          </table:table-cell>
          <table:table-cell table:style-name="ce15" table:formula="of:=IF([.AO20]/([.AO20]+[.AP20])&gt;0;[.AO20]/([.AO20]+[.AP20]);&quot;&quot;)" office:value-type="percentage" office:value="0.0303030303030303" calcext:value-type="percentage">
            <text:p>3%</text:p>
          </table:table-cell>
          <table:table-cell table:style-name="ce15" table:formula="of:=IF([.AO20]+[.AR20]&gt;0; IF([.AO20]/([.AO20]+[.AR20])&gt;0;[.AO20]/([.AO20]+[.AR20]);&quot;&quot;);&quot;-&quot;)" office:value-type="percentage" office:value="0.175438596491228" calcext:value-type="percentage">
            <text:p>18%</text:p>
          </table:table-cell>
          <table:table-cell table:style-name="ce15" table:formula="of:=IF( [.AO20]&gt;0 ;   (5*[.AO20]/(5*[.AO20]+4*[.AR20]+[.AP20])) ; &quot;&quot; )" office:value-type="percentage" office:value="0.0896057347670251" calcext:value-type="percentage">
            <text:p>9%</text:p>
          </table:table-cell>
          <table:table-cell table:style-name="ce2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861" calcext:value-type="float">
            <text:p>861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80.517" calcext:value-type="float">
            <text:p>80.517</text:p>
          </table:table-cell>
          <table:table-cell table:style-name="ce15" table:formula="of:=IF([.AX20]/([.AX20]+[.AY20])&gt;0;[.AX20]/([.AX20]+[.AY20]);&quot;&quot;)" office:value-type="percentage" office:value="0.0625" calcext:value-type="percentage">
            <text:p>6%</text:p>
          </table:table-cell>
          <table:table-cell table:style-name="ce15" table:formula="of:=IF([.AX20]+[.BA20]&gt;0; IF([.AX20]/([.AX20]+[.BA20])&gt;0;[.AX20]/([.AX20]+[.BA20]);&quot;&quot;);&quot;-&quot;)" office:value-type="percentage" office:value="0.192982456140351" calcext:value-type="percentage">
            <text:p>19%</text:p>
          </table:table-cell>
          <table:table-cell table:style-name="ce15" table:formula="of:=IF( [.AX20]&gt;0 ;   (5*[.AX20]/(5*[.AX20]+4*[.BA20]+[.AY20])) ; &quot;&quot; )" office:value-type="percentage" office:value="0.136138613861386" calcext:value-type="percentage">
            <text:p>14%</text:p>
          </table:table-cell>
          <table:table-cell table:style-name="ce15"/>
          <table:table-cell table:style-name="ce2" office:value-type="float" office:value="0" calcext:value-type="float">
            <text:p>0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3.638" calcext:value-type="float">
            <text:p>23.638</text:p>
          </table:table-cell>
          <table:table-cell table:style-name="ce15" table:formula="of:=IF([.BG20]/([.BG20]+[.BH20])&gt;0;[.BG20]/([.BG20]+[.BH20]);&quot;&quot;)">
            <text:p/>
          </table:table-cell>
          <table:table-cell table:style-name="ce15" table:formula="of:=IF([.BG20]+[.BJ20]&gt;0; IF([.BG20]/([.BG20]+[.BJ20])&gt;0;[.BG20]/([.BG20]+[.BJ20]);&quot;&quot;);&quot;-&quot;)">
            <text:p/>
          </table:table-cell>
          <table:table-cell table:style-name="ce15" table:formula="of:=IF( [.BG20]&gt;0 ;   (5*[.BG20]/(5*[.BG20]+4*[.BJ20]+[.BH20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6" calcext:value-type="float">
            <text:p>102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4.737" calcext:value-type="float">
            <text:p>94.737</text:p>
          </table:table-cell>
          <table:table-cell table:style-name="ce15" table:formula="of:=IF([.BP20]/([.BP20]+[.BQ20])&gt;0;[.BP20]/([.BP20]+[.BQ20]);&quot;&quot;)" office:value-type="string" office:string-value="" calcext:value-type="error">
            <text:p>#DIV/0!</text:p>
          </table:table-cell>
          <table:table-cell table:style-name="ce15" table:formula="of:=IF([.BP20]+[.BS20]&gt;0; IF([.BP20]/([.BP20]+[.BS20])&gt;0;[.BP20]/([.BP20]+[.BS20]);&quot;&quot;);&quot;-&quot;)">
            <text:p/>
          </table:table-cell>
          <table:table-cell table:style-name="ce15" table:formula="of:=IF( [.BP20]&gt;0 ;   (5*[.BP20]/(5*[.BP20]+4*[.BS20]+[.BQ20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6" calcext:value-type="float">
            <text:p>102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4.737" calcext:value-type="float">
            <text:p>94.73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1586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  <table:table-cell table:style-name="ce10" office:value-type="string" calcext:value-type="string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742" calcext:value-type="float">
            <text:p>74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86.38" calcext:value-type="float">
            <text:p>86.38</text:p>
          </table:table-cell>
          <table:table-cell table:style-name="ce4" table:formula="of:=IF([.E21]/([.E21]+[.F21])&gt;0;[.E21]/([.E21]+[.F21]);&quot;&quot;)">
            <text:p/>
          </table:table-cell>
          <table:table-cell table:style-name="ce4" table:formula="of:=IF([.E21]+[.H21]&gt;0; IF([.E21]/([.E21]+[.H21])&gt;0;[.E21]/([.E21]+[.H21]);&quot;&quot;);&quot;-&quot;)">
            <text:p/>
          </table:table-cell>
          <table:table-cell table:style-name="ce4" table:formula="of:=IF( [.E21]&gt;0 ;   (5*[.E21]/(5*[.E21]+4*[.H21]+[.F21])) ; &quot;&quot; )">
            <text:p/>
          </table:table-cell>
          <table:table-cell table:style-name="ce4"/>
          <table:table-cell table:style-name="ce2" office:value-type="float" office:value="8" calcext:value-type="float">
            <text:p>8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89.406" calcext:value-type="float">
            <text:p>89.406</text:p>
          </table:table-cell>
          <table:table-cell table:style-name="ce15" table:formula="of:=IF([.N21]/([.N21]+[.O21])&gt;0;[.N21]/([.N21]+[.O21]);&quot;&quot;)" office:value-type="percentage" office:value="0.1" calcext:value-type="percentage">
            <text:p>10%</text:p>
          </table:table-cell>
          <table:table-cell table:style-name="ce15" table:formula="of:=IF([.N21]+[.Q21]&gt;0; IF([.N21]/([.N21]+[.Q21])&gt;0;[.N21]/([.N21]+[.Q21]);&quot;&quot;);&quot;-&quot;)" office:value-type="percentage" office:value="0.296296296296296" calcext:value-type="percentage">
            <text:p>30%</text:p>
          </table:table-cell>
          <table:table-cell table:style-name="ce15" table:formula="of:=IF( [.N21]&gt;0 ;   (5*[.N21]/(5*[.N21]+4*[.Q21]+[.O21])) ; &quot;&quot; )" office:value-type="percentage" office:value="0.212765957446809" calcext:value-type="percentage">
            <text:p>21%</text:p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22" calcext:value-type="float">
            <text:p>82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.693" calcext:value-type="float">
            <text:p>95.693</text:p>
          </table:table-cell>
          <table:table-cell table:style-name="ce4" table:formula="of:=IF([.W21]/([.W21]+[.X21])&gt;0;[.W21]/([.W21]+[.X21]);&quot;&quot;)">
            <text:p/>
          </table:table-cell>
          <table:table-cell table:style-name="ce4" table:formula="of:=IF([.W21]+[.Z21]&gt;0; IF([.W21]/([.W21]+[.Z21])&gt;0;[.W21]/([.W21]+[.Z21]);&quot;&quot;);&quot;-&quot;)">
            <text:p/>
          </table:table-cell>
          <table:table-cell table:style-name="ce4" table:formula="of:=IF( [.W21]&gt;0 ;   (5*[.W21]/(5*[.W21]+4*[.Z21]+[.X21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6.857" calcext:value-type="float">
            <text:p>96.85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.971" calcext:value-type="float">
            <text:p>74.971</text:p>
          </table:table-cell>
          <table:table-cell table:style-name="ce15" table:formula="of:=IF([.AO21]/([.AO21]+[.AP21])&gt;0;[.AO21]/([.AO21]+[.AP21]);&quot;&quot;)" office:value-type="percentage" office:value="0.03" calcext:value-type="percentage">
            <text:p>3%</text:p>
          </table:table-cell>
          <table:table-cell table:style-name="ce15" table:formula="of:=IF([.AO21]+[.AR21]&gt;0; IF([.AO21]/([.AO21]+[.AR21])&gt;0;[.AO21]/([.AO21]+[.AR21]);&quot;&quot;);&quot;-&quot;)" office:value-type="percentage" office:value="0.222222222222222" calcext:value-type="percentage">
            <text:p>22%</text:p>
          </table:table-cell>
          <table:table-cell table:style-name="ce15" table:formula="of:=IF( [.AO21]&gt;0 ;   (5*[.AO21]/(5*[.AO21]+4*[.AR21]+[.AP21])) ; &quot;&quot; )" office:value-type="percentage" office:value="0.0974025974025974" calcext:value-type="percentage">
            <text:p>10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84.051" calcext:value-type="float">
            <text:p>84.051</text:p>
          </table:table-cell>
          <table:table-cell table:style-name="ce15" table:formula="of:=IF([.AX21]/([.AX21]+[.AY21])&gt;0;[.AX21]/([.AX21]+[.AY21]);&quot;&quot;)">
            <text:p/>
          </table:table-cell>
          <table:table-cell table:style-name="ce15" table:formula="of:=IF([.AX21]+[.BA21]&gt;0; IF([.AX21]/([.AX21]+[.BA21])&gt;0;[.AX21]/([.AX21]+[.BA21]);&quot;&quot;);&quot;-&quot;)">
            <text:p/>
          </table:table-cell>
          <table:table-cell table:style-name="ce15" table:formula="of:=IF( [.AX21]&gt;0 ;   (5*[.AX21]/(5*[.AX21]+4*[.BA21]+[.AY21])) ; &quot;&quot; )">
            <text:p/>
          </table:table-cell>
          <table:table-cell table:style-name="ce15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25" calcext:value-type="float">
            <text:p>8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8.719" calcext:value-type="float">
            <text:p>98.719</text:p>
          </table:table-cell>
          <table:table-cell table:style-name="ce15" table:formula="of:=IF([.BG21]/([.BG21]+[.BH21])&gt;0;[.BG21]/([.BG21]+[.BH21]);&quot;&quot;)" office:value-type="percentage" office:value="0.766666666666667" calcext:value-type="percentage">
            <text:p>77%</text:p>
          </table:table-cell>
          <table:table-cell table:style-name="ce15" table:formula="of:=IF([.BG21]+[.BJ21]&gt;0; IF([.BG21]/([.BG21]+[.BJ21])&gt;0;[.BG21]/([.BG21]+[.BJ21]);&quot;&quot;);&quot;-&quot;)" office:value-type="percentage" office:value="0.851851851851852" calcext:value-type="percentage">
            <text:p>85%</text:p>
          </table:table-cell>
          <table:table-cell table:style-name="ce15" table:formula="of:=IF( [.BG21]&gt;0 ;   (5*[.BG21]/(5*[.BG21]+4*[.BJ21]+[.BH21])) ; &quot;&quot; )" office:value-type="percentage" office:value="0.833333333333333" calcext:value-type="percentage">
            <text:p>83%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6.857" calcext:value-type="float">
            <text:p>96.857</text:p>
          </table:table-cell>
          <table:table-cell table:style-name="ce15" table:formula="of:=IF([.BP21]/([.BP21]+[.BQ21])&gt;0;[.BP21]/([.BP21]+[.BQ21]);&quot;&quot;)" office:value-type="string" office:string-value="" calcext:value-type="error">
            <text:p>#DIV/0!</text:p>
          </table:table-cell>
          <table:table-cell table:style-name="ce15" table:formula="of:=IF([.BP21]+[.BS21]&gt;0; IF([.BP21]/([.BP21]+[.BS21])&gt;0;[.BP21]/([.BP21]+[.BS21]);&quot;&quot;);&quot;-&quot;)">
            <text:p/>
          </table:table-cell>
          <table:table-cell table:style-name="ce15" table:formula="of:=IF( [.BP21]&gt;0 ;   (5*[.BP21]/(5*[.BP21]+4*[.BS21]+[.BQ21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6.857" calcext:value-type="float">
            <text:p>96.85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1586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0" office:value-type="string" calcext:value-type="string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878" calcext:value-type="float">
            <text:p>87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8.064" calcext:value-type="float">
            <text:p>88.064</text:p>
          </table:table-cell>
          <table:table-cell table:style-name="ce4" table:formula="of:=IF([.E22]/([.E22]+[.F22])&gt;0;[.E22]/([.E22]+[.F22]);&quot;&quot;)">
            <text:p/>
          </table:table-cell>
          <table:table-cell table:style-name="ce4" table:formula="of:=IF([.E22]+[.H22]&gt;0; IF([.E22]/([.E22]+[.H22])&gt;0;[.E22]/([.E22]+[.H22]);&quot;&quot;);&quot;-&quot;)">
            <text:p/>
          </table:table-cell>
          <table:table-cell table:style-name="ce4" table:formula="of:=IF( [.E22]&gt;0 ;   (5*[.E22]/(5*[.E22]+4*[.H22]+[.F22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918" calcext:value-type="float">
            <text:p>91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2.076" calcext:value-type="float">
            <text:p>92.076</text:p>
          </table:table-cell>
          <table:table-cell table:style-name="ce4" table:formula="of:=IF([.N22]/([.N22]+[.O22])&gt;0;[.N22]/([.N22]+[.O22]);&quot;&quot;)">
            <text:p/>
          </table:table-cell>
          <table:table-cell table:style-name="ce4" table:formula="of:=IF([.N22]+[.Q22]&gt;0; IF([.N22]/([.N22]+[.Q22])&gt;0;[.N22]/([.N22]+[.Q22]);&quot;&quot;);&quot;-&quot;)">
            <text:p/>
          </table:table-cell>
          <table:table-cell table:style-name="ce4" table:formula="of:=IF( [.N22]&gt;0 ;   (5*[.N22]/(5*[.N22]+4*[.Q22]+[.O22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78" calcext:value-type="float">
            <text:p>97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8.094" calcext:value-type="float">
            <text:p>98.094</text:p>
          </table:table-cell>
          <table:table-cell table:style-name="ce4" table:formula="of:=IF([.W22]/([.W22]+[.X22])&gt;0;[.W22]/([.W22]+[.X22]);&quot;&quot;)">
            <text:p/>
          </table:table-cell>
          <table:table-cell table:style-name="ce4" table:formula="of:=IF([.W22]+[.Z22]&gt;0; IF([.W22]/([.W22]+[.Z22])&gt;0;[.W22]/([.W22]+[.Z22]);&quot;&quot;);&quot;-&quot;)">
            <text:p/>
          </table:table-cell>
          <table:table-cell table:style-name="ce4" table:formula="of:=IF( [.W22]&gt;0 ;   (5*[.W22]/(5*[.W22]+4*[.Z22]+[.X22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9.097" calcext:value-type="float">
            <text:p>99.09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738" calcext:value-type="float">
            <text:p>73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4.022" calcext:value-type="float">
            <text:p>74.022</text:p>
          </table:table-cell>
          <table:table-cell table:style-name="ce4" table:formula="of:=IF([.AO22]/([.AO22]+[.AP22])&gt;0;[.AO22]/([.AO22]+[.AP22]);&quot;&quot;)">
            <text:p/>
          </table:table-cell>
          <table:table-cell table:style-name="ce4" table:formula="of:=IF([.AO22]+[.AR22]&gt;0; IF([.AO22]/([.AO22]+[.AR22])&gt;0;[.AO22]/([.AO22]+[.AR22]);&quot;&quot;);&quot;-&quot;)">
            <text:p/>
          </table:table-cell>
          <table:table-cell table:style-name="ce4" table:formula="of:=IF( [.AO22]&gt;0 ;   (5*[.AO22]/(5*[.AO22]+4*[.AR22]+[.AP22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788" calcext:value-type="float">
            <text:p>78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9.037" calcext:value-type="float">
            <text:p>79.037</text:p>
          </table:table-cell>
          <table:table-cell table:style-name="ce4" table:formula="of:=IF([.AX22]/([.AX22]+[.AY22])&gt;0;[.AX22]/([.AX22]+[.AY22]);&quot;&quot;)">
            <text:p/>
          </table:table-cell>
          <table:table-cell table:style-name="ce4" table:formula="of:=IF([.AX22]+[.BA22]&gt;0; IF([.AX22]/([.AX22]+[.BA22])&gt;0;[.AX22]/([.AX22]+[.BA22]);&quot;&quot;);&quot;-&quot;)">
            <text:p/>
          </table:table-cell>
          <table:table-cell table:style-name="ce4" table:formula="of:=IF( [.AX22]&gt;0 ;   (5*[.AX22]/(5*[.AX22]+4*[.BA22]+[.AY22])) ; &quot;&quot; )">
            <text:p/>
          </table:table-cell>
          <table:table-cell table:style-name="ce4"/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86" calcext:value-type="float">
            <text:p>98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699" calcext:value-type="float">
            <text:p>99.699</text:p>
          </table:table-cell>
          <table:table-cell table:style-name="ce15" table:formula="of:=IF([.BG22]/([.BG22]+[.BH22])&gt;0;[.BG22]/([.BG22]+[.BH22]);&quot;&quot;)" office:value-type="percentage" office:value="0.8" calcext:value-type="percentage">
            <text:p>80%</text:p>
          </table:table-cell>
          <table:table-cell table:style-name="ce15" table:formula="of:=IF([.BG22]+[.BJ22]&gt;0; IF([.BG22]/([.BG22]+[.BJ22])&gt;0;[.BG22]/([.BG22]+[.BJ22]);&quot;&quot;);&quot;-&quot;)" office:value-type="percentage" office:value="0.888888888888889" calcext:value-type="percentage">
            <text:p>89%</text:p>
          </table:table-cell>
          <table:table-cell table:style-name="ce15" table:formula="of:=IF( [.BG22]&gt;0 ;   (5*[.BG22]/(5*[.BG22]+4*[.BJ22]+[.BH22])) ; &quot;&quot; )" office:value-type="percentage" office:value="0.869565217391304" calcext:value-type="percentage">
            <text:p>87%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86" calcext:value-type="float">
            <text:p>98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799" calcext:value-type="float">
            <text:p>99.799</text:p>
          </table:table-cell>
          <table:table-cell table:style-name="ce4" table:formula="of:=IF([.BP22]/([.BP22]+[.BQ22])&gt;0;[.BP22]/([.BP22]+[.BQ22]);&quot;&quot;)" office:value-type="percentage" office:value="0.818181818181818" calcext:value-type="percentage">
            <text:p>81.8%</text:p>
          </table:table-cell>
          <table:table-cell table:style-name="ce4" table:formula="of:=IF([.BP22]+[.BS22]&gt;0; IF([.BP22]/([.BP22]+[.BS22])&gt;0;[.BP22]/([.BP22]+[.BS22]);&quot;&quot;);&quot;-&quot;)" office:value-type="percentage" office:value="1" calcext:value-type="percentage">
            <text:p>100.0%</text:p>
          </table:table-cell>
          <table:table-cell table:style-name="ce4" table:formula="of:=IF( [.BP22]&gt;0 ;   (5*[.BP22]/(5*[.BP22]+4*[.BS22]+[.BQ22])) ; &quot;&quot; )" office:value-type="percentage" office:value="0.957446808510638" calcext:value-type="percentage">
            <text:p>95.7%</text:p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9.097" calcext:value-type="float">
            <text:p>99.09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15864"/>
        </table:table-row>
        <table:table-row table:style-name="ro1">
          <table:table-cell table:style-name="ce1" table:number-columns-repeated="3"/>
          <table:table-cell table:style-name="ce10"/>
          <table:table-cell table:style-name="ce2" table:number-columns-repeated="5"/>
          <table:table-cell table:style-name="ce4" table:number-columns-repeated="4"/>
          <table:table-cell table:style-name="ce2" table:number-columns-repeated="5"/>
          <table:table-cell table:style-name="ce4" table:number-columns-repeated="4"/>
          <table:table-cell table:style-name="ce2" table:number-columns-repeated="5"/>
          <table:table-cell table:style-name="ce4" table:number-columns-repeated="3"/>
          <table:table-cell table:style-name="ce2" table:number-columns-repeated="15"/>
          <table:table-cell table:style-name="ce4" table:number-columns-repeated="3"/>
          <table:table-cell table:style-name="ce2" table:number-columns-repeated="6"/>
          <table:table-cell table:style-name="ce4" table:number-columns-repeated="4"/>
          <table:table-cell table:style-name="ce2" table:number-columns-repeated="5"/>
          <table:table-cell table:style-name="ce15" table:number-columns-repeated="3"/>
          <table:table-cell table:style-name="ce2" table:number-columns-repeated="6"/>
          <table:table-cell table:style-name="ce4" table:number-columns-repeated="3"/>
          <table:table-cell/>
          <table:table-cell table:style-name="ce2" table:number-columns-repeated="8"/>
          <table:table-cell table:number-columns-repeated="1586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style-name="ce10" office:value-type="string" calcext:value-type="string">
            <text:p>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8.683" calcext:value-type="float">
            <text:p>88.683</text:p>
          </table:table-cell>
          <table:table-cell table:style-name="ce4" table:formula="of:=IF([.E24]/([.E24]+[.F24])&gt;0;[.E24]/([.E24]+[.F24]);&quot;&quot;)">
            <text:p/>
          </table:table-cell>
          <table:table-cell table:style-name="ce4" table:formula="of:=IF([.E24]+[.H24]&gt;0; IF([.E24]/([.E24]+[.H24])&gt;0;[.E24]/([.E24]+[.H24]);&quot;&quot;);&quot;-&quot;)" office:value-type="string" office:string-value="-" calcext:value-type="string">
            <text:p>-</text:p>
          </table:table-cell>
          <table:table-cell table:style-name="ce4" table:formula="of:=IF( [.E24]&gt;0 ;   (5*[.E24]/(5*[.E24]+4*[.H24]+[.F24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84" calcext:value-type="float">
            <text:p>88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.947" calcext:value-type="float">
            <text:p>90.947</text:p>
          </table:table-cell>
          <table:table-cell table:style-name="ce4" table:formula="of:=IF([.N24]/([.N24]+[.O24])&gt;0;[.N24]/([.N24]+[.O24]);&quot;&quot;)">
            <text:p/>
          </table:table-cell>
          <table:table-cell table:style-name="ce4" table:formula="of:=IF([.N24]+[.Q24]&gt;0; IF([.N24]/([.N24]+[.Q24])&gt;0;[.N24]/([.N24]+[.Q24]);&quot;&quot;);&quot;-&quot;)" office:value-type="string" office:string-value="-" calcext:value-type="string">
            <text:p>-</text:p>
          </table:table-cell>
          <table:table-cell table:style-name="ce4" table:formula="of:=IF( [.N24]&gt;0 ;   (5*[.N24]/(5*[.N24]+4*[.Q24]+[.O24])) ; &quot;&quot; )">
            <text:p/>
          </table:table-cell>
          <table:table-cell table:style-name="ce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W24]/([.W24]+[.X24])&gt;0;[.W24]/([.W24]+[.X24]);&quot;&quot;)" office:value-type="string" office:string-value="" calcext:value-type="error">
            <text:p>#DIV/0!</text:p>
          </table:table-cell>
          <table:table-cell table:style-name="ce4" table:formula="of:=IF([.W24]+[.Z24]&gt;0; IF([.W24]/([.W24]+[.Z24])&gt;0;[.W24]/([.W24]+[.Z24]);&quot;&quot;);&quot;-&quot;)" office:value-type="string" office:string-value="-" calcext:value-type="string">
            <text:p>-</text:p>
          </table:table-cell>
          <table:table-cell table:style-name="ce4" table:formula="of:=IF( [.W24]&gt;0 ;   (5*[.W24]/(5*[.W24]+4*[.Z24]+[.X24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654" calcext:value-type="float">
            <text:p>6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7.284" calcext:value-type="float">
            <text:p>67.284</text:p>
          </table:table-cell>
          <table:table-cell table:style-name="ce4" table:formula="of:=IF([.AO24]/([.AO24]+[.AP24])&gt;0;[.AO24]/([.AO24]+[.AP24]);&quot;&quot;)">
            <text:p/>
          </table:table-cell>
          <table:table-cell table:style-name="ce4" table:formula="of:=IF([.AO24]+[.AR24]&gt;0; IF([.AO24]/([.AO24]+[.AR24])&gt;0;[.AO24]/([.AO24]+[.AR24]);&quot;&quot;);&quot;-&quot;)" office:value-type="string" office:string-value="-" calcext:value-type="string">
            <text:p>-</text:p>
          </table:table-cell>
          <table:table-cell table:style-name="ce4" table:formula="of:=IF( [.AO24]&gt;0 ;   (5*[.AO24]/(5*[.AO24]+4*[.AR24]+[.AP24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3.128" calcext:value-type="float">
            <text:p>83.128</text:p>
          </table:table-cell>
          <table:table-cell table:style-name="ce4" table:formula="of:=IF([.AX24]/([.AX24]+[.AY24])&gt;0;[.AX24]/([.AX24]+[.AY24]);&quot;&quot;)">
            <text:p/>
          </table:table-cell>
          <table:table-cell table:style-name="ce4" table:formula="of:=IF([.AX24]+[.BA24]&gt;0; IF([.AX24]/([.AX24]+[.BA24])&gt;0;[.AX24]/([.AX24]+[.BA24]);&quot;&quot;);&quot;-&quot;)" office:value-type="string" office:string-value="-" calcext:value-type="string">
            <text:p>-</text:p>
          </table:table-cell>
          <table:table-cell table:style-name="ce4" table:formula="of:=IF( [.AX24]&gt;0 ;   (5*[.AX24]/(5*[.AX24]+4*[.BA24]+[.AY24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64" calcext:value-type="float">
            <text:p>96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177" calcext:value-type="float">
            <text:p>99.177</text:p>
          </table:table-cell>
          <table:table-cell table:style-name="ce4" table:formula="of:=IF([.BG24]/([.BG24]+[.BH24])&gt;0;[.BG24]/([.BG24]+[.BH24]);&quot;&quot;)">
            <text:p/>
          </table:table-cell>
          <table:table-cell table:style-name="ce4" table:formula="of:=IF([.BG24]+[.BJ24]&gt;0; IF([.BG24]/([.BG24]+[.BJ24])&gt;0;[.BG24]/([.BG24]+[.BJ24]);&quot;&quot;);&quot;-&quot;)" office:value-type="string" office:string-value="-" calcext:value-type="string">
            <text:p>-</text:p>
          </table:table-cell>
          <table:table-cell table:style-name="ce4" table:formula="of:=IF( [.BG24]&gt;0 ;   (5*[.BG24]/(5*[.BG24]+4*[.BJ24]+[.BH24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P24]/([.BP24]+[.BQ24])&gt;0;[.BP24]/([.BP24]+[.BQ24]);&quot;&quot;)" office:value-type="string" office:string-value="" calcext:value-type="error">
            <text:p>#DIV/0!</text:p>
          </table:table-cell>
          <table:table-cell table:style-name="ce4" table:formula="of:=IF([.BP24]+[.BS24]&gt;0; IF([.BP24]/([.BP24]+[.BS24])&gt;0;[.BP24]/([.BP24]+[.BS24]);&quot;&quot;);&quot;-&quot;)" office:value-type="string" office:string-value="-" calcext:value-type="string">
            <text:p>-</text:p>
          </table:table-cell>
          <table:table-cell table:style-name="ce4" table:formula="of:=IF( [.BP24]&gt;0 ;   (5*[.BP24]/(5*[.BP24]+4*[.BS24]+[.BQ24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3"/>
          <table:table-cell table:number-columns-repeated="1586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number-columns-repeated="2"/>
          <table:table-cell table:style-name="ce10" office:value-type="string" calcext:value-type="string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739" calcext:value-type="float">
            <text:p>7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6.941" calcext:value-type="float">
            <text:p>86.941</text:p>
          </table:table-cell>
          <table:table-cell table:style-name="ce4" table:formula="of:=IF([.E25]/([.E25]+[.F25])&gt;0;[.E25]/([.E25]+[.F25]);&quot;&quot;)">
            <text:p/>
          </table:table-cell>
          <table:table-cell table:style-name="ce4" table:formula="of:=IF([.E25]+[.H25]&gt;0; IF([.E25]/([.E25]+[.H25])&gt;0;[.E25]/([.E25]+[.H25]);&quot;&quot;);&quot;-&quot;)">
            <text:p/>
          </table:table-cell>
          <table:table-cell table:style-name="ce4" table:formula="of:=IF( [.E25]&gt;0 ;   (5*[.E25]/(5*[.E25]+4*[.H25]+[.F25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9.294" calcext:value-type="float">
            <text:p>89.294</text:p>
          </table:table-cell>
          <table:table-cell table:style-name="ce4" table:formula="of:=IF([.N25]/([.N25]+[.O25])&gt;0;[.N25]/([.N25]+[.O25]);&quot;&quot;)">
            <text:p/>
          </table:table-cell>
          <table:table-cell table:style-name="ce4" table:formula="of:=IF([.N25]+[.Q25]&gt;0; IF([.N25]/([.N25]+[.Q25])&gt;0;[.N25]/([.N25]+[.Q25]);&quot;&quot;);&quot;-&quot;)">
            <text:p/>
          </table:table-cell>
          <table:table-cell table:style-name="ce4" table:formula="of:=IF( [.N25]&gt;0 ;   (5*[.N25]/(5*[.N25]+4*[.Q25]+[.O25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29" calcext:value-type="float">
            <text:p>8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7.529" calcext:value-type="float">
            <text:p>97.529</text:p>
          </table:table-cell>
          <table:table-cell table:style-name="ce4" table:formula="of:=IF([.W25]/([.W25]+[.X25])&gt;0;[.W25]/([.W25]+[.X25]);&quot;&quot;)">
            <text:p/>
          </table:table-cell>
          <table:table-cell table:style-name="ce4" table:formula="of:=IF([.W25]+[.Z25]&gt;0; IF([.W25]/([.W25]+[.Z25])&gt;0;[.W25]/([.W25]+[.Z25]);&quot;&quot;);&quot;-&quot;)">
            <text:p/>
          </table:table-cell>
          <table:table-cell table:style-name="ce4" table:formula="of:=IF( [.W25]&gt;0 ;   (5*[.W25]/(5*[.W25]+4*[.Z25]+[.X25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2" calcext:value-type="float">
            <text:p>99.88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1.647" calcext:value-type="float">
            <text:p>71.647</text:p>
          </table:table-cell>
          <table:table-cell table:style-name="ce4" table:formula="of:=IF([.AO25]/([.AO25]+[.AP25])&gt;0;[.AO25]/([.AO25]+[.AP25]);&quot;&quot;)">
            <text:p/>
          </table:table-cell>
          <table:table-cell table:style-name="ce4" table:formula="of:=IF([.AO25]+[.AR25]&gt;0; IF([.AO25]/([.AO25]+[.AR25])&gt;0;[.AO25]/([.AO25]+[.AR25]);&quot;&quot;);&quot;-&quot;)">
            <text:p/>
          </table:table-cell>
          <table:table-cell table:style-name="ce4" table:formula="of:=IF( [.AO25]&gt;0 ;   (5*[.AO25]/(5*[.AO25]+4*[.AR25]+[.AP25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89" calcext:value-type="float">
            <text:p>68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1.059" calcext:value-type="float">
            <text:p>81.059</text:p>
          </table:table-cell>
          <table:table-cell table:style-name="ce4" table:formula="of:=IF([.AX25]/([.AX25]+[.AY25])&gt;0;[.AX25]/([.AX25]+[.AY25]);&quot;&quot;)">
            <text:p/>
          </table:table-cell>
          <table:table-cell table:style-name="ce4" table:formula="of:=IF([.AX25]+[.BA25]&gt;0; IF([.AX25]/([.AX25]+[.BA25])&gt;0;[.AX25]/([.AX25]+[.BA25]);&quot;&quot;);&quot;-&quot;)">
            <text:p/>
          </table:table-cell>
          <table:table-cell table:style-name="ce4" table:formula="of:=IF( [.AX25]&gt;0 ;   (5*[.AX25]/(5*[.AX25]+4*[.BA25]+[.AY25])) ; &quot;&quot; )">
            <text:p/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40" calcext:value-type="float">
            <text:p>8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941" calcext:value-type="float">
            <text:p>98.941</text:p>
          </table:table-cell>
          <table:table-cell table:style-name="ce15" table:formula="of:=IF([.BG25]/([.BG25]+[.BH25])&gt;0;[.BG25]/([.BG25]+[.BH25]);&quot;&quot;)" office:value-type="percentage" office:value="0.1" calcext:value-type="percentage">
            <text:p>10%</text:p>
          </table:table-cell>
          <table:table-cell table:style-name="ce15" table:formula="of:=IF([.BG25]+[.BJ25]&gt;0; IF([.BG25]/([.BG25]+[.BJ25])&gt;0;[.BG25]/([.BG25]+[.BJ25]);&quot;&quot;);&quot;-&quot;)" office:value-type="percentage" office:value="1" calcext:value-type="percentage">
            <text:p>100%</text:p>
          </table:table-cell>
          <table:table-cell table:style-name="ce15" table:formula="of:=IF( [.BG25]&gt;0 ;   (5*[.BG25]/(5*[.BG25]+4*[.BJ25]+[.BH25])) ; &quot;&quot; )" office:value-type="percentage" office:value="0.357142857142857" calcext:value-type="percentage">
            <text:p>36%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2" calcext:value-type="float">
            <text:p>99.882</text:p>
          </table:table-cell>
          <table:table-cell table:style-name="ce4" table:formula="of:=IF([.BP25]/([.BP25]+[.BQ25])&gt;0;[.BP25]/([.BP25]+[.BQ25]);&quot;&quot;)" office:value-type="string" office:string-value="" calcext:value-type="error">
            <text:p>#DIV/0!</text:p>
          </table:table-cell>
          <table:table-cell table:style-name="ce4" table:formula="of:=IF([.BP25]+[.BS25]&gt;0; IF([.BP25]/([.BP25]+[.BS25])&gt;0;[.BP25]/([.BP25]+[.BS25]);&quot;&quot;);&quot;-&quot;)">
            <text:p/>
          </table:table-cell>
          <table:table-cell table:style-name="ce4" table:formula="of:=IF( [.BP25]&gt;0 ;   (5*[.BP25]/(5*[.BP25]+4*[.BS25]+[.BQ25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2" calcext:value-type="float">
            <text:p>99.88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1586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number-columns-repeated="2"/>
          <table:table-cell table:style-name="ce10" office:value-type="string" calcext:value-type="string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841" calcext:value-type="float">
            <text:p>84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8.34" calcext:value-type="float">
            <text:p>88.34</text:p>
          </table:table-cell>
          <table:table-cell table:style-name="ce4" table:formula="of:=IF([.E26]/([.E26]+[.F26])&gt;0;[.E26]/([.E26]+[.F26]);&quot;&quot;)">
            <text:p/>
          </table:table-cell>
          <table:table-cell table:style-name="ce4" table:formula="of:=IF([.E26]+[.H26]&gt;0; IF([.E26]/([.E26]+[.H26])&gt;0;[.E26]/([.E26]+[.H26]);&quot;&quot;);&quot;-&quot;)">
            <text:p/>
          </table:table-cell>
          <table:table-cell table:style-name="ce4" table:formula="of:=IF( [.E26]&gt;0 ;   (5*[.E26]/(5*[.E26]+4*[.H26]+[.F26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4.643" calcext:value-type="float">
            <text:p>94.643</text:p>
          </table:table-cell>
          <table:table-cell table:style-name="ce4" table:formula="of:=IF([.N26]/([.N26]+[.O26])&gt;0;[.N26]/([.N26]+[.O26]);&quot;&quot;)">
            <text:p/>
          </table:table-cell>
          <table:table-cell table:style-name="ce4" table:formula="of:=IF([.N26]+[.Q26]&gt;0; IF([.N26]/([.N26]+[.Q26])&gt;0;[.N26]/([.N26]+[.Q26]);&quot;&quot;);&quot;-&quot;)">
            <text:p/>
          </table:table-cell>
          <table:table-cell table:style-name="ce4" table:formula="of:=IF( [.N26]&gt;0 ;   (5*[.N26]/(5*[.N26]+4*[.Q26]+[.O26])) ; &quot;&quot; )">
            <text:p/>
          </table:table-cell>
          <table:table-cell table:style-name="ce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1" calcext:value-type="float">
            <text:p>9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95" calcext:value-type="float">
            <text:p>99.895</text:p>
          </table:table-cell>
          <table:table-cell table:style-name="ce4" table:formula="of:=IF([.W26]/([.W26]+[.X26])&gt;0;[.W26]/([.W26]+[.X26]);&quot;&quot;)" office:value-type="string" office:string-value="" calcext:value-type="error">
            <text:p>#DIV/0!</text:p>
          </table:table-cell>
          <table:table-cell table:style-name="ce4" table:formula="of:=IF([.W26]+[.Z26]&gt;0; IF([.W26]/([.W26]+[.Z26])&gt;0;[.W26]/([.W26]+[.Z26]);&quot;&quot;);&quot;-&quot;)">
            <text:p/>
          </table:table-cell>
          <table:table-cell table:style-name="ce4" table:formula="of:=IF( [.W26]&gt;0 ;   (5*[.W26]/(5*[.W26]+4*[.Z26]+[.X26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1" calcext:value-type="float">
            <text:p>9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95" calcext:value-type="float">
            <text:p>99.895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9.643" calcext:value-type="float">
            <text:p>69.643</text:p>
          </table:table-cell>
          <table:table-cell table:style-name="ce4" table:formula="of:=IF([.AO26]/([.AO26]+[.AP26])&gt;0;[.AO26]/([.AO26]+[.AP26]);&quot;&quot;)" office:value-type="percentage" office:value="0.00344827586206897" calcext:value-type="percentage">
            <text:p>0.3%</text:p>
          </table:table-cell>
          <table:table-cell table:style-name="ce4" table:formula="of:=IF([.AO26]+[.AR26]&gt;0; IF([.AO26]/([.AO26]+[.AR26])&gt;0;[.AO26]/([.AO26]+[.AR26]);&quot;&quot;);&quot;-&quot;)" office:value-type="percentage" office:value="1" calcext:value-type="percentage">
            <text:p>100.0%</text:p>
          </table:table-cell>
          <table:table-cell table:style-name="ce4" table:formula="of:=IF( [.AO26]&gt;0 ;   (5*[.AO26]/(5*[.AO26]+4*[.AR26]+[.AP26])) ; &quot;&quot; )" office:value-type="percentage" office:value="0.0170068027210884" calcext:value-type="percentage">
            <text:p>1.7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7.29" calcext:value-type="float">
            <text:p>87.29</text:p>
          </table:table-cell>
          <table:table-cell table:style-name="ce4" table:formula="of:=IF([.AX26]/([.AX26]+[.AY26])&gt;0;[.AX26]/([.AX26]+[.AY26]);&quot;&quot;)">
            <text:p/>
          </table:table-cell>
          <table:table-cell table:style-name="ce4" table:formula="of:=IF([.AX26]+[.BA26]&gt;0; IF([.AX26]/([.AX26]+[.BA26])&gt;0;[.AX26]/([.AX26]+[.BA26]);&quot;&quot;);&quot;-&quot;)">
            <text:p/>
          </table:table-cell>
          <table:table-cell table:style-name="ce4" table:formula="of:=IF( [.AX26]&gt;0 ;   (5*[.AX26]/(5*[.AX26]+4*[.BA26]+[.AY26])) ; &quot;&quot; )">
            <text:p/>
          </table:table-cell>
          <table:table-cell table:style-name="ce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1" calcext:value-type="float">
            <text:p>9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95" calcext:value-type="float">
            <text:p>99.895</text:p>
          </table:table-cell>
          <table:table-cell table:style-name="ce4" table:formula="of:=IF([.BG26]/([.BG26]+[.BH26])&gt;0;[.BG26]/([.BG26]+[.BH26]);&quot;&quot;)" office:value-type="string" office:string-value="" calcext:value-type="error">
            <text:p>#DIV/0!</text:p>
          </table:table-cell>
          <table:table-cell table:style-name="ce4" table:formula="of:=IF([.BG26]+[.BJ26]&gt;0; IF([.BG26]/([.BG26]+[.BJ26])&gt;0;[.BG26]/([.BG26]+[.BJ26]);&quot;&quot;);&quot;-&quot;)">
            <text:p/>
          </table:table-cell>
          <table:table-cell table:style-name="ce4" table:formula="of:=IF( [.BG26]&gt;0 ;   (5*[.BG26]/(5*[.BG26]+4*[.BJ26]+[.BH26])) ; &quot;&quot; )">
            <text:p/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951" calcext:value-type="float">
            <text:p>95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105" calcext:value-type="float">
            <text:p>0.105</text:p>
          </table:table-cell>
          <table:table-cell table:style-name="ce4" table:formula="of:=IF([.BP26]/([.BP26]+[.BQ26])&gt;0;[.BP26]/([.BP26]+[.BQ26]);&quot;&quot;)" office:value-type="percentage" office:value="0.00105042016806723" calcext:value-type="percentage">
            <text:p>0.1%</text:p>
          </table:table-cell>
          <table:table-cell table:style-name="ce4" table:formula="of:=IF([.BP26]+[.BS26]&gt;0; IF([.BP26]/([.BP26]+[.BS26])&gt;0;[.BP26]/([.BP26]+[.BS26]);&quot;&quot;);&quot;-&quot;)" office:value-type="percentage" office:value="1" calcext:value-type="percentage">
            <text:p>100.0%</text:p>
          </table:table-cell>
          <table:table-cell table:style-name="ce4" table:formula="of:=IF( [.BP26]&gt;0 ;   (5*[.BP26]/(5*[.BP26]+4*[.BS26]+[.BQ26])) ; &quot;&quot; )" office:value-type="percentage" office:value="0.00523012552301255" calcext:value-type="percentage">
            <text:p>0.5%</text:p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1" calcext:value-type="float">
            <text:p>9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95" calcext:value-type="float">
            <text:p>99.895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1586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number-columns-repeated="2"/>
          <table:table-cell table:style-name="ce10" office:value-type="string" calcext:value-type="string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721" calcext:value-type="float">
            <text:p>7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6.659" calcext:value-type="float">
            <text:p>86.659</text:p>
          </table:table-cell>
          <table:table-cell table:style-name="ce4" table:formula="of:=IF([.E27]/([.E27]+[.F27])&gt;0;[.E27]/([.E27]+[.F27]);&quot;&quot;)">
            <text:p/>
          </table:table-cell>
          <table:table-cell table:style-name="ce4" table:formula="of:=IF([.E27]+[.H27]&gt;0; IF([.E27]/([.E27]+[.H27])&gt;0;[.E27]/([.E27]+[.H27]);&quot;&quot;);&quot;-&quot;)">
            <text:p/>
          </table:table-cell>
          <table:table-cell table:style-name="ce4" table:formula="of:=IF( [.E27]&gt;0 ;   (5*[.E27]/(5*[.E27]+4*[.H27]+[.F27])) ; &quot;&quot; )">
            <text:p/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1.466" calcext:value-type="float">
            <text:p>91.466</text:p>
          </table:table-cell>
          <table:table-cell table:style-name="ce4" table:formula="of:=IF([.N27]/([.N27]+[.O27])&gt;0;[.N27]/([.N27]+[.O27]);&quot;&quot;)" office:value-type="percentage" office:value="0.0138888888888889" calcext:value-type="percentage">
            <text:p>1.4%</text:p>
          </table:table-cell>
          <table:table-cell table:style-name="ce4" table:formula="of:=IF([.N27]+[.Q27]&gt;0; IF([.N27]/([.N27]+[.Q27])&gt;0;[.N27]/([.N27]+[.Q27]);&quot;&quot;);&quot;-&quot;)" office:value-type="percentage" office:value="1" calcext:value-type="percentage">
            <text:p>100.0%</text:p>
          </table:table-cell>
          <table:table-cell table:style-name="ce4" table:formula="of:=IF( [.N27]&gt;0 ;   (5*[.N27]/(5*[.N27]+4*[.Q27]+[.O27])) ; &quot;&quot; )" office:value-type="percentage" office:value="0.0657894736842105" calcext:value-type="percentage">
            <text:p>6.6%</text:p>
          </table:table-cell>
          <table:table-cell table:style-name="ce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4" table:formula="of:=IF([.W27]/([.W27]+[.X27])&gt;0;[.W27]/([.W27]+[.X27]);&quot;&quot;)" office:value-type="string" office:string-value="" calcext:value-type="error">
            <text:p>#DIV/0!</text:p>
          </table:table-cell>
          <table:table-cell table:style-name="ce4" table:formula="of:=IF([.W27]+[.Z27]&gt;0; IF([.W27]/([.W27]+[.Z27])&gt;0;[.W27]/([.W27]+[.Z27]);&quot;&quot;);&quot;-&quot;)">
            <text:p/>
          </table:table-cell>
          <table:table-cell table:style-name="ce4" table:formula="of:=IF( [.W27]&gt;0 ;   (5*[.W27]/(5*[.W27]+4*[.Z27]+[.X27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660" calcext:value-type="float">
            <text:p>6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9.447" calcext:value-type="float">
            <text:p>79.447</text:p>
          </table:table-cell>
          <table:table-cell table:style-name="ce4" table:formula="of:=IF([.AO27]/([.AO27]+[.AP27])&gt;0;[.AO27]/([.AO27]+[.AP27]);&quot;&quot;)" office:value-type="percentage" office:value="0.00581395348837209" calcext:value-type="percentage">
            <text:p>0.6%</text:p>
          </table:table-cell>
          <table:table-cell table:style-name="ce4" table:formula="of:=IF([.AO27]+[.AR27]&gt;0; IF([.AO27]/([.AO27]+[.AR27])&gt;0;[.AO27]/([.AO27]+[.AR27]);&quot;&quot;);&quot;-&quot;)" office:value-type="percentage" office:value="1" calcext:value-type="percentage">
            <text:p>100.0%</text:p>
          </table:table-cell>
          <table:table-cell table:style-name="ce4" table:formula="of:=IF( [.AO27]&gt;0 ;   (5*[.AO27]/(5*[.AO27]+4*[.AR27]+[.AP27])) ; &quot;&quot; )" office:value-type="percentage" office:value="0.0284090909090909" calcext:value-type="percentage">
            <text:p>2.8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741" calcext:value-type="float">
            <text:p>74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9.062" calcext:value-type="float">
            <text:p>89.062</text:p>
          </table:table-cell>
          <table:table-cell table:style-name="ce4" table:formula="of:=IF([.AX27]/([.AX27]+[.AY27])&gt;0;[.AX27]/([.AX27]+[.AY27]);&quot;&quot;)">
            <text:p/>
          </table:table-cell>
          <table:table-cell table:style-name="ce4" table:formula="of:=IF([.AX27]+[.BA27]&gt;0; IF([.AX27]/([.AX27]+[.BA27])&gt;0;[.AX27]/([.AX27]+[.BA27]);&quot;&quot;);&quot;-&quot;)">
            <text:p/>
          </table:table-cell>
          <table:table-cell table:style-name="ce4" table:formula="of:=IF( [.AX27]&gt;0 ;   (5*[.AX27]/(5*[.AX27]+4*[.BA27]+[.AY27])) ; &quot;&quot; )">
            <text:p/>
          </table:table-cell>
          <table:table-cell table:style-name="ce4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830" calcext:value-type="float">
            <text:p>8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88" calcext:value-type="float">
            <text:p>99.88</text:p>
          </table:table-cell>
          <table:table-cell table:style-name="ce15" table:formula="of:=IF([.BG27]/([.BG27]+[.BH27])&gt;0;[.BG27]/([.BG27]+[.BH27]);&quot;&quot;)" office:value-type="percentage" office:value="0.5" calcext:value-type="percentage">
            <text:p>50%</text:p>
          </table:table-cell>
          <table:table-cell table:style-name="ce15" table:formula="of:=IF([.BG27]+[.BJ27]&gt;0; IF([.BG27]/([.BG27]+[.BJ27])&gt;0;[.BG27]/([.BG27]+[.BJ27]);&quot;&quot;);&quot;-&quot;)" office:value-type="percentage" office:value="1" calcext:value-type="percentage">
            <text:p>100%</text:p>
          </table:table-cell>
          <table:table-cell table:style-name="ce15" table:formula="of:=IF( [.BG27]&gt;0 ;   (5*[.BG27]/(5*[.BG27]+4*[.BJ27]+[.BH27])) ; &quot;&quot; )" office:value-type="percentage" office:value="0.833333333333333" calcext:value-type="percentage">
            <text:p>83%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4" table:formula="of:=IF([.BP27]/([.BP27]+[.BQ27])&gt;0;[.BP27]/([.BP27]+[.BQ27]);&quot;&quot;)" office:value-type="string" office:string-value="" calcext:value-type="error">
            <text:p>#DIV/0!</text:p>
          </table:table-cell>
          <table:table-cell table:style-name="ce4" table:formula="of:=IF([.BP27]+[.BS27]&gt;0; IF([.BP27]/([.BP27]+[.BS27])&gt;0;[.BP27]/([.BP27]+[.BS27]);&quot;&quot;);&quot;-&quot;)">
            <text:p/>
          </table:table-cell>
          <table:table-cell table:style-name="ce4" table:formula="of:=IF( [.BP27]&gt;0 ;   (5*[.BP27]/(5*[.BP27]+4*[.BS27]+[.BQ27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21" calcext:value-type="float">
            <text:p>8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.678" calcext:value-type="float">
            <text:p>98.67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number-columns-repeated="1586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number-columns-repeated="2"/>
          <table:table-cell table:style-name="ce10" office:value-type="string" calcext:value-type="string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14" calcext:value-type="float">
            <text:p>7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5.612" calcext:value-type="float">
            <text:p>85.612</text:p>
          </table:table-cell>
          <table:table-cell table:style-name="ce4" table:formula="of:=IF([.E28]/([.E28]+[.F28])&gt;0;[.E28]/([.E28]+[.F28]);&quot;&quot;)">
            <text:p/>
          </table:table-cell>
          <table:table-cell table:style-name="ce4" table:formula="of:=IF([.E28]+[.H28]&gt;0; IF([.E28]/([.E28]+[.H28])&gt;0;[.E28]/([.E28]+[.H28]);&quot;&quot;);&quot;-&quot;)" office:value-type="string" office:string-value="-" calcext:value-type="string">
            <text:p>-</text:p>
          </table:table-cell>
          <table:table-cell table:style-name="ce4" table:formula="of:=IF( [.E28]&gt;0 ;   (5*[.E28]/(5*[.E28]+4*[.H28]+[.F28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14" calcext:value-type="float">
            <text:p>8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.602" calcext:value-type="float">
            <text:p>97.602</text:p>
          </table:table-cell>
          <table:table-cell table:style-name="ce4" table:formula="of:=IF([.N28]/([.N28]+[.O28])&gt;0;[.N28]/([.N28]+[.O28]);&quot;&quot;)">
            <text:p/>
          </table:table-cell>
          <table:table-cell table:style-name="ce4" table:formula="of:=IF([.N28]+[.Q28]&gt;0; IF([.N28]/([.N28]+[.Q28])&gt;0;[.N28]/([.N28]+[.Q28]);&quot;&quot;);&quot;-&quot;)" office:value-type="string" office:string-value="-" calcext:value-type="string">
            <text:p>-</text:p>
          </table:table-cell>
          <table:table-cell table:style-name="ce4" table:formula="of:=IF( [.N28]&gt;0 ;   (5*[.N28]/(5*[.N28]+4*[.Q28]+[.O28])) ; &quot;&quot; )">
            <text:p/>
          </table:table-cell>
          <table:table-cell table:style-name="ce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W28]/([.W28]+[.X28])&gt;0;[.W28]/([.W28]+[.X28]);&quot;&quot;)" office:value-type="string" office:string-value="" calcext:value-type="error">
            <text:p>#DIV/0!</text:p>
          </table:table-cell>
          <table:table-cell table:style-name="ce4" table:formula="of:=IF([.W28]+[.Z28]&gt;0; IF([.W28]/([.W28]+[.Z28])&gt;0;[.W28]/([.W28]+[.Z28]);&quot;&quot;);&quot;-&quot;)" office:value-type="string" office:string-value="-" calcext:value-type="string">
            <text:p>-</text:p>
          </table:table-cell>
          <table:table-cell table:style-name="ce4" table:formula="of:=IF( [.W28]&gt;0 ;   (5*[.W28]/(5*[.W28]+4*[.Z28]+[.X28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694" calcext:value-type="float">
            <text:p>69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3.213" calcext:value-type="float">
            <text:p>83.213</text:p>
          </table:table-cell>
          <table:table-cell table:style-name="ce4" table:formula="of:=IF([.AO28]/([.AO28]+[.AP28])&gt;0;[.AO28]/([.AO28]+[.AP28]);&quot;&quot;)">
            <text:p/>
          </table:table-cell>
          <table:table-cell table:style-name="ce4" table:formula="of:=IF([.AO28]+[.AR28]&gt;0; IF([.AO28]/([.AO28]+[.AR28])&gt;0;[.AO28]/([.AO28]+[.AR28]);&quot;&quot;);&quot;-&quot;)" office:value-type="string" office:string-value="-" calcext:value-type="string">
            <text:p>-</text:p>
          </table:table-cell>
          <table:table-cell table:style-name="ce4" table:formula="of:=IF( [.AO28]&gt;0 ;   (5*[.AO28]/(5*[.AO28]+4*[.AR28]+[.AP28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704" calcext:value-type="float">
            <text:p>7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4.412" calcext:value-type="float">
            <text:p>84.412</text:p>
          </table:table-cell>
          <table:table-cell table:style-name="ce4" table:formula="of:=IF([.AX28]/([.AX28]+[.AY28])&gt;0;[.AX28]/([.AX28]+[.AY28]);&quot;&quot;)">
            <text:p/>
          </table:table-cell>
          <table:table-cell table:style-name="ce4" table:formula="of:=IF([.AX28]+[.BA28]&gt;0; IF([.AX28]/([.AX28]+[.BA28])&gt;0;[.AX28]/([.AX28]+[.BA28]);&quot;&quot;);&quot;-&quot;)" office:value-type="string" office:string-value="-" calcext:value-type="string">
            <text:p>-</text:p>
          </table:table-cell>
          <table:table-cell table:style-name="ce4" table:formula="of:=IF( [.AX28]&gt;0 ;   (5*[.AX28]/(5*[.AX28]+4*[.BA28]+[.AY28])) ; &quot;&quot; )">
            <text:p/>
          </table:table-cell>
          <table:table-cell table:style-name="ce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G28]/([.BG28]+[.BH28])&gt;0;[.BG28]/([.BG28]+[.BH28]);&quot;&quot;)" office:value-type="string" office:string-value="" calcext:value-type="error">
            <text:p>#DIV/0!</text:p>
          </table:table-cell>
          <table:table-cell table:style-name="ce4" table:formula="of:=IF([.BG28]+[.BJ28]&gt;0; IF([.BG28]/([.BG28]+[.BJ28])&gt;0;[.BG28]/([.BG28]+[.BJ28]);&quot;&quot;);&quot;-&quot;)" office:value-type="string" office:string-value="-" calcext:value-type="string">
            <text:p>-</text:p>
          </table:table-cell>
          <table:table-cell table:style-name="ce4" table:formula="of:=IF( [.BG28]&gt;0 ;   (5*[.BG28]/(5*[.BG28]+4*[.BJ28]+[.BH28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P28]/([.BP28]+[.BQ28])&gt;0;[.BP28]/([.BP28]+[.BQ28]);&quot;&quot;)" office:value-type="string" office:string-value="" calcext:value-type="error">
            <text:p>#DIV/0!</text:p>
          </table:table-cell>
          <table:table-cell table:style-name="ce4" table:formula="of:=IF([.BP28]+[.BS28]&gt;0; IF([.BP28]/([.BP28]+[.BS28])&gt;0;[.BP28]/([.BP28]+[.BS28]);&quot;&quot;);&quot;-&quot;)" office:value-type="string" office:string-value="-" calcext:value-type="string">
            <text:p>-</text:p>
          </table:table-cell>
          <table:table-cell table:style-name="ce4" table:formula="of:=IF( [.BP28]&gt;0 ;   (5*[.BP28]/(5*[.BP28]+4*[.BS28]+[.BQ28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801" calcext:value-type="float">
            <text:p>98.80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586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number-columns-repeated="2"/>
          <table:table-cell table:style-name="ce10" office:value-type="string" calcext:value-type="string">
            <text:p>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2.877" calcext:value-type="float">
            <text:p>82.877</text:p>
          </table:table-cell>
          <table:table-cell table:style-name="ce4" table:formula="of:=IF([.E29]/([.E29]+[.F29])&gt;0;[.E29]/([.E29]+[.F29]);&quot;&quot;)">
            <text:p/>
          </table:table-cell>
          <table:table-cell table:style-name="ce4" table:formula="of:=IF([.E29]+[.H29]&gt;0; IF([.E29]/([.E29]+[.H29])&gt;0;[.E29]/([.E29]+[.H29]);&quot;&quot;);&quot;-&quot;)" office:value-type="string" office:string-value="-" calcext:value-type="string">
            <text:p>-</text:p>
          </table:table-cell>
          <table:table-cell table:style-name="ce4" table:formula="of:=IF( [.E29]&gt;0 ;   (5*[.E29]/(5*[.E29]+4*[.H29]+[.F29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2.009" calcext:value-type="float">
            <text:p>92.009</text:p>
          </table:table-cell>
          <table:table-cell table:style-name="ce4" table:formula="of:=IF([.N29]/([.N29]+[.O29])&gt;0;[.N29]/([.N29]+[.O29]);&quot;&quot;)">
            <text:p/>
          </table:table-cell>
          <table:table-cell table:style-name="ce4" table:formula="of:=IF([.N29]+[.Q29]&gt;0; IF([.N29]/([.N29]+[.Q29])&gt;0;[.N29]/([.N29]+[.Q29]);&quot;&quot;);&quot;-&quot;)" office:value-type="string" office:string-value="-" calcext:value-type="string">
            <text:p>-</text:p>
          </table:table-cell>
          <table:table-cell table:style-name="ce4" table:formula="of:=IF( [.N29]&gt;0 ;   (5*[.N29]/(5*[.N29]+4*[.Q29]+[.O29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66" calcext:value-type="float">
            <text:p>8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858" calcext:value-type="float">
            <text:p>98.858</text:p>
          </table:table-cell>
          <table:table-cell table:style-name="ce4" table:formula="of:=IF([.W29]/([.W29]+[.X29])&gt;0;[.W29]/([.W29]+[.X29]);&quot;&quot;)">
            <text:p/>
          </table:table-cell>
          <table:table-cell table:style-name="ce4" table:formula="of:=IF([.W29]+[.Z29]&gt;0; IF([.W29]/([.W29]+[.Z29])&gt;0;[.W29]/([.W29]+[.Z29]);&quot;&quot;);&quot;-&quot;)" office:value-type="string" office:string-value="-" calcext:value-type="string">
            <text:p>-</text:p>
          </table:table-cell>
          <table:table-cell table:style-name="ce4" table:formula="of:=IF( [.W29]&gt;0 ;   (5*[.W29]/(5*[.W29]+4*[.Z29]+[.X29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66" calcext:value-type="float">
            <text:p>6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6.027" calcext:value-type="float">
            <text:p>76.027</text:p>
          </table:table-cell>
          <table:table-cell table:style-name="ce4" table:formula="of:=IF([.AO29]/([.AO29]+[.AP29])&gt;0;[.AO29]/([.AO29]+[.AP29]);&quot;&quot;)">
            <text:p/>
          </table:table-cell>
          <table:table-cell table:style-name="ce4" table:formula="of:=IF([.AO29]+[.AR29]&gt;0; IF([.AO29]/([.AO29]+[.AR29])&gt;0;[.AO29]/([.AO29]+[.AR29]);&quot;&quot;);&quot;-&quot;)" office:value-type="string" office:string-value="-" calcext:value-type="string">
            <text:p>-</text:p>
          </table:table-cell>
          <table:table-cell table:style-name="ce4" table:formula="of:=IF( [.AO29]&gt;0 ;   (5*[.AO29]/(5*[.AO29]+4*[.AR29]+[.AP29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66" calcext:value-type="float">
            <text:p>6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6.027" calcext:value-type="float">
            <text:p>76.027</text:p>
          </table:table-cell>
          <table:table-cell table:style-name="ce4" table:formula="of:=IF([.AX29]/([.AX29]+[.AY29])&gt;0;[.AX29]/([.AX29]+[.AY29]);&quot;&quot;)">
            <text:p/>
          </table:table-cell>
          <table:table-cell table:style-name="ce4" table:formula="of:=IF([.AX29]+[.BA29]&gt;0; IF([.AX29]/([.AX29]+[.BA29])&gt;0;[.AX29]/([.AX29]+[.BA29]);&quot;&quot;);&quot;-&quot;)" office:value-type="string" office:string-value="-" calcext:value-type="string">
            <text:p>-</text:p>
          </table:table-cell>
          <table:table-cell table:style-name="ce4" table:formula="of:=IF( [.AX29]&gt;0 ;   (5*[.AX29]/(5*[.AX29]+4*[.BA29]+[.AY29])) ; &quot;&quot; )">
            <text:p/>
          </table:table-cell>
          <table:table-cell table:style-name="ce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G29]/([.BG29]+[.BH29])&gt;0;[.BG29]/([.BG29]+[.BH29]);&quot;&quot;)" office:value-type="string" office:string-value="" calcext:value-type="error">
            <text:p>#DIV/0!</text:p>
          </table:table-cell>
          <table:table-cell table:style-name="ce4" table:formula="of:=IF([.BG29]+[.BJ29]&gt;0; IF([.BG29]/([.BG29]+[.BJ29])&gt;0;[.BG29]/([.BG29]+[.BJ29]);&quot;&quot;);&quot;-&quot;)" office:value-type="string" office:string-value="-" calcext:value-type="string">
            <text:p>-</text:p>
          </table:table-cell>
          <table:table-cell table:style-name="ce4" table:formula="of:=IF( [.BG29]&gt;0 ;   (5*[.BG29]/(5*[.BG29]+4*[.BJ29]+[.BH29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P29]/([.BP29]+[.BQ29])&gt;0;[.BP29]/([.BP29]+[.BQ29]);&quot;&quot;)" office:value-type="string" office:string-value="" calcext:value-type="error">
            <text:p>#DIV/0!</text:p>
          </table:table-cell>
          <table:table-cell table:style-name="ce4" table:formula="of:=IF([.BP29]+[.BS29]&gt;0; IF([.BP29]/([.BP29]+[.BS29])&gt;0;[.BP29]/([.BP29]+[.BS29]);&quot;&quot;);&quot;-&quot;)" office:value-type="string" office:string-value="-" calcext:value-type="string">
            <text:p>-</text:p>
          </table:table-cell>
          <table:table-cell table:style-name="ce4" table:formula="of:=IF( [.BP29]&gt;0 ;   (5*[.BP29]/(5*[.BP29]+4*[.BS29]+[.BQ29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3"/>
          <table:table-cell table:number-columns-repeated="15864"/>
        </table:table-row>
        <table:table-row table:style-name="ro1">
          <table:table-cell table:number-columns-repeated="15948"/>
        </table:table-row>
        <table:table-row table:style-name="ro1">
          <table:table-cell table:number-columns-repeated="3"/>
          <table:table-cell table:style-name="ce10"/>
          <table:table-cell table:style-name="ce10" office:value-type="string" calcext:value-type="string" table:number-columns-spanned="8" table:number-rows-spanned="1">
            <text:p>bin_lstm_ae_0.1885370619_0.0755709241_10</text:p>
          </table:table-cell>
          <table:covered-table-cell table:number-columns-repeated="5" table:style-name="ce12"/>
          <table:covered-table-cell table:number-columns-repeated="2" table:style-name="ce16"/>
          <table:table-cell table:style-name="ce16"/>
          <table:table-cell table:style-name="ce10" office:value-type="string" calcext:value-type="string" table:number-columns-spanned="8" table:number-rows-spanned="1">
            <text:p>bin_conv_lstm_ae_0.1242134049_0.0519020283_10</text:p>
          </table:table-cell>
          <table:covered-table-cell table:number-columns-repeated="5" table:style-name="ce12"/>
          <table:covered-table-cell table:number-columns-repeated="2" table:style-name="ce16"/>
          <table:table-cell table:style-name="ce16"/>
          <table:table-cell table:style-name="ce10" office:value-type="string" calcext:value-type="string" table:number-columns-spanned="7" table:number-rows-spanned="1">
            <text:p>bin_attn_ae_r_0.0646089474_0.0365322228_10</text:p>
          </table:table-cell>
          <table:covered-table-cell table:number-columns-repeated="5" table:style-name="ce3"/>
          <table:covered-table-cell table:style-name="ce5"/>
          <table:table-cell table:style-name="ce16" table:number-columns-repeated="2"/>
          <table:table-cell table:style-name="ce10" office:value-type="string" calcext:value-type="string" table:number-columns-spanned="8" table:number-rows-spanned="1">
            <text:p>bin_predictor_r_0.2415315821_0.0385661498_10</text:p>
          </table:table-cell>
          <table:covered-table-cell table:number-columns-repeated="5" table:style-name="ce12"/>
          <table:covered-table-cell table:number-columns-repeated="2" table:style-name="ce16"/>
          <table:table-cell table:style-name="ce16"/>
          <table:table-cell table:style-name="ce10" office:value-type="string" calcext:value-type="string" table:number-columns-spanned="8" table:number-rows-spanned="1">
            <text:p>bin_attn_ae_a_0.1293097577_0.0249805062_10</text:p>
          </table:table-cell>
          <table:covered-table-cell table:number-columns-repeated="5" table:style-name="ce12"/>
          <table:covered-table-cell table:number-columns-repeated="2" table:style-name="ce16"/>
          <table:table-cell table:style-name="ce16"/>
          <table:table-cell table:style-name="ce10" office:value-type="string" calcext:value-type="string" table:number-columns-spanned="8" table:number-rows-spanned="1">
            <text:p>bin_predictor_a_0.290685258_0.2229711902_10</text:p>
          </table:table-cell>
          <table:covered-table-cell table:number-columns-repeated="5" table:style-name="ce12"/>
          <table:covered-table-cell table:number-columns-repeated="2" table:style-name="ce16"/>
          <table:table-cell table:style-name="ce16"/>
          <table:table-cell table:style-name="ce10" office:value-type="string" calcext:value-type="string" table:number-columns-spanned="7" table:number-rows-spanned="1">
            <text:p>bin_pca_0.3489583333_0.0551839314_10</text:p>
          </table:table-cell>
          <table:covered-table-cell table:number-columns-repeated="5" table:style-name="ce3"/>
          <table:covered-table-cell table:style-name="ce5"/>
          <table:table-cell table:style-name="ce16" table:number-columns-repeated="2"/>
          <table:table-cell table:style-name="ce10" office:value-type="string" calcext:value-type="string" table:number-columns-spanned="7" table:number-rows-spanned="1">
            <text:p>bin_mne_0.6744791667_0.2682291667_10</text:p>
          </table:table-cell>
          <table:covered-table-cell table:number-columns-repeated="5" table:style-name="ce3"/>
          <table:covered-table-cell table:style-name="ce5"/>
          <table:table-cell table:number-columns-repeated="2"/>
          <table:table-cell table:style-name="ce10" office:value-type="string" calcext:value-type="string" table:number-columns-spanned="7" table:number-rows-spanned="1">
            <text:p>bin_classifier_0.1250736593_0.016175669_10</text:p>
          </table:table-cell>
          <table:covered-table-cell table:number-columns-repeated="5" table:style-name="ce3"/>
          <table:covered-table-cell table:style-name="ce5"/>
          <table:table-cell table:number-columns-repeated="15865"/>
        </table:table-row>
        <table:table-row table:style-name="ro1">
          <table:table-cell table:number-columns-repeated="3"/>
          <table:table-cell table:style-name="ce10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N</text:p>
          </table:table-cell>
          <table:table-cell table:style-name="ce10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 table:style-name="ce10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N</text:p>
          </table:table-cell>
          <table:table-cell table:style-name="ce10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 table:style-name="ce10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N</text:p>
          </table:table-cell>
          <table:table-cell table:style-name="ce10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 table:style-name="ce10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N</text:p>
          </table:table-cell>
          <table:table-cell table:style-name="ce10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 table:style-name="ce10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N</text:p>
          </table:table-cell>
          <table:table-cell table:style-name="ce10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 table:style-name="ce10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N</text:p>
          </table:table-cell>
          <table:table-cell table:style-name="ce10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 table:style-name="ce10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N</text:p>
          </table:table-cell>
          <table:table-cell table:style-name="ce10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 table:style-name="ce10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N</text:p>
          </table:table-cell>
          <table:table-cell table:style-name="ce10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N</text:p>
          </table:table-cell>
          <table:table-cell table:style-name="ce10" office:value-type="string" calcext:value-type="string">
            <text:p>Accuracy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number-columns-repeated="15865"/>
        </table:table-row>
        <table:table-row table:style-name="ro1">
          <table:table-cell table:number-columns-repeated="3"/>
          <table:table-cell table:style-name="ce10" office:value-type="string" calcext:value-type="string">
            <text:p>Night</text:p>
          </table:table-cell>
          <table:table-cell table:style-name="ce2" table:number-columns-repeated="71"/>
          <table:table-cell/>
          <table:table-cell table:style-name="ce2" table:number-columns-repeated="7"/>
          <table:table-cell table:number-columns-repeated="1586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number-columns-repeated="2"/>
          <table:table-cell table:style-name="ce10" office:value-type="string" calcext:value-type="string">
            <text:p>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788" calcext:value-type="float">
            <text:p>78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1.119" calcext:value-type="float">
            <text:p>71.119</text:p>
          </table:table-cell>
          <table:table-cell table:style-name="ce4" table:formula="of:=IF([.E34]/([.E34]+[.F34])&gt;0;[.E34]/([.E34]+[.F34]);&quot;&quot;)">
            <text:p/>
          </table:table-cell>
          <table:table-cell table:style-name="ce4" table:formula="of:=IF([.E34]+[.H34]&gt;0; IF([.E34]/([.E34]+[.H34])&gt;0;[.E34]/([.E34]+[.H34]);&quot;&quot;);&quot;-&quot;)" office:value-type="string" office:string-value="-" calcext:value-type="string">
            <text:p>-</text:p>
          </table:table-cell>
          <table:table-cell table:style-name="ce4" table:formula="of:=IF( [.E34]&gt;0 ;   (5*[.E34]/(5*[.E34]+4*[.H34]+[.F34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928" calcext:value-type="float">
            <text:p>9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3.755" calcext:value-type="float">
            <text:p>83.755</text:p>
          </table:table-cell>
          <table:table-cell table:style-name="ce15" table:formula="of:=IF([.N34]/([.N34]+[.O34])&gt;0;[.N34]/([.N34]+[.O34]);&quot;&quot;)">
            <text:p/>
          </table:table-cell>
          <table:table-cell table:style-name="ce15" table:formula="of:=IF([.N34]+[.Q34]&gt;0; IF([.N34]/([.N34]+[.Q34])&gt;0;[.N34]/([.N34]+[.Q34]);&quot;&quot;);&quot;-&quot;)" office:value-type="string" office:string-value="-" calcext:value-type="string">
            <text:p>-</text:p>
          </table:table-cell>
          <table:table-cell table:style-name="ce15" table:formula="of:=IF( [.N34]&gt;0 ;   (5*[.N34]/(5*[.N34]+4*[.Q34]+[.O34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88" calcext:value-type="float">
            <text:p>108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195" calcext:value-type="float">
            <text:p>98.195</text:p>
          </table:table-cell>
          <table:table-cell table:style-name="ce4" table:formula="of:=IF([.W34]/([.W34]+[.X34])&gt;0;[.W34]/([.W34]+[.X34]);&quot;&quot;)">
            <text:p/>
          </table:table-cell>
          <table:table-cell table:style-name="ce4" table:formula="of:=IF([.W34]+[.Z34]&gt;0; IF([.W34]/([.W34]+[.Z34])&gt;0;[.W34]/([.W34]+[.Z34]);&quot;&quot;);&quot;-&quot;)" office:value-type="string" office:string-value="-" calcext:value-type="string">
            <text:p>-</text:p>
          </table:table-cell>
          <table:table-cell table:style-name="ce4" table:formula="of:=IF( [.W34]&gt;0 ;   (5*[.W34]/(5*[.W34]+4*[.Z34]+[.X34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08" calcext:value-type="float">
            <text:p>11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AF34]/([.AF34]+[.AG34])&gt;0;[.AF34]/([.AF34]+[.AG34]);&quot;&quot;)" office:value-type="string" office:string-value="" calcext:value-type="error">
            <text:p>#DIV/0!</text:p>
          </table:table-cell>
          <table:table-cell table:style-name="ce4" table:formula="of:=IF([.AF34]+[.AI34]&gt;0; IF([.AF34]/([.AF34]+[.AI34])&gt;0;[.AF34]/([.AF34]+[.AI34]);&quot;&quot;);&quot;-&quot;)" office:value-type="string" office:string-value="-" calcext:value-type="string">
            <text:p>-</text:p>
          </table:table-cell>
          <table:table-cell table:style-name="ce4" table:formula="of:=IF( [.AF34]&gt;0 ;   (5*[.AF34]/(5*[.AF34]+4*[.AI34]+[.AG34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668" calcext:value-type="float">
            <text:p>6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0.289" calcext:value-type="float">
            <text:p>60.289</text:p>
          </table:table-cell>
          <table:table-cell table:style-name="ce4" table:formula="of:=IF([.AO34]/([.AO34]+[.AP34])&gt;0;[.AO34]/([.AO34]+[.AP34]);&quot;&quot;)">
            <text:p/>
          </table:table-cell>
          <table:table-cell table:style-name="ce4" table:formula="of:=IF([.AO34]+[.AR34]&gt;0; IF([.AO34]/([.AO34]+[.AR34])&gt;0;[.AO34]/([.AO34]+[.AR34]);&quot;&quot;);&quot;-&quot;)" office:value-type="string" office:string-value="-" calcext:value-type="string">
            <text:p>-</text:p>
          </table:table-cell>
          <table:table-cell table:style-name="ce4" table:formula="of:=IF( [.AO34]&gt;0 ;   (5*[.AO34]/(5*[.AO34]+4*[.AR34]+[.AP34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714" calcext:value-type="float">
            <text:p>7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4.44" calcext:value-type="float">
            <text:p>64.44</text:p>
          </table:table-cell>
          <table:table-cell table:style-name="ce4" table:formula="of:=IF([.AX34]/([.AX34]+[.AY34])&gt;0;[.AX34]/([.AX34]+[.AY34]);&quot;&quot;)">
            <text:p/>
          </table:table-cell>
          <table:table-cell table:style-name="ce4" table:formula="of:=IF([.AX34]+[.BA34]&gt;0; IF([.AX34]/([.AX34]+[.BA34])&gt;0;[.AX34]/([.AX34]+[.BA34]);&quot;&quot;);&quot;-&quot;)" office:value-type="string" office:string-value="-" calcext:value-type="string">
            <text:p>-</text:p>
          </table:table-cell>
          <table:table-cell table:style-name="ce4" table:formula="of:=IF( [.AX34]&gt;0 ;   (5*[.AX34]/(5*[.AX34]+4*[.BA34]+[.AY34])) ; &quot;&quot; )">
            <text:p/>
          </table:table-cell>
          <table:table-cell table:style-name="ce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08" calcext:value-type="float">
            <text:p>11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G34]/([.BG34]+[.BH34])&gt;0;[.BG34]/([.BG34]+[.BH34]);&quot;&quot;)" office:value-type="string" office:string-value="" calcext:value-type="error">
            <text:p>#DIV/0!</text:p>
          </table:table-cell>
          <table:table-cell table:style-name="ce4" table:formula="of:=IF([.BG34]+[.BJ34]&gt;0; IF([.BG34]/([.BG34]+[.BJ34])&gt;0;[.BG34]/([.BG34]+[.BJ34]);&quot;&quot;);&quot;-&quot;)" office:value-type="string" office:string-value="-" calcext:value-type="string">
            <text:p>-</text:p>
          </table:table-cell>
          <table:table-cell table:style-name="ce4" table:formula="of:=IF( [.BG34]&gt;0 ;   (5*[.BG34]/(5*[.BG34]+4*[.BJ34]+[.BH34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08" calcext:value-type="float">
            <text:p>11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P34]/([.BP34]+[.BQ34])&gt;0;[.BP34]/([.BP34]+[.BQ34]);&quot;&quot;)" office:value-type="string" office:string-value="" calcext:value-type="error">
            <text:p>#DIV/0!</text:p>
          </table:table-cell>
          <table:table-cell table:style-name="ce4" table:formula="of:=IF([.BP34]+[.BS34]&gt;0; IF([.BP34]/([.BP34]+[.BS34])&gt;0;[.BP34]/([.BP34]+[.BS34]);&quot;&quot;);&quot;-&quot;)" office:value-type="string" office:string-value="-" calcext:value-type="string">
            <text:p>-</text:p>
          </table:table-cell>
          <table:table-cell table:style-name="ce4" table:formula="of:=IF( [.BP34]&gt;0 ;   (5*[.BP34]/(5*[.BP34]+4*[.BS34]+[.BQ34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08" calcext:value-type="float">
            <text:p>11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1586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10" office:value-type="string" calcext:value-type="string">
            <text:p>2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69.067" calcext:value-type="float">
            <text:p>69.067</text:p>
          </table:table-cell>
          <table:table-cell table:style-name="ce15" table:formula="of:=IF([.E35]/([.E35]+[.F35])&gt;0;[.E35]/([.E35]+[.F35]);&quot;&quot;)" office:value-type="percentage" office:value="0.065625" calcext:value-type="percentage">
            <text:p>7%</text:p>
          </table:table-cell>
          <table:table-cell table:style-name="ce15" table:formula="of:=IF([.E35]+[.H35]&gt;0; IF([.E35]/([.E35]+[.H35])&gt;0;[.E35]/([.E35]+[.H35]);&quot;&quot;);&quot;-&quot;)" office:value-type="percentage" office:value="0.368421052631579" calcext:value-type="percentage">
            <text:p>37%</text:p>
          </table:table-cell>
          <table:table-cell table:style-name="ce15" table:formula="of:=IF( [.E35]&gt;0 ;   (5*[.E35]/(5*[.E35]+4*[.H35]+[.F35])) ; &quot;&quot; )" office:value-type="percentage" office:value="0.191605839416058" calcext:value-type="percentage">
            <text:p>19%</text:p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81.81" calcext:value-type="float">
            <text:p>81.81</text:p>
          </table:table-cell>
          <table:table-cell table:style-name="ce15" table:formula="of:=IF([.N35]/([.N35]+[.O35])&gt;0;[.N35]/([.N35]+[.O35]);&quot;&quot;)">
            <text:p/>
          </table:table-cell>
          <table:table-cell table:style-name="ce15" table:formula="of:=IF([.N35]+[.Q35]&gt;0; IF([.N35]/([.N35]+[.Q35])&gt;0;[.N35]/([.N35]+[.Q35]);&quot;&quot;);&quot;-&quot;)">
            <text:p/>
          </table:table-cell>
          <table:table-cell table:style-name="ce15" table:formula="of:=IF( [.N35]&gt;0 ;   (5*[.N35]/(5*[.N35]+4*[.Q35]+[.O35])) ; &quot;&quot; )">
            <text:p/>
          </table:table-cell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984" calcext:value-type="float">
            <text:p>98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92.521" calcext:value-type="float">
            <text:p>92.521</text:p>
          </table:table-cell>
          <table:table-cell table:style-name="ce15" table:formula="of:=IF([.W35]/([.W35]+[.X35])&gt;0;[.W35]/([.W35]+[.X35]);&quot;&quot;)" office:value-type="percentage" office:value="0.3" calcext:value-type="percentage">
            <text:p>30%</text:p>
          </table:table-cell>
          <table:table-cell table:style-name="ce15" table:formula="of:=IF([.W35]+[.Z35]&gt;0; IF([.W35]/([.W35]+[.Z35])&gt;0;[.W35]/([.W35]+[.Z35]);&quot;&quot;);&quot;-&quot;)" office:value-type="percentage" office:value="0.315789473684211" calcext:value-type="percentage">
            <text:p>32%</text:p>
          </table:table-cell>
          <table:table-cell table:style-name="ce15" table:formula="of:=IF( [.W35]&gt;0 ;   (5*[.W35]/(5*[.W35]+4*[.Z35]+[.X35])) ; &quot;&quot; )" office:value-type="percentage" office:value="0.3125" calcext:value-type="percentage">
            <text:p>31%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6" calcext:value-type="float">
            <text:p>102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4.737" calcext:value-type="float">
            <text:p>94.737</text:p>
          </table:table-cell>
          <table:table-cell table:style-name="ce15" table:formula="of:=IF([.AF35]/([.AF35]+[.AG35])&gt;0;[.AF35]/([.AF35]+[.AG35]);&quot;&quot;)" office:value-type="string" office:string-value="" calcext:value-type="error">
            <text:p>#DIV/0!</text:p>
          </table:table-cell>
          <table:table-cell table:style-name="ce15" table:formula="of:=IF([.AF35]+[.AI35]&gt;0; IF([.AF35]/([.AF35]+[.AI35])&gt;0;[.AF35]/([.AF35]+[.AI35]);&quot;&quot;);&quot;-&quot;)">
            <text:p/>
          </table:table-cell>
          <table:table-cell table:style-name="ce15" table:formula="of:=IF( [.AF35]&gt;0 ;   (5*[.AF35]/(5*[.AF35]+4*[.AI35]+[.AG35])) ; &quot;&quot; )">
            <text:p/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426" calcext:value-type="float">
            <text:p>42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1.182" calcext:value-type="float">
            <text:p>41.182</text:p>
          </table:table-cell>
          <table:table-cell table:style-name="ce15" table:formula="of:=IF([.AO35]/([.AO35]+[.AP35])&gt;0;[.AO35]/([.AO35]+[.AP35]);&quot;&quot;)" office:value-type="percentage" office:value="0.032258064516129" calcext:value-type="percentage">
            <text:p>3%</text:p>
          </table:table-cell>
          <table:table-cell table:style-name="ce15" table:formula="of:=IF([.AO35]+[.AR35]&gt;0; IF([.AO35]/([.AO35]+[.AR35])&gt;0;[.AO35]/([.AO35]+[.AR35]);&quot;&quot;);&quot;-&quot;)" office:value-type="percentage" office:value="0.350877192982456" calcext:value-type="percentage">
            <text:p>35%</text:p>
          </table:table-cell>
          <table:table-cell table:style-name="ce15" table:formula="of:=IF( [.AO35]&gt;0 ;   (5*[.AO35]/(5*[.AO35]+4*[.AR35]+[.AP35])) ; &quot;&quot; )" office:value-type="percentage" office:value="0.117924528301887" calcext:value-type="percentage">
            <text:p>12%</text:p>
          </table:table-cell>
          <table:table-cell table:style-name="ce2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742" calcext:value-type="float">
            <text:p>74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70.545" calcext:value-type="float">
            <text:p>70.545</text:p>
          </table:table-cell>
          <table:table-cell table:style-name="ce15" table:formula="of:=IF([.AX35]/([.AX35]+[.AY35])&gt;0;[.AX35]/([.AX35]+[.AY35]);&quot;&quot;)" office:value-type="percentage" office:value="0.0718954248366013" calcext:value-type="percentage">
            <text:p>7%</text:p>
          </table:table-cell>
          <table:table-cell table:style-name="ce15" table:formula="of:=IF([.AX35]+[.BA35]&gt;0; IF([.AX35]/([.AX35]+[.BA35])&gt;0;[.AX35]/([.AX35]+[.BA35]);&quot;&quot;);&quot;-&quot;)" office:value-type="percentage" office:value="0.385964912280702" calcext:value-type="percentage">
            <text:p>39%</text:p>
          </table:table-cell>
          <table:table-cell table:style-name="ce15" table:formula="of:=IF( [.AX35]&gt;0 ;   (5*[.AX35]/(5*[.AX35]+4*[.BA35]+[.AY35])) ; &quot;&quot; )" office:value-type="percentage" office:value="0.205992509363296" calcext:value-type="percentage">
            <text:p>21%</text:p>
          </table:table-cell>
          <table:table-cell table:style-name="ce15"/>
          <table:table-cell table:style-name="ce2" office:value-type="float" office:value="0" calcext:value-type="float">
            <text:p>0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2.715" calcext:value-type="float">
            <text:p>22.715</text:p>
          </table:table-cell>
          <table:table-cell table:style-name="ce15" table:formula="of:=IF([.BG35]/([.BG35]+[.BH35])&gt;0;[.BG35]/([.BG35]+[.BH35]);&quot;&quot;)">
            <text:p/>
          </table:table-cell>
          <table:table-cell table:style-name="ce15" table:formula="of:=IF([.BG35]+[.BJ35]&gt;0; IF([.BG35]/([.BG35]+[.BJ35])&gt;0;[.BG35]/([.BG35]+[.BJ35]);&quot;&quot;);&quot;-&quot;)">
            <text:p/>
          </table:table-cell>
          <table:table-cell table:style-name="ce15" table:formula="of:=IF( [.BG35]&gt;0 ;   (5*[.BG35]/(5*[.BG35]+4*[.BJ35]+[.BH35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6" calcext:value-type="float">
            <text:p>102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4.737" calcext:value-type="float">
            <text:p>94.737</text:p>
          </table:table-cell>
          <table:table-cell table:style-name="ce15" table:formula="of:=IF([.BP35]/([.BP35]+[.BQ35])&gt;0;[.BP35]/([.BP35]+[.BQ35]);&quot;&quot;)" office:value-type="string" office:string-value="" calcext:value-type="error">
            <text:p>#DIV/0!</text:p>
          </table:table-cell>
          <table:table-cell table:style-name="ce15" table:formula="of:=IF([.BP35]+[.BS35]&gt;0; IF([.BP35]/([.BP35]+[.BS35])&gt;0;[.BP35]/([.BP35]+[.BS35]);&quot;&quot;);&quot;-&quot;)">
            <text:p/>
          </table:table-cell>
          <table:table-cell table:style-name="ce15" table:formula="of:=IF( [.BP35]&gt;0 ;   (5*[.BP35]/(5*[.BP35]+4*[.BS35]+[.BQ35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6" calcext:value-type="float">
            <text:p>102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4.737" calcext:value-type="float">
            <text:p>94.73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1586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  <table:table-cell table:style-name="ce10" office:value-type="string" calcext:value-type="string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655" calcext:value-type="float">
            <text:p>65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76.601" calcext:value-type="float">
            <text:p>76.601</text:p>
          </table:table-cell>
          <table:table-cell table:style-name="ce15" table:formula="of:=IF([.E36]/([.E36]+[.F36])&gt;0;[.E36]/([.E36]+[.F36]);&quot;&quot;)" office:value-type="percentage" office:value="0.0166666666666667" calcext:value-type="percentage">
            <text:p>2%</text:p>
          </table:table-cell>
          <table:table-cell table:style-name="ce15" table:formula="of:=IF([.E36]+[.H36]&gt;0; IF([.E36]/([.E36]+[.H36])&gt;0;[.E36]/([.E36]+[.H36]);&quot;&quot;);&quot;-&quot;)" office:value-type="percentage" office:value="0.111111111111111" calcext:value-type="percentage">
            <text:p>11%</text:p>
          </table:table-cell>
          <table:table-cell table:style-name="ce15" table:formula="of:=IF( [.E36]&gt;0 ;   (5*[.E36]/(5*[.E36]+4*[.H36]+[.F36])) ; &quot;&quot; )" office:value-type="percentage" office:value="0.0520833333333333" calcext:value-type="percentage">
            <text:p>5%</text:p>
          </table:table-cell>
          <table:table-cell table:style-name="ce4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2.421" calcext:value-type="float">
            <text:p>82.421</text:p>
          </table:table-cell>
          <table:table-cell table:style-name="ce15" table:formula="of:=IF([.N36]/([.N36]+[.O36])&gt;0;[.N36]/([.N36]+[.O36]);&quot;&quot;)" office:value-type="percentage" office:value="0.1125" calcext:value-type="percentage">
            <text:p>11%</text:p>
          </table:table-cell>
          <table:table-cell table:style-name="ce15" table:formula="of:=IF([.N36]+[.Q36]&gt;0; IF([.N36]/([.N36]+[.Q36])&gt;0;[.N36]/([.N36]+[.Q36]);&quot;&quot;);&quot;-&quot;)" office:value-type="percentage" office:value="0.666666666666667" calcext:value-type="percentage">
            <text:p>67%</text:p>
          </table:table-cell>
          <table:table-cell table:style-name="ce15" table:formula="of:=IF( [.N36]&gt;0 ;   (5*[.N36]/(5*[.N36]+4*[.Q36]+[.O36])) ; &quot;&quot; )" office:value-type="percentage" office:value="0.335820895522388" calcext:value-type="percentage">
            <text:p>34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12" calcext:value-type="float">
            <text:p>81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4.529" calcext:value-type="float">
            <text:p>94.529</text:p>
          </table:table-cell>
          <table:table-cell table:style-name="ce15" table:formula="of:=IF([.W36]/([.W36]+[.X36])&gt;0;[.W36]/([.W36]+[.X36]);&quot;&quot;)">
            <text:p/>
          </table:table-cell>
          <table:table-cell table:style-name="ce15" table:formula="of:=IF([.W36]+[.Z36]&gt;0; IF([.W36]/([.W36]+[.Z36])&gt;0;[.W36]/([.W36]+[.Z36]);&quot;&quot;);&quot;-&quot;)">
            <text:p/>
          </table:table-cell>
          <table:table-cell table:style-name="ce15" table:formula="of:=IF( [.W36]&gt;0 ;   (5*[.W36]/(5*[.W36]+4*[.Z36]+[.X36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6.857" calcext:value-type="float">
            <text:p>96.857</text:p>
          </table:table-cell>
          <table:table-cell table:style-name="ce4" table:formula="of:=IF([.AF36]/([.AF36]+[.AG36])&gt;0;[.AF36]/([.AF36]+[.AG36]);&quot;&quot;)" office:value-type="string" office:string-value="" calcext:value-type="error">
            <text:p>#DIV/0!</text:p>
          </table:table-cell>
          <table:table-cell table:style-name="ce4" table:formula="of:=IF([.AF36]+[.AI36]&gt;0; IF([.AF36]/([.AF36]+[.AI36])&gt;0;[.AF36]/([.AF36]+[.AI36]);&quot;&quot;);&quot;-&quot;)">
            <text:p/>
          </table:table-cell>
          <table:table-cell table:style-name="ce4" table:formula="of:=IF( [.AF36]&gt;0 ;   (5*[.AF36]/(5*[.AF36]+4*[.AI36]+[.AG36])) ; &quot;&quot; )">
            <text:p/>
          </table:table-cell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329" calcext:value-type="float">
            <text:p>329</text:p>
          </table:table-cell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1.35" calcext:value-type="float">
            <text:p>61.35</text:p>
          </table:table-cell>
          <table:table-cell table:style-name="ce15" table:formula="of:=IF([.AO36]/([.AO36]+[.AP36])&gt;0;[.AO36]/([.AO36]+[.AP36]);&quot;&quot;)" office:value-type="percentage" office:value="0.0679886685552408" calcext:value-type="percentage">
            <text:p>7%</text:p>
          </table:table-cell>
          <table:table-cell table:style-name="ce15" table:formula="of:=IF([.AO36]+[.AR36]&gt;0; IF([.AO36]/([.AO36]+[.AR36])&gt;0;[.AO36]/([.AO36]+[.AR36]);&quot;&quot;);&quot;-&quot;)" office:value-type="percentage" office:value="0.888888888888889" calcext:value-type="percentage">
            <text:p>89%</text:p>
          </table:table-cell>
          <table:table-cell table:style-name="ce15" table:formula="of:=IF( [.AO36]&gt;0 ;   (5*[.AO36]/(5*[.AO36]+4*[.AR36]+[.AP36])) ; &quot;&quot; )" office:value-type="percentage" office:value="0.260303687635575" calcext:value-type="percentage">
            <text:p>26%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647" calcext:value-type="float">
            <text:p>64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75.437" calcext:value-type="float">
            <text:p>75.437</text:p>
          </table:table-cell>
          <table:table-cell table:style-name="ce15" table:formula="of:=IF([.AX36]/([.AX36]+[.AY36])&gt;0;[.AX36]/([.AX36]+[.AY36]);&quot;&quot;)" office:value-type="percentage" office:value="0.00537634408602151" calcext:value-type="percentage">
            <text:p>1%</text:p>
          </table:table-cell>
          <table:table-cell table:style-name="ce15" table:formula="of:=IF([.AX36]+[.BA36]&gt;0; IF([.AX36]/([.AX36]+[.BA36])&gt;0;[.AX36]/([.AX36]+[.BA36]);&quot;&quot;);&quot;-&quot;)" office:value-type="percentage" office:value="0.037037037037037" calcext:value-type="percentage">
            <text:p>4%</text:p>
          </table:table-cell>
          <table:table-cell table:style-name="ce15" table:formula="of:=IF( [.AX36]&gt;0 ;   (5*[.AX36]/(5*[.AX36]+4*[.BA36]+[.AY36])) ; &quot;&quot; )" office:value-type="percentage" office:value="0.0170068027210884" calcext:value-type="percentage">
            <text:p>2%</text:p>
          </table:table-cell>
          <table:table-cell table:style-name="ce15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815" calcext:value-type="float">
            <text:p>8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7.555" calcext:value-type="float">
            <text:p>97.555</text:p>
          </table:table-cell>
          <table:table-cell table:style-name="ce15" table:formula="of:=IF([.BG36]/([.BG36]+[.BH36])&gt;0;[.BG36]/([.BG36]+[.BH36]);&quot;&quot;)" office:value-type="percentage" office:value="0.575" calcext:value-type="percentage">
            <text:p>58%</text:p>
          </table:table-cell>
          <table:table-cell table:style-name="ce15" table:formula="of:=IF([.BG36]+[.BJ36]&gt;0; IF([.BG36]/([.BG36]+[.BJ36])&gt;0;[.BG36]/([.BG36]+[.BJ36]);&quot;&quot;);&quot;-&quot;)" office:value-type="percentage" office:value="0.851851851851852" calcext:value-type="percentage">
            <text:p>85%</text:p>
          </table:table-cell>
          <table:table-cell table:style-name="ce15" table:formula="of:=IF( [.BG36]&gt;0 ;   (5*[.BG36]/(5*[.BG36]+4*[.BJ36]+[.BH36])) ; &quot;&quot; )" office:value-type="percentage" office:value="0.777027027027027" calcext:value-type="percentage">
            <text:p>78%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6.857" calcext:value-type="float">
            <text:p>96.857</text:p>
          </table:table-cell>
          <table:table-cell table:style-name="ce15" table:formula="of:=IF([.BP36]/([.BP36]+[.BQ36])&gt;0;[.BP36]/([.BP36]+[.BQ36]);&quot;&quot;)" office:value-type="string" office:string-value="" calcext:value-type="error">
            <text:p>#DIV/0!</text:p>
          </table:table-cell>
          <table:table-cell table:style-name="ce15" table:formula="of:=IF([.BP36]+[.BS36]&gt;0; IF([.BP36]/([.BP36]+[.BS36])&gt;0;[.BP36]/([.BP36]+[.BS36]);&quot;&quot;);&quot;-&quot;)">
            <text:p/>
          </table:table-cell>
          <table:table-cell table:style-name="ce15" table:formula="of:=IF( [.BP36]&gt;0 ;   (5*[.BP36]/(5*[.BP36]+4*[.BS36]+[.BQ36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6.857" calcext:value-type="float">
            <text:p>96.85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1586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0" office:value-type="string" calcext:value-type="string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7.031" calcext:value-type="float">
            <text:p>77.031</text:p>
          </table:table-cell>
          <table:table-cell table:style-name="ce15" table:formula="of:=IF([.E37]/([.E37]+[.F37])&gt;0;[.E37]/([.E37]+[.F37]);&quot;&quot;)">
            <text:p/>
          </table:table-cell>
          <table:table-cell table:style-name="ce15" table:formula="of:=IF([.E37]+[.H37]&gt;0; IF([.E37]/([.E37]+[.H37])&gt;0;[.E37]/([.E37]+[.H37]);&quot;&quot;);&quot;-&quot;)">
            <text:p/>
          </table:table-cell>
          <table:table-cell table:style-name="ce15" table:formula="of:=IF( [.E37]&gt;0 ;   (5*[.E37]/(5*[.E37]+4*[.H37]+[.F37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68" calcext:value-type="float">
            <text:p>86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7.061" calcext:value-type="float">
            <text:p>87.061</text:p>
          </table:table-cell>
          <table:table-cell table:style-name="ce15" table:formula="of:=IF([.N37]/([.N37]+[.O37])&gt;0;[.N37]/([.N37]+[.O37]);&quot;&quot;)">
            <text:p/>
          </table:table-cell>
          <table:table-cell table:style-name="ce15" table:formula="of:=IF([.N37]+[.Q37]&gt;0; IF([.N37]/([.N37]+[.Q37])&gt;0;[.N37]/([.N37]+[.Q37]);&quot;&quot;);&quot;-&quot;)">
            <text:p/>
          </table:table-cell>
          <table:table-cell table:style-name="ce15" table:formula="of:=IF( [.N37]&gt;0 ;   (5*[.N37]/(5*[.N37]+4*[.Q37]+[.O37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68" calcext:value-type="float">
            <text:p>96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7.091" calcext:value-type="float">
            <text:p>97.091</text:p>
          </table:table-cell>
          <table:table-cell table:style-name="ce4" table:formula="of:=IF([.W37]/([.W37]+[.X37])&gt;0;[.W37]/([.W37]+[.X37]);&quot;&quot;)">
            <text:p/>
          </table:table-cell>
          <table:table-cell table:style-name="ce4" table:formula="of:=IF([.W37]+[.Z37]&gt;0; IF([.W37]/([.W37]+[.Z37])&gt;0;[.W37]/([.W37]+[.Z37]);&quot;&quot;);&quot;-&quot;)">
            <text:p/>
          </table:table-cell>
          <table:table-cell table:style-name="ce4" table:formula="of:=IF( [.W37]&gt;0 ;   (5*[.W37]/(5*[.W37]+4*[.Z37]+[.X37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9.097" calcext:value-type="float">
            <text:p>99.097</text:p>
          </table:table-cell>
          <table:table-cell table:style-name="ce4" table:formula="of:=IF([.AF37]/([.AF37]+[.AG37])&gt;0;[.AF37]/([.AF37]+[.AG37]);&quot;&quot;)" office:value-type="string" office:string-value="" calcext:value-type="error">
            <text:p>#DIV/0!</text:p>
          </table:table-cell>
          <table:table-cell table:style-name="ce4" table:formula="of:=IF([.AF37]+[.AI37]&gt;0; IF([.AF37]/([.AF37]+[.AI37])&gt;0;[.AF37]/([.AF37]+[.AI37]);&quot;&quot;);&quot;-&quot;)">
            <text:p/>
          </table:table-cell>
          <table:table-cell table:style-name="ce4" table:formula="of:=IF( [.AF37]&gt;0 ;   (5*[.AF37]/(5*[.AF37]+4*[.AI37]+[.AG37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4.965" calcext:value-type="float">
            <text:p>54.965</text:p>
          </table:table-cell>
          <table:table-cell table:style-name="ce4" table:formula="of:=IF([.AO37]/([.AO37]+[.AP37])&gt;0;[.AO37]/([.AO37]+[.AP37]);&quot;&quot;)">
            <text:p/>
          </table:table-cell>
          <table:table-cell table:style-name="ce4" table:formula="of:=IF([.AO37]+[.AR37]&gt;0; IF([.AO37]/([.AO37]+[.AR37])&gt;0;[.AO37]/([.AO37]+[.AR37]);&quot;&quot;);&quot;-&quot;)">
            <text:p/>
          </table:table-cell>
          <table:table-cell table:style-name="ce4" table:formula="of:=IF( [.AO37]&gt;0 ;   (5*[.AO37]/(5*[.AO37]+4*[.AR37]+[.AP37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628" calcext:value-type="float">
            <text:p>62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2.989" calcext:value-type="float">
            <text:p>62.989</text:p>
          </table:table-cell>
          <table:table-cell table:style-name="ce4" table:formula="of:=IF([.AX37]/([.AX37]+[.AY37])&gt;0;[.AX37]/([.AX37]+[.AY37]);&quot;&quot;)">
            <text:p/>
          </table:table-cell>
          <table:table-cell table:style-name="ce4" table:formula="of:=IF([.AX37]+[.BA37]&gt;0; IF([.AX37]/([.AX37]+[.BA37])&gt;0;[.AX37]/([.AX37]+[.BA37]);&quot;&quot;);&quot;-&quot;)">
            <text:p/>
          </table:table-cell>
          <table:table-cell table:style-name="ce4" table:formula="of:=IF( [.AX37]&gt;0 ;   (5*[.AX37]/(5*[.AX37]+4*[.BA37]+[.AY37])) ; &quot;&quot; )">
            <text:p/>
          </table:table-cell>
          <table:table-cell table:style-name="ce4"/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86" calcext:value-type="float">
            <text:p>98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799" calcext:value-type="float">
            <text:p>99.799</text:p>
          </table:table-cell>
          <table:table-cell table:style-name="ce15" table:formula="of:=IF([.BG37]/([.BG37]+[.BH37])&gt;0;[.BG37]/([.BG37]+[.BH37]);&quot;&quot;)" office:value-type="percentage" office:value="0.818181818181818" calcext:value-type="percentage">
            <text:p>82%</text:p>
          </table:table-cell>
          <table:table-cell table:style-name="ce15" table:formula="of:=IF([.BG37]+[.BJ37]&gt;0; IF([.BG37]/([.BG37]+[.BJ37])&gt;0;[.BG37]/([.BG37]+[.BJ37]);&quot;&quot;);&quot;-&quot;)" office:value-type="percentage" office:value="1" calcext:value-type="percentage">
            <text:p>100%</text:p>
          </table:table-cell>
          <table:table-cell table:style-name="ce15" table:formula="of:=IF( [.BG37]&gt;0 ;   (5*[.BG37]/(5*[.BG37]+4*[.BJ37]+[.BH37])) ; &quot;&quot; )" office:value-type="percentage" office:value="0.957446808510638" calcext:value-type="percentage">
            <text:p>96%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86" calcext:value-type="float">
            <text:p>98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799" calcext:value-type="float">
            <text:p>99.799</text:p>
          </table:table-cell>
          <table:table-cell table:style-name="ce15" table:formula="of:=IF([.BP37]/([.BP37]+[.BQ37])&gt;0;[.BP37]/([.BP37]+[.BQ37]);&quot;&quot;)" office:value-type="percentage" office:value="0.818181818181818" calcext:value-type="percentage">
            <text:p>82%</text:p>
          </table:table-cell>
          <table:table-cell table:style-name="ce15" table:formula="of:=IF([.BP37]+[.BS37]&gt;0; IF([.BP37]/([.BP37]+[.BS37])&gt;0;[.BP37]/([.BP37]+[.BS37]);&quot;&quot;);&quot;-&quot;)" office:value-type="percentage" office:value="1" calcext:value-type="percentage">
            <text:p>100%</text:p>
          </table:table-cell>
          <table:table-cell table:style-name="ce15" table:formula="of:=IF( [.BP37]&gt;0 ;   (5*[.BP37]/(5*[.BP37]+4*[.BS37]+[.BQ37])) ; &quot;&quot; )" office:value-type="percentage" office:value="0.957446808510638" calcext:value-type="percentage">
            <text:p>96%</text:p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9.097" calcext:value-type="float">
            <text:p>99.09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15865"/>
        </table:table-row>
        <table:table-row table:style-name="ro1">
          <table:table-cell table:style-name="ce1" table:number-columns-repeated="3"/>
          <table:table-cell table:style-name="ce10"/>
          <table:table-cell table:style-name="ce2" table:number-columns-repeated="5"/>
          <table:table-cell table:style-name="ce15" table:number-columns-repeated="3"/>
          <table:table-cell table:style-name="ce4"/>
          <table:table-cell table:style-name="ce2" table:number-columns-repeated="5"/>
          <table:table-cell table:style-name="ce15" table:number-columns-repeated="3"/>
          <table:table-cell table:style-name="ce2" table:number-columns-repeated="6"/>
          <table:table-cell table:style-name="ce4" table:number-columns-repeated="3"/>
          <table:table-cell table:style-name="ce2" table:number-columns-repeated="6"/>
          <table:table-cell table:style-name="ce4" table:number-columns-repeated="3"/>
          <table:table-cell table:style-name="ce2" table:number-columns-repeated="6"/>
          <table:table-cell table:style-name="ce4" table:number-columns-repeated="3"/>
          <table:table-cell table:style-name="ce2" table:number-columns-repeated="6"/>
          <table:table-cell table:style-name="ce4" table:number-columns-repeated="4"/>
          <table:table-cell table:style-name="ce2" table:number-columns-repeated="5"/>
          <table:table-cell table:style-name="ce15" table:number-columns-repeated="3"/>
          <table:table-cell table:style-name="ce2" table:number-columns-repeated="6"/>
          <table:table-cell table:style-name="ce15" table:number-columns-repeated="3"/>
          <table:table-cell/>
          <table:table-cell table:style-name="ce2" table:number-columns-repeated="7"/>
          <table:table-cell table:number-columns-repeated="1586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style-name="ce10" office:value-type="string" calcext:value-type="string">
            <text:p>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9.424" calcext:value-type="float">
            <text:p>79.424</text:p>
          </table:table-cell>
          <table:table-cell table:style-name="ce15" table:formula="of:=IF([.E39]/([.E39]+[.F39])&gt;0;[.E39]/([.E39]+[.F39]);&quot;&quot;)">
            <text:p/>
          </table:table-cell>
          <table:table-cell table:style-name="ce15" table:formula="of:=IF([.E39]+[.H39]&gt;0; IF([.E39]/([.E39]+[.H39])&gt;0;[.E39]/([.E39]+[.H39]);&quot;&quot;);&quot;-&quot;)" office:value-type="string" office:string-value="-" calcext:value-type="string">
            <text:p>-</text:p>
          </table:table-cell>
          <table:table-cell table:style-name="ce15" table:formula="of:=IF( [.E39]&gt;0 ;   (5*[.E39]/(5*[.E39]+4*[.H39]+[.F39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794" calcext:value-type="float">
            <text:p>79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1.687" calcext:value-type="float">
            <text:p>81.687</text:p>
          </table:table-cell>
          <table:table-cell table:style-name="ce15" table:formula="of:=IF([.N39]/([.N39]+[.O39])&gt;0;[.N39]/([.N39]+[.O39]);&quot;&quot;)">
            <text:p/>
          </table:table-cell>
          <table:table-cell table:style-name="ce15" table:formula="of:=IF([.N39]+[.Q39]&gt;0; IF([.N39]/([.N39]+[.Q39])&gt;0;[.N39]/([.N39]+[.Q39]);&quot;&quot;);&quot;-&quot;)" office:value-type="string" office:string-value="-" calcext:value-type="string">
            <text:p>-</text:p>
          </table:table-cell>
          <table:table-cell table:style-name="ce15" table:formula="of:=IF( [.N39]&gt;0 ;   (5*[.N39]/(5*[.N39]+4*[.Q39]+[.O39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W39]/([.W39]+[.X39])&gt;0;[.W39]/([.W39]+[.X39]);&quot;&quot;)" office:value-type="string" office:string-value="" calcext:value-type="error">
            <text:p>#DIV/0!</text:p>
          </table:table-cell>
          <table:table-cell table:style-name="ce4" table:formula="of:=IF([.W39]+[.Z39]&gt;0; IF([.W39]/([.W39]+[.Z39])&gt;0;[.W39]/([.W39]+[.Z39]);&quot;&quot;);&quot;-&quot;)" office:value-type="string" office:string-value="-" calcext:value-type="string">
            <text:p>-</text:p>
          </table:table-cell>
          <table:table-cell table:style-name="ce4" table:formula="of:=IF( [.W39]&gt;0 ;   (5*[.W39]/(5*[.W39]+4*[.Z39]+[.X39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AF39]/([.AF39]+[.AG39])&gt;0;[.AF39]/([.AF39]+[.AG39]);&quot;&quot;)" office:value-type="string" office:string-value="" calcext:value-type="error">
            <text:p>#DIV/0!</text:p>
          </table:table-cell>
          <table:table-cell table:style-name="ce4" table:formula="of:=IF([.AF39]+[.AI39]&gt;0; IF([.AF39]/([.AF39]+[.AI39])&gt;0;[.AF39]/([.AF39]+[.AI39]);&quot;&quot;);&quot;-&quot;)" office:value-type="string" office:string-value="-" calcext:value-type="string">
            <text:p>-</text:p>
          </table:table-cell>
          <table:table-cell table:style-name="ce4" table:formula="of:=IF( [.AF39]&gt;0 ;   (5*[.AF39]/(5*[.AF39]+4*[.AI39]+[.AG39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558" calcext:value-type="float">
            <text:p>558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.593" calcext:value-type="float">
            <text:p>42.593</text:p>
          </table:table-cell>
          <table:table-cell table:style-name="ce4" table:formula="of:=IF([.AO39]/([.AO39]+[.AP39])&gt;0;[.AO39]/([.AO39]+[.AP39]);&quot;&quot;)">
            <text:p/>
          </table:table-cell>
          <table:table-cell table:style-name="ce4" table:formula="of:=IF([.AO39]+[.AR39]&gt;0; IF([.AO39]/([.AO39]+[.AR39])&gt;0;[.AO39]/([.AO39]+[.AR39]);&quot;&quot;);&quot;-&quot;)" office:value-type="string" office:string-value="-" calcext:value-type="string">
            <text:p>-</text:p>
          </table:table-cell>
          <table:table-cell table:style-name="ce4" table:formula="of:=IF( [.AO39]&gt;0 ;   (5*[.AO39]/(5*[.AO39]+4*[.AR39]+[.AP39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698" calcext:value-type="float">
            <text:p>69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1.811" calcext:value-type="float">
            <text:p>71.811</text:p>
          </table:table-cell>
          <table:table-cell table:style-name="ce4" table:formula="of:=IF([.AX39]/([.AX39]+[.AY39])&gt;0;[.AX39]/([.AX39]+[.AY39]);&quot;&quot;)">
            <text:p/>
          </table:table-cell>
          <table:table-cell table:style-name="ce4" table:formula="of:=IF([.AX39]+[.BA39]&gt;0; IF([.AX39]/([.AX39]+[.BA39])&gt;0;[.AX39]/([.AX39]+[.BA39]);&quot;&quot;);&quot;-&quot;)" office:value-type="string" office:string-value="-" calcext:value-type="string">
            <text:p>-</text:p>
          </table:table-cell>
          <table:table-cell table:style-name="ce4" table:formula="of:=IF( [.AX39]&gt;0 ;   (5*[.AX39]/(5*[.AX39]+4*[.BA39]+[.AY39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954" calcext:value-type="float">
            <text:p>9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148" calcext:value-type="float">
            <text:p>98.148</text:p>
          </table:table-cell>
          <table:table-cell table:style-name="ce15" table:formula="of:=IF([.BG39]/([.BG39]+[.BH39])&gt;0;[.BG39]/([.BG39]+[.BH39]);&quot;&quot;)">
            <text:p/>
          </table:table-cell>
          <table:table-cell table:style-name="ce15" table:formula="of:=IF([.BG39]+[.BJ39]&gt;0; IF([.BG39]/([.BG39]+[.BJ39])&gt;0;[.BG39]/([.BG39]+[.BJ39]);&quot;&quot;);&quot;-&quot;)" office:value-type="string" office:string-value="-" calcext:value-type="string">
            <text:p>-</text:p>
          </table:table-cell>
          <table:table-cell table:style-name="ce15" table:formula="of:=IF( [.BG39]&gt;0 ;   (5*[.BG39]/(5*[.BG39]+4*[.BJ39]+[.BH39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BP39]/([.BP39]+[.BQ39])&gt;0;[.BP39]/([.BP39]+[.BQ39]);&quot;&quot;)" office:value-type="string" office:string-value="" calcext:value-type="error">
            <text:p>#DIV/0!</text:p>
          </table:table-cell>
          <table:table-cell table:style-name="ce15" table:formula="of:=IF([.BP39]+[.BS39]&gt;0; IF([.BP39]/([.BP39]+[.BS39])&gt;0;[.BP39]/([.BP39]+[.BS39]);&quot;&quot;);&quot;-&quot;)" office:value-type="string" office:string-value="-" calcext:value-type="string">
            <text:p>-</text:p>
          </table:table-cell>
          <table:table-cell table:style-name="ce15" table:formula="of:=IF( [.BP39]&gt;0 ;   (5*[.BP39]/(5*[.BP39]+4*[.BS39]+[.BQ39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1586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number-columns-repeated="2"/>
          <table:table-cell table:style-name="ce10" office:value-type="string" calcext:value-type="string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9.097" calcext:value-type="float">
            <text:p>79.097</text:p>
          </table:table-cell>
          <table:table-cell table:style-name="ce15" table:formula="of:=IF([.E40]/([.E40]+[.F40])&gt;0;[.E40]/([.E40]+[.F40]);&quot;&quot;)" office:value-type="percentage" office:value="0.005" calcext:value-type="percentage">
            <text:p>1%</text:p>
          </table:table-cell>
          <table:table-cell table:style-name="ce15" table:formula="of:=IF([.E40]+[.H40]&gt;0; IF([.E40]/([.E40]+[.H40])&gt;0;[.E40]/([.E40]+[.H40]);&quot;&quot;);&quot;-&quot;)" office:value-type="percentage" office:value="1" calcext:value-type="percentage">
            <text:p>100%</text:p>
          </table:table-cell>
          <table:table-cell table:style-name="ce15" table:formula="of:=IF( [.E40]&gt;0 ;   (5*[.E40]/(5*[.E40]+4*[.H40]+[.F40])) ; &quot;&quot; )" office:value-type="percentage" office:value="0.0245098039215686" calcext:value-type="percentage">
            <text:p>2%</text:p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51" calcext:value-type="float">
            <text:p>8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9.391" calcext:value-type="float">
            <text:p>89.391</text:p>
          </table:table-cell>
          <table:table-cell table:style-name="ce15" table:formula="of:=IF([.N40]/([.N40]+[.O40])&gt;0;[.N40]/([.N40]+[.O40]);&quot;&quot;)">
            <text:p/>
          </table:table-cell>
          <table:table-cell table:style-name="ce15" table:formula="of:=IF([.N40]+[.Q40]&gt;0; IF([.N40]/([.N40]+[.Q40])&gt;0;[.N40]/([.N40]+[.Q40]);&quot;&quot;);&quot;-&quot;)">
            <text:p/>
          </table:table-cell>
          <table:table-cell table:style-name="ce15" table:formula="of:=IF( [.N40]&gt;0 ;   (5*[.N40]/(5*[.N40]+4*[.Q40]+[.O40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1" calcext:value-type="float">
            <text:p>9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95" calcext:value-type="float">
            <text:p>99.895</text:p>
          </table:table-cell>
          <table:table-cell table:style-name="ce4" table:formula="of:=IF([.W40]/([.W40]+[.X40])&gt;0;[.W40]/([.W40]+[.X40]);&quot;&quot;)" office:value-type="string" office:string-value="" calcext:value-type="error">
            <text:p>#DIV/0!</text:p>
          </table:table-cell>
          <table:table-cell table:style-name="ce4" table:formula="of:=IF([.W40]+[.Z40]&gt;0; IF([.W40]/([.W40]+[.Z40])&gt;0;[.W40]/([.W40]+[.Z40]);&quot;&quot;);&quot;-&quot;)">
            <text:p/>
          </table:table-cell>
          <table:table-cell table:style-name="ce4" table:formula="of:=IF( [.W40]&gt;0 ;   (5*[.W40]/(5*[.W40]+4*[.Z40]+[.X40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1" calcext:value-type="float">
            <text:p>9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95" calcext:value-type="float">
            <text:p>99.895</text:p>
          </table:table-cell>
          <table:table-cell table:style-name="ce4" table:formula="of:=IF([.AF40]/([.AF40]+[.AG40])&gt;0;[.AF40]/([.AF40]+[.AG40]);&quot;&quot;)" office:value-type="string" office:string-value="" calcext:value-type="error">
            <text:p>#DIV/0!</text:p>
          </table:table-cell>
          <table:table-cell table:style-name="ce4" table:formula="of:=IF([.AF40]+[.AI40]&gt;0; IF([.AF40]/([.AF40]+[.AI40])&gt;0;[.AF40]/([.AF40]+[.AI40]);&quot;&quot;);&quot;-&quot;)">
            <text:p/>
          </table:table-cell>
          <table:table-cell table:style-name="ce4" table:formula="of:=IF( [.AF40]&gt;0 ;   (5*[.AF40]/(5*[.AF40]+4*[.AI40]+[.AG40])) ; &quot;&quot; )">
            <text:p/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3.887" calcext:value-type="float">
            <text:p>53.887</text:p>
          </table:table-cell>
          <table:table-cell table:style-name="ce4" table:formula="of:=IF([.AO40]/([.AO40]+[.AP40])&gt;0;[.AO40]/([.AO40]+[.AP40]);&quot;&quot;)" office:value-type="percentage" office:value="0.00227272727272727" calcext:value-type="percentage">
            <text:p>0.2%</text:p>
          </table:table-cell>
          <table:table-cell table:style-name="ce4" table:formula="of:=IF([.AO40]+[.AR40]&gt;0; IF([.AO40]/([.AO40]+[.AR40])&gt;0;[.AO40]/([.AO40]+[.AR40]);&quot;&quot;);&quot;-&quot;)" office:value-type="percentage" office:value="1" calcext:value-type="percentage">
            <text:p>100.0%</text:p>
          </table:table-cell>
          <table:table-cell table:style-name="ce4" table:formula="of:=IF( [.AO40]&gt;0 ;   (5*[.AO40]/(5*[.AO40]+4*[.AR40]+[.AP40])) ; &quot;&quot; )" office:value-type="percentage" office:value="0.0112612612612613" calcext:value-type="percentage">
            <text:p>1.1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4.685" calcext:value-type="float">
            <text:p>74.685</text:p>
          </table:table-cell>
          <table:table-cell table:style-name="ce4" table:formula="of:=IF([.AX40]/([.AX40]+[.AY40])&gt;0;[.AX40]/([.AX40]+[.AY40]);&quot;&quot;)">
            <text:p/>
          </table:table-cell>
          <table:table-cell table:style-name="ce4" table:formula="of:=IF([.AX40]+[.BA40]&gt;0; IF([.AX40]/([.AX40]+[.BA40])&gt;0;[.AX40]/([.AX40]+[.BA40]);&quot;&quot;);&quot;-&quot;)">
            <text:p/>
          </table:table-cell>
          <table:table-cell table:style-name="ce4" table:formula="of:=IF( [.AX40]&gt;0 ;   (5*[.AX40]/(5*[.AX40]+4*[.BA40]+[.AY40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.95" calcext:value-type="float">
            <text:p>98.95</text:p>
          </table:table-cell>
          <table:table-cell table:style-name="ce15" table:formula="of:=IF([.BG40]/([.BG40]+[.BH40])&gt;0;[.BG40]/([.BG40]+[.BH40]);&quot;&quot;)">
            <text:p/>
          </table:table-cell>
          <table:table-cell table:style-name="ce15" table:formula="of:=IF([.BG40]+[.BJ40]&gt;0; IF([.BG40]/([.BG40]+[.BJ40])&gt;0;[.BG40]/([.BG40]+[.BJ40]);&quot;&quot;);&quot;-&quot;)">
            <text:p/>
          </table:table-cell>
          <table:table-cell table:style-name="ce15" table:formula="of:=IF( [.BG40]&gt;0 ;   (5*[.BG40]/(5*[.BG40]+4*[.BJ40]+[.BH40])) ; &quot;&quot; )">
            <text:p/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951" calcext:value-type="float">
            <text:p>95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105" calcext:value-type="float">
            <text:p>0.105</text:p>
          </table:table-cell>
          <table:table-cell table:style-name="ce4" table:formula="of:=IF([.BP40]/([.BP40]+[.BQ40])&gt;0;[.BP40]/([.BP40]+[.BQ40]);&quot;&quot;)" office:value-type="percentage" office:value="0.00105042016806723" calcext:value-type="percentage">
            <text:p>0.1%</text:p>
          </table:table-cell>
          <table:table-cell table:style-name="ce15" table:formula="of:=IF([.BP40]+[.BS40]&gt;0; IF([.BP40]/([.BP40]+[.BS40])&gt;0;[.BP40]/([.BP40]+[.BS40]);&quot;&quot;);&quot;-&quot;)" office:value-type="percentage" office:value="1" calcext:value-type="percentage">
            <text:p>100%</text:p>
          </table:table-cell>
          <table:table-cell table:style-name="ce15" table:formula="of:=IF( [.BP40]&gt;0 ;   (5*[.BP40]/(5*[.BP40]+4*[.BS40]+[.BQ40])) ; &quot;&quot; )" office:value-type="percentage" office:value="0.00523012552301255" calcext:value-type="percentage">
            <text:p>1%</text:p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1" calcext:value-type="float">
            <text:p>9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95" calcext:value-type="float">
            <text:p>99.895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1586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number-columns-repeated="2"/>
          <table:table-cell table:style-name="ce10" office:value-type="string" calcext:value-type="string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649" calcext:value-type="float">
            <text:p>6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6.353" calcext:value-type="float">
            <text:p>76.353</text:p>
          </table:table-cell>
          <table:table-cell table:style-name="ce15" table:formula="of:=IF([.E41]/([.E41]+[.F41])&gt;0;[.E41]/([.E41]+[.F41]);&quot;&quot;)">
            <text:p/>
          </table:table-cell>
          <table:table-cell table:style-name="ce15" table:formula="of:=IF([.E41]+[.H41]&gt;0; IF([.E41]/([.E41]+[.H41])&gt;0;[.E41]/([.E41]+[.H41]);&quot;&quot;);&quot;-&quot;)">
            <text:p/>
          </table:table-cell>
          <table:table-cell table:style-name="ce15" table:formula="of:=IF( [.E41]&gt;0 ;   (5*[.E41]/(5*[.E41]+4*[.H41]+[.F41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669" calcext:value-type="float">
            <text:p>6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8.706" calcext:value-type="float">
            <text:p>78.706</text:p>
          </table:table-cell>
          <table:table-cell table:style-name="ce15" table:formula="of:=IF([.N41]/([.N41]+[.O41])&gt;0;[.N41]/([.N41]+[.O41]);&quot;&quot;)">
            <text:p/>
          </table:table-cell>
          <table:table-cell table:style-name="ce15" table:formula="of:=IF([.N41]+[.Q41]&gt;0; IF([.N41]/([.N41]+[.Q41])&gt;0;[.N41]/([.N41]+[.Q41]);&quot;&quot;);&quot;-&quot;)">
            <text:p/>
          </table:table-cell>
          <table:table-cell table:style-name="ce15" table:formula="of:=IF( [.N41]&gt;0 ;   (5*[.N41]/(5*[.N41]+4*[.Q41]+[.O41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5.176" calcext:value-type="float">
            <text:p>95.176</text:p>
          </table:table-cell>
          <table:table-cell table:style-name="ce4" table:formula="of:=IF([.W41]/([.W41]+[.X41])&gt;0;[.W41]/([.W41]+[.X41]);&quot;&quot;)">
            <text:p/>
          </table:table-cell>
          <table:table-cell table:style-name="ce4" table:formula="of:=IF([.W41]+[.Z41]&gt;0; IF([.W41]/([.W41]+[.Z41])&gt;0;[.W41]/([.W41]+[.Z41]);&quot;&quot;);&quot;-&quot;)">
            <text:p/>
          </table:table-cell>
          <table:table-cell table:style-name="ce4" table:formula="of:=IF( [.W41]&gt;0 ;   (5*[.W41]/(5*[.W41]+4*[.Z41]+[.X41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2" calcext:value-type="float">
            <text:p>99.882</text:p>
          </table:table-cell>
          <table:table-cell table:style-name="ce4" table:formula="of:=IF([.AF41]/([.AF41]+[.AG41])&gt;0;[.AF41]/([.AF41]+[.AG41]);&quot;&quot;)" office:value-type="string" office:string-value="" calcext:value-type="error">
            <text:p>#DIV/0!</text:p>
          </table:table-cell>
          <table:table-cell table:style-name="ce4" table:formula="of:=IF([.AF41]+[.AI41]&gt;0; IF([.AF41]/([.AF41]+[.AI41])&gt;0;[.AF41]/([.AF41]+[.AI41]);&quot;&quot;);&quot;-&quot;)">
            <text:p/>
          </table:table-cell>
          <table:table-cell table:style-name="ce4" table:formula="of:=IF( [.AF41]&gt;0 ;   (5*[.AF41]/(5*[.AF41]+4*[.AI41]+[.AG41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09" calcext:value-type="float">
            <text:p>40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.118" calcext:value-type="float">
            <text:p>48.118</text:p>
          </table:table-cell>
          <table:table-cell table:style-name="ce4" table:formula="of:=IF([.AO41]/([.AO41]+[.AP41])&gt;0;[.AO41]/([.AO41]+[.AP41]);&quot;&quot;)">
            <text:p/>
          </table:table-cell>
          <table:table-cell table:style-name="ce4" table:formula="of:=IF([.AO41]+[.AR41]&gt;0; IF([.AO41]/([.AO41]+[.AR41])&gt;0;[.AO41]/([.AO41]+[.AR41]);&quot;&quot;);&quot;-&quot;)">
            <text:p/>
          </table:table-cell>
          <table:table-cell table:style-name="ce4" table:formula="of:=IF( [.AO41]&gt;0 ;   (5*[.AO41]/(5*[.AO41]+4*[.AR41]+[.AP41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529" calcext:value-type="float">
            <text:p>5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2.235" calcext:value-type="float">
            <text:p>62.235</text:p>
          </table:table-cell>
          <table:table-cell table:style-name="ce4" table:formula="of:=IF([.AX41]/([.AX41]+[.AY41])&gt;0;[.AX41]/([.AX41]+[.AY41]);&quot;&quot;)">
            <text:p/>
          </table:table-cell>
          <table:table-cell table:style-name="ce4" table:formula="of:=IF([.AX41]+[.BA41]&gt;0; IF([.AX41]/([.AX41]+[.BA41])&gt;0;[.AX41]/([.AX41]+[.BA41]);&quot;&quot;);&quot;-&quot;)">
            <text:p/>
          </table:table-cell>
          <table:table-cell table:style-name="ce4" table:formula="of:=IF( [.AX41]&gt;0 ;   (5*[.AX41]/(5*[.AX41]+4*[.BA41]+[.AY41])) ; &quot;&quot; )">
            <text:p/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40" calcext:value-type="float">
            <text:p>8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941" calcext:value-type="float">
            <text:p>98.941</text:p>
          </table:table-cell>
          <table:table-cell table:style-name="ce15" table:formula="of:=IF([.BG41]/([.BG41]+[.BH41])&gt;0;[.BG41]/([.BG41]+[.BH41]);&quot;&quot;)" office:value-type="percentage" office:value="0.1" calcext:value-type="percentage">
            <text:p>10%</text:p>
          </table:table-cell>
          <table:table-cell table:style-name="ce15" table:formula="of:=IF([.BG41]+[.BJ41]&gt;0; IF([.BG41]/([.BG41]+[.BJ41])&gt;0;[.BG41]/([.BG41]+[.BJ41]);&quot;&quot;);&quot;-&quot;)" office:value-type="percentage" office:value="1" calcext:value-type="percentage">
            <text:p>100%</text:p>
          </table:table-cell>
          <table:table-cell table:style-name="ce15" table:formula="of:=IF( [.BG41]&gt;0 ;   (5*[.BG41]/(5*[.BG41]+4*[.BJ41]+[.BH41])) ; &quot;&quot; )" office:value-type="percentage" office:value="0.357142857142857" calcext:value-type="percentage">
            <text:p>36%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2" calcext:value-type="float">
            <text:p>99.882</text:p>
          </table:table-cell>
          <table:table-cell table:style-name="ce4" table:formula="of:=IF([.BP41]/([.BP41]+[.BQ41])&gt;0;[.BP41]/([.BP41]+[.BQ41]);&quot;&quot;)" office:value-type="string" office:string-value="" calcext:value-type="error">
            <text:p>#DIV/0!</text:p>
          </table:table-cell>
          <table:table-cell table:style-name="ce4" table:formula="of:=IF([.BP41]+[.BS41]&gt;0; IF([.BP41]/([.BP41]+[.BS41])&gt;0;[.BP41]/([.BP41]+[.BS41]);&quot;&quot;);&quot;-&quot;)">
            <text:p/>
          </table:table-cell>
          <table:table-cell table:style-name="ce4" table:formula="of:=IF( [.BP41]&gt;0 ;   (5*[.BP41]/(5*[.BP41]+4*[.BS41]+[.BQ41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2" calcext:value-type="float">
            <text:p>99.88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1586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number-columns-repeated="2"/>
          <table:table-cell table:style-name="ce10" office:value-type="string" calcext:value-type="string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651" calcext:value-type="float">
            <text:p>6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8.245" calcext:value-type="float">
            <text:p>78.245</text:p>
          </table:table-cell>
          <table:table-cell table:style-name="ce15" table:formula="of:=IF([.E42]/([.E42]+[.F42])&gt;0;[.E42]/([.E42]+[.F42]);&quot;&quot;)">
            <text:p/>
          </table:table-cell>
          <table:table-cell table:style-name="ce15" table:formula="of:=IF([.E42]+[.H42]&gt;0; IF([.E42]/([.E42]+[.H42])&gt;0;[.E42]/([.E42]+[.H42]);&quot;&quot;);&quot;-&quot;)">
            <text:p/>
          </table:table-cell>
          <table:table-cell table:style-name="ce15" table:formula="of:=IF( [.E42]&gt;0 ;   (5*[.E42]/(5*[.E42]+4*[.H42]+[.F42])) ; &quot;&quot; )">
            <text:p/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3.053" calcext:value-type="float">
            <text:p>83.053</text:p>
          </table:table-cell>
          <table:table-cell table:style-name="ce15" table:formula="of:=IF([.N42]/([.N42]+[.O42])&gt;0;[.N42]/([.N42]+[.O42]);&quot;&quot;)" office:value-type="percentage" office:value="0.00704225352112676" calcext:value-type="percentage">
            <text:p>1%</text:p>
          </table:table-cell>
          <table:table-cell table:style-name="ce15" table:formula="of:=IF([.N42]+[.Q42]&gt;0; IF([.N42]/([.N42]+[.Q42])&gt;0;[.N42]/([.N42]+[.Q42]);&quot;&quot;);&quot;-&quot;)" office:value-type="percentage" office:value="1" calcext:value-type="percentage">
            <text:p>100%</text:p>
          </table:table-cell>
          <table:table-cell table:style-name="ce15" table:formula="of:=IF( [.N42]&gt;0 ;   (5*[.N42]/(5*[.N42]+4*[.Q42]+[.O42])) ; &quot;&quot; )" office:value-type="percentage" office:value="0.0342465753424658" calcext:value-type="percentage">
            <text:p>3%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4" table:formula="of:=IF([.W42]/([.W42]+[.X42])&gt;0;[.W42]/([.W42]+[.X42]);&quot;&quot;)" office:value-type="string" office:string-value="" calcext:value-type="error">
            <text:p>#DIV/0!</text:p>
          </table:table-cell>
          <table:table-cell table:style-name="ce4" table:formula="of:=IF([.W42]+[.Z42]&gt;0; IF([.W42]/([.W42]+[.Z42])&gt;0;[.W42]/([.W42]+[.Z42]);&quot;&quot;);&quot;-&quot;)">
            <text:p/>
          </table:table-cell>
          <table:table-cell table:style-name="ce4" table:formula="of:=IF( [.W42]&gt;0 ;   (5*[.W42]/(5*[.W42]+4*[.Z42]+[.X42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4" table:formula="of:=IF([.AF42]/([.AF42]+[.AG42])&gt;0;[.AF42]/([.AF42]+[.AG42]);&quot;&quot;)" office:value-type="string" office:string-value="" calcext:value-type="error">
            <text:p>#DIV/0!</text:p>
          </table:table-cell>
          <table:table-cell table:style-name="ce4" table:formula="of:=IF([.AF42]+[.AI42]&gt;0; IF([.AF42]/([.AF42]+[.AI42])&gt;0;[.AF42]/([.AF42]+[.AI42]);&quot;&quot;);&quot;-&quot;)">
            <text:p/>
          </table:table-cell>
          <table:table-cell table:style-name="ce4" table:formula="of:=IF( [.AF42]&gt;0 ;   (5*[.AF42]/(5*[.AF42]+4*[.AI42]+[.AG42])) ; &quot;&quot; )">
            <text:p/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6.226" calcext:value-type="float">
            <text:p>66.226</text:p>
          </table:table-cell>
          <table:table-cell table:style-name="ce4" table:formula="of:=IF([.AO42]/([.AO42]+[.AP42])&gt;0;[.AO42]/([.AO42]+[.AP42]);&quot;&quot;)" office:value-type="percentage" office:value="0.00354609929078014" calcext:value-type="percentage">
            <text:p>0.4%</text:p>
          </table:table-cell>
          <table:table-cell table:style-name="ce4" table:formula="of:=IF([.AO42]+[.AR42]&gt;0; IF([.AO42]/([.AO42]+[.AR42])&gt;0;[.AO42]/([.AO42]+[.AR42]);&quot;&quot;);&quot;-&quot;)" office:value-type="percentage" office:value="1" calcext:value-type="percentage">
            <text:p>100.0%</text:p>
          </table:table-cell>
          <table:table-cell table:style-name="ce4" table:formula="of:=IF( [.AO42]&gt;0 ;   (5*[.AO42]/(5*[.AO42]+4*[.AR42]+[.AP42])) ; &quot;&quot; )" office:value-type="percentage" office:value="0.0174825174825175" calcext:value-type="percentage">
            <text:p>1.7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71" calcext:value-type="float">
            <text:p>67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0.649" calcext:value-type="float">
            <text:p>80.649</text:p>
          </table:table-cell>
          <table:table-cell table:style-name="ce4" table:formula="of:=IF([.AX42]/([.AX42]+[.AY42])&gt;0;[.AX42]/([.AX42]+[.AY42]);&quot;&quot;)">
            <text:p/>
          </table:table-cell>
          <table:table-cell table:style-name="ce4" table:formula="of:=IF([.AX42]+[.BA42]&gt;0; IF([.AX42]/([.AX42]+[.BA42])&gt;0;[.AX42]/([.AX42]+[.BA42]);&quot;&quot;);&quot;-&quot;)">
            <text:p/>
          </table:table-cell>
          <table:table-cell table:style-name="ce4" table:formula="of:=IF( [.AX42]&gt;0 ;   (5*[.AX42]/(5*[.AX42]+4*[.BA42]+[.AY42])) ; &quot;&quot; )">
            <text:p/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678" calcext:value-type="float">
            <text:p>98.678</text:p>
          </table:table-cell>
          <table:table-cell table:style-name="ce15" table:formula="of:=IF([.BG42]/([.BG42]+[.BH42])&gt;0;[.BG42]/([.BG42]+[.BH42]);&quot;&quot;)" office:value-type="percentage" office:value="0.0833333333333333" calcext:value-type="percentage">
            <text:p>8%</text:p>
          </table:table-cell>
          <table:table-cell table:style-name="ce15" table:formula="of:=IF([.BG42]+[.BJ42]&gt;0; IF([.BG42]/([.BG42]+[.BJ42])&gt;0;[.BG42]/([.BG42]+[.BJ42]);&quot;&quot;);&quot;-&quot;)" office:value-type="percentage" office:value="1" calcext:value-type="percentage">
            <text:p>100%</text:p>
          </table:table-cell>
          <table:table-cell table:style-name="ce15" table:formula="of:=IF( [.BG42]&gt;0 ;   (5*[.BG42]/(5*[.BG42]+4*[.BJ42]+[.BH42])) ; &quot;&quot; )" office:value-type="percentage" office:value="0.3125" calcext:value-type="percentage">
            <text:p>31%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4" table:formula="of:=IF([.BP42]/([.BP42]+[.BQ42])&gt;0;[.BP42]/([.BP42]+[.BQ42]);&quot;&quot;)" office:value-type="string" office:string-value="" calcext:value-type="error">
            <text:p>#DIV/0!</text:p>
          </table:table-cell>
          <table:table-cell table:style-name="ce4" table:formula="of:=IF([.BP42]+[.BS42]&gt;0; IF([.BP42]/([.BP42]+[.BS42])&gt;0;[.BP42]/([.BP42]+[.BS42]);&quot;&quot;);&quot;-&quot;)">
            <text:p/>
          </table:table-cell>
          <table:table-cell table:style-name="ce4" table:formula="of:=IF( [.BP42]&gt;0 ;   (5*[.BP42]/(5*[.BP42]+4*[.BS42]+[.BQ42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7.476" calcext:value-type="float">
            <text:p>97.47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586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number-columns-repeated="2"/>
          <table:table-cell table:style-name="ce10" office:value-type="string" calcext:value-type="string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614" calcext:value-type="float">
            <text:p>6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3.621" calcext:value-type="float">
            <text:p>73.621</text:p>
          </table:table-cell>
          <table:table-cell table:style-name="ce15" table:formula="of:=IF([.E43]/([.E43]+[.F43])&gt;0;[.E43]/([.E43]+[.F43]);&quot;&quot;)">
            <text:p/>
          </table:table-cell>
          <table:table-cell table:style-name="ce15" table:formula="of:=IF([.E43]+[.H43]&gt;0; IF([.E43]/([.E43]+[.H43])&gt;0;[.E43]/([.E43]+[.H43]);&quot;&quot;);&quot;-&quot;)" office:value-type="string" office:string-value="-" calcext:value-type="string">
            <text:p>-</text:p>
          </table:table-cell>
          <table:table-cell table:style-name="ce15" table:formula="of:=IF( [.E43]&gt;0 ;   (5*[.E43]/(5*[.E43]+4*[.H43]+[.F43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794" calcext:value-type="float">
            <text:p>79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5.204" calcext:value-type="float">
            <text:p>95.204</text:p>
          </table:table-cell>
          <table:table-cell table:style-name="ce15" table:formula="of:=IF([.N43]/([.N43]+[.O43])&gt;0;[.N43]/([.N43]+[.O43]);&quot;&quot;)">
            <text:p/>
          </table:table-cell>
          <table:table-cell table:style-name="ce15" table:formula="of:=IF([.N43]+[.Q43]&gt;0; IF([.N43]/([.N43]+[.Q43])&gt;0;[.N43]/([.N43]+[.Q43]);&quot;&quot;);&quot;-&quot;)" office:value-type="string" office:string-value="-" calcext:value-type="string">
            <text:p>-</text:p>
          </table:table-cell>
          <table:table-cell table:style-name="ce15" table:formula="of:=IF( [.N43]&gt;0 ;   (5*[.N43]/(5*[.N43]+4*[.Q43]+[.O43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W43]/([.W43]+[.X43])&gt;0;[.W43]/([.W43]+[.X43]);&quot;&quot;)" office:value-type="string" office:string-value="" calcext:value-type="error">
            <text:p>#DIV/0!</text:p>
          </table:table-cell>
          <table:table-cell table:style-name="ce4" table:formula="of:=IF([.W43]+[.Z43]&gt;0; IF([.W43]/([.W43]+[.Z43])&gt;0;[.W43]/([.W43]+[.Z43]);&quot;&quot;);&quot;-&quot;)" office:value-type="string" office:string-value="-" calcext:value-type="string">
            <text:p>-</text:p>
          </table:table-cell>
          <table:table-cell table:style-name="ce4" table:formula="of:=IF( [.W43]&gt;0 ;   (5*[.W43]/(5*[.W43]+4*[.Z43]+[.X43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AF43]/([.AF43]+[.AG43])&gt;0;[.AF43]/([.AF43]+[.AG43]);&quot;&quot;)" office:value-type="string" office:string-value="" calcext:value-type="error">
            <text:p>#DIV/0!</text:p>
          </table:table-cell>
          <table:table-cell table:style-name="ce4" table:formula="of:=IF([.AF43]+[.AI43]&gt;0; IF([.AF43]/([.AF43]+[.AI43])&gt;0;[.AF43]/([.AF43]+[.AI43]);&quot;&quot;);&quot;-&quot;)" office:value-type="string" office:string-value="-" calcext:value-type="string">
            <text:p>-</text:p>
          </table:table-cell>
          <table:table-cell table:style-name="ce4" table:formula="of:=IF( [.AF43]&gt;0 ;   (5*[.AF43]/(5*[.AF43]+4*[.AI43]+[.AG43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574" calcext:value-type="float">
            <text:p>57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8.825" calcext:value-type="float">
            <text:p>68.825</text:p>
          </table:table-cell>
          <table:table-cell table:style-name="ce4" table:formula="of:=IF([.AO43]/([.AO43]+[.AP43])&gt;0;[.AO43]/([.AO43]+[.AP43]);&quot;&quot;)">
            <text:p/>
          </table:table-cell>
          <table:table-cell table:style-name="ce4" table:formula="of:=IF([.AO43]+[.AR43]&gt;0; IF([.AO43]/([.AO43]+[.AR43])&gt;0;[.AO43]/([.AO43]+[.AR43]);&quot;&quot;);&quot;-&quot;)" office:value-type="string" office:string-value="-" calcext:value-type="string">
            <text:p>-</text:p>
          </table:table-cell>
          <table:table-cell table:style-name="ce4" table:formula="of:=IF( [.AO43]&gt;0 ;   (5*[.AO43]/(5*[.AO43]+4*[.AR43]+[.AP43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594" calcext:value-type="float">
            <text:p>59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1.223" calcext:value-type="float">
            <text:p>71.223</text:p>
          </table:table-cell>
          <table:table-cell table:style-name="ce4" table:formula="of:=IF([.AX43]/([.AX43]+[.AY43])&gt;0;[.AX43]/([.AX43]+[.AY43]);&quot;&quot;)">
            <text:p/>
          </table:table-cell>
          <table:table-cell table:style-name="ce4" table:formula="of:=IF([.AX43]+[.BA43]&gt;0; IF([.AX43]/([.AX43]+[.BA43])&gt;0;[.AX43]/([.AX43]+[.BA43]);&quot;&quot;);&quot;-&quot;)" office:value-type="string" office:string-value="-" calcext:value-type="string">
            <text:p>-</text:p>
          </table:table-cell>
          <table:table-cell table:style-name="ce4" table:formula="of:=IF( [.AX43]&gt;0 ;   (5*[.AX43]/(5*[.AX43]+4*[.BA43]+[.AY43])) ; &quot;&quot; )">
            <text:p/>
          </table:table-cell>
          <table:table-cell table:style-name="ce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G43]/([.BG43]+[.BH43])&gt;0;[.BG43]/([.BG43]+[.BH43]);&quot;&quot;)" office:value-type="string" office:string-value="" calcext:value-type="error">
            <text:p>#DIV/0!</text:p>
          </table:table-cell>
          <table:table-cell table:style-name="ce4" table:formula="of:=IF([.BG43]+[.BJ43]&gt;0; IF([.BG43]/([.BG43]+[.BJ43])&gt;0;[.BG43]/([.BG43]+[.BJ43]);&quot;&quot;);&quot;-&quot;)" office:value-type="string" office:string-value="-" calcext:value-type="string">
            <text:p>-</text:p>
          </table:table-cell>
          <table:table-cell table:style-name="ce4" table:formula="of:=IF( [.BG43]&gt;0 ;   (5*[.BG43]/(5*[.BG43]+4*[.BJ43]+[.BH43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P43]/([.BP43]+[.BQ43])&gt;0;[.BP43]/([.BP43]+[.BQ43]);&quot;&quot;)" office:value-type="string" office:string-value="" calcext:value-type="error">
            <text:p>#DIV/0!</text:p>
          </table:table-cell>
          <table:table-cell table:style-name="ce4" table:formula="of:=IF([.BP43]+[.BS43]&gt;0; IF([.BP43]/([.BP43]+[.BS43])&gt;0;[.BP43]/([.BP43]+[.BS43]);&quot;&quot;);&quot;-&quot;)" office:value-type="string" office:string-value="-" calcext:value-type="string">
            <text:p>-</text:p>
          </table:table-cell>
          <table:table-cell table:style-name="ce4" table:formula="of:=IF( [.BP43]&gt;0 ;   (5*[.BP43]/(5*[.BP43]+4*[.BS43]+[.BQ43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14" calcext:value-type="float">
            <text:p>8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.602" calcext:value-type="float">
            <text:p>97.60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1586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number-columns-repeated="2"/>
          <table:table-cell table:style-name="ce10" office:value-type="string" calcext:value-type="string">
            <text:p>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616" calcext:value-type="float">
            <text:p>6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0.32" calcext:value-type="float">
            <text:p>70.32</text:p>
          </table:table-cell>
          <table:table-cell table:style-name="ce15" table:formula="of:=IF([.E44]/([.E44]+[.F44])&gt;0;[.E44]/([.E44]+[.F44]);&quot;&quot;)">
            <text:p/>
          </table:table-cell>
          <table:table-cell table:style-name="ce15" table:formula="of:=IF([.E44]+[.H44]&gt;0; IF([.E44]/([.E44]+[.H44])&gt;0;[.E44]/([.E44]+[.H44]);&quot;&quot;);&quot;-&quot;)" office:value-type="string" office:string-value="-" calcext:value-type="string">
            <text:p>-</text:p>
          </table:table-cell>
          <table:table-cell table:style-name="ce15" table:formula="of:=IF( [.E44]&gt;0 ;   (5*[.E44]/(5*[.E44]+4*[.H44]+[.F44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6.301" calcext:value-type="float">
            <text:p>86.301</text:p>
          </table:table-cell>
          <table:table-cell table:style-name="ce15" table:formula="of:=IF([.N44]/([.N44]+[.O44])&gt;0;[.N44]/([.N44]+[.O44]);&quot;&quot;)">
            <text:p/>
          </table:table-cell>
          <table:table-cell table:style-name="ce15" table:formula="of:=IF([.N44]+[.Q44]&gt;0; IF([.N44]/([.N44]+[.Q44])&gt;0;[.N44]/([.N44]+[.Q44]);&quot;&quot;);&quot;-&quot;)" office:value-type="string" office:string-value="-" calcext:value-type="string">
            <text:p>-</text:p>
          </table:table-cell>
          <table:table-cell table:style-name="ce15" table:formula="of:=IF( [.N44]&gt;0 ;   (5*[.N44]/(5*[.N44]+4*[.Q44]+[.O44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56" calcext:value-type="float">
            <text:p>8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.717" calcext:value-type="float">
            <text:p>97.717</text:p>
          </table:table-cell>
          <table:table-cell table:style-name="ce4" table:formula="of:=IF([.W44]/([.W44]+[.X44])&gt;0;[.W44]/([.W44]+[.X44]);&quot;&quot;)">
            <text:p/>
          </table:table-cell>
          <table:table-cell table:style-name="ce4" table:formula="of:=IF([.W44]+[.Z44]&gt;0; IF([.W44]/([.W44]+[.Z44])&gt;0;[.W44]/([.W44]+[.Z44]);&quot;&quot;);&quot;-&quot;)" office:value-type="string" office:string-value="-" calcext:value-type="string">
            <text:p>-</text:p>
          </table:table-cell>
          <table:table-cell table:style-name="ce4" table:formula="of:=IF( [.W44]&gt;0 ;   (5*[.W44]/(5*[.W44]+4*[.Z44]+[.X44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AF44]/([.AF44]+[.AG44])&gt;0;[.AF44]/([.AF44]+[.AG44]);&quot;&quot;)" office:value-type="string" office:string-value="" calcext:value-type="error">
            <text:p>#DIV/0!</text:p>
          </table:table-cell>
          <table:table-cell table:style-name="ce4" table:formula="of:=IF([.AF44]+[.AI44]&gt;0; IF([.AF44]/([.AF44]+[.AI44])&gt;0;[.AF44]/([.AF44]+[.AI44]);&quot;&quot;);&quot;-&quot;)" office:value-type="string" office:string-value="-" calcext:value-type="string">
            <text:p>-</text:p>
          </table:table-cell>
          <table:table-cell table:style-name="ce4" table:formula="of:=IF( [.AF44]&gt;0 ;   (5*[.AF44]/(5*[.AF44]+4*[.AI44]+[.AG44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529" calcext:value-type="float">
            <text:p>5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0.388" calcext:value-type="float">
            <text:p>60.388</text:p>
          </table:table-cell>
          <table:table-cell table:style-name="ce4" table:formula="of:=IF([.AO44]/([.AO44]+[.AP44])&gt;0;[.AO44]/([.AO44]+[.AP44]);&quot;&quot;)">
            <text:p/>
          </table:table-cell>
          <table:table-cell table:style-name="ce4" table:formula="of:=IF([.AO44]+[.AR44]&gt;0; IF([.AO44]/([.AO44]+[.AR44])&gt;0;[.AO44]/([.AO44]+[.AR44]);&quot;&quot;);&quot;-&quot;)" office:value-type="string" office:string-value="-" calcext:value-type="string">
            <text:p>-</text:p>
          </table:table-cell>
          <table:table-cell table:style-name="ce4" table:formula="of:=IF( [.AO44]&gt;0 ;   (5*[.AO44]/(5*[.AO44]+4*[.AR44]+[.AP44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496" calcext:value-type="float">
            <text:p>4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6.621" calcext:value-type="float">
            <text:p>56.621</text:p>
          </table:table-cell>
          <table:table-cell table:style-name="ce4" table:formula="of:=IF([.AX44]/([.AX44]+[.AY44])&gt;0;[.AX44]/([.AX44]+[.AY44]);&quot;&quot;)">
            <text:p/>
          </table:table-cell>
          <table:table-cell table:style-name="ce4" table:formula="of:=IF([.AX44]+[.BA44]&gt;0; IF([.AX44]/([.AX44]+[.BA44])&gt;0;[.AX44]/([.AX44]+[.BA44]);&quot;&quot;);&quot;-&quot;)" office:value-type="string" office:string-value="-" calcext:value-type="string">
            <text:p>-</text:p>
          </table:table-cell>
          <table:table-cell table:style-name="ce4" table:formula="of:=IF( [.AX44]&gt;0 ;   (5*[.AX44]/(5*[.AX44]+4*[.BA44]+[.AY44])) ; &quot;&quot; )">
            <text:p/>
          </table:table-cell>
          <table:table-cell table:style-name="ce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G44]/([.BG44]+[.BH44])&gt;0;[.BG44]/([.BG44]+[.BH44]);&quot;&quot;)" office:value-type="string" office:string-value="" calcext:value-type="error">
            <text:p>#DIV/0!</text:p>
          </table:table-cell>
          <table:table-cell table:style-name="ce4" table:formula="of:=IF([.BG44]+[.BJ44]&gt;0; IF([.BG44]/([.BG44]+[.BJ44])&gt;0;[.BG44]/([.BG44]+[.BJ44]);&quot;&quot;);&quot;-&quot;)" office:value-type="string" office:string-value="-" calcext:value-type="string">
            <text:p>-</text:p>
          </table:table-cell>
          <table:table-cell table:style-name="ce4" table:formula="of:=IF( [.BG44]&gt;0 ;   (5*[.BG44]/(5*[.BG44]+4*[.BJ44]+[.BH44])) ; &quot;&quot; )">
            <text:p/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P44]/([.BP44]+[.BQ44])&gt;0;[.BP44]/([.BP44]+[.BQ44]);&quot;&quot;)" office:value-type="string" office:string-value="" calcext:value-type="error">
            <text:p>#DIV/0!</text:p>
          </table:table-cell>
          <table:table-cell table:style-name="ce4" table:formula="of:=IF([.BP44]+[.BS44]&gt;0; IF([.BP44]/([.BP44]+[.BS44])&gt;0;[.BP44]/([.BP44]+[.BS44]);&quot;&quot;);&quot;-&quot;)" office:value-type="string" office:string-value="-" calcext:value-type="string">
            <text:p>-</text:p>
          </table:table-cell>
          <table:table-cell table:style-name="ce4" table:formula="of:=IF( [.BP44]&gt;0 ;   (5*[.BP44]/(5*[.BP44]+4*[.BS44]+[.BQ44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15865"/>
        </table:table-row>
        <table:table-row table:style-name="ro1">
          <table:table-cell table:number-columns-repeated="58"/>
          <table:table-cell table:style-name="ce10" office:value-type="string" calcext:value-type="string" table:number-columns-spanned="7" table:number-rows-spanned="1">
            <text:p>bin_pca_0.3489583333_0.0551839314_2</text:p>
          </table:table-cell>
          <table:covered-table-cell table:number-columns-repeated="5" table:style-name="ce3"/>
          <table:covered-table-cell table:style-name="ce5"/>
          <table:table-cell table:style-name="ce16" table:number-columns-repeated="2"/>
          <table:table-cell table:style-name="ce10" office:value-type="string" calcext:value-type="string" table:number-columns-spanned="7" table:number-rows-spanned="1">
            <text:p>bin_mne_0.6744791667_0.2682291667_2</text:p>
          </table:table-cell>
          <table:covered-table-cell table:number-columns-repeated="5" table:style-name="ce3"/>
          <table:covered-table-cell table:style-name="ce5"/>
          <table:table-cell table:number-columns-repeated="15874"/>
        </table:table-row>
        <table:table-row table:style-name="ro1">
          <table:table-cell table:number-columns-repeated="3"/>
          <table:table-cell table:style-name="ce10"/>
          <table:table-cell table:style-name="ce10" office:value-type="string" calcext:value-type="string" table:number-columns-spanned="7" table:number-rows-spanned="1">
            <text:p>bin_lstm_ae_0.1885370619_0.0755709241_2</text:p>
          </table:table-cell>
          <table:covered-table-cell table:number-columns-repeated="5" table:style-name="ce3"/>
          <table:covered-table-cell table:style-name="ce5"/>
          <table:table-cell table:style-name="ce16" table:number-columns-repeated="2"/>
          <table:table-cell table:style-name="ce10" office:value-type="string" calcext:value-type="string" table:number-columns-spanned="7" table:number-rows-spanned="1">
            <text:p>bin_conv_lstm_ae_0.1242134049_0.0519020283_2</text:p>
          </table:table-cell>
          <table:covered-table-cell table:number-columns-repeated="5" table:style-name="ce3"/>
          <table:covered-table-cell table:style-name="ce5"/>
          <table:table-cell table:style-name="ce16" table:number-columns-repeated="2"/>
          <table:table-cell table:style-name="ce10" office:value-type="string" calcext:value-type="string" table:number-columns-spanned="7" table:number-rows-spanned="1">
            <text:p>bin_attn_ae_r_0.0646089474_0.0365322228_2</text:p>
          </table:table-cell>
          <table:covered-table-cell table:number-columns-repeated="5" table:style-name="ce3"/>
          <table:covered-table-cell table:style-name="ce5"/>
          <table:table-cell table:style-name="ce16" table:number-columns-repeated="2"/>
          <table:table-cell table:style-name="ce10" office:value-type="string" calcext:value-type="string" table:number-columns-spanned="7" table:number-rows-spanned="1">
            <text:p>bin_predictor_r_0.2415315821_0.0385661498_2</text:p>
          </table:table-cell>
          <table:covered-table-cell table:number-columns-repeated="5" table:style-name="ce3"/>
          <table:covered-table-cell table:style-name="ce5"/>
          <table:table-cell table:style-name="ce16" table:number-columns-repeated="2"/>
          <table:table-cell table:style-name="ce10" office:value-type="string" calcext:value-type="string" table:number-columns-spanned="7" table:number-rows-spanned="1">
            <text:p>bin_attn_ae_a_0.1293097577_0.0249805062_2</text:p>
          </table:table-cell>
          <table:covered-table-cell table:number-columns-repeated="5" table:style-name="ce3"/>
          <table:covered-table-cell table:style-name="ce5"/>
          <table:table-cell table:style-name="ce16" table:number-columns-repeated="2"/>
          <table:table-cell table:style-name="ce10" office:value-type="string" calcext:value-type="string" table:number-columns-spanned="8" table:number-rows-spanned="1">
            <text:p>bin_predictor_a_0.290685258_0.2229711902_2</text:p>
          </table:table-cell>
          <table:covered-table-cell table:number-columns-repeated="5" table:style-name="ce12"/>
          <table:covered-table-cell table:number-columns-repeated="2" table:style-name="ce16"/>
          <table:table-cell table:style-name="ce16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N</text:p>
          </table:table-cell>
          <table:table-cell table:style-name="ce10" office:value-type="string" calcext:value-type="string">
            <text:p>Accuracy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0" table:number-columns-repeated="2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N</text:p>
          </table:table-cell>
          <table:table-cell table:style-name="ce10" office:value-type="string" calcext:value-type="string">
            <text:p>Accuracy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number-columns-repeated="2"/>
          <table:table-cell table:style-name="ce10" office:value-type="string" calcext:value-type="string" table:number-columns-spanned="7" table:number-rows-spanned="1">
            <text:p>bin_classifier_0.1250736593_0.016175669_2</text:p>
          </table:table-cell>
          <table:covered-table-cell table:number-columns-repeated="5" table:style-name="ce3"/>
          <table:covered-table-cell table:style-name="ce5"/>
          <table:table-cell table:number-columns-repeated="15865"/>
        </table:table-row>
        <table:table-row table:style-name="ro1">
          <table:table-cell table:number-columns-repeated="3"/>
          <table:table-cell table:style-name="ce10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N</text:p>
          </table:table-cell>
          <table:table-cell table:style-name="ce10" office:value-type="string" calcext:value-type="string">
            <text:p>Accuracy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0" table:number-columns-repeated="2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N</text:p>
          </table:table-cell>
          <table:table-cell table:style-name="ce10" office:value-type="string" calcext:value-type="string">
            <text:p>Accuracy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0" table:number-columns-repeated="2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N</text:p>
          </table:table-cell>
          <table:table-cell table:style-name="ce10" office:value-type="string" calcext:value-type="string">
            <text:p>Accuracy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0" table:number-columns-repeated="2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N</text:p>
          </table:table-cell>
          <table:table-cell table:style-name="ce10" office:value-type="string" calcext:value-type="string">
            <text:p>Accuracy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0" table:number-columns-repeated="2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N</text:p>
          </table:table-cell>
          <table:table-cell table:style-name="ce10" office:value-type="string" calcext:value-type="string">
            <text:p>Accuracy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0" table:number-columns-repeated="2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N</text:p>
          </table:table-cell>
          <table:table-cell table:style-name="ce10" office:value-type="string" calcext:value-type="string">
            <text:p>Accuracy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0" table:number-columns-repeated="2"/>
          <table:table-cell table:style-name="ce2" table:number-columns-repeated="16"/>
          <table:table-cell table:number-columns-repeated="2"/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N</text:p>
          </table:table-cell>
          <table:table-cell table:style-name="ce10" office:value-type="string" calcext:value-type="string">
            <text:p>Accuracy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number-columns-repeated="15865"/>
        </table:table-row>
        <table:table-row table:style-name="ro1">
          <table:table-cell table:number-columns-repeated="3"/>
          <table:table-cell table:style-name="ce10" office:value-type="string" calcext:value-type="string">
            <text:p>Night</text:p>
          </table:table-cell>
          <table:table-cell table:style-name="ce2" table:number-columns-repeated="54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986" calcext:value-type="float">
            <text:p>98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9.097" calcext:value-type="float">
            <text:p>99.09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2.222" calcext:value-type="float">
            <text:p>22.222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86" calcext:value-type="float">
            <text:p>98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9.398" calcext:value-type="float">
            <text:p>99.398</text:p>
          </table:table-cell>
          <table:table-cell table:style-name="ce2" office:value-type="float" office:value="71.429" calcext:value-type="float">
            <text:p>71.429</text:p>
          </table:table-cell>
          <table:table-cell table:style-name="ce2" office:value-type="float" office:value="55.556" calcext:value-type="float">
            <text:p>55.556</text:p>
          </table:table-cell>
          <table:table-cell table:number-columns-repeated="2"/>
          <table:table-cell table:style-name="ce2" table:number-columns-repeated="7"/>
          <table:table-cell table:number-columns-repeated="15865"/>
        </table:table-row>
        <table:table-row table:style-name="ro1">
          <table:table-cell table:number-columns-repeated="3"/>
          <table:table-cell table:style-name="ce10" office:value-type="string" calcext:value-type="string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944" calcext:value-type="float">
            <text:p>94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4.684" calcext:value-type="float">
            <text:p>94.684</text:p>
          </table:table-cell>
          <table:table-cell table:style-name="ce4" table:formula="of:=IF([.E49]/([.E49]+[.F49])&gt;0;[.E49]/([.E49]+[.F49]);&quot;&quot;)">
            <text:p/>
          </table:table-cell>
          <table:table-cell table:style-name="ce4" table:formula="of:=IF([.E49]+[.H49]&gt;0; IF([.E49]/([.E49]+[.H49])&gt;0;[.E49]/([.E49]+[.H49]);&quot;&quot;);&quot;-&quot;)">
            <text:p/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6.289" calcext:value-type="float">
            <text:p>96.28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84" calcext:value-type="float">
            <text:p>98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8.696" calcext:value-type="float">
            <text:p>98.69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9.097" calcext:value-type="float">
            <text:p>99.09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880" calcext:value-type="float">
            <text:p>88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8.265" calcext:value-type="float">
            <text:p>88.26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1.073" calcext:value-type="float">
            <text:p>91.07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4.561" calcext:value-type="float">
            <text:p>24.56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6" calcext:value-type="float">
            <text:p>102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4.737" calcext:value-type="float">
            <text:p>94.73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9.097" calcext:value-type="float">
            <text:p>99.09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15865"/>
        </table:table-row>
        <table:table-row table:style-name="ro1">
          <table:table-cell table:number-columns-repeated="3"/>
          <table:table-cell table:style-name="ce10" office:value-type="string" calcext:value-type="string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954" calcext:value-type="float">
            <text:p>95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88.458" calcext:value-type="float">
            <text:p>88.458</text:p>
          </table:table-cell>
          <table:table-cell table:style-name="ce4" table:formula="of:=IF([.E50]/([.E50]+[.F50])&gt;0;[.E50]/([.E50]+[.F50]);&quot;&quot;)" office:value-type="percentage" office:value="0.0526315789473684" calcext:value-type="percentage">
            <text:p>5.3%</text:p>
          </table:table-cell>
          <table:table-cell table:style-name="ce4" table:formula="of:=IF([.E50]+[.H50]&gt;0; IF([.E50]/([.E50]+[.H50])&gt;0;[.E50]/([.E50]+[.H50]);&quot;&quot;);&quot;-&quot;)" office:value-type="percentage" office:value="0.0701754385964912" calcext:value-type="percentage">
            <text:p>7.0%</text:p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998" calcext:value-type="float">
            <text:p>998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2.151" calcext:value-type="float">
            <text:p>92.15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16" calcext:value-type="float">
            <text:p>101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93.998" calcext:value-type="float">
            <text:p>93.998</text:p>
          </table:table-cell>
          <table:table-cell table:style-name="ce2" office:value-type="float" office:value="16.667" calcext:value-type="float">
            <text:p>16.667</text:p>
          </table:table-cell>
          <table:table-cell table:style-name="ce2" office:value-type="float" office:value="3.509" calcext:value-type="float">
            <text:p>3.509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6" calcext:value-type="float">
            <text:p>102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4.737" calcext:value-type="float">
            <text:p>94.73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870" calcext:value-type="float">
            <text:p>87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80.702" calcext:value-type="float">
            <text:p>80.702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7.018" calcext:value-type="float">
            <text:p>7.018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88.089" calcext:value-type="float">
            <text:p>88.08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.018" calcext:value-type="float">
            <text:p>7.018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66" calcext:value-type="float">
            <text:p>9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383" calcext:value-type="float">
            <text:p>99.38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6" calcext:value-type="float">
            <text:p>102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4.737" calcext:value-type="float">
            <text:p>94.73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15865"/>
        </table:table-row>
        <table:table-row table:style-name="ro1">
          <table:table-cell table:number-columns-repeated="3"/>
          <table:table-cell table:style-name="ce10" office:value-type="string" calcext:value-type="string">
            <text:p>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920" calcext:value-type="float">
            <text:p>9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4.65" calcext:value-type="float">
            <text:p>94.65</text:p>
          </table:table-cell>
          <table:table-cell table:style-name="ce4" table:formula="of:=IF([.E51]/([.E51]+[.F51])&gt;0;[.E51]/([.E51]+[.F51]);&quot;&quot;)">
            <text:p/>
          </table:table-cell>
          <table:table-cell table:style-name="ce4" table:formula="of:=IF([.E51]+[.H51]&gt;0; IF([.E51]/([.E51]+[.H51])&gt;0;[.E51]/([.E51]+[.H51]);&quot;&quot;);&quot;-&quot;)" office:value-type="string" office:string-value="-" calcext:value-type="string">
            <text:p>-</text:p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938" calcext:value-type="float">
            <text:p>93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.502" calcext:value-type="float">
            <text:p>96.50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842" calcext:value-type="float">
            <text:p>8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6.626" calcext:value-type="float">
            <text:p>86.62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904" calcext:value-type="float">
            <text:p>9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3.004" calcext:value-type="float">
            <text:p>93.00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1" calcext:value-type="float">
            <text:p>9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95" calcext:value-type="float">
            <text:p>99.895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951" calcext:value-type="float">
            <text:p>95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0.105" calcext:value-type="float">
            <text:p>0.105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15865"/>
        </table:table-row>
        <table:table-row table:style-name="ro1">
          <table:table-cell table:number-columns-repeated="3"/>
          <table:table-cell table:style-name="ce10" office:value-type="string" calcext:value-type="string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5.903" calcext:value-type="float">
            <text:p>95.903</text:p>
          </table:table-cell>
          <table:table-cell table:style-name="ce4" table:formula="of:=IF([.E52]/([.E52]+[.F52])&gt;0;[.E52]/([.E52]+[.F52]);&quot;&quot;)" office:value-type="percentage" office:value="0.025" calcext:value-type="percentage">
            <text:p>2.5%</text:p>
          </table:table-cell>
          <table:table-cell table:style-name="ce4" table:formula="of:=IF([.E52]+[.H52]&gt;0; IF([.E52]/([.E52]+[.H52])&gt;0;[.E52]/([.E52]+[.H52]);&quot;&quot;);&quot;-&quot;)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31" calcext:value-type="float">
            <text:p>9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7.794" calcext:value-type="float">
            <text:p>97.79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1" calcext:value-type="float">
            <text:p>9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95" calcext:value-type="float">
            <text:p>99.895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1" calcext:value-type="float">
            <text:p>9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95" calcext:value-type="float">
            <text:p>99.895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823" calcext:value-type="float">
            <text:p>8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6.45" calcext:value-type="float">
            <text:p>86.4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903" calcext:value-type="float">
            <text:p>9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4.853" calcext:value-type="float">
            <text:p>94.85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9.418" calcext:value-type="float">
            <text:p>99.418</text:p>
          </table:table-cell>
          <table:table-cell table:style-name="ce2" office:value-type="float" office:value="95.833" calcext:value-type="float">
            <text:p>95.833</text:p>
          </table:table-cell>
          <table:table-cell table:style-name="ce2" office:value-type="float" office:value="85.185" calcext:value-type="float">
            <text:p>85.185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6.857" calcext:value-type="float">
            <text:p>96.85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1" calcext:value-type="float">
            <text:p>9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95" calcext:value-type="float">
            <text:p>99.895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15865"/>
        </table:table-row>
        <table:table-row table:style-name="ro1">
          <table:table-cell table:number-columns-repeated="3"/>
          <table:table-cell table:style-name="ce10" office:value-type="string" calcext:value-type="string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796" calcext:value-type="float">
            <text:p>79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2.666" calcext:value-type="float">
            <text:p>92.666</text:p>
          </table:table-cell>
          <table:table-cell table:style-name="ce4" table:formula="of:=IF([.E53]/([.E53]+[.F53])&gt;0;[.E53]/([.E53]+[.F53]);&quot;&quot;)">
            <text:p/>
          </table:table-cell>
          <table:table-cell table:style-name="ce4" table:formula="of:=IF([.E53]+[.H53]&gt;0; IF([.E53]/([.E53]+[.H53])&gt;0;[.E53]/([.E53]+[.H53]);&quot;&quot;);&quot;-&quot;)">
            <text:p/>
          </table:table-cell>
          <table:table-cell table:style-name="ce4" table:number-columns-repeated="2"/>
          <table:table-cell table:style-name="ce2" office:value-type="float" office:value="6" calcext:value-type="float">
            <text:p>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94.063" calcext:value-type="float">
            <text:p>94.063</text:p>
          </table:table-cell>
          <table:table-cell table:style-name="ce2" office:value-type="float" office:value="16.667" calcext:value-type="float">
            <text:p>16.667</text:p>
          </table:table-cell>
          <table:table-cell table:style-name="ce2" office:value-type="float" office:value="22.222" calcext:value-type="float">
            <text:p>22.22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6.391" calcext:value-type="float">
            <text:p>96.39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6.857" calcext:value-type="float">
            <text:p>96.85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55" calcext:value-type="float">
            <text:p>75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88.242" calcext:value-type="float">
            <text:p>88.242</text:p>
          </table:table-cell>
          <table:table-cell table:style-name="ce2" office:value-type="float" office:value="3.75" calcext:value-type="float">
            <text:p>3.75</text:p>
          </table:table-cell>
          <table:table-cell table:style-name="ce2" office:value-type="float" office:value="11.111" calcext:value-type="float">
            <text:p>11.111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788" calcext:value-type="float">
            <text:p>78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1.735" calcext:value-type="float">
            <text:p>91.7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08" calcext:value-type="float">
            <text:p>11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08" calcext:value-type="float">
            <text:p>11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6.857" calcext:value-type="float">
            <text:p>96.85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15865"/>
        </table:table-row>
        <table:table-row table:style-name="ro1">
          <table:table-cell table:number-columns-repeated="3"/>
          <table:table-cell table:style-name="ce10" office:value-type="string" calcext:value-type="string">
            <text:p>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044" calcext:value-type="float">
            <text:p>104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4.224" calcext:value-type="float">
            <text:p>94.224</text:p>
          </table:table-cell>
          <table:table-cell table:style-name="ce4" table:formula="of:=IF([.E54]/([.E54]+[.F54])&gt;0;[.E54]/([.E54]+[.F54]);&quot;&quot;)">
            <text:p/>
          </table:table-cell>
          <table:table-cell table:style-name="ce4" table:formula="of:=IF([.E54]+[.H54]&gt;0; IF([.E54]/([.E54]+[.H54])&gt;0;[.E54]/([.E54]+[.H54]);&quot;&quot;);&quot;-&quot;)" office:value-type="string" office:string-value="-" calcext:value-type="string">
            <text:p>-</text:p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072" calcext:value-type="float">
            <text:p>10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.751" calcext:value-type="float">
            <text:p>96.75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04" calcext:value-type="float">
            <text:p>11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639" calcext:value-type="float">
            <text:p>99.63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08" calcext:value-type="float">
            <text:p>11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2.058" calcext:value-type="float">
            <text:p>92.05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8" calcext:value-type="float">
            <text:p>10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.975" calcext:value-type="float">
            <text:p>90.97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08" calcext:value-type="float">
            <text:p>11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15865"/>
        </table:table-row>
        <table:table-row table:style-name="ro1">
          <table:table-cell table:number-columns-repeated="3"/>
          <table:table-cell table:style-name="ce10" office:value-type="string" calcext:value-type="string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786" calcext:value-type="float">
            <text:p>78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4.245" calcext:value-type="float">
            <text:p>94.245</text:p>
          </table:table-cell>
          <table:table-cell table:style-name="ce4" table:formula="of:=IF([.E55]/([.E55]+[.F55])&gt;0;[.E55]/([.E55]+[.F55]);&quot;&quot;)">
            <text:p/>
          </table:table-cell>
          <table:table-cell table:style-name="ce4" table:formula="of:=IF([.E55]+[.H55]&gt;0; IF([.E55]/([.E55]+[.H55])&gt;0;[.E55]/([.E55]+[.H55]);&quot;&quot;);&quot;-&quot;)" office:value-type="string" office:string-value="-" calcext:value-type="string">
            <text:p>-</text:p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26" calcext:value-type="float">
            <text:p>8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041" calcext:value-type="float">
            <text:p>99.04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74" calcext:value-type="float">
            <text:p>77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2.806" calcext:value-type="float">
            <text:p>92.80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782" calcext:value-type="float">
            <text:p>78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3.765" calcext:value-type="float">
            <text:p>93.76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848" calcext:value-type="float">
            <text:p>8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882" calcext:value-type="float">
            <text:p>99.88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2" calcext:value-type="float">
            <text:p>99.88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30" calcext:value-type="float">
            <text:p>8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52" calcext:value-type="float">
            <text:p>99.5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15865"/>
        </table:table-row>
        <table:table-row table:style-name="ro1">
          <table:table-cell table:number-columns-repeated="3"/>
          <table:table-cell table:style-name="ce10" office:value-type="string" calcext:value-type="string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4.706" calcext:value-type="float">
            <text:p>94.706</text:p>
          </table:table-cell>
          <table:table-cell table:style-name="ce4" table:formula="of:=IF([.E56]/([.E56]+[.F56])&gt;0;[.E56]/([.E56]+[.F56]);&quot;&quot;)">
            <text:p/>
          </table:table-cell>
          <table:table-cell table:style-name="ce4" table:formula="of:=IF([.E56]+[.H56]&gt;0; IF([.E56]/([.E56]+[.H56])&gt;0;[.E56]/([.E56]+[.H56]);&quot;&quot;);&quot;-&quot;)">
            <text:p/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813" calcext:value-type="float">
            <text:p>8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5.647" calcext:value-type="float">
            <text:p>95.64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41" calcext:value-type="float">
            <text:p>84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.941" calcext:value-type="float">
            <text:p>98.94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2" calcext:value-type="float">
            <text:p>99.88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745" calcext:value-type="float">
            <text:p>7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7.647" calcext:value-type="float">
            <text:p>87.64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1.882" calcext:value-type="float">
            <text:p>91.88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639" calcext:value-type="float">
            <text:p>99.63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2" calcext:value-type="float">
            <text:p>99.88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15865"/>
        </table:table-row>
        <table:table-row table:style-name="ro1">
          <table:table-cell table:number-columns-repeated="3"/>
          <table:table-cell table:style-name="ce10" office:value-type="string" calcext:value-type="string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787" calcext:value-type="float">
            <text:p>7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4.591" calcext:value-type="float">
            <text:p>94.591</text:p>
          </table:table-cell>
          <table:table-cell table:style-name="ce4" table:formula="of:=IF([.E57]/([.E57]+[.F57])&gt;0;[.E57]/([.E57]+[.F57]);&quot;&quot;)">
            <text:p/>
          </table:table-cell>
          <table:table-cell table:style-name="ce4" table:formula="of:=IF([.E57]+[.H57]&gt;0; IF([.E57]/([.E57]+[.H57])&gt;0;[.E57]/([.E57]+[.H57]);&quot;&quot;);&quot;-&quot;)">
            <text:p/>
          </table:table-cell>
          <table:table-cell table:style-name="ce4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.514" calcext:value-type="float">
            <text:p>96.514</text:p>
          </table:table-cell>
          <table:table-cell table:style-name="ce2" office:value-type="float" office:value="3.333" calcext:value-type="float">
            <text:p>3.333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62" calcext:value-type="float">
            <text:p>76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1.707" calcext:value-type="float">
            <text:p>91.707</text:p>
          </table:table-cell>
          <table:table-cell table:style-name="ce2" office:value-type="float" office:value="1.429" calcext:value-type="float">
            <text:p>1.429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5.553" calcext:value-type="float">
            <text:p>95.55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27" calcext:value-type="float">
            <text:p>8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399" calcext:value-type="float">
            <text:p>99.39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5865"/>
        </table:table-row>
        <table:table-row table:style-name="ro1">
          <table:table-cell table:number-columns-repeated="3"/>
          <table:table-cell table:style-name="ce10" office:value-type="string" calcext:value-type="string">
            <text:p>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816" calcext:value-type="float">
            <text:p>8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3.151" calcext:value-type="float">
            <text:p>93.151</text:p>
          </table:table-cell>
          <table:table-cell table:style-name="ce4" table:formula="of:=IF([.E58]/([.E58]+[.F58])&gt;0;[.E58]/([.E58]+[.F58]);&quot;&quot;)">
            <text:p/>
          </table:table-cell>
          <table:table-cell table:style-name="ce4" table:formula="of:=IF([.E58]+[.H58]&gt;0; IF([.E58]/([.E58]+[.H58])&gt;0;[.E58]/([.E58]+[.H58]);&quot;&quot;);&quot;-&quot;)" office:value-type="string" office:string-value="-" calcext:value-type="string">
            <text:p>-</text:p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848" calcext:value-type="float">
            <text:p>8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.804" calcext:value-type="float">
            <text:p>96.80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72" calcext:value-type="float">
            <text:p>8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543" calcext:value-type="float">
            <text:p>99.54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792" calcext:value-type="float">
            <text:p>7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.411" calcext:value-type="float">
            <text:p>90.41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792" calcext:value-type="float">
            <text:p>7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.411" calcext:value-type="float">
            <text:p>90.41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18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15865"/>
        </table:table-row>
        <table:table-row table:style-name="ro1" table:number-rows-repeated="1048517">
          <table:table-cell table:number-columns-repeated="15948"/>
        </table:table-row>
        <table:table-row table:style-name="ro1">
          <table:table-cell table:number-columns-repeated="15948"/>
        </table:table-row>
      </table:table>
      <table:table table:name="HB2" table:style-name="ta2">
        <office:forms form:automatic-focus="false" form:apply-design-mode="false"/>
        <table:table-column table:style-name="co1" table:default-cell-style-name="Default"/>
        <table:table-column table:style-name="co26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27" table:default-cell-style-name="Default"/>
        <table:table-column table:style-name="co7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4" table:number-columns-repeated="2" table:default-cell-style-name="Default"/>
        <table:table-column table:style-name="co30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7" table:number-columns-repeated="2" table:default-cell-style-name="Default"/>
        <table:table-column table:style-name="co31" table:default-cell-style-name="Default"/>
        <table:table-column table:style-name="co17" table:number-columns-repeated="4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6" table:default-cell-style-name="Default"/>
        <table:table-column table:style-name="co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34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5" table:default-cell-style-name="Default"/>
        <table:table-column table:style-name="co17" table:default-cell-style-name="Default"/>
        <table:table-column table:style-name="co36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7" table:default-cell-style-name="Default"/>
        <table:table-column table:style-name="co8" table:default-cell-style-name="Default"/>
        <table:table-column table:style-name="co22" table:default-cell-style-name="Default"/>
        <table:table-column table:style-name="co3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34" table:default-cell-style-name="Default"/>
        <table:table-column table:style-name="co7" table:default-cell-style-name="Default"/>
        <table:table-column table:style-name="co17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7" table:default-cell-style-name="Default"/>
        <table:table-column table:style-name="co8" table:default-cell-style-name="Default"/>
        <table:table-column table:style-name="co22" table:default-cell-style-name="Default"/>
        <table:table-column table:style-name="co3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4" table:number-columns-repeated="2" table:default-cell-style-name="Default"/>
        <table:table-column table:style-name="co38" table:default-cell-style-name="Default"/>
        <table:table-column table:style-name="co7" table:default-cell-style-name="Default"/>
        <table:table-column table:style-name="co36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4" table:number-columns-repeated="15746" table:default-cell-style-name="Default"/>
        <table:table-row table:style-name="ro1">
          <table:table-cell table:number-columns-repeated="3"/>
          <table:table-cell table:style-name="ce1"/>
          <table:table-cell table:style-name="ce1" office:value-type="string" calcext:value-type="string" table:number-columns-spanned="8" table:number-rows-spanned="1">
            <text:p>bin_lstm_ae_0.1885370619_0.0755709241</text:p>
          </table:table-cell>
          <table:covered-table-cell table:number-columns-repeated="5" table:style-name="ce18"/>
          <table:covered-table-cell table:number-columns-repeated="2" table:style-name="ce19"/>
          <table:table-cell table:style-name="ce19"/>
          <table:table-cell table:style-name="ce1" office:value-type="string" calcext:value-type="string" table:number-columns-spanned="8" table:number-rows-spanned="1">
            <text:p>bin_conv_lstm_ae_0.1242134049_0.0519020283</text:p>
          </table:table-cell>
          <table:covered-table-cell table:number-columns-repeated="5" table:style-name="ce18"/>
          <table:covered-table-cell table:style-name="ce19"/>
          <table:covered-table-cell/>
          <table:table-cell/>
          <table:table-cell table:style-name="ce1" office:value-type="string" calcext:value-type="string" table:number-columns-spanned="8" table:number-rows-spanned="1">
            <text:p>bin_attn_ae_r_0.0646089474_0.0365322228</text:p>
          </table:table-cell>
          <table:covered-table-cell table:number-columns-repeated="5" table:style-name="ce18"/>
          <table:covered-table-cell table:style-name="ce19"/>
          <table:covered-table-cell/>
          <table:table-cell/>
          <table:table-cell table:style-name="ce1" office:value-type="string" calcext:value-type="string" table:number-columns-spanned="8" table:number-rows-spanned="1">
            <text:p>bin_predictor_r_0.2415315821_0.0385661498</text:p>
          </table:table-cell>
          <table:covered-table-cell table:number-columns-repeated="5" table:style-name="ce18"/>
          <table:covered-table-cell table:style-name="ce19"/>
          <table:covered-table-cell/>
          <table:table-cell/>
          <table:table-cell table:style-name="ce1" office:value-type="string" calcext:value-type="string" table:number-columns-spanned="8" table:number-rows-spanned="1">
            <text:p>bin_attn_ae_a_0.1293097577_0.0249805062</text:p>
          </table:table-cell>
          <table:covered-table-cell table:number-columns-repeated="5" table:style-name="ce18"/>
          <table:covered-table-cell table:style-name="ce19"/>
          <table:covered-table-cell/>
          <table:table-cell/>
          <table:table-cell table:style-name="ce1" office:value-type="string" calcext:value-type="string" table:number-columns-spanned="8" table:number-rows-spanned="1">
            <text:p>bin_predictor_a_0.290685258_0.2229711902</text:p>
          </table:table-cell>
          <table:covered-table-cell table:number-columns-repeated="5" table:style-name="ce18"/>
          <table:covered-table-cell table:style-name="ce19"/>
          <table:covered-table-cell/>
          <table:table-cell/>
          <table:table-cell table:style-name="ce1" office:value-type="string" calcext:value-type="string" table:number-columns-spanned="7" table:number-rows-spanned="1">
            <text:p>bin_pca_0.3489583333_0.0551839314</text:p>
          </table:table-cell>
          <table:covered-table-cell table:number-columns-repeated="5" table:style-name="ce18"/>
          <table:covered-table-cell table:style-name="ce19"/>
          <table:table-cell table:number-columns-repeated="3"/>
          <table:table-cell table:style-name="ce1" office:value-type="string" calcext:value-type="string" table:number-columns-spanned="7" table:number-rows-spanned="1">
            <text:p>bin_mne_0.6744791667_0.2682291667</text:p>
          </table:table-cell>
          <table:covered-table-cell table:number-columns-repeated="5" table:style-name="ce18"/>
          <table:covered-table-cell table:style-name="ce19"/>
          <table:table-cell table:number-columns-repeated="12"/>
          <table:table-cell table:style-name="ce1" office:value-type="string" calcext:value-type="string" table:number-columns-spanned="8" table:number-rows-spanned="1">
            <text:p>bin_classifier_0.1250736593_0.016175669</text:p>
          </table:table-cell>
          <table:covered-table-cell table:number-columns-repeated="5" table:style-name="ce18"/>
          <table:covered-table-cell table:style-name="ce19"/>
          <table:covered-table-cell/>
          <table:table-cell table:number-columns-repeated="15867"/>
        </table:table-row>
        <table:table-row table:style-name="ro1">
          <table:table-cell table:number-columns-repeated="3"/>
          <table:table-cell table:style-name="ce1"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 table:style-name="ce10"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 table:number-columns-repeated="2"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 table:number-columns-repeated="11"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 table:number-columns-repeated="15867"/>
        </table:table-row>
        <table:table-row table:style-name="ro1">
          <table:table-cell table:number-columns-repeated="3"/>
          <table:table-cell table:style-name="ce1" office:value-type="string" calcext:value-type="string">
            <text:p>Night</text:p>
          </table:table-cell>
          <table:table-cell table:style-name="ce2" table:number-columns-repeated="17"/>
          <table:table-cell/>
          <table:table-cell table:style-name="ce2" table:number-columns-repeated="8"/>
          <table:table-cell/>
          <table:table-cell table:style-name="ce2" table:number-columns-repeated="8"/>
          <table:table-cell/>
          <table:table-cell table:style-name="ce2" table:number-columns-repeated="8"/>
          <table:table-cell/>
          <table:table-cell table:style-name="ce2" table:number-columns-repeated="8"/>
          <table:table-cell/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11"/>
          <table:table-cell table:style-name="ce2" table:number-columns-repeated="8"/>
          <table:table-cell table:number-columns-repeated="1586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6" office:value-type="float" office:value="151" calcext:value-type="float">
            <text:p>151</text:p>
          </table:table-cell>
          <table:table-cell table:style-name="ce8" table:formula="of:=[.B4]/SUM([.E4:.H4])" office:value-type="percentage" office:value="0.136281588447653" calcext:value-type="percentage">
            <text:p>14%</text:p>
          </table:table-cell>
          <table:table-cell table:style-name="ce1" office:value-type="string" calcext:value-type="string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926" calcext:value-type="float">
            <text:p>926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83.755" calcext:value-type="float">
            <text:p>83.755</text:p>
          </table:table-cell>
          <table:table-cell table:style-name="ce15" table:formula="of:=IF([.E4]/([.E4]+[.F4])&gt;0;[.E4]/([.E4]+[.F4]);&quot;&quot;)" office:value-type="percentage" office:value="0.0606060606060606" calcext:value-type="percentage">
            <text:p>6%</text:p>
          </table:table-cell>
          <table:table-cell table:style-name="ce15" table:formula="of:=IF([.E4]+[.H4]&gt;0; IF([.E4]/([.E4]+[.H4])&gt;0;[.E4]/([.E4]+[.H4]);&quot;&quot;);&quot;-&quot;)" office:value-type="percentage" office:value="0.0132450331125828" calcext:value-type="percentage">
            <text:p>1%</text:p>
          </table:table-cell>
          <table:table-cell table:style-name="ce15" table:formula="of:=IF( [.E4]&gt;0 ;   (5*[.E4]/(5*[.E4]+4*[.H4]+[.F4])) ; &quot;&quot; )" office:value-type="percentage" office:value="0.0156985871271586" calcext:value-type="percentage">
            <text:p>2%</text:p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46" calcext:value-type="float">
            <text:p>946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85.379" calcext:value-type="float">
            <text:p>85.379</text:p>
          </table:table-cell>
          <table:table-cell table:style-name="ce4" table:formula="of:=IF([.N4]/([.N4]+[.O4])&gt;0;[.N4]/([.N4]+[.O4]);&quot;&quot;)">
            <text:p/>
          </table:table-cell>
          <table:table-cell table:style-name="ce4" table:formula="of:=IF([.N4]+[.Q4]&gt;0; IF([.N4]/([.N4]+[.Q4])&gt;0;[.N4]/([.N4]+[.Q4]);&quot;&quot;);&quot;-&quot;)">
            <text:p/>
          </table:table-cell>
          <table:table-cell table:style-name="ce4" table:formula="of:=IF( [.N4]&gt;0 ;   (5*[.N4]/(5*[.N4]+4*[.Q4]+[.O4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52" calcext:value-type="float">
            <text:p>952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85.921" calcext:value-type="float">
            <text:p>85.921</text:p>
          </table:table-cell>
          <table:table-cell table:style-name="ce4" table:formula="of:=IF([.W4]/([.W4]+[.X4])&gt;0;[.W4]/([.W4]+[.X4]);&quot;&quot;)">
            <text:p/>
          </table:table-cell>
          <table:table-cell table:style-name="ce4" table:formula="of:=IF([.W4]+[.Z4]&gt;0; IF([.W4]/([.W4]+[.Z4])&gt;0;[.W4]/([.W4]+[.Z4]);&quot;&quot;);&quot;-&quot;)">
            <text:p/>
          </table:table-cell>
          <table:table-cell table:style-name="ce4" table:formula="of:=IF( [.W4]&gt;0 ;   (5*[.W4]/(5*[.W4]+4*[.Z4]+[.X4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7" calcext:value-type="float">
            <text:p>957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86.372" calcext:value-type="float">
            <text:p>86.372</text:p>
          </table:table-cell>
          <table:table-cell table:style-name="ce4" table:formula="of:=IF([.AF4]/([.AF4]+[.AG4])&gt;0;[.AF4]/([.AF4]+[.AG4]);&quot;&quot;)" office:value-type="string" office:string-value="" calcext:value-type="error">
            <text:p>#DIV/0!</text:p>
          </table:table-cell>
          <table:table-cell table:style-name="ce4" table:formula="of:=IF([.AF4]+[.AI4]&gt;0; IF([.AF4]/([.AF4]+[.AI4])&gt;0;[.AF4]/([.AF4]+[.AI4]);&quot;&quot;);&quot;-&quot;)">
            <text:p/>
          </table:table-cell>
          <table:table-cell table:style-name="ce4" table:formula="of:=IF( [.AF4]&gt;0 ;   (5*[.AF4]/(5*[.AF4]+4*[.AI4]+[.AG4])) ; &quot;&quot; )">
            <text:p/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53" calcext:value-type="float">
            <text:p>95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86.101" calcext:value-type="float">
            <text:p>86.101</text:p>
          </table:table-cell>
          <table:table-cell table:style-name="ce4" table:formula="of:=IF([.AO4]/([.AO4]+[.AP4])&gt;0;[.AO4]/([.AO4]+[.AP4]);&quot;&quot;)" office:value-type="percentage" office:value="0.2" calcext:value-type="percentage">
            <text:p>20.0%</text:p>
          </table:table-cell>
          <table:table-cell table:style-name="ce4" table:formula="of:=IF([.AO4]+[.AR4]&gt;0; IF([.AO4]/([.AO4]+[.AR4])&gt;0;[.AO4]/([.AO4]+[.AR4]);&quot;&quot;);&quot;-&quot;)" office:value-type="percentage" office:value="0.00662251655629139" calcext:value-type="percentage">
            <text:p>0.7%</text:p>
          </table:table-cell>
          <table:table-cell table:style-name="ce4" table:formula="of:=IF( [.AO4]&gt;0 ;   (5*[.AO4]/(5*[.AO4]+4*[.AR4]+[.AP4])) ; &quot;&quot; )" office:value-type="percentage" office:value="0.00821018062397373" calcext:value-type="percentage">
            <text:p>0.8%</text:p>
          </table:table-cell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74.639" calcext:value-type="float">
            <text:p>74.639</text:p>
          </table:table-cell>
          <table:table-cell table:style-name="ce15" table:formula="of:=IF([.AX4]/([.AX4]+[.AY4])&gt;0;[.AX4]/([.AX4]+[.AY4]);&quot;&quot;)" office:value-type="percentage" office:value="0.130681818181818" calcext:value-type="percentage">
            <text:p>13%</text:p>
          </table:table-cell>
          <table:table-cell table:style-name="ce15" table:formula="of:=IF([.AX4]+[.BA4]&gt;0; IF([.AX4]/([.AX4]+[.BA4])&gt;0;[.AX4]/([.AX4]+[.BA4]);&quot;&quot;);&quot;-&quot;)" office:value-type="percentage" office:value="0.152317880794702" calcext:value-type="percentage">
            <text:p>15%</text:p>
          </table:table-cell>
          <table:table-cell table:style-name="ce15" table:formula="of:=IF( [.AX4]&gt;0 ;   (5*[.AX4]/(5*[.AX4]+4*[.BA4]+[.AY4])) ; &quot;&quot; )" office:value-type="percentage" office:value="0.147435897435897" calcext:value-type="percentage">
            <text:p>15%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47" calcext:value-type="float">
            <text:p>947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86.101" calcext:value-type="float">
            <text:p>86.101</text:p>
          </table:table-cell>
          <table:table-cell table:style-name="ce15" table:formula="of:=IF([.BG4]/([.BG4]+[.BH4])&gt;0;[.BG4]/([.BG4]+[.BH4]);&quot;&quot;)" office:value-type="percentage" office:value="0.411764705882353" calcext:value-type="percentage">
            <text:p>41%</text:p>
          </table:table-cell>
          <table:table-cell table:style-name="ce15" table:formula="of:=IF([.BG4]+[.BJ4]&gt;0; IF([.BG4]/([.BG4]+[.BJ4])&gt;0;[.BG4]/([.BG4]+[.BJ4]);&quot;&quot;);&quot;-&quot;)" office:value-type="percentage" office:value="0.0463576158940397" calcext:value-type="percentage">
            <text:p>5%</text:p>
          </table:table-cell>
          <table:table-cell table:style-name="ce15" table:formula="of:=IF( [.BG4]&gt;0 ;   (5*[.BG4]/(5*[.BG4]+4*[.BJ4]+[.BH4])) ; &quot;&quot; )" office:value-type="percentage" office:value="0.0563607085346216" calcext:value-type="percentage">
            <text:p>6%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54" calcext:value-type="float">
            <text:p>954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86.282" calcext:value-type="float">
            <text:p>86.282</text:p>
          </table:table-cell>
          <table:table-cell table:style-name="ce4" table:formula="of:=IF([.BQ4]/([.BQ4]+[.BR4])&gt;0;[.BQ4]/([.BQ4]+[.BR4]);&quot;&quot;)" office:value-type="percentage" office:value="0.4" calcext:value-type="percentage">
            <text:p>40.0%</text:p>
          </table:table-cell>
          <table:table-cell table:style-name="ce15" table:formula="of:=IF([.BQ4]+[.BT4]&gt;0; IF([.BQ4]/([.BQ4]+[.BT4])&gt;0;[.BQ4]/([.BQ4]+[.BT4]);&quot;&quot;);&quot;-&quot;)" office:value-type="percentage" office:value="0.0132450331125828" calcext:value-type="percentage">
            <text:p>1%</text:p>
          </table:table-cell>
          <table:table-cell table:style-name="ce15" table:formula="of:=IF( [.BQ4]&gt;0 ;   (5*[.BQ4]/(5*[.BQ4]+4*[.BT4]+[.BR4])) ; &quot;&quot; )" office:value-type="percentage" office:value="0.0164203612479475" calcext:value-type="percentage">
            <text:p>2%</text:p>
          </table:table-cell>
          <table:table-cell table:number-columns-repeated="11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7" calcext:value-type="float">
            <text:p>957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86.372" calcext:value-type="float">
            <text:p>86.372</text:p>
          </table:table-cell>
          <table:table-cell table:style-name="ce4" table:formula="of:=IF([.CJ4]/([.CJ4]+[.CK4])&gt;0;[.CJ4]/([.CJ4]+[.CK4]);&quot;&quot;)" office:value-type="string" office:string-value="" calcext:value-type="error">
            <text:p>#DIV/0!</text:p>
          </table:table-cell>
          <table:table-cell table:style-name="ce4" table:formula="of:=IF([.CJ4]+[.CM4]&gt;0; IF([.CJ4]/([.CJ4]+[.CM4])&gt;0;[.CJ4]/([.CJ4]+[.CM4]);&quot;&quot;);&quot;-&quot;)">
            <text:p/>
          </table:table-cell>
          <table:table-cell table:style-name="ce4" table:formula="of:=IF( [.CJ4]&gt;0 ;   (5*[.CJ4]/(5*[.CJ4]+4*[.CM4]+[.CK4])) ; &quot;&quot; )">
            <text:p/>
          </table:table-cell>
          <table:table-cell table:number-columns-repeated="1586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office:value-type="float" office:value="56" calcext:value-type="float">
            <text:p>56</text:p>
          </table:table-cell>
          <table:table-cell table:style-name="ce8" table:formula="of:=[.B5]/SUM([.E5:.H5])" office:value-type="percentage" office:value="0.0517082179132041" calcext:value-type="percentage">
            <text:p>5%</text:p>
          </table:table-cell>
          <table:table-cell table:style-name="ce1" office:value-type="string" calcext:value-type="string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92.521" calcext:value-type="float">
            <text:p>92.521</text:p>
          </table:table-cell>
          <table:table-cell table:style-name="ce15" table:formula="of:=IF([.E5]/([.E5]+[.F5])&gt;0;[.E5]/([.E5]+[.F5]);&quot;&quot;)" office:value-type="percentage" office:value="0.0689655172413793" calcext:value-type="percentage">
            <text:p>7%</text:p>
          </table:table-cell>
          <table:table-cell table:style-name="ce15" table:formula="of:=IF([.E5]+[.H5]&gt;0; IF([.E5]/([.E5]+[.H5])&gt;0;[.E5]/([.E5]+[.H5]);&quot;&quot;);&quot;-&quot;)" office:value-type="percentage" office:value="0.0357142857142857" calcext:value-type="percentage">
            <text:p>4%</text:p>
          </table:table-cell>
          <table:table-cell table:style-name="ce15" table:formula="of:=IF( [.E5]&gt;0 ;   (5*[.E5]/(5*[.E5]+4*[.H5]+[.F5])) ; &quot;&quot; )" office:value-type="percentage" office:value="0.0395256916996047" calcext:value-type="percentage">
            <text:p>4%</text:p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13" calcext:value-type="float">
            <text:p>1013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3.536" calcext:value-type="float">
            <text:p>93.536</text:p>
          </table:table-cell>
          <table:table-cell table:style-name="ce4" table:formula="of:=IF([.N5]/([.N5]+[.O5])&gt;0;[.N5]/([.N5]+[.O5]);&quot;&quot;)">
            <text:p/>
          </table:table-cell>
          <table:table-cell table:style-name="ce4" table:formula="of:=IF([.N5]+[.Q5]&gt;0; IF([.N5]/([.N5]+[.Q5])&gt;0;[.N5]/([.N5]+[.Q5]);&quot;&quot;);&quot;-&quot;)">
            <text:p/>
          </table:table-cell>
          <table:table-cell table:style-name="ce4" table:formula="of:=IF( [.N5]&gt;0 ;   (5*[.N5]/(5*[.N5]+4*[.Q5]+[.O5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23" calcext:value-type="float">
            <text:p>1023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4.46" calcext:value-type="float">
            <text:p>94.46</text:p>
          </table:table-cell>
          <table:table-cell table:style-name="ce4" table:formula="of:=IF([.W5]/([.W5]+[.X5])&gt;0;[.W5]/([.W5]+[.X5]);&quot;&quot;)">
            <text:p/>
          </table:table-cell>
          <table:table-cell table:style-name="ce4" table:formula="of:=IF([.W5]+[.Z5]&gt;0; IF([.W5]/([.W5]+[.Z5])&gt;0;[.W5]/([.W5]+[.Z5]);&quot;&quot;);&quot;-&quot;)">
            <text:p/>
          </table:table-cell>
          <table:table-cell table:style-name="ce4" table:formula="of:=IF( [.W5]&gt;0 ;   (5*[.W5]/(5*[.W5]+4*[.Z5]+[.X5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7" calcext:value-type="float">
            <text:p>102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4.829" calcext:value-type="float">
            <text:p>94.829</text:p>
          </table:table-cell>
          <table:table-cell table:style-name="ce4" table:formula="of:=IF([.AF5]/([.AF5]+[.AG5])&gt;0;[.AF5]/([.AF5]+[.AG5]);&quot;&quot;)" office:value-type="string" office:string-value="" calcext:value-type="error">
            <text:p>#DIV/0!</text:p>
          </table:table-cell>
          <table:table-cell table:style-name="ce4" table:formula="of:=IF([.AF5]+[.AI5]&gt;0; IF([.AF5]/([.AF5]+[.AI5])&gt;0;[.AF5]/([.AF5]+[.AI5]);&quot;&quot;);&quot;-&quot;)">
            <text:p/>
          </table:table-cell>
          <table:table-cell table:style-name="ce4" table:formula="of:=IF( [.AF5]&gt;0 ;   (5*[.AF5]/(5*[.AF5]+4*[.AI5]+[.AG5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4.183" calcext:value-type="float">
            <text:p>94.183</text:p>
          </table:table-cell>
          <table:table-cell table:style-name="ce4" table:formula="of:=IF([.AO5]/([.AO5]+[.AP5])&gt;0;[.AO5]/([.AO5]+[.AP5]);&quot;&quot;)">
            <text:p/>
          </table:table-cell>
          <table:table-cell table:style-name="ce4" table:formula="of:=IF([.AO5]+[.AR5]&gt;0; IF([.AO5]/([.AO5]+[.AR5])&gt;0;[.AO5]/([.AO5]+[.AR5]);&quot;&quot;);&quot;-&quot;)">
            <text:p/>
          </table:table-cell>
          <table:table-cell table:style-name="ce4" table:formula="of:=IF( [.AO5]&gt;0 ;   (5*[.AO5]/(5*[.AO5]+4*[.AR5]+[.AP5])) ; &quot;&quot; )">
            <text:p/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868" calcext:value-type="float">
            <text:p>86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80.886" calcext:value-type="float">
            <text:p>80.886</text:p>
          </table:table-cell>
          <table:table-cell table:style-name="ce15" table:formula="of:=IF([.AX5]/([.AX5]+[.AY5])&gt;0;[.AX5]/([.AX5]+[.AY5]);&quot;&quot;)" office:value-type="percentage" office:value="0.0479041916167665" calcext:value-type="percentage">
            <text:p>5%</text:p>
          </table:table-cell>
          <table:table-cell table:style-name="ce15" table:formula="of:=IF([.AX5]+[.BA5]&gt;0; IF([.AX5]/([.AX5]+[.BA5])&gt;0;[.AX5]/([.AX5]+[.BA5]);&quot;&quot;);&quot;-&quot;)" office:value-type="percentage" office:value="0.142857142857143" calcext:value-type="percentage">
            <text:p>14%</text:p>
          </table:table-cell>
          <table:table-cell table:style-name="ce15" table:formula="of:=IF( [.AX5]&gt;0 ;   (5*[.AX5]/(5*[.AX5]+4*[.BA5]+[.AY5])) ; &quot;&quot; )" office:value-type="percentage" office:value="0.10230179028133" calcext:value-type="percentage">
            <text:p>10%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74.792" calcext:value-type="float">
            <text:p>74.792</text:p>
          </table:table-cell>
          <table:table-cell table:style-name="ce15" table:formula="of:=IF([.BG5]/([.BG5]+[.BH5])&gt;0;[.BG5]/([.BG5]+[.BH5]);&quot;&quot;)" office:value-type="percentage" office:value="0.00904977375565611" calcext:value-type="percentage">
            <text:p>1%</text:p>
          </table:table-cell>
          <table:table-cell table:style-name="ce15" table:formula="of:=IF([.BG5]+[.BJ5]&gt;0; IF([.BG5]/([.BG5]+[.BJ5])&gt;0;[.BG5]/([.BG5]+[.BJ5]);&quot;&quot;);&quot;-&quot;)" office:value-type="percentage" office:value="0.0357142857142857" calcext:value-type="percentage">
            <text:p>4%</text:p>
          </table:table-cell>
          <table:table-cell table:style-name="ce15" table:formula="of:=IF( [.BG5]&gt;0 ;   (5*[.BG5]/(5*[.BG5]+4*[.BJ5]+[.BH5])) ; &quot;&quot; )" office:value-type="percentage" office:value="0.0224719101123596" calcext:value-type="percentage">
            <text:p>2%</text:p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7" calcext:value-type="float">
            <text:p>102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4.829" calcext:value-type="float">
            <text:p>94.829</text:p>
          </table:table-cell>
          <table:table-cell table:style-name="ce4" table:formula="of:=IF([.BQ5]/([.BQ5]+[.BR5])&gt;0;[.BQ5]/([.BQ5]+[.BR5]);&quot;&quot;)" office:value-type="string" office:string-value="" calcext:value-type="error">
            <text:p>#DIV/0!</text:p>
          </table:table-cell>
          <table:table-cell table:style-name="ce4" table:formula="of:=IF([.BQ5]+[.BT5]&gt;0; IF([.BQ5]/([.BQ5]+[.BT5])&gt;0;[.BQ5]/([.BQ5]+[.BT5]);&quot;&quot;);&quot;-&quot;)">
            <text:p/>
          </table:table-cell>
          <table:table-cell table:style-name="ce4" table:formula="of:=IF( [.BQ5]&gt;0 ;   (5*[.BQ5]/(5*[.BQ5]+4*[.BT5]+[.BR5])) ; &quot;&quot; )">
            <text:p/>
          </table:table-cell>
          <table:table-cell table:number-columns-repeated="11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7" calcext:value-type="float">
            <text:p>102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4.829" calcext:value-type="float">
            <text:p>94.829</text:p>
          </table:table-cell>
          <table:table-cell table:style-name="ce4" table:formula="of:=IF([.CJ5]/([.CJ5]+[.CK5])&gt;0;[.CJ5]/([.CJ5]+[.CK5]);&quot;&quot;)" office:value-type="string" office:string-value="" calcext:value-type="error">
            <text:p>#DIV/0!</text:p>
          </table:table-cell>
          <table:table-cell table:style-name="ce4" table:formula="of:=IF([.CJ5]+[.CM5]&gt;0; IF([.CJ5]/([.CJ5]+[.CM5])&gt;0;[.CJ5]/([.CJ5]+[.CM5]);&quot;&quot;);&quot;-&quot;)">
            <text:p/>
          </table:table-cell>
          <table:table-cell table:style-name="ce4" table:formula="of:=IF( [.CJ5]&gt;0 ;   (5*[.CJ5]/(5*[.CJ5]+4*[.CM5]+[.CK5])) ; &quot;&quot; )">
            <text:p/>
          </table:table-cell>
          <table:table-cell table:number-columns-repeated="1586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6" office:value-type="float" office:value="26" calcext:value-type="float">
            <text:p>26</text:p>
          </table:table-cell>
          <table:table-cell table:style-name="ce8" table:formula="of:=[.B6]/SUM([.E6:.H6])" office:value-type="percentage" office:value="0.030267753201397" calcext:value-type="percentage">
            <text:p>3%</text:p>
          </table:table-cell>
          <table:table-cell table:style-name="ce1" office:value-type="string" calcext:value-type="string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3" calcext:value-type="float">
            <text:p>80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93.597" calcext:value-type="float">
            <text:p>93.597</text:p>
          </table:table-cell>
          <table:table-cell table:style-name="ce15" table:formula="of:=IF([.E6]/([.E6]+[.F6])&gt;0;[.E6]/([.E6]+[.F6]);&quot;&quot;)" office:value-type="percentage" office:value="0.032258064516129" calcext:value-type="percentage">
            <text:p>3%</text:p>
          </table:table-cell>
          <table:table-cell table:style-name="ce15" table:formula="of:=IF([.E6]+[.H6]&gt;0; IF([.E6]/([.E6]+[.H6])&gt;0;[.E6]/([.E6]+[.H6]);&quot;&quot;);&quot;-&quot;)" office:value-type="percentage" office:value="0.0384615384615385" calcext:value-type="percentage">
            <text:p>4%</text:p>
          </table:table-cell>
          <table:table-cell table:style-name="ce15" table:formula="of:=IF( [.E6]&gt;0 ;   (5*[.E6]/(5*[.E6]+4*[.H6]+[.F6])) ; &quot;&quot; )" office:value-type="percentage" office:value="0.037037037037037" calcext:value-type="percentage">
            <text:p>4%</text:p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26" calcext:value-type="float">
            <text:p>82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6.158" calcext:value-type="float">
            <text:p>96.158</text:p>
          </table:table-cell>
          <table:table-cell table:style-name="ce4" table:formula="of:=IF([.N6]/([.N6]+[.O6])&gt;0;[.N6]/([.N6]+[.O6]);&quot;&quot;)">
            <text:p/>
          </table:table-cell>
          <table:table-cell table:style-name="ce4" table:formula="of:=IF([.N6]+[.Q6]&gt;0; IF([.N6]/([.N6]+[.Q6])&gt;0;[.N6]/([.N6]+[.Q6]);&quot;&quot;);&quot;-&quot;)">
            <text:p/>
          </table:table-cell>
          <table:table-cell table:style-name="ce4" table:formula="of:=IF( [.N6]&gt;0 ;   (5*[.N6]/(5*[.N6]+4*[.Q6]+[.O6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6.857" calcext:value-type="float">
            <text:p>96.857</text:p>
          </table:table-cell>
          <table:table-cell table:style-name="ce4" table:formula="of:=IF([.W6]/([.W6]+[.X6])&gt;0;[.W6]/([.W6]+[.X6]);&quot;&quot;)">
            <text:p/>
          </table:table-cell>
          <table:table-cell table:style-name="ce4" table:formula="of:=IF([.W6]+[.Z6]&gt;0; IF([.W6]/([.W6]+[.Z6])&gt;0;[.W6]/([.W6]+[.Z6]);&quot;&quot;);&quot;-&quot;)">
            <text:p/>
          </table:table-cell>
          <table:table-cell table:style-name="ce4" table:formula="of:=IF( [.W6]&gt;0 ;   (5*[.W6]/(5*[.W6]+4*[.Z6]+[.X6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6.973" calcext:value-type="float">
            <text:p>96.973</text:p>
          </table:table-cell>
          <table:table-cell table:style-name="ce4" table:formula="of:=IF([.AF6]/([.AF6]+[.AG6])&gt;0;[.AF6]/([.AF6]+[.AG6]);&quot;&quot;)" office:value-type="string" office:string-value="" calcext:value-type="error">
            <text:p>#DIV/0!</text:p>
          </table:table-cell>
          <table:table-cell table:style-name="ce4" table:formula="of:=IF([.AF6]+[.AI6]&gt;0; IF([.AF6]/([.AF6]+[.AI6])&gt;0;[.AF6]/([.AF6]+[.AI6]);&quot;&quot;);&quot;-&quot;)">
            <text:p/>
          </table:table-cell>
          <table:table-cell table:style-name="ce4" table:formula="of:=IF( [.AF6]&gt;0 ;   (5*[.AF6]/(5*[.AF6]+4*[.AI6]+[.AG6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29" calcext:value-type="float">
            <text:p>82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6.508" calcext:value-type="float">
            <text:p>96.508</text:p>
          </table:table-cell>
          <table:table-cell table:style-name="ce4" table:formula="of:=IF([.AO6]/([.AO6]+[.AP6])&gt;0;[.AO6]/([.AO6]+[.AP6]);&quot;&quot;)">
            <text:p/>
          </table:table-cell>
          <table:table-cell table:style-name="ce4" table:formula="of:=IF([.AO6]+[.AR6]&gt;0; IF([.AO6]/([.AO6]+[.AR6])&gt;0;[.AO6]/([.AO6]+[.AR6]);&quot;&quot;);&quot;-&quot;)">
            <text:p/>
          </table:table-cell>
          <table:table-cell table:style-name="ce4" table:formula="of:=IF( [.AO6]&gt;0 ;   (5*[.AO6]/(5*[.AO6]+4*[.AR6]+[.AP6])) ; &quot;&quot; )">
            <text:p/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710" calcext:value-type="float">
            <text:p>71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82.887" calcext:value-type="float">
            <text:p>82.887</text:p>
          </table:table-cell>
          <table:table-cell table:style-name="ce15" table:formula="of:=IF([.AX6]/([.AX6]+[.AY6])&gt;0;[.AX6]/([.AX6]+[.AY6]);&quot;&quot;)" office:value-type="percentage" office:value="0.016" calcext:value-type="percentage">
            <text:p>2%</text:p>
          </table:table-cell>
          <table:table-cell table:style-name="ce15" table:formula="of:=IF([.AX6]+[.BA6]&gt;0; IF([.AX6]/([.AX6]+[.BA6])&gt;0;[.AX6]/([.AX6]+[.BA6]);&quot;&quot;);&quot;-&quot;)" office:value-type="percentage" office:value="0.0769230769230769" calcext:value-type="percentage">
            <text:p>8%</text:p>
          </table:table-cell>
          <table:table-cell table:style-name="ce15" table:formula="of:=IF( [.AX6]&gt;0 ;   (5*[.AX6]/(5*[.AX6]+4*[.BA6]+[.AY6])) ; &quot;&quot; )" office:value-type="percentage" office:value="0.0436681222707424" calcext:value-type="percentage">
            <text:p>4%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54" calcext:value-type="float">
            <text:p>90.454</text:p>
          </table:table-cell>
          <table:table-cell table:style-name="ce15" table:formula="of:=IF([.BG6]/([.BG6]+[.BH6])&gt;0;[.BG6]/([.BG6]+[.BH6]);&quot;&quot;)" office:value-type="percentage" office:value="0.235849056603774" calcext:value-type="percentage">
            <text:p>24%</text:p>
          </table:table-cell>
          <table:table-cell table:style-name="ce15" table:formula="of:=IF([.BG6]+[.BJ6]&gt;0; IF([.BG6]/([.BG6]+[.BJ6])&gt;0;[.BG6]/([.BG6]+[.BJ6]);&quot;&quot;);&quot;-&quot;)" office:value-type="percentage" office:value="0.961538461538462" calcext:value-type="percentage">
            <text:p>96%</text:p>
          </table:table-cell>
          <table:table-cell table:style-name="ce15" table:formula="of:=IF( [.BG6]&gt;0 ;   (5*[.BG6]/(5*[.BG6]+4*[.BJ6]+[.BH6])) ; &quot;&quot; )" office:value-type="percentage" office:value="0.595238095238095" calcext:value-type="percentage">
            <text:p>60%</text:p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6.973" calcext:value-type="float">
            <text:p>96.973</text:p>
          </table:table-cell>
          <table:table-cell table:style-name="ce4" table:formula="of:=IF([.BQ6]/([.BQ6]+[.BR6])&gt;0;[.BQ6]/([.BQ6]+[.BR6]);&quot;&quot;)" office:value-type="string" office:string-value="" calcext:value-type="error">
            <text:p>#DIV/0!</text:p>
          </table:table-cell>
          <table:table-cell table:style-name="ce4" table:formula="of:=IF([.BQ6]+[.BT6]&gt;0; IF([.BQ6]/([.BQ6]+[.BT6])&gt;0;[.BQ6]/([.BQ6]+[.BT6]);&quot;&quot;);&quot;-&quot;)">
            <text:p/>
          </table:table-cell>
          <table:table-cell table:style-name="ce4" table:formula="of:=IF( [.BQ6]&gt;0 ;   (5*[.BQ6]/(5*[.BQ6]+4*[.BT6]+[.BR6])) ; &quot;&quot; )">
            <text:p/>
          </table:table-cell>
          <table:table-cell table:number-columns-repeated="11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6.973" calcext:value-type="float">
            <text:p>96.973</text:p>
          </table:table-cell>
          <table:table-cell table:style-name="ce4" table:formula="of:=IF([.CJ6]/([.CJ6]+[.CK6])&gt;0;[.CJ6]/([.CJ6]+[.CK6]);&quot;&quot;)" office:value-type="string" office:string-value="" calcext:value-type="error">
            <text:p>#DIV/0!</text:p>
          </table:table-cell>
          <table:table-cell table:style-name="ce4" table:formula="of:=IF([.CJ6]+[.CM6]&gt;0; IF([.CJ6]/([.CJ6]+[.CM6])&gt;0;[.CJ6]/([.CJ6]+[.CM6]);&quot;&quot;);&quot;-&quot;)">
            <text:p/>
          </table:table-cell>
          <table:table-cell table:style-name="ce4" table:formula="of:=IF( [.CJ6]&gt;0 ;   (5*[.CJ6]/(5*[.CJ6]+4*[.CM6]+[.CK6])) ; &quot;&quot; )">
            <text:p/>
          </table:table-cell>
          <table:table-cell table:number-columns-repeated="1586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9" table:formula="of:=[.B7]/SUM([.E7:.H7])" office:value-type="percentage" office:value="0.00902708124373119" calcext:value-type="percentage">
            <text:p>0.9%</text:p>
          </table:table-cell>
          <table:table-cell table:style-name="ce1" office:value-type="string" calcext:value-type="string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955" calcext:value-type="float">
            <text:p>95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5.787" calcext:value-type="float">
            <text:p>95.787</text:p>
          </table:table-cell>
          <table:table-cell table:style-name="ce15" table:formula="of:=IF([.E7]/([.E7]+[.F7])&gt;0;[.E7]/([.E7]+[.F7]);&quot;&quot;)">
            <text:p/>
          </table:table-cell>
          <table:table-cell table:style-name="ce15" table:formula="of:=IF([.E7]+[.H7]&gt;0; IF([.E7]/([.E7]+[.H7])&gt;0;[.E7]/([.E7]+[.H7]);&quot;&quot;);&quot;-&quot;)">
            <text:p/>
          </table:table-cell>
          <table:table-cell table:style-name="ce15" table:formula="of:=IF( [.E7]&gt;0 ;   (5*[.E7]/(5*[.E7]+4*[.H7]+[.F7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8.195" calcext:value-type="float">
            <text:p>98.195</text:p>
          </table:table-cell>
          <table:table-cell table:style-name="ce4" table:formula="of:=IF([.N7]/([.N7]+[.O7])&gt;0;[.N7]/([.N7]+[.O7]);&quot;&quot;)">
            <text:p/>
          </table:table-cell>
          <table:table-cell table:style-name="ce4" table:formula="of:=IF([.N7]+[.Q7]&gt;0; IF([.N7]/([.N7]+[.Q7])&gt;0;[.N7]/([.N7]+[.Q7]);&quot;&quot;);&quot;-&quot;)">
            <text:p/>
          </table:table-cell>
          <table:table-cell table:style-name="ce4" table:formula="of:=IF( [.N7]&gt;0 ;   (5*[.N7]/(5*[.N7]+4*[.Q7]+[.O7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84" calcext:value-type="float">
            <text:p>98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8.696" calcext:value-type="float">
            <text:p>98.696</text:p>
          </table:table-cell>
          <table:table-cell table:style-name="ce4" table:formula="of:=IF([.W7]/([.W7]+[.X7])&gt;0;[.W7]/([.W7]+[.X7]);&quot;&quot;)">
            <text:p/>
          </table:table-cell>
          <table:table-cell table:style-name="ce4" table:formula="of:=IF([.W7]+[.Z7]&gt;0; IF([.W7]/([.W7]+[.Z7])&gt;0;[.W7]/([.W7]+[.Z7]);&quot;&quot;);&quot;-&quot;)">
            <text:p/>
          </table:table-cell>
          <table:table-cell table:style-name="ce4" table:formula="of:=IF( [.W7]&gt;0 ;   (5*[.W7]/(5*[.W7]+4*[.Z7]+[.X7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86" calcext:value-type="float">
            <text:p>98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8.897" calcext:value-type="float">
            <text:p>98.897</text:p>
          </table:table-cell>
          <table:table-cell table:style-name="ce4" table:formula="of:=IF([.AF7]/([.AF7]+[.AG7])&gt;0;[.AF7]/([.AF7]+[.AG7]);&quot;&quot;)">
            <text:p/>
          </table:table-cell>
          <table:table-cell table:style-name="ce4" table:formula="of:=IF([.AF7]+[.AI7]&gt;0; IF([.AF7]/([.AF7]+[.AI7])&gt;0;[.AF7]/([.AF7]+[.AI7]);&quot;&quot;);&quot;-&quot;)">
            <text:p/>
          </table:table-cell>
          <table:table-cell table:style-name="ce4" table:formula="of:=IF( [.AF7]&gt;0 ;   (5*[.AF7]/(5*[.AF7]+4*[.AI7]+[.AG7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85" calcext:value-type="float">
            <text:p>98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8.796" calcext:value-type="float">
            <text:p>98.796</text:p>
          </table:table-cell>
          <table:table-cell table:style-name="ce4" table:formula="of:=IF([.AO7]/([.AO7]+[.AP7])&gt;0;[.AO7]/([.AO7]+[.AP7]);&quot;&quot;)">
            <text:p/>
          </table:table-cell>
          <table:table-cell table:style-name="ce4" table:formula="of:=IF([.AO7]+[.AR7]&gt;0; IF([.AO7]/([.AO7]+[.AR7])&gt;0;[.AO7]/([.AO7]+[.AR7]);&quot;&quot;);&quot;-&quot;)">
            <text:p/>
          </table:table-cell>
          <table:table-cell table:style-name="ce4" table:formula="of:=IF( [.AO7]&gt;0 ;   (5*[.AO7]/(5*[.AO7]+4*[.AR7]+[.AP7])) ; &quot;&quot; )">
            <text:p/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840" calcext:value-type="float">
            <text:p>84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4.353" calcext:value-type="float">
            <text:p>84.353</text:p>
          </table:table-cell>
          <table:table-cell table:style-name="ce15" table:formula="of:=IF([.AX7]/([.AX7]+[.AY7])&gt;0;[.AX7]/([.AX7]+[.AY7]);&quot;&quot;)" office:value-type="percentage" office:value="0.00671140939597315" calcext:value-type="percentage">
            <text:p>1%</text:p>
          </table:table-cell>
          <table:table-cell table:style-name="ce15" table:formula="of:=IF([.AX7]+[.BA7]&gt;0; IF([.AX7]/([.AX7]+[.BA7])&gt;0;[.AX7]/([.AX7]+[.BA7]);&quot;&quot;);&quot;-&quot;)" office:value-type="percentage" office:value="0.111111111111111" calcext:value-type="percentage">
            <text:p>11%</text:p>
          </table:table-cell>
          <table:table-cell table:style-name="ce15" table:formula="of:=IF( [.AX7]&gt;0 ;   (5*[.AX7]/(5*[.AX7]+4*[.BA7]+[.AY7])) ; &quot;&quot; )" office:value-type="percentage" office:value="0.027027027027027" calcext:value-type="percentage">
            <text:p>3%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7" calcext:value-type="float">
            <text:p>98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9.198" calcext:value-type="float">
            <text:p>99.198</text:p>
          </table:table-cell>
          <table:table-cell table:style-name="ce15" table:formula="of:=IF([.BG7]/([.BG7]+[.BH7])&gt;0;[.BG7]/([.BG7]+[.BH7]);&quot;&quot;)" office:value-type="percentage" office:value="0.666666666666667" calcext:value-type="percentage">
            <text:p>67%</text:p>
          </table:table-cell>
          <table:table-cell table:style-name="ce15" table:formula="of:=IF([.BG7]+[.BJ7]&gt;0; IF([.BG7]/([.BG7]+[.BJ7])&gt;0;[.BG7]/([.BG7]+[.BJ7]);&quot;&quot;);&quot;-&quot;)" office:value-type="percentage" office:value="0.222222222222222" calcext:value-type="percentage">
            <text:p>22%</text:p>
          </table:table-cell>
          <table:table-cell table:style-name="ce15" table:formula="of:=IF( [.BG7]&gt;0 ;   (5*[.BG7]/(5*[.BG7]+4*[.BJ7]+[.BH7])) ; &quot;&quot; )" office:value-type="percentage" office:value="0.256410256410256" calcext:value-type="percentage">
            <text:p>26%</text:p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9.097" calcext:value-type="float">
            <text:p>99.097</text:p>
          </table:table-cell>
          <table:table-cell table:style-name="ce4" table:formula="of:=IF([.BQ7]/([.BQ7]+[.BR7])&gt;0;[.BQ7]/([.BQ7]+[.BR7]);&quot;&quot;)" office:value-type="string" office:string-value="" calcext:value-type="error">
            <text:p>#DIV/0!</text:p>
          </table:table-cell>
          <table:table-cell table:style-name="ce4" table:formula="of:=IF([.BQ7]+[.BT7]&gt;0; IF([.BQ7]/([.BQ7]+[.BT7])&gt;0;[.BQ7]/([.BQ7]+[.BT7]);&quot;&quot;);&quot;-&quot;)">
            <text:p/>
          </table:table-cell>
          <table:table-cell table:style-name="ce4" table:formula="of:=IF( [.BQ7]&gt;0 ;   (5*[.BQ7]/(5*[.BQ7]+4*[.BT7]+[.BR7])) ; &quot;&quot; )">
            <text:p/>
          </table:table-cell>
          <table:table-cell table:number-columns-repeated="11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9.097" calcext:value-type="float">
            <text:p>99.097</text:p>
          </table:table-cell>
          <table:table-cell table:style-name="ce4" table:formula="of:=IF([.CJ7]/([.CJ7]+[.CK7])&gt;0;[.CJ7]/([.CJ7]+[.CK7]);&quot;&quot;)" office:value-type="string" office:string-value="" calcext:value-type="error">
            <text:p>#DIV/0!</text:p>
          </table:table-cell>
          <table:table-cell table:style-name="ce4" table:formula="of:=IF([.CJ7]+[.CM7]&gt;0; IF([.CJ7]/([.CJ7]+[.CM7])&gt;0;[.CJ7]/([.CJ7]+[.CM7]);&quot;&quot;);&quot;-&quot;)">
            <text:p/>
          </table:table-cell>
          <table:table-cell table:style-name="ce4" table:formula="of:=IF( [.CJ7]&gt;0 ;   (5*[.CJ7]/(5*[.CJ7]+4*[.CM7]+[.CK7])) ; &quot;&quot; )">
            <text:p/>
          </table:table-cell>
          <table:table-cell table:number-columns-repeated="15867"/>
        </table:table-row>
        <table:table-row table:style-name="ro1">
          <table:table-cell table:style-name="ce1"/>
          <table:table-cell table:style-name="ce6"/>
          <table:table-cell table:style-name="ce9"/>
          <table:table-cell table:style-name="ce1"/>
          <table:table-cell table:style-name="ce2" table:number-columns-repeated="5"/>
          <table:table-cell table:style-name="ce15" table:number-columns-repeated="3"/>
          <table:table-cell table:style-name="ce4"/>
          <table:table-cell table:style-name="ce2" table:number-columns-repeated="5"/>
          <table:table-cell table:style-name="ce4" table:number-columns-repeated="3"/>
          <table:table-cell/>
          <table:table-cell table:style-name="ce2" table:number-columns-repeated="5"/>
          <table:table-cell table:style-name="ce4" table:number-columns-repeated="3"/>
          <table:table-cell/>
          <table:table-cell table:style-name="ce2" table:number-columns-repeated="5"/>
          <table:table-cell table:style-name="ce4" table:number-columns-repeated="3"/>
          <table:table-cell/>
          <table:table-cell table:style-name="ce2" table:number-columns-repeated="5"/>
          <table:table-cell table:style-name="ce4" table:number-columns-repeated="3"/>
          <table:table-cell/>
          <table:table-cell table:style-name="ce2" table:number-columns-repeated="5"/>
          <table:table-cell table:style-name="ce15" table:number-columns-repeated="3"/>
          <table:table-cell/>
          <table:table-cell table:style-name="ce2" table:number-columns-repeated="5"/>
          <table:table-cell table:style-name="ce15" table:number-columns-repeated="3"/>
          <table:table-cell table:number-columns-repeated="2"/>
          <table:table-cell table:style-name="ce2" table:number-columns-repeated="5"/>
          <table:table-cell table:style-name="ce4" table:number-columns-repeated="3"/>
          <table:table-cell table:number-columns-repeated="11"/>
          <table:table-cell table:style-name="ce2" table:number-columns-repeated="5"/>
          <table:table-cell table:style-name="ce4" table:number-columns-repeated="3"/>
          <table:table-cell table:number-columns-repeated="1586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9" table:formula="of:=[.B9]/SUM([.E9:.H9])" office:value-type="percentage" office:value="0" calcext:value-type="percentage">
            <text:p>0.0%</text:p>
          </table:table-cell>
          <table:table-cell table:style-name="ce1" office:value-type="string" calcext:value-type="string">
            <text:p>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45" calcext:value-type="float">
            <text:p>9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.222" calcext:value-type="float">
            <text:p>97.222</text:p>
          </table:table-cell>
          <table:table-cell table:style-name="ce15" table:formula="of:=IF([.E9]/([.E9]+[.F9])&gt;0;[.E9]/([.E9]+[.F9]);&quot;&quot;)">
            <text:p/>
          </table:table-cell>
          <table:table-cell table:style-name="ce15" table:formula="of:=IF([.E9]+[.H9]&gt;0; IF([.E9]/([.E9]+[.H9])&gt;0;[.E9]/([.E9]+[.H9]);&quot;&quot;);&quot;-&quot;)" office:value-type="string" office:string-value="-" calcext:value-type="string">
            <text:p>-</text:p>
          </table:table-cell>
          <table:table-cell table:style-name="ce15" table:formula="of:=IF( [.E9]&gt;0 ;   (5*[.E9]/(5*[.E9]+4*[.H9]+[.F9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65" calcext:value-type="float">
            <text:p>96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28" calcext:value-type="float">
            <text:p>99.28</text:p>
          </table:table-cell>
          <table:table-cell table:style-name="ce4" table:formula="of:=IF([.N9]/([.N9]+[.O9])&gt;0;[.N9]/([.N9]+[.O9]);&quot;&quot;)">
            <text:p/>
          </table:table-cell>
          <table:table-cell table:style-name="ce4" table:formula="of:=IF([.N9]+[.Q9]&gt;0; IF([.N9]/([.N9]+[.Q9])&gt;0;[.N9]/([.N9]+[.Q9]);&quot;&quot;);&quot;-&quot;)" office:value-type="string" office:string-value="-" calcext:value-type="string">
            <text:p>-</text:p>
          </table:table-cell>
          <table:table-cell table:style-name="ce4" table:formula="of:=IF( [.N9]&gt;0 ;   (5*[.N9]/(5*[.N9]+4*[.Q9]+[.O9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8" calcext:value-type="float">
            <text:p>9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588" calcext:value-type="float">
            <text:p>99.588</text:p>
          </table:table-cell>
          <table:table-cell table:style-name="ce4" table:formula="of:=IF([.W9]/([.W9]+[.X9])&gt;0;[.W9]/([.W9]+[.X9]);&quot;&quot;)">
            <text:p/>
          </table:table-cell>
          <table:table-cell table:style-name="ce4" table:formula="of:=IF([.W9]+[.Z9]&gt;0; IF([.W9]/([.W9]+[.Z9])&gt;0;[.W9]/([.W9]+[.Z9]);&quot;&quot;);&quot;-&quot;)" office:value-type="string" office:string-value="-" calcext:value-type="string">
            <text:p>-</text:p>
          </table:table-cell>
          <table:table-cell table:style-name="ce4" table:formula="of:=IF( [.W9]&gt;0 ;   (5*[.W9]/(5*[.W9]+4*[.Z9]+[.X9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71" calcext:value-type="float">
            <text:p>97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897" calcext:value-type="float">
            <text:p>99.897</text:p>
          </table:table-cell>
          <table:table-cell table:style-name="ce4" table:formula="of:=IF([.AF9]/([.AF9]+[.AG9])&gt;0;[.AF9]/([.AF9]+[.AG9]);&quot;&quot;)">
            <text:p/>
          </table:table-cell>
          <table:table-cell table:style-name="ce4" table:formula="of:=IF([.AF9]+[.AI9]&gt;0; IF([.AF9]/([.AF9]+[.AI9])&gt;0;[.AF9]/([.AF9]+[.AI9]);&quot;&quot;);&quot;-&quot;)" office:value-type="string" office:string-value="-" calcext:value-type="string">
            <text:p>-</text:p>
          </table:table-cell>
          <table:table-cell table:style-name="ce4" table:formula="of:=IF( [.AF9]&gt;0 ;   (5*[.AF9]/(5*[.AF9]+4*[.AI9]+[.AG9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69" calcext:value-type="float">
            <text:p>96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691" calcext:value-type="float">
            <text:p>99.691</text:p>
          </table:table-cell>
          <table:table-cell table:style-name="ce4" table:formula="of:=IF([.AO9]/([.AO9]+[.AP9])&gt;0;[.AO9]/([.AO9]+[.AP9]);&quot;&quot;)">
            <text:p/>
          </table:table-cell>
          <table:table-cell table:style-name="ce4" table:formula="of:=IF([.AO9]+[.AR9]&gt;0; IF([.AO9]/([.AO9]+[.AR9])&gt;0;[.AO9]/([.AO9]+[.AR9]);&quot;&quot;);&quot;-&quot;)" office:value-type="string" office:string-value="-" calcext:value-type="string">
            <text:p>-</text:p>
          </table:table-cell>
          <table:table-cell table:style-name="ce4" table:formula="of:=IF( [.AO9]&gt;0 ;   (5*[.AO9]/(5*[.AO9]+4*[.AR9]+[.AP9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818" calcext:value-type="float">
            <text:p>8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4.156" calcext:value-type="float">
            <text:p>84.156</text:p>
          </table:table-cell>
          <table:table-cell table:style-name="ce4" table:formula="of:=IF([.AX9]/([.AX9]+[.AY9])&gt;0;[.AX9]/([.AX9]+[.AY9]);&quot;&quot;)">
            <text:p/>
          </table:table-cell>
          <table:table-cell table:style-name="ce4" table:formula="of:=IF([.AX9]+[.BA9]&gt;0; IF([.AX9]/([.AX9]+[.BA9])&gt;0;[.AX9]/([.AX9]+[.BA9]);&quot;&quot;);&quot;-&quot;)" office:value-type="string" office:string-value="-" calcext:value-type="string">
            <text:p>-</text:p>
          </table:table-cell>
          <table:table-cell table:style-name="ce4" table:formula="of:=IF( [.AX9]&gt;0 ;   (5*[.AX9]/(5*[.AX9]+4*[.BA9]+[.AY9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8" calcext:value-type="float">
            <text:p>9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588" calcext:value-type="float">
            <text:p>99.588</text:p>
          </table:table-cell>
          <table:table-cell table:style-name="ce15" table:formula="of:=IF([.BG9]/([.BG9]+[.BH9])&gt;0;[.BG9]/([.BG9]+[.BH9]);&quot;&quot;)">
            <text:p/>
          </table:table-cell>
          <table:table-cell table:style-name="ce15" table:formula="of:=IF([.BG9]+[.BJ9]&gt;0; IF([.BG9]/([.BG9]+[.BJ9])&gt;0;[.BG9]/([.BG9]+[.BJ9]);&quot;&quot;);&quot;-&quot;)" office:value-type="string" office:string-value="-" calcext:value-type="string">
            <text:p>-</text:p>
          </table:table-cell>
          <table:table-cell table:style-name="ce15" table:formula="of:=IF( [.BG9]&gt;0 ;   (5*[.BG9]/(5*[.BG9]+4*[.BJ9]+[.BH9])) ; &quot;&quot; )">
            <text:p/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Q9]/([.BQ9]+[.BR9])&gt;0;[.BQ9]/([.BQ9]+[.BR9]);&quot;&quot;)" office:value-type="string" office:string-value="" calcext:value-type="error">
            <text:p>#DIV/0!</text:p>
          </table:table-cell>
          <table:table-cell table:style-name="ce4" table:formula="of:=IF([.BQ9]+[.BT9]&gt;0; IF([.BQ9]/([.BQ9]+[.BT9])&gt;0;[.BQ9]/([.BQ9]+[.BT9]);&quot;&quot;);&quot;-&quot;)" office:value-type="string" office:string-value="-" calcext:value-type="string">
            <text:p>-</text:p>
          </table:table-cell>
          <table:table-cell table:style-name="ce4" table:formula="of:=IF( [.BQ9]&gt;0 ;   (5*[.BQ9]/(5*[.BQ9]+4*[.BT9]+[.BR9])) ; &quot;&quot; )">
            <text:p/>
          </table:table-cell>
          <table:table-cell table:number-columns-repeated="11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CJ9]/([.CJ9]+[.CK9])&gt;0;[.CJ9]/([.CJ9]+[.CK9]);&quot;&quot;)" office:value-type="string" office:string-value="" calcext:value-type="error">
            <text:p>#DIV/0!</text:p>
          </table:table-cell>
          <table:table-cell table:style-name="ce4" table:formula="of:=IF([.CJ9]+[.CM9]&gt;0; IF([.CJ9]/([.CJ9]+[.CM9])&gt;0;[.CJ9]/([.CJ9]+[.CM9]);&quot;&quot;);&quot;-&quot;)" office:value-type="string" office:string-value="-" calcext:value-type="string">
            <text:p>-</text:p>
          </table:table-cell>
          <table:table-cell table:style-name="ce4" table:formula="of:=IF( [.CJ9]&gt;0 ;   (5*[.CJ9]/(5*[.CJ9]+4*[.CM9]+[.CK9])) ; &quot;&quot; )">
            <text:p/>
          </table:table-cell>
          <table:table-cell table:number-columns-repeated="1586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9" table:formula="of:=[.B10]/SUM([.E10:.H10])" office:value-type="percentage" office:value="0" calcext:value-type="percentage">
            <text:p>0.0%</text:p>
          </table:table-cell>
          <table:table-cell table:style-name="ce1" office:value-type="string" calcext:value-type="string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25" calcext:value-type="float">
            <text:p>9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.164" calcext:value-type="float">
            <text:p>97.164</text:p>
          </table:table-cell>
          <table:table-cell table:style-name="ce15" table:formula="of:=IF([.E10]/([.E10]+[.F10])&gt;0;[.E10]/([.E10]+[.F10]);&quot;&quot;)">
            <text:p/>
          </table:table-cell>
          <table:table-cell table:style-name="ce15" table:formula="of:=IF([.E10]+[.H10]&gt;0; IF([.E10]/([.E10]+[.H10])&gt;0;[.E10]/([.E10]+[.H10]);&quot;&quot;);&quot;-&quot;)" office:value-type="string" office:string-value="-" calcext:value-type="string">
            <text:p>-</text:p>
          </table:table-cell>
          <table:table-cell table:style-name="ce15" table:formula="of:=IF( [.E10]&gt;0 ;   (5*[.E10]/(5*[.E10]+4*[.H10]+[.F10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43" calcext:value-type="float">
            <text:p>94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055" calcext:value-type="float">
            <text:p>99.055</text:p>
          </table:table-cell>
          <table:table-cell table:style-name="ce4" table:formula="of:=IF([.N10]/([.N10]+[.O10])&gt;0;[.N10]/([.N10]+[.O10]);&quot;&quot;)">
            <text:p/>
          </table:table-cell>
          <table:table-cell table:style-name="ce4" table:formula="of:=IF([.N10]+[.Q10]&gt;0; IF([.N10]/([.N10]+[.Q10])&gt;0;[.N10]/([.N10]+[.Q10]);&quot;&quot;);&quot;-&quot;)" office:value-type="string" office:string-value="-" calcext:value-type="string">
            <text:p>-</text:p>
          </table:table-cell>
          <table:table-cell table:style-name="ce4" table:formula="of:=IF( [.N10]&gt;0 ;   (5*[.N10]/(5*[.N10]+4*[.Q10]+[.O10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51" calcext:value-type="float">
            <text:p>9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895" calcext:value-type="float">
            <text:p>99.895</text:p>
          </table:table-cell>
          <table:table-cell table:style-name="ce4" table:formula="of:=IF([.W10]/([.W10]+[.X10])&gt;0;[.W10]/([.W10]+[.X10]);&quot;&quot;)">
            <text:p/>
          </table:table-cell>
          <table:table-cell table:style-name="ce4" table:formula="of:=IF([.W10]+[.Z10]&gt;0; IF([.W10]/([.W10]+[.Z10])&gt;0;[.W10]/([.W10]+[.Z10]);&quot;&quot;);&quot;-&quot;)" office:value-type="string" office:string-value="-" calcext:value-type="string">
            <text:p>-</text:p>
          </table:table-cell>
          <table:table-cell table:style-name="ce4" table:formula="of:=IF( [.W10]&gt;0 ;   (5*[.W10]/(5*[.W10]+4*[.Z10]+[.X10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51" calcext:value-type="float">
            <text:p>9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895" calcext:value-type="float">
            <text:p>99.895</text:p>
          </table:table-cell>
          <table:table-cell table:style-name="ce4" table:formula="of:=IF([.AF10]/([.AF10]+[.AG10])&gt;0;[.AF10]/([.AF10]+[.AG10]);&quot;&quot;)">
            <text:p/>
          </table:table-cell>
          <table:table-cell table:style-name="ce4" table:formula="of:=IF([.AF10]+[.AI10]&gt;0; IF([.AF10]/([.AF10]+[.AI10])&gt;0;[.AF10]/([.AF10]+[.AI10]);&quot;&quot;);&quot;-&quot;)" office:value-type="string" office:string-value="-" calcext:value-type="string">
            <text:p>-</text:p>
          </table:table-cell>
          <table:table-cell table:style-name="ce4" table:formula="of:=IF( [.AF10]&gt;0 ;   (5*[.AF10]/(5*[.AF10]+4*[.AI10]+[.AG10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45" calcext:value-type="float">
            <text:p>9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265" calcext:value-type="float">
            <text:p>99.265</text:p>
          </table:table-cell>
          <table:table-cell table:style-name="ce4" table:formula="of:=IF([.AO10]/([.AO10]+[.AP10])&gt;0;[.AO10]/([.AO10]+[.AP10]);&quot;&quot;)">
            <text:p/>
          </table:table-cell>
          <table:table-cell table:style-name="ce4" table:formula="of:=IF([.AO10]+[.AR10]&gt;0; IF([.AO10]/([.AO10]+[.AR10])&gt;0;[.AO10]/([.AO10]+[.AR10]);&quot;&quot;);&quot;-&quot;)" office:value-type="string" office:string-value="-" calcext:value-type="string">
            <text:p>-</text:p>
          </table:table-cell>
          <table:table-cell table:style-name="ce4" table:formula="of:=IF( [.AO10]&gt;0 ;   (5*[.AO10]/(5*[.AO10]+4*[.AR10]+[.AP10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2.983" calcext:value-type="float">
            <text:p>82.983</text:p>
          </table:table-cell>
          <table:table-cell table:style-name="ce4" table:formula="of:=IF([.AX10]/([.AX10]+[.AY10])&gt;0;[.AX10]/([.AX10]+[.AY10]);&quot;&quot;)">
            <text:p/>
          </table:table-cell>
          <table:table-cell table:style-name="ce4" table:formula="of:=IF([.AX10]+[.BA10]&gt;0; IF([.AX10]/([.AX10]+[.BA10])&gt;0;[.AX10]/([.AX10]+[.BA10]);&quot;&quot;);&quot;-&quot;)" office:value-type="string" office:string-value="-" calcext:value-type="string">
            <text:p>-</text:p>
          </table:table-cell>
          <table:table-cell table:style-name="ce4" table:formula="of:=IF( [.AX10]&gt;0 ;   (5*[.AX10]/(5*[.AX10]+4*[.BA10]+[.AY10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51" calcext:value-type="float">
            <text:p>9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895" calcext:value-type="float">
            <text:p>99.895</text:p>
          </table:table-cell>
          <table:table-cell table:style-name="ce15" table:formula="of:=IF([.BG10]/([.BG10]+[.BH10])&gt;0;[.BG10]/([.BG10]+[.BH10]);&quot;&quot;)">
            <text:p/>
          </table:table-cell>
          <table:table-cell table:style-name="ce15" table:formula="of:=IF([.BG10]+[.BJ10]&gt;0; IF([.BG10]/([.BG10]+[.BJ10])&gt;0;[.BG10]/([.BG10]+[.BJ10]);&quot;&quot;);&quot;-&quot;)" office:value-type="string" office:string-value="-" calcext:value-type="string">
            <text:p>-</text:p>
          </table:table-cell>
          <table:table-cell table:style-name="ce15" table:formula="of:=IF( [.BG10]&gt;0 ;   (5*[.BG10]/(5*[.BG10]+4*[.BJ10]+[.BH10])) ; &quot;&quot; )">
            <text:p/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952" calcext:value-type="float">
            <text:p>95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4" table:formula="of:=IF([.BQ10]/([.BQ10]+[.BR10])&gt;0;[.BQ10]/([.BQ10]+[.BR10]);&quot;&quot;)">
            <text:p/>
          </table:table-cell>
          <table:table-cell table:style-name="ce4" table:formula="of:=IF([.BQ10]+[.BT10]&gt;0; IF([.BQ10]/([.BQ10]+[.BT10])&gt;0;[.BQ10]/([.BQ10]+[.BT10]);&quot;&quot;);&quot;-&quot;)" office:value-type="string" office:string-value="-" calcext:value-type="string">
            <text:p>-</text:p>
          </table:table-cell>
          <table:table-cell table:style-name="ce4" table:formula="of:=IF( [.BQ10]&gt;0 ;   (5*[.BQ10]/(5*[.BQ10]+4*[.BT10]+[.BR10])) ; &quot;&quot; )">
            <text:p/>
          </table:table-cell>
          <table:table-cell table:number-columns-repeated="11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2" calcext:value-type="float">
            <text:p>9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CJ10]/([.CJ10]+[.CK10])&gt;0;[.CJ10]/([.CJ10]+[.CK10]);&quot;&quot;)" office:value-type="string" office:string-value="" calcext:value-type="error">
            <text:p>#DIV/0!</text:p>
          </table:table-cell>
          <table:table-cell table:style-name="ce4" table:formula="of:=IF([.CJ10]+[.CM10]&gt;0; IF([.CJ10]/([.CJ10]+[.CM10])&gt;0;[.CJ10]/([.CJ10]+[.CM10]);&quot;&quot;);&quot;-&quot;)" office:value-type="string" office:string-value="-" calcext:value-type="string">
            <text:p>-</text:p>
          </table:table-cell>
          <table:table-cell table:style-name="ce4" table:formula="of:=IF( [.CJ10]&gt;0 ;   (5*[.CJ10]/(5*[.CJ10]+4*[.CM10]+[.CK10])) ; &quot;&quot; )">
            <text:p/>
          </table:table-cell>
          <table:table-cell table:number-columns-repeated="1586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B11]/SUM([.E11:.H11])" office:value-type="percentage" office:value="0.00117647058823529" calcext:value-type="percentage">
            <text:p>0.1%</text:p>
          </table:table-cell>
          <table:table-cell table:style-name="ce1" office:value-type="string" calcext:value-type="string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818" calcext:value-type="float">
            <text:p>8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6.235" calcext:value-type="float">
            <text:p>96.235</text:p>
          </table:table-cell>
          <table:table-cell table:style-name="ce15" table:formula="of:=IF([.E11]/([.E11]+[.F11])&gt;0;[.E11]/([.E11]+[.F11]);&quot;&quot;)">
            <text:p/>
          </table:table-cell>
          <table:table-cell table:style-name="ce15" table:formula="of:=IF([.E11]+[.H11]&gt;0; IF([.E11]/([.E11]+[.H11])&gt;0;[.E11]/([.E11]+[.H11]);&quot;&quot;);&quot;-&quot;)">
            <text:p/>
          </table:table-cell>
          <table:table-cell table:style-name="ce15" table:formula="of:=IF( [.E11]&gt;0 ;   (5*[.E11]/(5*[.E11]+4*[.H11]+[.F11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45" calcext:value-type="float">
            <text:p>8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412" calcext:value-type="float">
            <text:p>99.412</text:p>
          </table:table-cell>
          <table:table-cell table:style-name="ce4" table:formula="of:=IF([.N11]/([.N11]+[.O11])&gt;0;[.N11]/([.N11]+[.O11]);&quot;&quot;)">
            <text:p/>
          </table:table-cell>
          <table:table-cell table:style-name="ce4" table:formula="of:=IF([.N11]+[.Q11]&gt;0; IF([.N11]/([.N11]+[.Q11])&gt;0;[.N11]/([.N11]+[.Q11]);&quot;&quot;);&quot;-&quot;)">
            <text:p/>
          </table:table-cell>
          <table:table-cell table:style-name="ce4" table:formula="of:=IF( [.N11]&gt;0 ;   (5*[.N11]/(5*[.N11]+4*[.Q11]+[.O11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48" calcext:value-type="float">
            <text:p>8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765" calcext:value-type="float">
            <text:p>99.765</text:p>
          </table:table-cell>
          <table:table-cell table:style-name="ce4" table:formula="of:=IF([.W11]/([.W11]+[.X11])&gt;0;[.W11]/([.W11]+[.X11]);&quot;&quot;)">
            <text:p/>
          </table:table-cell>
          <table:table-cell table:style-name="ce4" table:formula="of:=IF([.W11]+[.Z11]&gt;0; IF([.W11]/([.W11]+[.Z11])&gt;0;[.W11]/([.W11]+[.Z11]);&quot;&quot;);&quot;-&quot;)">
            <text:p/>
          </table:table-cell>
          <table:table-cell table:style-name="ce4" table:formula="of:=IF( [.W11]&gt;0 ;   (5*[.W11]/(5*[.W11]+4*[.Z11]+[.X11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48" calcext:value-type="float">
            <text:p>8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765" calcext:value-type="float">
            <text:p>99.765</text:p>
          </table:table-cell>
          <table:table-cell table:style-name="ce4" table:formula="of:=IF([.AF11]/([.AF11]+[.AG11])&gt;0;[.AF11]/([.AF11]+[.AG11]);&quot;&quot;)">
            <text:p/>
          </table:table-cell>
          <table:table-cell table:style-name="ce4" table:formula="of:=IF([.AF11]+[.AI11]&gt;0; IF([.AF11]/([.AF11]+[.AI11])&gt;0;[.AF11]/([.AF11]+[.AI11]);&quot;&quot;);&quot;-&quot;)">
            <text:p/>
          </table:table-cell>
          <table:table-cell table:style-name="ce4" table:formula="of:=IF( [.AF11]&gt;0 ;   (5*[.AF11]/(5*[.AF11]+4*[.AI11]+[.AG11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46" calcext:value-type="float">
            <text:p>84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529" calcext:value-type="float">
            <text:p>99.529</text:p>
          </table:table-cell>
          <table:table-cell table:style-name="ce4" table:formula="of:=IF([.AO11]/([.AO11]+[.AP11])&gt;0;[.AO11]/([.AO11]+[.AP11]);&quot;&quot;)">
            <text:p/>
          </table:table-cell>
          <table:table-cell table:style-name="ce4" table:formula="of:=IF([.AO11]+[.AR11]&gt;0; IF([.AO11]/([.AO11]+[.AR11])&gt;0;[.AO11]/([.AO11]+[.AR11]);&quot;&quot;);&quot;-&quot;)">
            <text:p/>
          </table:table-cell>
          <table:table-cell table:style-name="ce4" table:formula="of:=IF( [.AO11]&gt;0 ;   (5*[.AO11]/(5*[.AO11]+4*[.AR11]+[.AP11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2.353" calcext:value-type="float">
            <text:p>82.353</text:p>
          </table:table-cell>
          <table:table-cell table:style-name="ce4" table:formula="of:=IF([.AX11]/([.AX11]+[.AY11])&gt;0;[.AX11]/([.AX11]+[.AY11]);&quot;&quot;)">
            <text:p/>
          </table:table-cell>
          <table:table-cell table:style-name="ce4" table:formula="of:=IF([.AX11]+[.BA11]&gt;0; IF([.AX11]/([.AX11]+[.BA11])&gt;0;[.AX11]/([.AX11]+[.BA11]);&quot;&quot;);&quot;-&quot;)">
            <text:p/>
          </table:table-cell>
          <table:table-cell table:style-name="ce4" table:formula="of:=IF( [.AX11]&gt;0 ;   (5*[.AX11]/(5*[.AX11]+4*[.BA11]+[.AY11])) ; &quot;&quot; )">
            <text:p/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BG11]/([.BG11]+[.BH11])&gt;0;[.BG11]/([.BG11]+[.BH11]);&quot;&quot;)" office:value-type="percentage" office:value="1" calcext:value-type="percentage">
            <text:p>100%</text:p>
          </table:table-cell>
          <table:table-cell table:style-name="ce15" table:formula="of:=IF([.BG11]+[.BJ11]&gt;0; IF([.BG11]/([.BG11]+[.BJ11])&gt;0;[.BG11]/([.BG11]+[.BJ11]);&quot;&quot;);&quot;-&quot;)" office:value-type="percentage" office:value="1" calcext:value-type="percentage">
            <text:p>100%</text:p>
          </table:table-cell>
          <table:table-cell table:style-name="ce15" table:formula="of:=IF( [.BG11]&gt;0 ;   (5*[.BG11]/(5*[.BG11]+4*[.BJ11]+[.BH11])) ; &quot;&quot; )" office:value-type="percentage" office:value="1" calcext:value-type="percentage">
            <text:p>100%</text:p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2" calcext:value-type="float">
            <text:p>99.882</text:p>
          </table:table-cell>
          <table:table-cell table:style-name="ce4" table:formula="of:=IF([.BQ11]/([.BQ11]+[.BR11])&gt;0;[.BQ11]/([.BQ11]+[.BR11]);&quot;&quot;)" office:value-type="string" office:string-value="" calcext:value-type="error">
            <text:p>#DIV/0!</text:p>
          </table:table-cell>
          <table:table-cell table:style-name="ce4" table:formula="of:=IF([.BQ11]+[.BT11]&gt;0; IF([.BQ11]/([.BQ11]+[.BT11])&gt;0;[.BQ11]/([.BQ11]+[.BT11]);&quot;&quot;);&quot;-&quot;)">
            <text:p/>
          </table:table-cell>
          <table:table-cell table:style-name="ce4" table:formula="of:=IF( [.BQ11]&gt;0 ;   (5*[.BQ11]/(5*[.BQ11]+4*[.BT11]+[.BR11])) ; &quot;&quot; )">
            <text:p/>
          </table:table-cell>
          <table:table-cell table:number-columns-repeated="11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2" calcext:value-type="float">
            <text:p>99.882</text:p>
          </table:table-cell>
          <table:table-cell table:style-name="ce4" table:formula="of:=IF([.CJ11]/([.CJ11]+[.CK11])&gt;0;[.CJ11]/([.CJ11]+[.CK11]);&quot;&quot;)" office:value-type="string" office:string-value="" calcext:value-type="error">
            <text:p>#DIV/0!</text:p>
          </table:table-cell>
          <table:table-cell table:style-name="ce4" table:formula="of:=IF([.CJ11]+[.CM11]&gt;0; IF([.CJ11]/([.CJ11]+[.CM11])&gt;0;[.CJ11]/([.CJ11]+[.CM11]);&quot;&quot;);&quot;-&quot;)">
            <text:p/>
          </table:table-cell>
          <table:table-cell table:style-name="ce4" table:formula="of:=IF( [.CJ11]&gt;0 ;   (5*[.CJ11]/(5*[.CJ11]+4*[.CM11]+[.CK11])) ; &quot;&quot; )">
            <text:p/>
          </table:table-cell>
          <table:table-cell table:number-columns-repeated="1586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B12]/SUM([.E12:.H12])" office:value-type="percentage" office:value="0.00120192307692308" calcext:value-type="percentage">
            <text:p>0.1%</text:p>
          </table:table-cell>
          <table:table-cell table:style-name="ce1" office:value-type="string" calcext:value-type="string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796" calcext:value-type="float">
            <text:p>7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5.673" calcext:value-type="float">
            <text:p>95.673</text:p>
          </table:table-cell>
          <table:table-cell table:style-name="ce15" table:formula="of:=IF([.E12]/([.E12]+[.F12])&gt;0;[.E12]/([.E12]+[.F12]);&quot;&quot;)">
            <text:p/>
          </table:table-cell>
          <table:table-cell table:style-name="ce15" table:formula="of:=IF([.E12]+[.H12]&gt;0; IF([.E12]/([.E12]+[.H12])&gt;0;[.E12]/([.E12]+[.H12]);&quot;&quot;);&quot;-&quot;)">
            <text:p/>
          </table:table-cell>
          <table:table-cell table:style-name="ce15" table:formula="of:=IF( [.E12]&gt;0 ;   (5*[.E12]/(5*[.E12]+4*[.H12]+[.F12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25" calcext:value-type="float">
            <text:p>8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159" calcext:value-type="float">
            <text:p>99.159</text:p>
          </table:table-cell>
          <table:table-cell table:style-name="ce4" table:formula="of:=IF([.N12]/([.N12]+[.O12])&gt;0;[.N12]/([.N12]+[.O12]);&quot;&quot;)">
            <text:p/>
          </table:table-cell>
          <table:table-cell table:style-name="ce4" table:formula="of:=IF([.N12]+[.Q12]&gt;0; IF([.N12]/([.N12]+[.Q12])&gt;0;[.N12]/([.N12]+[.Q12]);&quot;&quot;);&quot;-&quot;)">
            <text:p/>
          </table:table-cell>
          <table:table-cell table:style-name="ce4" table:formula="of:=IF( [.N12]&gt;0 ;   (5*[.N12]/(5*[.N12]+4*[.Q12]+[.O12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4" table:formula="of:=IF([.W12]/([.W12]+[.X12])&gt;0;[.W12]/([.W12]+[.X12]);&quot;&quot;)" office:value-type="string" office:string-value="" calcext:value-type="error">
            <text:p>#DIV/0!</text:p>
          </table:table-cell>
          <table:table-cell table:style-name="ce4" table:formula="of:=IF([.W12]+[.Z12]&gt;0; IF([.W12]/([.W12]+[.Z12])&gt;0;[.W12]/([.W12]+[.Z12]);&quot;&quot;);&quot;-&quot;)">
            <text:p/>
          </table:table-cell>
          <table:table-cell table:style-name="ce4" table:formula="of:=IF( [.W12]&gt;0 ;   (5*[.W12]/(5*[.W12]+4*[.Z12]+[.X12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30" calcext:value-type="float">
            <text:p>8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76" calcext:value-type="float">
            <text:p>99.76</text:p>
          </table:table-cell>
          <table:table-cell table:style-name="ce4" table:formula="of:=IF([.AF12]/([.AF12]+[.AG12])&gt;0;[.AF12]/([.AF12]+[.AG12]);&quot;&quot;)">
            <text:p/>
          </table:table-cell>
          <table:table-cell table:style-name="ce4" table:formula="of:=IF([.AF12]+[.AI12]&gt;0; IF([.AF12]/([.AF12]+[.AI12])&gt;0;[.AF12]/([.AF12]+[.AI12]);&quot;&quot;);&quot;-&quot;)">
            <text:p/>
          </table:table-cell>
          <table:table-cell table:style-name="ce4" table:formula="of:=IF( [.AF12]&gt;0 ;   (5*[.AF12]/(5*[.AF12]+4*[.AI12]+[.AG12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25" calcext:value-type="float">
            <text:p>8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159" calcext:value-type="float">
            <text:p>99.159</text:p>
          </table:table-cell>
          <table:table-cell table:style-name="ce4" table:formula="of:=IF([.AO12]/([.AO12]+[.AP12])&gt;0;[.AO12]/([.AO12]+[.AP12]);&quot;&quot;)">
            <text:p/>
          </table:table-cell>
          <table:table-cell table:style-name="ce4" table:formula="of:=IF([.AO12]+[.AR12]&gt;0; IF([.AO12]/([.AO12]+[.AR12])&gt;0;[.AO12]/([.AO12]+[.AR12]);&quot;&quot;);&quot;-&quot;)">
            <text:p/>
          </table:table-cell>
          <table:table-cell table:style-name="ce4" table:formula="of:=IF( [.AO12]&gt;0 ;   (5*[.AO12]/(5*[.AO12]+4*[.AR12]+[.AP12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4.976" calcext:value-type="float">
            <text:p>84.976</text:p>
          </table:table-cell>
          <table:table-cell table:style-name="ce4" table:formula="of:=IF([.AX12]/([.AX12]+[.AY12])&gt;0;[.AX12]/([.AX12]+[.AY12]);&quot;&quot;)">
            <text:p/>
          </table:table-cell>
          <table:table-cell table:style-name="ce4" table:formula="of:=IF([.AX12]+[.BA12]&gt;0; IF([.AX12]/([.AX12]+[.BA12])&gt;0;[.AX12]/([.AX12]+[.BA12]);&quot;&quot;);&quot;-&quot;)">
            <text:p/>
          </table:table-cell>
          <table:table-cell table:style-name="ce4" table:formula="of:=IF( [.AX12]&gt;0 ;   (5*[.AX12]/(5*[.AX12]+4*[.BA12]+[.AY12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27" calcext:value-type="float">
            <text:p>8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399" calcext:value-type="float">
            <text:p>99.399</text:p>
          </table:table-cell>
          <table:table-cell table:style-name="ce15" table:formula="of:=IF([.BG12]/([.BG12]+[.BH12])&gt;0;[.BG12]/([.BG12]+[.BH12]);&quot;&quot;)">
            <text:p/>
          </table:table-cell>
          <table:table-cell table:style-name="ce15" table:formula="of:=IF([.BG12]+[.BJ12]&gt;0; IF([.BG12]/([.BG12]+[.BJ12])&gt;0;[.BG12]/([.BG12]+[.BJ12]);&quot;&quot;);&quot;-&quot;)">
            <text:p/>
          </table:table-cell>
          <table:table-cell table:style-name="ce15" table:formula="of:=IF( [.BG12]&gt;0 ;   (5*[.BG12]/(5*[.BG12]+4*[.BJ12]+[.BH12])) ; &quot;&quot; )">
            <text:p/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4" table:formula="of:=IF([.BQ12]/([.BQ12]+[.BR12])&gt;0;[.BQ12]/([.BQ12]+[.BR12]);&quot;&quot;)" office:value-type="string" office:string-value="" calcext:value-type="error">
            <text:p>#DIV/0!</text:p>
          </table:table-cell>
          <table:table-cell table:style-name="ce4" table:formula="of:=IF([.BQ12]+[.BT12]&gt;0; IF([.BQ12]/([.BQ12]+[.BT12])&gt;0;[.BQ12]/([.BQ12]+[.BT12]);&quot;&quot;);&quot;-&quot;)">
            <text:p/>
          </table:table-cell>
          <table:table-cell table:style-name="ce4" table:formula="of:=IF( [.BQ12]&gt;0 ;   (5*[.BQ12]/(5*[.BQ12]+4*[.BT12]+[.BR12])) ; &quot;&quot; )">
            <text:p/>
          </table:table-cell>
          <table:table-cell table:number-columns-repeated="11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4" table:formula="of:=IF([.CJ12]/([.CJ12]+[.CK12])&gt;0;[.CJ12]/([.CJ12]+[.CK12]);&quot;&quot;)" office:value-type="string" office:string-value="" calcext:value-type="error">
            <text:p>#DIV/0!</text:p>
          </table:table-cell>
          <table:table-cell table:style-name="ce4" table:formula="of:=IF([.CJ12]+[.CM12]&gt;0; IF([.CJ12]/([.CJ12]+[.CM12])&gt;0;[.CJ12]/([.CJ12]+[.CM12]);&quot;&quot;);&quot;-&quot;)">
            <text:p/>
          </table:table-cell>
          <table:table-cell table:style-name="ce4" table:formula="of:=IF( [.CJ12]&gt;0 ;   (5*[.CJ12]/(5*[.CJ12]+4*[.CM12]+[.CK12])) ; &quot;&quot; )">
            <text:p/>
          </table:table-cell>
          <table:table-cell table:number-columns-repeated="1586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9" table:formula="of:=[.B13]/SUM([.E13:.H13])" office:value-type="percentage" office:value="0" calcext:value-type="percentage">
            <text:p>0.0%</text:p>
          </table:table-cell>
          <table:table-cell table:style-name="ce1" office:value-type="string" calcext:value-type="string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.163" calcext:value-type="float">
            <text:p>96.163</text:p>
          </table:table-cell>
          <table:table-cell table:style-name="ce15" table:formula="of:=IF([.E13]/([.E13]+[.F13])&gt;0;[.E13]/([.E13]+[.F13]);&quot;&quot;)">
            <text:p/>
          </table:table-cell>
          <table:table-cell table:style-name="ce15" table:formula="of:=IF([.E13]+[.H13]&gt;0; IF([.E13]/([.E13]+[.H13])&gt;0;[.E13]/([.E13]+[.H13]);&quot;&quot;);&quot;-&quot;)" office:value-type="string" office:string-value="-" calcext:value-type="string">
            <text:p>-</text:p>
          </table:table-cell>
          <table:table-cell table:style-name="ce15" table:formula="of:=IF( [.E13]&gt;0 ;   (5*[.E13]/(5*[.E13]+4*[.H13]+[.F13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281" calcext:value-type="float">
            <text:p>99.281</text:p>
          </table:table-cell>
          <table:table-cell table:style-name="ce4" table:formula="of:=IF([.N13]/([.N13]+[.O13])&gt;0;[.N13]/([.N13]+[.O13]);&quot;&quot;)">
            <text:p/>
          </table:table-cell>
          <table:table-cell table:style-name="ce4" table:formula="of:=IF([.N13]+[.Q13]&gt;0; IF([.N13]/([.N13]+[.Q13])&gt;0;[.N13]/([.N13]+[.Q13]);&quot;&quot;);&quot;-&quot;)" office:value-type="string" office:string-value="-" calcext:value-type="string">
            <text:p>-</text:p>
          </table:table-cell>
          <table:table-cell table:style-name="ce4" table:formula="of:=IF( [.N13]&gt;0 ;   (5*[.N13]/(5*[.N13]+4*[.Q13]+[.O13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64" calcext:value-type="float">
            <text:p>99.64</text:p>
          </table:table-cell>
          <table:table-cell table:style-name="ce4" table:formula="of:=IF([.W13]/([.W13]+[.X13])&gt;0;[.W13]/([.W13]+[.X13]);&quot;&quot;)">
            <text:p/>
          </table:table-cell>
          <table:table-cell table:style-name="ce4" table:formula="of:=IF([.W13]+[.Z13]&gt;0; IF([.W13]/([.W13]+[.Z13])&gt;0;[.W13]/([.W13]+[.Z13]);&quot;&quot;);&quot;-&quot;)" office:value-type="string" office:string-value="-" calcext:value-type="string">
            <text:p>-</text:p>
          </table:table-cell>
          <table:table-cell table:style-name="ce4" table:formula="of:=IF( [.W13]&gt;0 ;   (5*[.W13]/(5*[.W13]+4*[.Z13]+[.X13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AF13]/([.AF13]+[.AG13])&gt;0;[.AF13]/([.AF13]+[.AG13]);&quot;&quot;)" office:value-type="string" office:string-value="" calcext:value-type="error">
            <text:p>#DIV/0!</text:p>
          </table:table-cell>
          <table:table-cell table:style-name="ce4" table:formula="of:=IF([.AF13]+[.AI13]&gt;0; IF([.AF13]/([.AF13]+[.AI13])&gt;0;[.AF13]/([.AF13]+[.AI13]);&quot;&quot;);&quot;-&quot;)" office:value-type="string" office:string-value="-" calcext:value-type="string">
            <text:p>-</text:p>
          </table:table-cell>
          <table:table-cell table:style-name="ce4" table:formula="of:=IF( [.AF13]&gt;0 ;   (5*[.AF13]/(5*[.AF13]+4*[.AI13]+[.AG13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30" calcext:value-type="float">
            <text:p>8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52" calcext:value-type="float">
            <text:p>99.52</text:p>
          </table:table-cell>
          <table:table-cell table:style-name="ce4" table:formula="of:=IF([.AO13]/([.AO13]+[.AP13])&gt;0;[.AO13]/([.AO13]+[.AP13]);&quot;&quot;)">
            <text:p/>
          </table:table-cell>
          <table:table-cell table:style-name="ce4" table:formula="of:=IF([.AO13]+[.AR13]&gt;0; IF([.AO13]/([.AO13]+[.AR13])&gt;0;[.AO13]/([.AO13]+[.AR13]);&quot;&quot;);&quot;-&quot;)" office:value-type="string" office:string-value="-" calcext:value-type="string">
            <text:p>-</text:p>
          </table:table-cell>
          <table:table-cell table:style-name="ce4" table:formula="of:=IF( [.AO13]&gt;0 ;   (5*[.AO13]/(5*[.AO13]+4*[.AR13]+[.AP13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2.974" calcext:value-type="float">
            <text:p>82.974</text:p>
          </table:table-cell>
          <table:table-cell table:style-name="ce4" table:formula="of:=IF([.AX13]/([.AX13]+[.AY13])&gt;0;[.AX13]/([.AX13]+[.AY13]);&quot;&quot;)">
            <text:p/>
          </table:table-cell>
          <table:table-cell table:style-name="ce4" table:formula="of:=IF([.AX13]+[.BA13]&gt;0; IF([.AX13]/([.AX13]+[.BA13])&gt;0;[.AX13]/([.AX13]+[.BA13]);&quot;&quot;);&quot;-&quot;)" office:value-type="string" office:string-value="-" calcext:value-type="string">
            <text:p>-</text:p>
          </table:table-cell>
          <table:table-cell table:style-name="ce4" table:formula="of:=IF( [.AX13]&gt;0 ;   (5*[.AX13]/(5*[.AX13]+4*[.BA13]+[.AY13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27" calcext:value-type="float">
            <text:p>8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161" calcext:value-type="float">
            <text:p>99.161</text:p>
          </table:table-cell>
          <table:table-cell table:style-name="ce15" table:formula="of:=IF([.BG13]/([.BG13]+[.BH13])&gt;0;[.BG13]/([.BG13]+[.BH13]);&quot;&quot;)">
            <text:p/>
          </table:table-cell>
          <table:table-cell table:style-name="ce15" table:formula="of:=IF([.BG13]+[.BJ13]&gt;0; IF([.BG13]/([.BG13]+[.BJ13])&gt;0;[.BG13]/([.BG13]+[.BJ13]);&quot;&quot;);&quot;-&quot;)" office:value-type="string" office:string-value="-" calcext:value-type="string">
            <text:p>-</text:p>
          </table:table-cell>
          <table:table-cell table:style-name="ce15" table:formula="of:=IF( [.BG13]&gt;0 ;   (5*[.BG13]/(5*[.BG13]+4*[.BJ13]+[.BH13])) ; &quot;&quot; )">
            <text:p/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Q13]/([.BQ13]+[.BR13])&gt;0;[.BQ13]/([.BQ13]+[.BR13]);&quot;&quot;)" office:value-type="string" office:string-value="" calcext:value-type="error">
            <text:p>#DIV/0!</text:p>
          </table:table-cell>
          <table:table-cell table:style-name="ce4" table:formula="of:=IF([.BQ13]+[.BT13]&gt;0; IF([.BQ13]/([.BQ13]+[.BT13])&gt;0;[.BQ13]/([.BQ13]+[.BT13]);&quot;&quot;);&quot;-&quot;)" office:value-type="string" office:string-value="-" calcext:value-type="string">
            <text:p>-</text:p>
          </table:table-cell>
          <table:table-cell table:style-name="ce4" table:formula="of:=IF( [.BQ13]&gt;0 ;   (5*[.BQ13]/(5*[.BQ13]+4*[.BT13]+[.BR13])) ; &quot;&quot; )">
            <text:p/>
          </table:table-cell>
          <table:table-cell table:number-columns-repeated="11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CJ13]/([.CJ13]+[.CK13])&gt;0;[.CJ13]/([.CJ13]+[.CK13]);&quot;&quot;)" office:value-type="string" office:string-value="" calcext:value-type="error">
            <text:p>#DIV/0!</text:p>
          </table:table-cell>
          <table:table-cell table:style-name="ce4" table:formula="of:=IF([.CJ13]+[.CM13]&gt;0; IF([.CJ13]/([.CJ13]+[.CM13])&gt;0;[.CJ13]/([.CJ13]+[.CM13]);&quot;&quot;);&quot;-&quot;)" office:value-type="string" office:string-value="-" calcext:value-type="string">
            <text:p>-</text:p>
          </table:table-cell>
          <table:table-cell table:style-name="ce4" table:formula="of:=IF( [.CJ13]&gt;0 ;   (5*[.CJ13]/(5*[.CJ13]+4*[.CM13]+[.CK13])) ; &quot;&quot; )">
            <text:p/>
          </table:table-cell>
          <table:table-cell table:number-columns-repeated="1586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9" table:formula="of:=[.B14]/SUM([.E14:.H14])" office:value-type="percentage" office:value="0" calcext:value-type="percentage">
            <text:p>0.0%</text:p>
          </table:table-cell>
          <table:table-cell table:style-name="ce1" office:value-type="string" calcext:value-type="string">
            <text:p>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845" calcext:value-type="float">
            <text:p>8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.461" calcext:value-type="float">
            <text:p>96.461</text:p>
          </table:table-cell>
          <table:table-cell table:style-name="ce15" table:formula="of:=IF([.E14]/([.E14]+[.F14])&gt;0;[.E14]/([.E14]+[.F14]);&quot;&quot;)">
            <text:p/>
          </table:table-cell>
          <table:table-cell table:style-name="ce15" table:formula="of:=IF([.E14]+[.H14]&gt;0; IF([.E14]/([.E14]+[.H14])&gt;0;[.E14]/([.E14]+[.H14]);&quot;&quot;);&quot;-&quot;)" office:value-type="string" office:string-value="-" calcext:value-type="string">
            <text:p>-</text:p>
          </table:table-cell>
          <table:table-cell table:style-name="ce15" table:formula="of:=IF( [.E14]&gt;0 ;   (5*[.E14]/(5*[.E14]+4*[.H14]+[.F14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863" calcext:value-type="float">
            <text:p>86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516" calcext:value-type="float">
            <text:p>98.516</text:p>
          </table:table-cell>
          <table:table-cell table:style-name="ce4" table:formula="of:=IF([.N14]/([.N14]+[.O14])&gt;0;[.N14]/([.N14]+[.O14]);&quot;&quot;)">
            <text:p/>
          </table:table-cell>
          <table:table-cell table:style-name="ce4" table:formula="of:=IF([.N14]+[.Q14]&gt;0; IF([.N14]/([.N14]+[.Q14])&gt;0;[.N14]/([.N14]+[.Q14]);&quot;&quot;);&quot;-&quot;)" office:value-type="string" office:string-value="-" calcext:value-type="string">
            <text:p>-</text:p>
          </table:table-cell>
          <table:table-cell table:style-name="ce4" table:formula="of:=IF( [.N14]&gt;0 ;   (5*[.N14]/(5*[.N14]+4*[.Q14]+[.O14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74" calcext:value-type="float">
            <text:p>87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772" calcext:value-type="float">
            <text:p>99.772</text:p>
          </table:table-cell>
          <table:table-cell table:style-name="ce4" table:formula="of:=IF([.W14]/([.W14]+[.X14])&gt;0;[.W14]/([.W14]+[.X14]);&quot;&quot;)">
            <text:p/>
          </table:table-cell>
          <table:table-cell table:style-name="ce4" table:formula="of:=IF([.W14]+[.Z14]&gt;0; IF([.W14]/([.W14]+[.Z14])&gt;0;[.W14]/([.W14]+[.Z14]);&quot;&quot;);&quot;-&quot;)" office:value-type="string" office:string-value="-" calcext:value-type="string">
            <text:p>-</text:p>
          </table:table-cell>
          <table:table-cell table:style-name="ce4" table:formula="of:=IF( [.W14]&gt;0 ;   (5*[.W14]/(5*[.W14]+4*[.Z14]+[.X14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75" calcext:value-type="float">
            <text:p>8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886" calcext:value-type="float">
            <text:p>99.886</text:p>
          </table:table-cell>
          <table:table-cell table:style-name="ce4" table:formula="of:=IF([.AF14]/([.AF14]+[.AG14])&gt;0;[.AF14]/([.AF14]+[.AG14]);&quot;&quot;)">
            <text:p/>
          </table:table-cell>
          <table:table-cell table:style-name="ce4" table:formula="of:=IF([.AF14]+[.AI14]&gt;0; IF([.AF14]/([.AF14]+[.AI14])&gt;0;[.AF14]/([.AF14]+[.AI14]);&quot;&quot;);&quot;-&quot;)" office:value-type="string" office:string-value="-" calcext:value-type="string">
            <text:p>-</text:p>
          </table:table-cell>
          <table:table-cell table:style-name="ce4" table:formula="of:=IF( [.AF14]&gt;0 ;   (5*[.AF14]/(5*[.AF14]+4*[.AI14]+[.AG14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73" calcext:value-type="float">
            <text:p>87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658" calcext:value-type="float">
            <text:p>99.658</text:p>
          </table:table-cell>
          <table:table-cell table:style-name="ce4" table:formula="of:=IF([.AO14]/([.AO14]+[.AP14])&gt;0;[.AO14]/([.AO14]+[.AP14]);&quot;&quot;)">
            <text:p/>
          </table:table-cell>
          <table:table-cell table:style-name="ce4" table:formula="of:=IF([.AO14]+[.AR14]&gt;0; IF([.AO14]/([.AO14]+[.AR14])&gt;0;[.AO14]/([.AO14]+[.AR14]);&quot;&quot;);&quot;-&quot;)" office:value-type="string" office:string-value="-" calcext:value-type="string">
            <text:p>-</text:p>
          </table:table-cell>
          <table:table-cell table:style-name="ce4" table:formula="of:=IF( [.AO14]&gt;0 ;   (5*[.AO14]/(5*[.AO14]+4*[.AR14]+[.AP14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735" calcext:value-type="float">
            <text:p>7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3.904" calcext:value-type="float">
            <text:p>83.904</text:p>
          </table:table-cell>
          <table:table-cell table:style-name="ce4" table:formula="of:=IF([.AX14]/([.AX14]+[.AY14])&gt;0;[.AX14]/([.AX14]+[.AY14]);&quot;&quot;)">
            <text:p/>
          </table:table-cell>
          <table:table-cell table:style-name="ce4" table:formula="of:=IF([.AX14]+[.BA14]&gt;0; IF([.AX14]/([.AX14]+[.BA14])&gt;0;[.AX14]/([.AX14]+[.BA14]);&quot;&quot;);&quot;-&quot;)" office:value-type="string" office:string-value="-" calcext:value-type="string">
            <text:p>-</text:p>
          </table:table-cell>
          <table:table-cell table:style-name="ce4" table:formula="of:=IF( [.AX14]&gt;0 ;   (5*[.AX14]/(5*[.AX14]+4*[.BA14]+[.AY14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5" table:formula="of:=IF([.BG14]/([.BG14]+[.BH14])&gt;0;[.BG14]/([.BG14]+[.BH14]);&quot;&quot;)">
            <text:p/>
          </table:table-cell>
          <table:table-cell table:style-name="ce15" table:formula="of:=IF([.BG14]+[.BJ14]&gt;0; IF([.BG14]/([.BG14]+[.BJ14])&gt;0;[.BG14]/([.BG14]+[.BJ14]);&quot;&quot;);&quot;-&quot;)" office:value-type="string" office:string-value="-" calcext:value-type="string">
            <text:p>-</text:p>
          </table:table-cell>
          <table:table-cell table:style-name="ce15" table:formula="of:=IF( [.BG14]&gt;0 ;   (5*[.BG14]/(5*[.BG14]+4*[.BJ14]+[.BH14])) ; &quot;&quot; )">
            <text:p/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BQ14]/([.BQ14]+[.BR14])&gt;0;[.BQ14]/([.BQ14]+[.BR14]);&quot;&quot;)" office:value-type="string" office:string-value="" calcext:value-type="error">
            <text:p>#DIV/0!</text:p>
          </table:table-cell>
          <table:table-cell table:style-name="ce4" table:formula="of:=IF([.BQ14]+[.BT14]&gt;0; IF([.BQ14]/([.BQ14]+[.BT14])&gt;0;[.BQ14]/([.BQ14]+[.BT14]);&quot;&quot;);&quot;-&quot;)" office:value-type="string" office:string-value="-" calcext:value-type="string">
            <text:p>-</text:p>
          </table:table-cell>
          <table:table-cell table:style-name="ce4" table:formula="of:=IF( [.BQ14]&gt;0 ;   (5*[.BQ14]/(5*[.BQ14]+4*[.BT14]+[.BR14])) ; &quot;&quot; )">
            <text:p/>
          </table:table-cell>
          <table:table-cell table:number-columns-repeated="11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CJ14]/([.CJ14]+[.CK14])&gt;0;[.CJ14]/([.CJ14]+[.CK14]);&quot;&quot;)" office:value-type="string" office:string-value="" calcext:value-type="error">
            <text:p>#DIV/0!</text:p>
          </table:table-cell>
          <table:table-cell table:style-name="ce4" table:formula="of:=IF([.CJ14]+[.CM14]&gt;0; IF([.CJ14]/([.CJ14]+[.CM14])&gt;0;[.CJ14]/([.CJ14]+[.CM14]);&quot;&quot;);&quot;-&quot;)" office:value-type="string" office:string-value="-" calcext:value-type="string">
            <text:p>-</text:p>
          </table:table-cell>
          <table:table-cell table:style-name="ce4" table:formula="of:=IF( [.CJ14]&gt;0 ;   (5*[.CJ14]/(5*[.CJ14]+4*[.CM14]+[.CK14])) ; &quot;&quot; )">
            <text:p/>
          </table:table-cell>
          <table:table-cell table:number-columns-repeated="15867"/>
        </table:table-row>
        <table:table-row table:style-name="ro1">
          <table:table-cell table:number-columns-repeated="15962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8" table:number-rows-spanned="1">
            <text:p>bin_lstm_ae_0.1885370619_0.0755709241_5</text:p>
          </table:table-cell>
          <table:covered-table-cell table:number-columns-repeated="5" table:style-name="ce18"/>
          <table:covered-table-cell table:number-columns-repeated="2" table:style-name="ce19"/>
          <table:table-cell table:style-name="ce19"/>
          <table:table-cell table:style-name="ce1" office:value-type="string" calcext:value-type="string" table:number-columns-spanned="8" table:number-rows-spanned="1">
            <text:p>bin_conv_lstm_ae_0.1242134049_0.0519020283_5</text:p>
          </table:table-cell>
          <table:covered-table-cell table:number-columns-repeated="5" table:style-name="ce18"/>
          <table:covered-table-cell table:style-name="ce19"/>
          <table:covered-table-cell/>
          <table:table-cell/>
          <table:table-cell table:style-name="ce1" office:value-type="string" calcext:value-type="string" table:number-columns-spanned="8" table:number-rows-spanned="1">
            <text:p>bin_attn_ae_r_0.0646089474_0.0365322228_5</text:p>
          </table:table-cell>
          <table:covered-table-cell table:number-columns-repeated="5" table:style-name="ce18"/>
          <table:covered-table-cell table:style-name="ce19"/>
          <table:covered-table-cell/>
          <table:table-cell/>
          <table:table-cell table:style-name="ce1" office:value-type="string" calcext:value-type="string" table:number-columns-spanned="8" table:number-rows-spanned="1">
            <text:p>bin_predictor_r_0.2415315821_0.0385661498_5</text:p>
          </table:table-cell>
          <table:covered-table-cell table:number-columns-repeated="5" table:style-name="ce18"/>
          <table:covered-table-cell table:style-name="ce19"/>
          <table:covered-table-cell/>
          <table:table-cell/>
          <table:table-cell table:style-name="ce1" office:value-type="string" calcext:value-type="string" table:number-columns-spanned="8" table:number-rows-spanned="1">
            <text:p>bin_attn_ae_a_0.1293097577_0.0249805062_5</text:p>
          </table:table-cell>
          <table:covered-table-cell table:number-columns-repeated="5" table:style-name="ce18"/>
          <table:covered-table-cell table:style-name="ce19"/>
          <table:covered-table-cell/>
          <table:table-cell/>
          <table:table-cell table:style-name="ce1" office:value-type="string" calcext:value-type="string" table:number-columns-spanned="8" table:number-rows-spanned="1">
            <text:p>bin_predictor_a_0.290685258_0.2229711902_5</text:p>
          </table:table-cell>
          <table:covered-table-cell table:number-columns-repeated="5" table:style-name="ce18"/>
          <table:covered-table-cell table:style-name="ce19"/>
          <table:covered-table-cell/>
          <table:table-cell/>
          <table:table-cell table:style-name="ce1" office:value-type="string" calcext:value-type="string" table:number-columns-spanned="7" table:number-rows-spanned="1">
            <text:p>bin_pca_0.3489583333_0.0551839314_5</text:p>
          </table:table-cell>
          <table:covered-table-cell table:number-columns-repeated="5" table:style-name="ce18"/>
          <table:covered-table-cell table:style-name="ce19"/>
          <table:table-cell table:number-columns-repeated="3"/>
          <table:table-cell table:style-name="ce1" office:value-type="string" calcext:value-type="string" table:number-columns-spanned="7" table:number-rows-spanned="1">
            <text:p>bin_mne_0.6744791667_0.2682291667_5</text:p>
          </table:table-cell>
          <table:covered-table-cell table:number-columns-repeated="5" table:style-name="ce18"/>
          <table:covered-table-cell table:style-name="ce19"/>
          <table:table-cell table:number-columns-repeated="12"/>
          <table:table-cell table:style-name="ce1" office:value-type="string" calcext:value-type="string" table:number-columns-spanned="8" table:number-rows-spanned="1">
            <text:p>bin_classifier_0.1250736593_0.016175669_5</text:p>
          </table:table-cell>
          <table:covered-table-cell table:number-columns-repeated="5" table:style-name="ce18"/>
          <table:covered-table-cell table:style-name="ce19"/>
          <table:covered-table-cell/>
          <table:table-cell table:number-columns-repeated="15867"/>
        </table:table-row>
        <table:table-row table:style-name="ro1">
          <table:table-cell table:number-columns-repeated="4"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table:number-columns-repeated="2"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 table:number-columns-repeated="2"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 table:number-columns-repeated="11"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 table:number-columns-repeated="15867"/>
        </table:table-row>
        <table:table-row table:style-name="ro1">
          <table:table-cell table:number-columns-repeated="3"/>
          <table:table-cell table:style-name="ce1" office:value-type="string" calcext:value-type="string">
            <text:p>Night</text:p>
          </table:table-cell>
          <table:table-cell table:style-name="ce2" table:number-columns-repeated="17"/>
          <table:table-cell/>
          <table:table-cell table:style-name="ce2" table:number-columns-repeated="8"/>
          <table:table-cell/>
          <table:table-cell table:style-name="ce2" table:number-columns-repeated="8"/>
          <table:table-cell/>
          <table:table-cell table:style-name="ce2" table:number-columns-repeated="8"/>
          <table:table-cell/>
          <table:table-cell table:style-name="ce2" table:number-columns-repeated="8"/>
          <table:table-cell/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11"/>
          <table:table-cell table:style-name="ce2" table:number-columns-repeated="8"/>
          <table:table-cell table:number-columns-repeated="1586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number-columns-repeated="2"/>
          <table:table-cell table:style-name="ce1" office:value-type="string" calcext:value-type="string">
            <text:p>2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710" calcext:value-type="float">
            <text:p>710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67.058" calcext:value-type="float">
            <text:p>67.058</text:p>
          </table:table-cell>
          <table:table-cell table:style-name="ce15" table:formula="of:=IF([.E19]/([.E19]+[.F19])&gt;0;[.E19]/([.E19]+[.F19]);&quot;&quot;)" office:value-type="percentage" office:value="0.117857142857143" calcext:value-type="percentage">
            <text:p>12%</text:p>
          </table:table-cell>
          <table:table-cell table:style-name="ce15" table:formula="of:=IF([.E19]+[.H19]&gt;0; IF([.E19]/([.E19]+[.H19])&gt;0;[.E19]/([.E19]+[.H19]);&quot;&quot;);&quot;-&quot;)" office:value-type="percentage" office:value="0.218543046357616" calcext:value-type="percentage">
            <text:p>22%</text:p>
          </table:table-cell>
          <table:table-cell table:style-name="ce15" table:formula="of:=IF( [.E19]&gt;0 ;   (5*[.E19]/(5*[.E19]+4*[.H19]+[.F19])) ; &quot;&quot; )" office:value-type="percentage" office:value="0.186651583710407" calcext:value-type="percentage">
            <text:p>19%</text:p>
          </table:table-cell>
          <table:table-cell table:style-name="ce4"/>
          <table:table-cell table:style-name="ce2" office:value-type="float" office:value="2" calcext:value-type="float">
            <text:p>2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845" calcext:value-type="float">
            <text:p>845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76.444" calcext:value-type="float">
            <text:p>76.444</text:p>
          </table:table-cell>
          <table:table-cell table:style-name="ce15" table:formula="of:=IF([.N19]/([.N19]+[.O19])&gt;0;[.N19]/([.N19]+[.O19]);&quot;&quot;)" office:value-type="percentage" office:value="0.0175438596491228" calcext:value-type="percentage">
            <text:p>2%</text:p>
          </table:table-cell>
          <table:table-cell table:style-name="ce15" table:formula="of:=IF([.N19]+[.Q19]&gt;0; IF([.N19]/([.N19]+[.Q19])&gt;0;[.N19]/([.N19]+[.Q19]);&quot;&quot;);&quot;-&quot;)" office:value-type="percentage" office:value="0.0132450331125828" calcext:value-type="percentage">
            <text:p>1%</text:p>
          </table:table-cell>
          <table:table-cell table:style-name="ce15" table:formula="of:=IF( [.N19]&gt;0 ;   (5*[.N19]/(5*[.N19]+4*[.Q19]+[.O19])) ; &quot;&quot; )" office:value-type="percentage" office:value="0.0139275766016713" calcext:value-type="percentage">
            <text:p>1%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82.762" calcext:value-type="float">
            <text:p>82.762</text:p>
          </table:table-cell>
          <table:table-cell table:style-name="ce15" table:formula="of:=IF([.W19]/([.W19]+[.X19])&gt;0;[.W19]/([.W19]+[.X19]);&quot;&quot;)" office:value-type="percentage" office:value="0.1" calcext:value-type="percentage">
            <text:p>10%</text:p>
          </table:table-cell>
          <table:table-cell table:style-name="ce15" table:formula="of:=IF([.W19]+[.Z19]&gt;0; IF([.W19]/([.W19]+[.Z19])&gt;0;[.W19]/([.W19]+[.Z19]);&quot;&quot;);&quot;-&quot;)" office:value-type="percentage" office:value="0.033112582781457" calcext:value-type="percentage">
            <text:p>3%</text:p>
          </table:table-cell>
          <table:table-cell table:style-name="ce15" table:formula="of:=IF( [.W19]&gt;0 ;   (5*[.W19]/(5*[.W19]+4*[.Z19]+[.X19])) ; &quot;&quot; )" office:value-type="percentage" office:value="0.0382262996941896" calcext:value-type="percentage">
            <text:p>4%</text:p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7" calcext:value-type="float">
            <text:p>957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86.372" calcext:value-type="float">
            <text:p>86.372</text:p>
          </table:table-cell>
          <table:table-cell table:style-name="ce4" table:formula="of:=IF([.AF19]/([.AF19]+[.AG19])&gt;0;[.AF19]/([.AF19]+[.AG19]);&quot;&quot;)" office:value-type="string" office:string-value="" calcext:value-type="error">
            <text:p>#DIV/0!</text:p>
          </table:table-cell>
          <table:table-cell table:style-name="ce4" table:formula="of:=IF([.AF19]+[.AI19]&gt;0; IF([.AF19]/([.AF19]+[.AI19])&gt;0;[.AF19]/([.AF19]+[.AI19]);&quot;&quot;);&quot;-&quot;)">
            <text:p/>
          </table:table-cell>
          <table:table-cell table:style-name="ce4" table:formula="of:=IF( [.AF19]&gt;0 ;   (5*[.AF19]/(5*[.AF19]+4*[.AI19]+[.AG19])) ; &quot;&quot; )">
            <text:p/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916" calcext:value-type="float">
            <text:p>916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83.484" calcext:value-type="float">
            <text:p>83.484</text:p>
          </table:table-cell>
          <table:table-cell table:style-name="ce4" table:formula="of:=IF([.AO19]/([.AO19]+[.AP19])&gt;0;[.AO19]/([.AO19]+[.AP19]);&quot;&quot;)" office:value-type="percentage" office:value="0.18" calcext:value-type="percentage">
            <text:p>18.0%</text:p>
          </table:table-cell>
          <table:table-cell table:style-name="ce4" table:formula="of:=IF([.AO19]+[.AR19]&gt;0; IF([.AO19]/([.AO19]+[.AR19])&gt;0;[.AO19]/([.AO19]+[.AR19]);&quot;&quot;);&quot;-&quot;)" office:value-type="percentage" office:value="0.0596026490066225" calcext:value-type="percentage">
            <text:p>6.0%</text:p>
          </table:table-cell>
          <table:table-cell table:style-name="ce4" table:formula="of:=IF( [.AO19]&gt;0 ;   (5*[.AO19]/(5*[.AO19]+4*[.AR19]+[.AP19])) ; &quot;&quot; )" office:value-type="percentage" office:value="0.0688073394495413" calcext:value-type="percentage">
            <text:p>6.9%</text:p>
          </table:table-cell>
          <table:table-cell/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8.249" calcext:value-type="float">
            <text:p>28.249</text:p>
          </table:table-cell>
          <table:table-cell table:style-name="ce15" table:formula="of:=IF([.AX19]/([.AX19]+[.AY19])&gt;0;[.AX19]/([.AX19]+[.AY19]);&quot;&quot;)" office:value-type="percentage" office:value="0.141425389755011" calcext:value-type="percentage">
            <text:p>14%</text:p>
          </table:table-cell>
          <table:table-cell table:style-name="ce15" table:formula="of:=IF([.AX19]+[.BA19]&gt;0; IF([.AX19]/([.AX19]+[.BA19])&gt;0;[.AX19]/([.AX19]+[.BA19]);&quot;&quot;);&quot;-&quot;)" office:value-type="percentage" office:value="0.841059602649007" calcext:value-type="percentage">
            <text:p>84%</text:p>
          </table:table-cell>
          <table:table-cell table:style-name="ce15" table:formula="of:=IF( [.AX19]&gt;0 ;   (5*[.AX19]/(5*[.AX19]+4*[.BA19]+[.AY19])) ; &quot;&quot; )" office:value-type="percentage" office:value="0.422769640479361" calcext:value-type="percentage">
            <text:p>42%</text:p>
          </table:table-cell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864" calcext:value-type="float">
            <text:p>86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0.776" calcext:value-type="float">
            <text:p>80.776</text:p>
          </table:table-cell>
          <table:table-cell table:style-name="ce15" table:formula="of:=IF([.BG19]/([.BG19]+[.BH19])&gt;0;[.BG19]/([.BG19]+[.BH19]);&quot;&quot;)" office:value-type="percentage" office:value="0.25" calcext:value-type="percentage">
            <text:p>25%</text:p>
          </table:table-cell>
          <table:table-cell table:style-name="ce15" table:formula="of:=IF([.BG19]+[.BJ19]&gt;0; IF([.BG19]/([.BG19]+[.BJ19])&gt;0;[.BG19]/([.BG19]+[.BJ19]);&quot;&quot;);&quot;-&quot;)" office:value-type="percentage" office:value="0.205298013245033" calcext:value-type="percentage">
            <text:p>21%</text:p>
          </table:table-cell>
          <table:table-cell table:style-name="ce15" table:formula="of:=IF( [.BG19]&gt;0 ;   (5*[.BG19]/(5*[.BG19]+4*[.BJ19]+[.BH19])) ; &quot;&quot; )" office:value-type="percentage" office:value="0.212912087912088" calcext:value-type="percentage">
            <text:p>21%</text:p>
          </table:table-cell>
          <table:table-cell table:number-columns-repeated="2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926" calcext:value-type="float">
            <text:p>926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85.289" calcext:value-type="float">
            <text:p>85.289</text:p>
          </table:table-cell>
          <table:table-cell table:style-name="ce15" table:formula="of:=IF([.BQ19]/([.BQ19]+[.BR19])&gt;0;[.BQ19]/([.BQ19]+[.BR19]);&quot;&quot;)" office:value-type="percentage" office:value="0.38" calcext:value-type="percentage">
            <text:p>38%</text:p>
          </table:table-cell>
          <table:table-cell table:style-name="ce15" table:formula="of:=IF([.BQ19]+[.BT19]&gt;0; IF([.BQ19]/([.BQ19]+[.BT19])&gt;0;[.BQ19]/([.BQ19]+[.BT19]);&quot;&quot;);&quot;-&quot;)" office:value-type="percentage" office:value="0.125827814569536" calcext:value-type="percentage">
            <text:p>13%</text:p>
          </table:table-cell>
          <table:table-cell table:style-name="ce15" table:formula="of:=IF( [.BQ19]&gt;0 ;   (5*[.BQ19]/(5*[.BQ19]+4*[.BT19]+[.BR19])) ; &quot;&quot; )" office:value-type="percentage" office:value="0.145259938837921" calcext:value-type="percentage">
            <text:p>15%</text:p>
          </table:table-cell>
          <table:table-cell table:number-columns-repeated="11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7" calcext:value-type="float">
            <text:p>957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86.372" calcext:value-type="float">
            <text:p>86.372</text:p>
          </table:table-cell>
          <table:table-cell table:style-name="ce4" table:formula="of:=IF([.CJ19]/([.CJ19]+[.CK19])&gt;0;[.CJ19]/([.CJ19]+[.CK19]);&quot;&quot;)" office:value-type="string" office:string-value="" calcext:value-type="error">
            <text:p>#DIV/0!</text:p>
          </table:table-cell>
          <table:table-cell table:style-name="ce4" table:formula="of:=IF([.CJ19]+[.CM19]&gt;0; IF([.CJ19]/([.CJ19]+[.CM19])&gt;0;[.CJ19]/([.CJ19]+[.CM19]);&quot;&quot;);&quot;-&quot;)">
            <text:p/>
          </table:table-cell>
          <table:table-cell table:style-name="ce4" table:formula="of:=IF( [.CJ19]&gt;0 ;   (5*[.CJ19]/(5*[.CJ19]+4*[.CM19]+[.CK19])) ; &quot;&quot; )">
            <text:p/>
          </table:table-cell>
          <table:table-cell table:number-columns-repeated="1586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string" calcext:value-type="string">
            <text:p>2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792" calcext:value-type="float">
            <text:p>79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75.069" calcext:value-type="float">
            <text:p>75.069</text:p>
          </table:table-cell>
          <table:table-cell table:style-name="ce15" table:formula="of:=IF([.E20]/([.E20]+[.F20])&gt;0;[.E20]/([.E20]+[.F20]);&quot;&quot;)" office:value-type="percentage" office:value="0.08203125" calcext:value-type="percentage">
            <text:p>8%</text:p>
          </table:table-cell>
          <table:table-cell table:style-name="ce15" table:formula="of:=IF([.E20]+[.H20]&gt;0; IF([.E20]/([.E20]+[.H20])&gt;0;[.E20]/([.E20]+[.H20]);&quot;&quot;);&quot;-&quot;)" office:value-type="percentage" office:value="0.375" calcext:value-type="percentage">
            <text:p>38%</text:p>
          </table:table-cell>
          <table:table-cell table:style-name="ce15" table:formula="of:=IF( [.E20]&gt;0 ;   (5*[.E20]/(5*[.E20]+4*[.H20]+[.F20])) ; &quot;&quot; )" office:value-type="percentage" office:value="0.21875" calcext:value-type="percentage">
            <text:p>22%</text:p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897" calcext:value-type="float">
            <text:p>89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82.825" calcext:value-type="float">
            <text:p>82.825</text:p>
          </table:table-cell>
          <table:table-cell table:style-name="ce4" table:formula="of:=IF([.N20]/([.N20]+[.O20])&gt;0;[.N20]/([.N20]+[.O20]);&quot;&quot;)">
            <text:p/>
          </table:table-cell>
          <table:table-cell table:style-name="ce4" table:formula="of:=IF([.N20]+[.Q20]&gt;0; IF([.N20]/([.N20]+[.Q20])&gt;0;[.N20]/([.N20]+[.Q20]);&quot;&quot;);&quot;-&quot;)">
            <text:p/>
          </table:table-cell>
          <table:table-cell table:style-name="ce4" table:formula="of:=IF( [.N20]&gt;0 ;   (5*[.N20]/(5*[.N20]+4*[.Q20]+[.O20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987" calcext:value-type="float">
            <text:p>98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1.136" calcext:value-type="float">
            <text:p>91.136</text:p>
          </table:table-cell>
          <table:table-cell table:style-name="ce4" table:formula="of:=IF([.W20]/([.W20]+[.X20])&gt;0;[.W20]/([.W20]+[.X20]);&quot;&quot;)">
            <text:p/>
          </table:table-cell>
          <table:table-cell table:style-name="ce4" table:formula="of:=IF([.W20]+[.Z20]&gt;0; IF([.W20]/([.W20]+[.Z20])&gt;0;[.W20]/([.W20]+[.Z20]);&quot;&quot;);&quot;-&quot;)">
            <text:p/>
          </table:table-cell>
          <table:table-cell table:style-name="ce4" table:formula="of:=IF( [.W20]&gt;0 ;   (5*[.W20]/(5*[.W20]+4*[.Z20]+[.X20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7" calcext:value-type="float">
            <text:p>102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4.829" calcext:value-type="float">
            <text:p>94.829</text:p>
          </table:table-cell>
          <table:table-cell table:style-name="ce4" table:formula="of:=IF([.AF20]/([.AF20]+[.AG20])&gt;0;[.AF20]/([.AF20]+[.AG20]);&quot;&quot;)" office:value-type="string" office:string-value="" calcext:value-type="error">
            <text:p>#DIV/0!</text:p>
          </table:table-cell>
          <table:table-cell table:style-name="ce4" table:formula="of:=IF([.AF20]+[.AI20]&gt;0; IF([.AF20]/([.AF20]+[.AI20])&gt;0;[.AF20]/([.AF20]+[.AI20]);&quot;&quot;);&quot;-&quot;)">
            <text:p/>
          </table:table-cell>
          <table:table-cell table:style-name="ce4" table:formula="of:=IF( [.AF20]&gt;0 ;   (5*[.AF20]/(5*[.AF20]+4*[.AI20]+[.AG20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957" calcext:value-type="float">
            <text:p>95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88.366" calcext:value-type="float">
            <text:p>88.366</text:p>
          </table:table-cell>
          <table:table-cell table:style-name="ce4" table:formula="of:=IF([.AO20]/([.AO20]+[.AP20])&gt;0;[.AO20]/([.AO20]+[.AP20]);&quot;&quot;)">
            <text:p/>
          </table:table-cell>
          <table:table-cell table:style-name="ce4" table:formula="of:=IF([.AO20]+[.AR20]&gt;0; IF([.AO20]/([.AO20]+[.AR20])&gt;0;[.AO20]/([.AO20]+[.AR20]);&quot;&quot;);&quot;-&quot;)">
            <text:p/>
          </table:table-cell>
          <table:table-cell table:style-name="ce4" table:formula="of:=IF( [.AO20]&gt;0 ;   (5*[.AO20]/(5*[.AO20]+4*[.AR20]+[.AP20])) ; &quot;&quot; )">
            <text:p/>
          </table:table-cell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777" calcext:value-type="float">
            <text:p>777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.255" calcext:value-type="float">
            <text:p>28.255</text:p>
          </table:table-cell>
          <table:table-cell table:style-name="ce15" table:formula="of:=IF([.AX20]/([.AX20]+[.AY20])&gt;0;[.AX20]/([.AX20]+[.AY20]);&quot;&quot;)" office:value-type="percentage" office:value="0.0672268907563025" calcext:value-type="percentage">
            <text:p>7%</text:p>
          </table:table-cell>
          <table:table-cell table:style-name="ce15" table:formula="of:=IF([.AX20]+[.BA20]&gt;0; IF([.AX20]/([.AX20]+[.BA20])&gt;0;[.AX20]/([.AX20]+[.BA20]);&quot;&quot;);&quot;-&quot;)" office:value-type="percentage" office:value="1" calcext:value-type="percentage">
            <text:p>100%</text:p>
          </table:table-cell>
          <table:table-cell table:style-name="ce15" table:formula="of:=IF( [.AX20]&gt;0 ;   (5*[.AX20]/(5*[.AX20]+4*[.BA20]+[.AY20])) ; &quot;&quot; )" office:value-type="percentage" office:value="0.264900662251656" calcext:value-type="percentage">
            <text:p>26%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525" calcext:value-type="float">
            <text:p>52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9.861" calcext:value-type="float">
            <text:p>49.861</text:p>
          </table:table-cell>
          <table:table-cell table:style-name="ce15" table:formula="of:=IF([.BG20]/([.BG20]+[.BH20])&gt;0;[.BG20]/([.BG20]+[.BH20]);&quot;&quot;)" office:value-type="percentage" office:value="0.0290135396518375" calcext:value-type="percentage">
            <text:p>3%</text:p>
          </table:table-cell>
          <table:table-cell table:style-name="ce15" table:formula="of:=IF([.BG20]+[.BJ20]&gt;0; IF([.BG20]/([.BG20]+[.BJ20])&gt;0;[.BG20]/([.BG20]+[.BJ20]);&quot;&quot;);&quot;-&quot;)" office:value-type="percentage" office:value="0.267857142857143" calcext:value-type="percentage">
            <text:p>27%</text:p>
          </table:table-cell>
          <table:table-cell table:style-name="ce15" table:formula="of:=IF( [.BG20]&gt;0 ;   (5*[.BG20]/(5*[.BG20]+4*[.BJ20]+[.BH20])) ; &quot;&quot; )" office:value-type="percentage" office:value="0.101214574898785" calcext:value-type="percentage">
            <text:p>10%</text:p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7" calcext:value-type="float">
            <text:p>102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4.829" calcext:value-type="float">
            <text:p>94.829</text:p>
          </table:table-cell>
          <table:table-cell table:style-name="ce15" table:formula="of:=IF([.BQ20]/([.BQ20]+[.BR20])&gt;0;[.BQ20]/([.BQ20]+[.BR20]);&quot;&quot;)" office:value-type="string" office:string-value="" calcext:value-type="error">
            <text:p>#DIV/0!</text:p>
          </table:table-cell>
          <table:table-cell table:style-name="ce15" table:formula="of:=IF([.BQ20]+[.BT20]&gt;0; IF([.BQ20]/([.BQ20]+[.BT20])&gt;0;[.BQ20]/([.BQ20]+[.BT20]);&quot;&quot;);&quot;-&quot;)">
            <text:p/>
          </table:table-cell>
          <table:table-cell table:style-name="ce15" table:formula="of:=IF( [.BQ20]&gt;0 ;   (5*[.BQ20]/(5*[.BQ20]+4*[.BT20]+[.BR20])) ; &quot;&quot; )">
            <text:p/>
          </table:table-cell>
          <table:table-cell table:number-columns-repeated="11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7" calcext:value-type="float">
            <text:p>102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4.829" calcext:value-type="float">
            <text:p>94.829</text:p>
          </table:table-cell>
          <table:table-cell table:style-name="ce4" table:formula="of:=IF([.CJ20]/([.CJ20]+[.CK20])&gt;0;[.CJ20]/([.CJ20]+[.CK20]);&quot;&quot;)" office:value-type="string" office:string-value="" calcext:value-type="error">
            <text:p>#DIV/0!</text:p>
          </table:table-cell>
          <table:table-cell table:style-name="ce4" table:formula="of:=IF([.CJ20]+[.CM20]&gt;0; IF([.CJ20]/([.CJ20]+[.CM20])&gt;0;[.CJ20]/([.CJ20]+[.CM20]);&quot;&quot;);&quot;-&quot;)">
            <text:p/>
          </table:table-cell>
          <table:table-cell table:style-name="ce4" table:formula="of:=IF( [.CJ20]&gt;0 ;   (5*[.CJ20]/(5*[.CJ20]+4*[.CM20]+[.CK20])) ; &quot;&quot; )">
            <text:p/>
          </table:table-cell>
          <table:table-cell table:number-columns-repeated="1586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  <table:table-cell table:style-name="ce1" office:value-type="string" calcext:value-type="string">
            <text:p>2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4.959" calcext:value-type="float">
            <text:p>64.959</text:p>
          </table:table-cell>
          <table:table-cell table:style-name="ce15" table:formula="of:=IF([.E21]/([.E21]+[.F21])&gt;0;[.E21]/([.E21]+[.F21]);&quot;&quot;)" office:value-type="percentage" office:value="0.0307167235494881" calcext:value-type="percentage">
            <text:p>3%</text:p>
          </table:table-cell>
          <table:table-cell table:style-name="ce15" table:formula="of:=IF([.E21]+[.H21]&gt;0; IF([.E21]/([.E21]+[.H21])&gt;0;[.E21]/([.E21]+[.H21]);&quot;&quot;);&quot;-&quot;)" office:value-type="percentage" office:value="0.346153846153846" calcext:value-type="percentage">
            <text:p>35%</text:p>
          </table:table-cell>
          <table:table-cell table:style-name="ce15" table:formula="of:=IF( [.E21]&gt;0 ;   (5*[.E21]/(5*[.E21]+4*[.H21]+[.F21])) ; &quot;&quot; )" office:value-type="percentage" office:value="0.113350125944584" calcext:value-type="percentage">
            <text:p>11%</text:p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63" calcext:value-type="float">
            <text:p>76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88.824" calcext:value-type="float">
            <text:p>88.824</text:p>
          </table:table-cell>
          <table:table-cell table:style-name="ce4" table:formula="of:=IF([.N21]/([.N21]+[.O21])&gt;0;[.N21]/([.N21]+[.O21]);&quot;&quot;)">
            <text:p/>
          </table:table-cell>
          <table:table-cell table:style-name="ce4" table:formula="of:=IF([.N21]+[.Q21]&gt;0; IF([.N21]/([.N21]+[.Q21])&gt;0;[.N21]/([.N21]+[.Q21]);&quot;&quot;);&quot;-&quot;)">
            <text:p/>
          </table:table-cell>
          <table:table-cell table:style-name="ce4" table:formula="of:=IF( [.N21]&gt;0 ;   (5*[.N21]/(5*[.N21]+4*[.Q21]+[.O21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5.46" calcext:value-type="float">
            <text:p>95.46</text:p>
          </table:table-cell>
          <table:table-cell table:style-name="ce4" table:formula="of:=IF([.W21]/([.W21]+[.X21])&gt;0;[.W21]/([.W21]+[.X21]);&quot;&quot;)">
            <text:p/>
          </table:table-cell>
          <table:table-cell table:style-name="ce4" table:formula="of:=IF([.W21]+[.Z21]&gt;0; IF([.W21]/([.W21]+[.Z21])&gt;0;[.W21]/([.W21]+[.Z21]);&quot;&quot;);&quot;-&quot;)">
            <text:p/>
          </table:table-cell>
          <table:table-cell table:style-name="ce4" table:formula="of:=IF( [.W21]&gt;0 ;   (5*[.W21]/(5*[.W21]+4*[.Z21]+[.X21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6.973" calcext:value-type="float">
            <text:p>96.973</text:p>
          </table:table-cell>
          <table:table-cell table:style-name="ce4" table:formula="of:=IF([.AF21]/([.AF21]+[.AG21])&gt;0;[.AF21]/([.AF21]+[.AG21]);&quot;&quot;)" office:value-type="string" office:string-value="" calcext:value-type="error">
            <text:p>#DIV/0!</text:p>
          </table:table-cell>
          <table:table-cell table:style-name="ce4" table:formula="of:=IF([.AF21]+[.AI21]&gt;0; IF([.AF21]/([.AF21]+[.AI21])&gt;0;[.AF21]/([.AF21]+[.AI21]);&quot;&quot;);&quot;-&quot;)">
            <text:p/>
          </table:table-cell>
          <table:table-cell table:style-name="ce4" table:formula="of:=IF( [.AF21]&gt;0 ;   (5*[.AF21]/(5*[.AF21]+4*[.AI21]+[.AG21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793" calcext:value-type="float">
            <text:p>79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2.317" calcext:value-type="float">
            <text:p>92.317</text:p>
          </table:table-cell>
          <table:table-cell table:style-name="ce4" table:formula="of:=IF([.AO21]/([.AO21]+[.AP21])&gt;0;[.AO21]/([.AO21]+[.AP21]);&quot;&quot;)">
            <text:p/>
          </table:table-cell>
          <table:table-cell table:style-name="ce4" table:formula="of:=IF([.AO21]+[.AR21]&gt;0; IF([.AO21]/([.AO21]+[.AR21])&gt;0;[.AO21]/([.AO21]+[.AR21]);&quot;&quot;);&quot;-&quot;)">
            <text:p/>
          </table:table-cell>
          <table:table-cell table:style-name="ce4" table:formula="of:=IF( [.AO21]&gt;0 ;   (5*[.AO21]/(5*[.AO21]+4*[.AR21]+[.AP21])) ; &quot;&quot; )">
            <text:p/>
          </table:table-cell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660" calcext:value-type="float">
            <text:p>660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.166" calcext:value-type="float">
            <text:p>23.166</text:p>
          </table:table-cell>
          <table:table-cell table:style-name="ce15" table:formula="of:=IF([.AX21]/([.AX21]+[.AY21])&gt;0;[.AX21]/([.AX21]+[.AY21]);&quot;&quot;)" office:value-type="percentage" office:value="0.0379008746355685" calcext:value-type="percentage">
            <text:p>4%</text:p>
          </table:table-cell>
          <table:table-cell table:style-name="ce15" table:formula="of:=IF([.AX21]+[.BA21]&gt;0; IF([.AX21]/([.AX21]+[.BA21])&gt;0;[.AX21]/([.AX21]+[.BA21]);&quot;&quot;);&quot;-&quot;)" office:value-type="percentage" office:value="1" calcext:value-type="percentage">
            <text:p>100%</text:p>
          </table:table-cell>
          <table:table-cell table:style-name="ce15" table:formula="of:=IF( [.AX21]&gt;0 ;   (5*[.AX21]/(5*[.AX21]+4*[.BA21]+[.AY21])) ; &quot;&quot; )" office:value-type="percentage" office:value="0.164556962025316" calcext:value-type="percentage">
            <text:p>16%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5.448" calcext:value-type="float">
            <text:p>85.448</text:p>
          </table:table-cell>
          <table:table-cell table:style-name="ce15" table:formula="of:=IF([.BG21]/([.BG21]+[.BH21])&gt;0;[.BG21]/([.BG21]+[.BH21]);&quot;&quot;)" office:value-type="percentage" office:value="0.167785234899329" calcext:value-type="percentage">
            <text:p>17%</text:p>
          </table:table-cell>
          <table:table-cell table:style-name="ce15" table:formula="of:=IF([.BG21]+[.BJ21]&gt;0; IF([.BG21]/([.BG21]+[.BJ21])&gt;0;[.BG21]/([.BG21]+[.BJ21]);&quot;&quot;);&quot;-&quot;)" office:value-type="percentage" office:value="0.961538461538462" calcext:value-type="percentage">
            <text:p>96%</text:p>
          </table:table-cell>
          <table:table-cell table:style-name="ce15" table:formula="of:=IF( [.BG21]&gt;0 ;   (5*[.BG21]/(5*[.BG21]+4*[.BJ21]+[.BH21])) ; &quot;&quot; )" office:value-type="percentage" office:value="0.494071146245059" calcext:value-type="percentage">
            <text:p>49%</text:p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6.973" calcext:value-type="float">
            <text:p>96.973</text:p>
          </table:table-cell>
          <table:table-cell table:style-name="ce15" table:formula="of:=IF([.BQ21]/([.BQ21]+[.BR21])&gt;0;[.BQ21]/([.BQ21]+[.BR21]);&quot;&quot;)" office:value-type="string" office:string-value="" calcext:value-type="error">
            <text:p>#DIV/0!</text:p>
          </table:table-cell>
          <table:table-cell table:style-name="ce15" table:formula="of:=IF([.BQ21]+[.BT21]&gt;0; IF([.BQ21]/([.BQ21]+[.BT21])&gt;0;[.BQ21]/([.BQ21]+[.BT21]);&quot;&quot;);&quot;-&quot;)">
            <text:p/>
          </table:table-cell>
          <table:table-cell table:style-name="ce15" table:formula="of:=IF( [.BQ21]&gt;0 ;   (5*[.BQ21]/(5*[.BQ21]+4*[.BT21]+[.BR21])) ; &quot;&quot; )">
            <text:p/>
          </table:table-cell>
          <table:table-cell table:number-columns-repeated="11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6.973" calcext:value-type="float">
            <text:p>96.973</text:p>
          </table:table-cell>
          <table:table-cell table:style-name="ce4" table:formula="of:=IF([.CJ21]/([.CJ21]+[.CK21])&gt;0;[.CJ21]/([.CJ21]+[.CK21]);&quot;&quot;)" office:value-type="string" office:string-value="" calcext:value-type="error">
            <text:p>#DIV/0!</text:p>
          </table:table-cell>
          <table:table-cell table:style-name="ce4" table:formula="of:=IF([.CJ21]+[.CM21]&gt;0; IF([.CJ21]/([.CJ21]+[.CM21])&gt;0;[.CJ21]/([.CJ21]+[.CM21]);&quot;&quot;);&quot;-&quot;)">
            <text:p/>
          </table:table-cell>
          <table:table-cell table:style-name="ce4" table:formula="of:=IF( [.CJ21]&gt;0 ;   (5*[.CJ21]/(5*[.CJ21]+4*[.CM21]+[.CK21])) ; &quot;&quot; )">
            <text:p/>
          </table:table-cell>
          <table:table-cell table:number-columns-repeated="1586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string" calcext:value-type="string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1.013" calcext:value-type="float">
            <text:p>71.013</text:p>
          </table:table-cell>
          <table:table-cell table:style-name="ce15" table:formula="of:=IF([.E22]/([.E22]+[.F22])&gt;0;[.E22]/([.E22]+[.F22]);&quot;&quot;)">
            <text:p/>
          </table:table-cell>
          <table:table-cell table:style-name="ce15" table:formula="of:=IF([.E22]+[.H22]&gt;0; IF([.E22]/([.E22]+[.H22])&gt;0;[.E22]/([.E22]+[.H22]);&quot;&quot;);&quot;-&quot;)">
            <text:p/>
          </table:table-cell>
          <table:table-cell table:style-name="ce15" table:formula="of:=IF( [.E22]&gt;0 ;   (5*[.E22]/(5*[.E22]+4*[.H22]+[.F22])) ; &quot;&quot; )">
            <text:p/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0.572" calcext:value-type="float">
            <text:p>90.572</text:p>
          </table:table-cell>
          <table:table-cell table:style-name="ce15" table:formula="of:=IF([.N22]/([.N22]+[.O22])&gt;0;[.N22]/([.N22]+[.O22]);&quot;&quot;)" office:value-type="percentage" office:value="0.0114942528735632" calcext:value-type="percentage">
            <text:p>1%</text:p>
          </table:table-cell>
          <table:table-cell table:style-name="ce15" table:formula="of:=IF([.N22]+[.Q22]&gt;0; IF([.N22]/([.N22]+[.Q22])&gt;0;[.N22]/([.N22]+[.Q22]);&quot;&quot;);&quot;-&quot;)" office:value-type="percentage" office:value="0.111111111111111" calcext:value-type="percentage">
            <text:p>11%</text:p>
          </table:table-cell>
          <table:table-cell table:style-name="ce15" table:formula="of:=IF( [.N22]&gt;0 ;   (5*[.N22]/(5*[.N22]+4*[.Q22]+[.O22])) ; &quot;&quot; )" office:value-type="percentage" office:value="0.040650406504065" calcext:value-type="percentage">
            <text:p>4%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948" calcext:value-type="float">
            <text:p>94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5.085" calcext:value-type="float">
            <text:p>95.085</text:p>
          </table:table-cell>
          <table:table-cell table:style-name="ce4" table:formula="of:=IF([.W22]/([.W22]+[.X22])&gt;0;[.W22]/([.W22]+[.X22]);&quot;&quot;)">
            <text:p/>
          </table:table-cell>
          <table:table-cell table:style-name="ce4" table:formula="of:=IF([.W22]+[.Z22]&gt;0; IF([.W22]/([.W22]+[.Z22])&gt;0;[.W22]/([.W22]+[.Z22]);&quot;&quot;);&quot;-&quot;)">
            <text:p/>
          </table:table-cell>
          <table:table-cell table:style-name="ce4" table:formula="of:=IF( [.W22]&gt;0 ;   (5*[.W22]/(5*[.W22]+4*[.Z22]+[.X22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68" calcext:value-type="float">
            <text:p>96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7.091" calcext:value-type="float">
            <text:p>97.091</text:p>
          </table:table-cell>
          <table:table-cell table:style-name="ce4" table:formula="of:=IF([.AF22]/([.AF22]+[.AG22])&gt;0;[.AF22]/([.AF22]+[.AG22]);&quot;&quot;)">
            <text:p/>
          </table:table-cell>
          <table:table-cell table:style-name="ce4" table:formula="of:=IF([.AF22]+[.AI22]&gt;0; IF([.AF22]/([.AF22]+[.AI22])&gt;0;[.AF22]/([.AF22]+[.AI22]);&quot;&quot;);&quot;-&quot;)">
            <text:p/>
          </table:table-cell>
          <table:table-cell table:style-name="ce4" table:formula="of:=IF( [.AF22]&gt;0 ;   (5*[.AF22]/(5*[.AF22]+4*[.AI22]+[.AG22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58" calcext:value-type="float">
            <text:p>95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6.088" calcext:value-type="float">
            <text:p>96.088</text:p>
          </table:table-cell>
          <table:table-cell table:style-name="ce4" table:formula="of:=IF([.AO22]/([.AO22]+[.AP22])&gt;0;[.AO22]/([.AO22]+[.AP22]);&quot;&quot;)">
            <text:p/>
          </table:table-cell>
          <table:table-cell table:style-name="ce4" table:formula="of:=IF([.AO22]+[.AR22]&gt;0; IF([.AO22]/([.AO22]+[.AR22])&gt;0;[.AO22]/([.AO22]+[.AR22]);&quot;&quot;);&quot;-&quot;)">
            <text:p/>
          </table:table-cell>
          <table:table-cell table:style-name="ce4" table:formula="of:=IF( [.AO22]&gt;0 ;   (5*[.AO22]/(5*[.AO22]+4*[.AR22]+[.AP22])) ; &quot;&quot; )">
            <text:p/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.96" calcext:value-type="float">
            <text:p>19.96</text:p>
          </table:table-cell>
          <table:table-cell table:style-name="ce15" table:formula="of:=IF([.AX22]/([.AX22]+[.AY22])&gt;0;[.AX22]/([.AX22]+[.AY22]);&quot;&quot;)" office:value-type="percentage" office:value="0.0111524163568773" calcext:value-type="percentage">
            <text:p>1%</text:p>
          </table:table-cell>
          <table:table-cell table:style-name="ce15" table:formula="of:=IF([.AX22]+[.BA22]&gt;0; IF([.AX22]/([.AX22]+[.BA22])&gt;0;[.AX22]/([.AX22]+[.BA22]);&quot;&quot;);&quot;-&quot;)" office:value-type="percentage" office:value="1" calcext:value-type="percentage">
            <text:p>100%</text:p>
          </table:table-cell>
          <table:table-cell table:style-name="ce15" table:formula="of:=IF( [.AX22]&gt;0 ;   (5*[.AX22]/(5*[.AX22]+4*[.BA22]+[.AY22])) ; &quot;&quot; )" office:value-type="percentage" office:value="0.0533807829181495" calcext:value-type="percentage">
            <text:p>5%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86" calcext:value-type="float">
            <text:p>98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699" calcext:value-type="float">
            <text:p>99.699</text:p>
          </table:table-cell>
          <table:table-cell table:style-name="ce15" table:formula="of:=IF([.BG22]/([.BG22]+[.BH22])&gt;0;[.BG22]/([.BG22]+[.BH22]);&quot;&quot;)" office:value-type="percentage" office:value="0.8" calcext:value-type="percentage">
            <text:p>80%</text:p>
          </table:table-cell>
          <table:table-cell table:style-name="ce15" table:formula="of:=IF([.BG22]+[.BJ22]&gt;0; IF([.BG22]/([.BG22]+[.BJ22])&gt;0;[.BG22]/([.BG22]+[.BJ22]);&quot;&quot;);&quot;-&quot;)" office:value-type="percentage" office:value="0.888888888888889" calcext:value-type="percentage">
            <text:p>89%</text:p>
          </table:table-cell>
          <table:table-cell table:style-name="ce15" table:formula="of:=IF( [.BG22]&gt;0 ;   (5*[.BG22]/(5*[.BG22]+4*[.BJ22]+[.BH22])) ; &quot;&quot; )" office:value-type="percentage" office:value="0.869565217391304" calcext:value-type="percentage">
            <text:p>87%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9.198" calcext:value-type="float">
            <text:p>99.198</text:p>
          </table:table-cell>
          <table:table-cell table:style-name="ce15" table:formula="of:=IF([.BQ22]/([.BQ22]+[.BR22])&gt;0;[.BQ22]/([.BQ22]+[.BR22]);&quot;&quot;)" office:value-type="percentage" office:value="1" calcext:value-type="percentage">
            <text:p>100%</text:p>
          </table:table-cell>
          <table:table-cell table:style-name="ce15" table:formula="of:=IF([.BQ22]+[.BT22]&gt;0; IF([.BQ22]/([.BQ22]+[.BT22])&gt;0;[.BQ22]/([.BQ22]+[.BT22]);&quot;&quot;);&quot;-&quot;)" office:value-type="percentage" office:value="0.111111111111111" calcext:value-type="percentage">
            <text:p>11%</text:p>
          </table:table-cell>
          <table:table-cell table:style-name="ce15" table:formula="of:=IF( [.BQ22]&gt;0 ;   (5*[.BQ22]/(5*[.BQ22]+4*[.BT22]+[.BR22])) ; &quot;&quot; )" office:value-type="percentage" office:value="0.135135135135135" calcext:value-type="percentage">
            <text:p>14%</text:p>
          </table:table-cell>
          <table:table-cell table:number-columns-repeated="11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9.097" calcext:value-type="float">
            <text:p>99.097</text:p>
          </table:table-cell>
          <table:table-cell table:style-name="ce4" table:formula="of:=IF([.CJ22]/([.CJ22]+[.CK22])&gt;0;[.CJ22]/([.CJ22]+[.CK22]);&quot;&quot;)" office:value-type="string" office:string-value="" calcext:value-type="error">
            <text:p>#DIV/0!</text:p>
          </table:table-cell>
          <table:table-cell table:style-name="ce4" table:formula="of:=IF([.CJ22]+[.CM22]&gt;0; IF([.CJ22]/([.CJ22]+[.CM22])&gt;0;[.CJ22]/([.CJ22]+[.CM22]);&quot;&quot;);&quot;-&quot;)">
            <text:p/>
          </table:table-cell>
          <table:table-cell table:style-name="ce4" table:formula="of:=IF( [.CJ22]&gt;0 ;   (5*[.CJ22]/(5*[.CJ22]+4*[.CM22]+[.CK22])) ; &quot;&quot; )">
            <text:p/>
          </table:table-cell>
          <table:table-cell table:number-columns-repeated="1586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style-name="ce1" office:value-type="string" calcext:value-type="string">
            <text:p>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3.868" calcext:value-type="float">
            <text:p>73.868</text:p>
          </table:table-cell>
          <table:table-cell table:style-name="ce15" table:formula="of:=IF([.E23]/([.E23]+[.F23])&gt;0;[.E23]/([.E23]+[.F23]);&quot;&quot;)">
            <text:p/>
          </table:table-cell>
          <table:table-cell table:style-name="ce15" table:formula="of:=IF([.E23]+[.H23]&gt;0; IF([.E23]/([.E23]+[.H23])&gt;0;[.E23]/([.E23]+[.H23]);&quot;&quot;);&quot;-&quot;)" office:value-type="string" office:string-value="-" calcext:value-type="string">
            <text:p>-</text:p>
          </table:table-cell>
          <table:table-cell table:style-name="ce15" table:formula="of:=IF( [.E23]&gt;0 ;   (5*[.E23]/(5*[.E23]+4*[.H23]+[.F23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2.798" calcext:value-type="float">
            <text:p>92.798</text:p>
          </table:table-cell>
          <table:table-cell table:style-name="ce4" table:formula="of:=IF([.N23]/([.N23]+[.O23])&gt;0;[.N23]/([.N23]+[.O23]);&quot;&quot;)">
            <text:p/>
          </table:table-cell>
          <table:table-cell table:style-name="ce4" table:formula="of:=IF([.N23]+[.Q23]&gt;0; IF([.N23]/([.N23]+[.Q23])&gt;0;[.N23]/([.N23]+[.Q23]);&quot;&quot;);&quot;-&quot;)" office:value-type="string" office:string-value="-" calcext:value-type="string">
            <text:p>-</text:p>
          </table:table-cell>
          <table:table-cell table:style-name="ce4" table:formula="of:=IF( [.N23]&gt;0 ;   (5*[.N23]/(5*[.N23]+4*[.Q23]+[.O23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932" calcext:value-type="float">
            <text:p>9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5.885" calcext:value-type="float">
            <text:p>95.885</text:p>
          </table:table-cell>
          <table:table-cell table:style-name="ce4" table:formula="of:=IF([.W23]/([.W23]+[.X23])&gt;0;[.W23]/([.W23]+[.X23]);&quot;&quot;)">
            <text:p/>
          </table:table-cell>
          <table:table-cell table:style-name="ce4" table:formula="of:=IF([.W23]+[.Z23]&gt;0; IF([.W23]/([.W23]+[.Z23])&gt;0;[.W23]/([.W23]+[.Z23]);&quot;&quot;);&quot;-&quot;)" office:value-type="string" office:string-value="-" calcext:value-type="string">
            <text:p>-</text:p>
          </table:table-cell>
          <table:table-cell table:style-name="ce4" table:formula="of:=IF( [.W23]&gt;0 ;   (5*[.W23]/(5*[.W23]+4*[.Z23]+[.X23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62" calcext:value-type="float">
            <text:p>96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971" calcext:value-type="float">
            <text:p>98.971</text:p>
          </table:table-cell>
          <table:table-cell table:style-name="ce4" table:formula="of:=IF([.AF23]/([.AF23]+[.AG23])&gt;0;[.AF23]/([.AF23]+[.AG23]);&quot;&quot;)">
            <text:p/>
          </table:table-cell>
          <table:table-cell table:style-name="ce4" table:formula="of:=IF([.AF23]+[.AI23]&gt;0; IF([.AF23]/([.AF23]+[.AI23])&gt;0;[.AF23]/([.AF23]+[.AI23]);&quot;&quot;);&quot;-&quot;)" office:value-type="string" office:string-value="-" calcext:value-type="string">
            <text:p>-</text:p>
          </table:table-cell>
          <table:table-cell table:style-name="ce4" table:formula="of:=IF( [.AF23]&gt;0 ;   (5*[.AF23]/(5*[.AF23]+4*[.AI23]+[.AG23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.914" calcext:value-type="float">
            <text:p>96.914</text:p>
          </table:table-cell>
          <table:table-cell table:style-name="ce4" table:formula="of:=IF([.AO23]/([.AO23]+[.AP23])&gt;0;[.AO23]/([.AO23]+[.AP23]);&quot;&quot;)">
            <text:p/>
          </table:table-cell>
          <table:table-cell table:style-name="ce4" table:formula="of:=IF([.AO23]+[.AR23]&gt;0; IF([.AO23]/([.AO23]+[.AR23])&gt;0;[.AO23]/([.AO23]+[.AR23]);&quot;&quot;);&quot;-&quot;)" office:value-type="string" office:string-value="-" calcext:value-type="string">
            <text:p>-</text:p>
          </table:table-cell>
          <table:table-cell table:style-name="ce4" table:formula="of:=IF( [.AO23]&gt;0 ;   (5*[.AO23]/(5*[.AO23]+4*[.AR23]+[.AP23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.49" calcext:value-type="float">
            <text:p>17.49</text:p>
          </table:table-cell>
          <table:table-cell table:style-name="ce15" table:formula="of:=IF([.AX23]/([.AX23]+[.AY23])&gt;0;[.AX23]/([.AX23]+[.AY23]);&quot;&quot;)">
            <text:p/>
          </table:table-cell>
          <table:table-cell table:style-name="ce15" table:formula="of:=IF([.AX23]+[.BA23]&gt;0; IF([.AX23]/([.AX23]+[.BA23])&gt;0;[.AX23]/([.AX23]+[.BA23]);&quot;&quot;);&quot;-&quot;)" office:value-type="string" office:string-value="-" calcext:value-type="string">
            <text:p>-</text:p>
          </table:table-cell>
          <table:table-cell table:style-name="ce15" table:formula="of:=IF( [.AX23]&gt;0 ;   (5*[.AX23]/(5*[.AX23]+4*[.BA23]+[.AY23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944" calcext:value-type="float">
            <text:p>94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.119" calcext:value-type="float">
            <text:p>97.119</text:p>
          </table:table-cell>
          <table:table-cell table:style-name="ce15" table:formula="of:=IF([.BG23]/([.BG23]+[.BH23])&gt;0;[.BG23]/([.BG23]+[.BH23]);&quot;&quot;)">
            <text:p/>
          </table:table-cell>
          <table:table-cell table:style-name="ce15" table:formula="of:=IF([.BG23]+[.BJ23]&gt;0; IF([.BG23]/([.BG23]+[.BJ23])&gt;0;[.BG23]/([.BG23]+[.BJ23]);&quot;&quot;);&quot;-&quot;)" office:value-type="string" office:string-value="-" calcext:value-type="string">
            <text:p>-</text:p>
          </table:table-cell>
          <table:table-cell table:style-name="ce15" table:formula="of:=IF( [.BG23]&gt;0 ;   (5*[.BG23]/(5*[.BG23]+4*[.BJ23]+[.BH23])) ; &quot;&quot; )">
            <text:p/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BQ23]/([.BQ23]+[.BR23])&gt;0;[.BQ23]/([.BQ23]+[.BR23]);&quot;&quot;)" office:value-type="string" office:string-value="" calcext:value-type="error">
            <text:p>#DIV/0!</text:p>
          </table:table-cell>
          <table:table-cell table:style-name="ce15" table:formula="of:=IF([.BQ23]+[.BT23]&gt;0; IF([.BQ23]/([.BQ23]+[.BT23])&gt;0;[.BQ23]/([.BQ23]+[.BT23]);&quot;&quot;);&quot;-&quot;)" office:value-type="string" office:string-value="-" calcext:value-type="string">
            <text:p>-</text:p>
          </table:table-cell>
          <table:table-cell table:style-name="ce15" table:formula="of:=IF( [.BQ23]&gt;0 ;   (5*[.BQ23]/(5*[.BQ23]+4*[.BT23]+[.BR23])) ; &quot;&quot; )">
            <text:p/>
          </table:table-cell>
          <table:table-cell table:number-columns-repeated="11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CJ23]/([.CJ23]+[.CK23])&gt;0;[.CJ23]/([.CJ23]+[.CK23]);&quot;&quot;)" office:value-type="string" office:string-value="" calcext:value-type="error">
            <text:p>#DIV/0!</text:p>
          </table:table-cell>
          <table:table-cell table:style-name="ce4" table:formula="of:=IF([.CJ23]+[.CM23]&gt;0; IF([.CJ23]/([.CJ23]+[.CM23])&gt;0;[.CJ23]/([.CJ23]+[.CM23]);&quot;&quot;);&quot;-&quot;)" office:value-type="string" office:string-value="-" calcext:value-type="string">
            <text:p>-</text:p>
          </table:table-cell>
          <table:table-cell table:style-name="ce4" table:formula="of:=IF( [.CJ23]&gt;0 ;   (5*[.CJ23]/(5*[.CJ23]+4*[.CM23]+[.CK23])) ; &quot;&quot; )">
            <text:p/>
          </table:table-cell>
          <table:table-cell table:number-columns-repeated="1586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number-columns-repeated="2"/>
          <table:table-cell table:style-name="ce1" office:value-type="string" calcext:value-type="string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2.689" calcext:value-type="float">
            <text:p>72.689</text:p>
          </table:table-cell>
          <table:table-cell table:style-name="ce15" table:formula="of:=IF([.E24]/([.E24]+[.F24])&gt;0;[.E24]/([.E24]+[.F24]);&quot;&quot;)">
            <text:p/>
          </table:table-cell>
          <table:table-cell table:style-name="ce15" table:formula="of:=IF([.E24]+[.H24]&gt;0; IF([.E24]/([.E24]+[.H24])&gt;0;[.E24]/([.E24]+[.H24]);&quot;&quot;);&quot;-&quot;)" office:value-type="string" office:string-value="-" calcext:value-type="string">
            <text:p>-</text:p>
          </table:table-cell>
          <table:table-cell table:style-name="ce15" table:formula="of:=IF( [.E24]&gt;0 ;   (5*[.E24]/(5*[.E24]+4*[.H24]+[.F24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863" calcext:value-type="float">
            <text:p>86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.651" calcext:value-type="float">
            <text:p>90.651</text:p>
          </table:table-cell>
          <table:table-cell table:style-name="ce4" table:formula="of:=IF([.N24]/([.N24]+[.O24])&gt;0;[.N24]/([.N24]+[.O24]);&quot;&quot;)">
            <text:p/>
          </table:table-cell>
          <table:table-cell table:style-name="ce4" table:formula="of:=IF([.N24]+[.Q24]&gt;0; IF([.N24]/([.N24]+[.Q24])&gt;0;[.N24]/([.N24]+[.Q24]);&quot;&quot;);&quot;-&quot;)" office:value-type="string" office:string-value="-" calcext:value-type="string">
            <text:p>-</text:p>
          </table:table-cell>
          <table:table-cell table:style-name="ce4" table:formula="of:=IF( [.N24]&gt;0 ;   (5*[.N24]/(5*[.N24]+4*[.Q24]+[.O24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95" calcext:value-type="float">
            <text:p>98.95</text:p>
          </table:table-cell>
          <table:table-cell table:style-name="ce4" table:formula="of:=IF([.W24]/([.W24]+[.X24])&gt;0;[.W24]/([.W24]+[.X24]);&quot;&quot;)">
            <text:p/>
          </table:table-cell>
          <table:table-cell table:style-name="ce4" table:formula="of:=IF([.W24]+[.Z24]&gt;0; IF([.W24]/([.W24]+[.Z24])&gt;0;[.W24]/([.W24]+[.Z24]);&quot;&quot;);&quot;-&quot;)" office:value-type="string" office:string-value="-" calcext:value-type="string">
            <text:p>-</text:p>
          </table:table-cell>
          <table:table-cell table:style-name="ce4" table:formula="of:=IF( [.W24]&gt;0 ;   (5*[.W24]/(5*[.W24]+4*[.Z24]+[.X24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95" calcext:value-type="float">
            <text:p>98.95</text:p>
          </table:table-cell>
          <table:table-cell table:style-name="ce4" table:formula="of:=IF([.AF24]/([.AF24]+[.AG24])&gt;0;[.AF24]/([.AF24]+[.AG24]);&quot;&quot;)">
            <text:p/>
          </table:table-cell>
          <table:table-cell table:style-name="ce4" table:formula="of:=IF([.AF24]+[.AI24]&gt;0; IF([.AF24]/([.AF24]+[.AI24])&gt;0;[.AF24]/([.AF24]+[.AI24]);&quot;&quot;);&quot;-&quot;)" office:value-type="string" office:string-value="-" calcext:value-type="string">
            <text:p>-</text:p>
          </table:table-cell>
          <table:table-cell table:style-name="ce4" table:formula="of:=IF( [.AF24]&gt;0 ;   (5*[.AF24]/(5*[.AF24]+4*[.AI24]+[.AG24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2.647" calcext:value-type="float">
            <text:p>92.647</text:p>
          </table:table-cell>
          <table:table-cell table:style-name="ce4" table:formula="of:=IF([.AO24]/([.AO24]+[.AP24])&gt;0;[.AO24]/([.AO24]+[.AP24]);&quot;&quot;)">
            <text:p/>
          </table:table-cell>
          <table:table-cell table:style-name="ce4" table:formula="of:=IF([.AO24]+[.AR24]&gt;0; IF([.AO24]/([.AO24]+[.AR24])&gt;0;[.AO24]/([.AO24]+[.AR24]);&quot;&quot;);&quot;-&quot;)" office:value-type="string" office:string-value="-" calcext:value-type="string">
            <text:p>-</text:p>
          </table:table-cell>
          <table:table-cell table:style-name="ce4" table:formula="of:=IF( [.AO24]&gt;0 ;   (5*[.AO24]/(5*[.AO24]+4*[.AR24]+[.AP24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605" calcext:value-type="float">
            <text:p>12.605</text:p>
          </table:table-cell>
          <table:table-cell table:style-name="ce15" table:formula="of:=IF([.AX24]/([.AX24]+[.AY24])&gt;0;[.AX24]/([.AX24]+[.AY24]);&quot;&quot;)">
            <text:p/>
          </table:table-cell>
          <table:table-cell table:style-name="ce15" table:formula="of:=IF([.AX24]+[.BA24]&gt;0; IF([.AX24]/([.AX24]+[.BA24])&gt;0;[.AX24]/([.AX24]+[.BA24]);&quot;&quot;);&quot;-&quot;)" office:value-type="string" office:string-value="-" calcext:value-type="string">
            <text:p>-</text:p>
          </table:table-cell>
          <table:table-cell table:style-name="ce15" table:formula="of:=IF( [.AX24]&gt;0 ;   (5*[.AX24]/(5*[.AX24]+4*[.BA24]+[.AY24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95" calcext:value-type="float">
            <text:p>98.95</text:p>
          </table:table-cell>
          <table:table-cell table:style-name="ce15" table:formula="of:=IF([.BG24]/([.BG24]+[.BH24])&gt;0;[.BG24]/([.BG24]+[.BH24]);&quot;&quot;)">
            <text:p/>
          </table:table-cell>
          <table:table-cell table:style-name="ce15" table:formula="of:=IF([.BG24]+[.BJ24]&gt;0; IF([.BG24]/([.BG24]+[.BJ24])&gt;0;[.BG24]/([.BG24]+[.BJ24]);&quot;&quot;);&quot;-&quot;)" office:value-type="string" office:string-value="-" calcext:value-type="string">
            <text:p>-</text:p>
          </table:table-cell>
          <table:table-cell table:style-name="ce15" table:formula="of:=IF( [.BG24]&gt;0 ;   (5*[.BG24]/(5*[.BG24]+4*[.BJ24]+[.BH24])) ; &quot;&quot; )">
            <text:p/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952" calcext:value-type="float">
            <text:p>95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5" table:formula="of:=IF([.BQ24]/([.BQ24]+[.BR24])&gt;0;[.BQ24]/([.BQ24]+[.BR24]);&quot;&quot;)">
            <text:p/>
          </table:table-cell>
          <table:table-cell table:style-name="ce15" table:formula="of:=IF([.BQ24]+[.BT24]&gt;0; IF([.BQ24]/([.BQ24]+[.BT24])&gt;0;[.BQ24]/([.BQ24]+[.BT24]);&quot;&quot;);&quot;-&quot;)" office:value-type="string" office:string-value="-" calcext:value-type="string">
            <text:p>-</text:p>
          </table:table-cell>
          <table:table-cell table:style-name="ce15" table:formula="of:=IF( [.BQ24]&gt;0 ;   (5*[.BQ24]/(5*[.BQ24]+4*[.BT24]+[.BR24])) ; &quot;&quot; )">
            <text:p/>
          </table:table-cell>
          <table:table-cell table:number-columns-repeated="11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2" calcext:value-type="float">
            <text:p>9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CJ24]/([.CJ24]+[.CK24])&gt;0;[.CJ24]/([.CJ24]+[.CK24]);&quot;&quot;)" office:value-type="string" office:string-value="" calcext:value-type="error">
            <text:p>#DIV/0!</text:p>
          </table:table-cell>
          <table:table-cell table:style-name="ce4" table:formula="of:=IF([.CJ24]+[.CM24]&gt;0; IF([.CJ24]/([.CJ24]+[.CM24])&gt;0;[.CJ24]/([.CJ24]+[.CM24]);&quot;&quot;);&quot;-&quot;)" office:value-type="string" office:string-value="-" calcext:value-type="string">
            <text:p>-</text:p>
          </table:table-cell>
          <table:table-cell table:style-name="ce4" table:formula="of:=IF( [.CJ24]&gt;0 ;   (5*[.CJ24]/(5*[.CJ24]+4*[.CM24]+[.CK24])) ; &quot;&quot; )">
            <text:p/>
          </table:table-cell>
          <table:table-cell table:number-columns-repeated="1586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number-columns-repeated="2"/>
          <table:table-cell table:style-name="ce1" office:value-type="string" calcext:value-type="string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599" calcext:value-type="float">
            <text:p>5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0.471" calcext:value-type="float">
            <text:p>70.471</text:p>
          </table:table-cell>
          <table:table-cell table:style-name="ce15" table:formula="of:=IF([.E25]/([.E25]+[.F25])&gt;0;[.E25]/([.E25]+[.F25]);&quot;&quot;)">
            <text:p/>
          </table:table-cell>
          <table:table-cell table:style-name="ce15" table:formula="of:=IF([.E25]+[.H25]&gt;0; IF([.E25]/([.E25]+[.H25])&gt;0;[.E25]/([.E25]+[.H25]);&quot;&quot;);&quot;-&quot;)">
            <text:p/>
          </table:table-cell>
          <table:table-cell table:style-name="ce15" table:formula="of:=IF( [.E25]&gt;0 ;   (5*[.E25]/(5*[.E25]+4*[.H25]+[.F25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5.176" calcext:value-type="float">
            <text:p>95.176</text:p>
          </table:table-cell>
          <table:table-cell table:style-name="ce4" table:formula="of:=IF([.N25]/([.N25]+[.O25])&gt;0;[.N25]/([.N25]+[.O25]);&quot;&quot;)">
            <text:p/>
          </table:table-cell>
          <table:table-cell table:style-name="ce4" table:formula="of:=IF([.N25]+[.Q25]&gt;0; IF([.N25]/([.N25]+[.Q25])&gt;0;[.N25]/([.N25]+[.Q25]);&quot;&quot;);&quot;-&quot;)">
            <text:p/>
          </table:table-cell>
          <table:table-cell table:style-name="ce4" table:formula="of:=IF( [.N25]&gt;0 ;   (5*[.N25]/(5*[.N25]+4*[.Q25]+[.O25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39" calcext:value-type="float">
            <text:p>8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.706" calcext:value-type="float">
            <text:p>98.706</text:p>
          </table:table-cell>
          <table:table-cell table:style-name="ce4" table:formula="of:=IF([.W25]/([.W25]+[.X25])&gt;0;[.W25]/([.W25]+[.X25]);&quot;&quot;)">
            <text:p/>
          </table:table-cell>
          <table:table-cell table:style-name="ce4" table:formula="of:=IF([.W25]+[.Z25]&gt;0; IF([.W25]/([.W25]+[.Z25])&gt;0;[.W25]/([.W25]+[.Z25]);&quot;&quot;);&quot;-&quot;)">
            <text:p/>
          </table:table-cell>
          <table:table-cell table:style-name="ce4" table:formula="of:=IF( [.W25]&gt;0 ;   (5*[.W25]/(5*[.W25]+4*[.Z25]+[.X25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39" calcext:value-type="float">
            <text:p>8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.706" calcext:value-type="float">
            <text:p>98.706</text:p>
          </table:table-cell>
          <table:table-cell table:style-name="ce4" table:formula="of:=IF([.AF25]/([.AF25]+[.AG25])&gt;0;[.AF25]/([.AF25]+[.AG25]);&quot;&quot;)">
            <text:p/>
          </table:table-cell>
          <table:table-cell table:style-name="ce4" table:formula="of:=IF([.AF25]+[.AI25]&gt;0; IF([.AF25]/([.AF25]+[.AI25])&gt;0;[.AF25]/([.AF25]+[.AI25]);&quot;&quot;);&quot;-&quot;)">
            <text:p/>
          </table:table-cell>
          <table:table-cell table:style-name="ce4" table:formula="of:=IF( [.AF25]&gt;0 ;   (5*[.AF25]/(5*[.AF25]+4*[.AI25]+[.AG25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9" calcext:value-type="float">
            <text:p>8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6.353" calcext:value-type="float">
            <text:p>96.353</text:p>
          </table:table-cell>
          <table:table-cell table:style-name="ce4" table:formula="of:=IF([.AO25]/([.AO25]+[.AP25])&gt;0;[.AO25]/([.AO25]+[.AP25]);&quot;&quot;)">
            <text:p/>
          </table:table-cell>
          <table:table-cell table:style-name="ce4" table:formula="of:=IF([.AO25]+[.AR25]&gt;0; IF([.AO25]/([.AO25]+[.AR25])&gt;0;[.AO25]/([.AO25]+[.AR25]);&quot;&quot;);&quot;-&quot;)">
            <text:p/>
          </table:table-cell>
          <table:table-cell table:style-name="ce4" table:formula="of:=IF( [.AO25]&gt;0 ;   (5*[.AO25]/(5*[.AO25]+4*[.AR25]+[.AP25])) ; &quot;&quot; )">
            <text:p/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749" calcext:value-type="float">
            <text:p>74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882" calcext:value-type="float">
            <text:p>11.882</text:p>
          </table:table-cell>
          <table:table-cell table:style-name="ce4" table:formula="of:=IF([.AX25]/([.AX25]+[.AY25])&gt;0;[.AX25]/([.AX25]+[.AY25]);&quot;&quot;)" office:value-type="percentage" office:value="0.00133333333333333" calcext:value-type="percentage">
            <text:p>0.1%</text:p>
          </table:table-cell>
          <table:table-cell table:style-name="ce15" table:formula="of:=IF([.AX25]+[.BA25]&gt;0; IF([.AX25]/([.AX25]+[.BA25])&gt;0;[.AX25]/([.AX25]+[.BA25]);&quot;&quot;);&quot;-&quot;)" office:value-type="percentage" office:value="1" calcext:value-type="percentage">
            <text:p>100%</text:p>
          </table:table-cell>
          <table:table-cell table:style-name="ce15" table:formula="of:=IF( [.AX25]&gt;0 ;   (5*[.AX25]/(5*[.AX25]+4*[.BA25]+[.AY25])) ; &quot;&quot; )" office:value-type="percentage" office:value="0.00663129973474801" calcext:value-type="percentage">
            <text:p>1%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40" calcext:value-type="float">
            <text:p>8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941" calcext:value-type="float">
            <text:p>98.941</text:p>
          </table:table-cell>
          <table:table-cell table:style-name="ce15" table:formula="of:=IF([.BG25]/([.BG25]+[.BH25])&gt;0;[.BG25]/([.BG25]+[.BH25]);&quot;&quot;)" office:value-type="percentage" office:value="0.1" calcext:value-type="percentage">
            <text:p>10%</text:p>
          </table:table-cell>
          <table:table-cell table:style-name="ce15" table:formula="of:=IF([.BG25]+[.BJ25]&gt;0; IF([.BG25]/([.BG25]+[.BJ25])&gt;0;[.BG25]/([.BG25]+[.BJ25]);&quot;&quot;);&quot;-&quot;)" office:value-type="percentage" office:value="1" calcext:value-type="percentage">
            <text:p>100%</text:p>
          </table:table-cell>
          <table:table-cell table:style-name="ce15" table:formula="of:=IF( [.BG25]&gt;0 ;   (5*[.BG25]/(5*[.BG25]+4*[.BJ25]+[.BH25])) ; &quot;&quot; )" office:value-type="percentage" office:value="0.357142857142857" calcext:value-type="percentage">
            <text:p>36%</text:p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2" calcext:value-type="float">
            <text:p>99.882</text:p>
          </table:table-cell>
          <table:table-cell table:style-name="ce15" table:formula="of:=IF([.BQ25]/([.BQ25]+[.BR25])&gt;0;[.BQ25]/([.BQ25]+[.BR25]);&quot;&quot;)" office:value-type="string" office:string-value="" calcext:value-type="error">
            <text:p>#DIV/0!</text:p>
          </table:table-cell>
          <table:table-cell table:style-name="ce15" table:formula="of:=IF([.BQ25]+[.BT25]&gt;0; IF([.BQ25]/([.BQ25]+[.BT25])&gt;0;[.BQ25]/([.BQ25]+[.BT25]);&quot;&quot;);&quot;-&quot;)">
            <text:p/>
          </table:table-cell>
          <table:table-cell table:style-name="ce15" table:formula="of:=IF( [.BQ25]&gt;0 ;   (5*[.BQ25]/(5*[.BQ25]+4*[.BT25]+[.BR25])) ; &quot;&quot; )">
            <text:p/>
          </table:table-cell>
          <table:table-cell table:number-columns-repeated="11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2" calcext:value-type="float">
            <text:p>99.882</text:p>
          </table:table-cell>
          <table:table-cell table:style-name="ce4" table:formula="of:=IF([.CJ25]/([.CJ25]+[.CK25])&gt;0;[.CJ25]/([.CJ25]+[.CK25]);&quot;&quot;)" office:value-type="string" office:string-value="" calcext:value-type="error">
            <text:p>#DIV/0!</text:p>
          </table:table-cell>
          <table:table-cell table:style-name="ce4" table:formula="of:=IF([.CJ25]+[.CM25]&gt;0; IF([.CJ25]/([.CJ25]+[.CM25])&gt;0;[.CJ25]/([.CJ25]+[.CM25]);&quot;&quot;);&quot;-&quot;)">
            <text:p/>
          </table:table-cell>
          <table:table-cell table:style-name="ce4" table:formula="of:=IF( [.CJ25]&gt;0 ;   (5*[.CJ25]/(5*[.CJ25]+4*[.CM25]+[.CK25])) ; &quot;&quot; )">
            <text:p/>
          </table:table-cell>
          <table:table-cell table:number-columns-repeated="1586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number-columns-repeated="2"/>
          <table:table-cell table:style-name="ce1" office:value-type="string" calcext:value-type="string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561" calcext:value-type="float">
            <text:p>5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7.428" calcext:value-type="float">
            <text:p>67.428</text:p>
          </table:table-cell>
          <table:table-cell table:style-name="ce15" table:formula="of:=IF([.E26]/([.E26]+[.F26])&gt;0;[.E26]/([.E26]+[.F26]);&quot;&quot;)">
            <text:p/>
          </table:table-cell>
          <table:table-cell table:style-name="ce15" table:formula="of:=IF([.E26]+[.H26]&gt;0; IF([.E26]/([.E26]+[.H26])&gt;0;[.E26]/([.E26]+[.H26]);&quot;&quot;);&quot;-&quot;)">
            <text:p/>
          </table:table-cell>
          <table:table-cell table:style-name="ce15" table:formula="of:=IF( [.E26]&gt;0 ;   (5*[.E26]/(5*[.E26]+4*[.H26]+[.F26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2.668" calcext:value-type="float">
            <text:p>92.668</text:p>
          </table:table-cell>
          <table:table-cell table:style-name="ce4" table:formula="of:=IF([.N26]/([.N26]+[.O26])&gt;0;[.N26]/([.N26]+[.O26]);&quot;&quot;)">
            <text:p/>
          </table:table-cell>
          <table:table-cell table:style-name="ce4" table:formula="of:=IF([.N26]+[.Q26]&gt;0; IF([.N26]/([.N26]+[.Q26])&gt;0;[.N26]/([.N26]+[.Q26]);&quot;&quot;);&quot;-&quot;)">
            <text:p/>
          </table:table-cell>
          <table:table-cell table:style-name="ce4" table:formula="of:=IF( [.N26]&gt;0 ;   (5*[.N26]/(5*[.N26]+4*[.Q26]+[.O26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4" table:formula="of:=IF([.W26]/([.W26]+[.X26])&gt;0;[.W26]/([.W26]+[.X26]);&quot;&quot;)" office:value-type="string" office:string-value="" calcext:value-type="error">
            <text:p>#DIV/0!</text:p>
          </table:table-cell>
          <table:table-cell table:style-name="ce4" table:formula="of:=IF([.W26]+[.Z26]&gt;0; IF([.W26]/([.W26]+[.Z26])&gt;0;[.W26]/([.W26]+[.Z26]);&quot;&quot;);&quot;-&quot;)">
            <text:p/>
          </table:table-cell>
          <table:table-cell table:style-name="ce4" table:formula="of:=IF( [.W26]&gt;0 ;   (5*[.W26]/(5*[.W26]+4*[.Z26]+[.X26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21" calcext:value-type="float">
            <text:p>8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.678" calcext:value-type="float">
            <text:p>98.678</text:p>
          </table:table-cell>
          <table:table-cell table:style-name="ce4" table:formula="of:=IF([.AF26]/([.AF26]+[.AG26])&gt;0;[.AF26]/([.AF26]+[.AG26]);&quot;&quot;)">
            <text:p/>
          </table:table-cell>
          <table:table-cell table:style-name="ce4" table:formula="of:=IF([.AF26]+[.AI26]&gt;0; IF([.AF26]/([.AF26]+[.AI26])&gt;0;[.AF26]/([.AF26]+[.AI26]);&quot;&quot;);&quot;-&quot;)">
            <text:p/>
          </table:table-cell>
          <table:table-cell table:style-name="ce4" table:formula="of:=IF( [.AF26]&gt;0 ;   (5*[.AF26]/(5*[.AF26]+4*[.AI26]+[.AG26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3.87" calcext:value-type="float">
            <text:p>93.87</text:p>
          </table:table-cell>
          <table:table-cell table:style-name="ce4" table:formula="of:=IF([.AO26]/([.AO26]+[.AP26])&gt;0;[.AO26]/([.AO26]+[.AP26]);&quot;&quot;)">
            <text:p/>
          </table:table-cell>
          <table:table-cell table:style-name="ce4" table:formula="of:=IF([.AO26]+[.AR26]&gt;0; IF([.AO26]/([.AO26]+[.AR26])&gt;0;[.AO26]/([.AO26]+[.AR26]);&quot;&quot;);&quot;-&quot;)">
            <text:p/>
          </table:table-cell>
          <table:table-cell table:style-name="ce4" table:formula="of:=IF( [.AO26]&gt;0 ;   (5*[.AO26]/(5*[.AO26]+4*[.AR26]+[.AP26])) ; &quot;&quot; )">
            <text:p/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.159" calcext:value-type="float">
            <text:p>24.159</text:p>
          </table:table-cell>
          <table:table-cell table:style-name="ce4" table:formula="of:=IF([.AX26]/([.AX26]+[.AY26])&gt;0;[.AX26]/([.AX26]+[.AY26]);&quot;&quot;)" office:value-type="percentage" office:value="0.00158227848101266" calcext:value-type="percentage">
            <text:p>0.2%</text:p>
          </table:table-cell>
          <table:table-cell table:style-name="ce15" table:formula="of:=IF([.AX26]+[.BA26]&gt;0; IF([.AX26]/([.AX26]+[.BA26])&gt;0;[.AX26]/([.AX26]+[.BA26]);&quot;&quot;);&quot;-&quot;)" office:value-type="percentage" office:value="1" calcext:value-type="percentage">
            <text:p>100%</text:p>
          </table:table-cell>
          <table:table-cell table:style-name="ce15" table:formula="of:=IF( [.AX26]&gt;0 ;   (5*[.AX26]/(5*[.AX26]+4*[.BA26]+[.AY26])) ; &quot;&quot; )" office:value-type="percentage" office:value="0.00786163522012579" calcext:value-type="percentage">
            <text:p>1%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5.072" calcext:value-type="float">
            <text:p>95.072</text:p>
          </table:table-cell>
          <table:table-cell table:style-name="ce15" table:formula="of:=IF([.BG26]/([.BG26]+[.BH26])&gt;0;[.BG26]/([.BG26]+[.BH26]);&quot;&quot;)" office:value-type="percentage" office:value="0.0238095238095238" calcext:value-type="percentage">
            <text:p>2%</text:p>
          </table:table-cell>
          <table:table-cell table:style-name="ce15" table:formula="of:=IF([.BG26]+[.BJ26]&gt;0; IF([.BG26]/([.BG26]+[.BJ26])&gt;0;[.BG26]/([.BG26]+[.BJ26]);&quot;&quot;);&quot;-&quot;)" office:value-type="percentage" office:value="1" calcext:value-type="percentage">
            <text:p>100%</text:p>
          </table:table-cell>
          <table:table-cell table:style-name="ce15" table:formula="of:=IF( [.BG26]&gt;0 ;   (5*[.BG26]/(5*[.BG26]+4*[.BJ26]+[.BH26])) ; &quot;&quot; )" office:value-type="percentage" office:value="0.108695652173913" calcext:value-type="percentage">
            <text:p>11%</text:p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15" table:formula="of:=IF([.BQ26]/([.BQ26]+[.BR26])&gt;0;[.BQ26]/([.BQ26]+[.BR26]);&quot;&quot;)" office:value-type="string" office:string-value="" calcext:value-type="error">
            <text:p>#DIV/0!</text:p>
          </table:table-cell>
          <table:table-cell table:style-name="ce15" table:formula="of:=IF([.BQ26]+[.BT26]&gt;0; IF([.BQ26]/([.BQ26]+[.BT26])&gt;0;[.BQ26]/([.BQ26]+[.BT26]);&quot;&quot;);&quot;-&quot;)">
            <text:p/>
          </table:table-cell>
          <table:table-cell table:style-name="ce15" table:formula="of:=IF( [.BQ26]&gt;0 ;   (5*[.BQ26]/(5*[.BQ26]+4*[.BT26]+[.BR26])) ; &quot;&quot; )">
            <text:p/>
          </table:table-cell>
          <table:table-cell table:number-columns-repeated="11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4" table:formula="of:=IF([.CJ26]/([.CJ26]+[.CK26])&gt;0;[.CJ26]/([.CJ26]+[.CK26]);&quot;&quot;)" office:value-type="string" office:string-value="" calcext:value-type="error">
            <text:p>#DIV/0!</text:p>
          </table:table-cell>
          <table:table-cell table:style-name="ce4" table:formula="of:=IF([.CJ26]+[.CM26]&gt;0; IF([.CJ26]/([.CJ26]+[.CM26])&gt;0;[.CJ26]/([.CJ26]+[.CM26]);&quot;&quot;);&quot;-&quot;)">
            <text:p/>
          </table:table-cell>
          <table:table-cell table:style-name="ce4" table:formula="of:=IF( [.CJ26]&gt;0 ;   (5*[.CJ26]/(5*[.CJ26]+4*[.CM26]+[.CK26])) ; &quot;&quot; )">
            <text:p/>
          </table:table-cell>
          <table:table-cell table:number-columns-repeated="15867"/>
        </table:table-row>
        <table:table-row table:style-name="ro1">
          <table:table-cell table:style-name="ce1" table:number-columns-repeated="4"/>
          <table:table-cell table:style-name="ce2" table:number-columns-repeated="5"/>
          <table:table-cell table:style-name="ce15" table:number-columns-repeated="3"/>
          <table:table-cell table:style-name="ce4"/>
          <table:table-cell table:style-name="ce2" table:number-columns-repeated="5"/>
          <table:table-cell table:style-name="ce4" table:number-columns-repeated="3"/>
          <table:table-cell/>
          <table:table-cell table:style-name="ce2" table:number-columns-repeated="5"/>
          <table:table-cell table:style-name="ce4" table:number-columns-repeated="3"/>
          <table:table-cell/>
          <table:table-cell table:style-name="ce2" table:number-columns-repeated="5"/>
          <table:table-cell table:style-name="ce4" table:number-columns-repeated="3"/>
          <table:table-cell table:style-name="ce2" table:number-columns-repeated="6"/>
          <table:table-cell table:style-name="ce4" table:number-columns-repeated="3"/>
          <table:table-cell/>
          <table:table-cell table:style-name="ce2" table:number-columns-repeated="5"/>
          <table:table-cell table:style-name="ce15" table:number-columns-repeated="3"/>
          <table:table-cell/>
          <table:table-cell table:style-name="ce2" table:number-columns-repeated="5"/>
          <table:table-cell table:style-name="ce15" table:number-columns-repeated="3"/>
          <table:table-cell table:number-columns-repeated="2"/>
          <table:table-cell table:style-name="ce2" table:number-columns-repeated="5"/>
          <table:table-cell table:style-name="ce15" table:number-columns-repeated="3"/>
          <table:table-cell table:number-columns-repeated="11"/>
          <table:table-cell table:style-name="ce2" table:number-columns-repeated="5"/>
          <table:table-cell table:style-name="ce4" table:number-columns-repeated="3"/>
          <table:table-cell table:number-columns-repeated="1586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number-columns-repeated="2"/>
          <table:table-cell table:style-name="ce1" office:value-type="string" calcext:value-type="string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34" calcext:value-type="float">
            <text:p>5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4.029" calcext:value-type="float">
            <text:p>64.029</text:p>
          </table:table-cell>
          <table:table-cell table:style-name="ce15" table:formula="of:=IF([.E28]/([.E28]+[.F28])&gt;0;[.E28]/([.E28]+[.F28]);&quot;&quot;)">
            <text:p/>
          </table:table-cell>
          <table:table-cell table:style-name="ce15" table:formula="of:=IF([.E28]+[.H28]&gt;0; IF([.E28]/([.E28]+[.H28])&gt;0;[.E28]/([.E28]+[.H28]);&quot;&quot;);&quot;-&quot;)" office:value-type="string" office:string-value="-" calcext:value-type="string">
            <text:p>-</text:p>
          </table:table-cell>
          <table:table-cell table:style-name="ce15" table:formula="of:=IF( [.E28]&gt;0 ;   (5*[.E28]/(5*[.E28]+4*[.H28]+[.F28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4.005" calcext:value-type="float">
            <text:p>94.005</text:p>
          </table:table-cell>
          <table:table-cell table:style-name="ce4" table:formula="of:=IF([.N28]/([.N28]+[.O28])&gt;0;[.N28]/([.N28]+[.O28]);&quot;&quot;)">
            <text:p/>
          </table:table-cell>
          <table:table-cell table:style-name="ce4" table:formula="of:=IF([.N28]+[.Q28]&gt;0; IF([.N28]/([.N28]+[.Q28])&gt;0;[.N28]/([.N28]+[.Q28]);&quot;&quot;);&quot;-&quot;)" office:value-type="string" office:string-value="-" calcext:value-type="string">
            <text:p>-</text:p>
          </table:table-cell>
          <table:table-cell table:style-name="ce4" table:formula="of:=IF( [.N28]&gt;0 ;   (5*[.N28]/(5*[.N28]+4*[.Q28]+[.O28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.403" calcext:value-type="float">
            <text:p>96.403</text:p>
          </table:table-cell>
          <table:table-cell table:style-name="ce4" table:formula="of:=IF([.W28]/([.W28]+[.X28])&gt;0;[.W28]/([.W28]+[.X28]);&quot;&quot;)">
            <text:p/>
          </table:table-cell>
          <table:table-cell table:style-name="ce4" table:formula="of:=IF([.W28]+[.Z28]&gt;0; IF([.W28]/([.W28]+[.Z28])&gt;0;[.W28]/([.W28]+[.Z28]);&quot;&quot;);&quot;-&quot;)" office:value-type="string" office:string-value="-" calcext:value-type="string">
            <text:p>-</text:p>
          </table:table-cell>
          <table:table-cell table:style-name="ce4" table:formula="of:=IF( [.W28]&gt;0 ;   (5*[.W28]/(5*[.W28]+4*[.Z28]+[.X28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AF28]/([.AF28]+[.AG28])&gt;0;[.AF28]/([.AF28]+[.AG28]);&quot;&quot;)" office:value-type="string" office:string-value="" calcext:value-type="error">
            <text:p>#DIV/0!</text:p>
          </table:table-cell>
          <table:table-cell table:style-name="ce4" table:formula="of:=IF([.AF28]+[.AI28]&gt;0; IF([.AF28]/([.AF28]+[.AI28])&gt;0;[.AF28]/([.AF28]+[.AI28]);&quot;&quot;);&quot;-&quot;)" office:value-type="string" office:string-value="-" calcext:value-type="string">
            <text:p>-</text:p>
          </table:table-cell>
          <table:table-cell table:style-name="ce4" table:formula="of:=IF( [.AF28]&gt;0 ;   (5*[.AF28]/(5*[.AF28]+4*[.AI28]+[.AG28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794" calcext:value-type="float">
            <text:p>79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5.204" calcext:value-type="float">
            <text:p>95.204</text:p>
          </table:table-cell>
          <table:table-cell table:style-name="ce4" table:formula="of:=IF([.AO28]/([.AO28]+[.AP28])&gt;0;[.AO28]/([.AO28]+[.AP28]);&quot;&quot;)">
            <text:p/>
          </table:table-cell>
          <table:table-cell table:style-name="ce4" table:formula="of:=IF([.AO28]+[.AR28]&gt;0; IF([.AO28]/([.AO28]+[.AR28])&gt;0;[.AO28]/([.AO28]+[.AR28]);&quot;&quot;);&quot;-&quot;)" office:value-type="string" office:string-value="-" calcext:value-type="string">
            <text:p>-</text:p>
          </table:table-cell>
          <table:table-cell table:style-name="ce4" table:formula="of:=IF( [.AO28]&gt;0 ;   (5*[.AO28]/(5*[.AO28]+4*[.AR28]+[.AP28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714" calcext:value-type="float">
            <text:p>71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388" calcext:value-type="float">
            <text:p>14.388</text:p>
          </table:table-cell>
          <table:table-cell table:style-name="ce15" table:formula="of:=IF([.AX28]/([.AX28]+[.AY28])&gt;0;[.AX28]/([.AX28]+[.AY28]);&quot;&quot;)">
            <text:p/>
          </table:table-cell>
          <table:table-cell table:style-name="ce15" table:formula="of:=IF([.AX28]+[.BA28]&gt;0; IF([.AX28]/([.AX28]+[.BA28])&gt;0;[.AX28]/([.AX28]+[.BA28]);&quot;&quot;);&quot;-&quot;)" office:value-type="string" office:string-value="-" calcext:value-type="string">
            <text:p>-</text:p>
          </table:table-cell>
          <table:table-cell table:style-name="ce15" table:formula="of:=IF( [.AX28]&gt;0 ;   (5*[.AX28]/(5*[.AX28]+4*[.BA28]+[.AY28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4.724" calcext:value-type="float">
            <text:p>94.724</text:p>
          </table:table-cell>
          <table:table-cell table:style-name="ce15" table:formula="of:=IF([.BG28]/([.BG28]+[.BH28])&gt;0;[.BG28]/([.BG28]+[.BH28]);&quot;&quot;)">
            <text:p/>
          </table:table-cell>
          <table:table-cell table:style-name="ce15" table:formula="of:=IF([.BG28]+[.BJ28]&gt;0; IF([.BG28]/([.BG28]+[.BJ28])&gt;0;[.BG28]/([.BG28]+[.BJ28]);&quot;&quot;);&quot;-&quot;)" office:value-type="string" office:string-value="-" calcext:value-type="string">
            <text:p>-</text:p>
          </table:table-cell>
          <table:table-cell table:style-name="ce15" table:formula="of:=IF( [.BG28]&gt;0 ;   (5*[.BG28]/(5*[.BG28]+4*[.BJ28]+[.BH28])) ; &quot;&quot; )">
            <text:p/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BQ28]/([.BQ28]+[.BR28])&gt;0;[.BQ28]/([.BQ28]+[.BR28]);&quot;&quot;)" office:value-type="string" office:string-value="" calcext:value-type="error">
            <text:p>#DIV/0!</text:p>
          </table:table-cell>
          <table:table-cell table:style-name="ce15" table:formula="of:=IF([.BQ28]+[.BT28]&gt;0; IF([.BQ28]/([.BQ28]+[.BT28])&gt;0;[.BQ28]/([.BQ28]+[.BT28]);&quot;&quot;);&quot;-&quot;)" office:value-type="string" office:string-value="-" calcext:value-type="string">
            <text:p>-</text:p>
          </table:table-cell>
          <table:table-cell table:style-name="ce15" table:formula="of:=IF( [.BQ28]&gt;0 ;   (5*[.BQ28]/(5*[.BQ28]+4*[.BT28]+[.BR28])) ; &quot;&quot; )">
            <text:p/>
          </table:table-cell>
          <table:table-cell table:number-columns-repeated="11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CJ28]/([.CJ28]+[.CK28])&gt;0;[.CJ28]/([.CJ28]+[.CK28]);&quot;&quot;)" office:value-type="string" office:string-value="" calcext:value-type="error">
            <text:p>#DIV/0!</text:p>
          </table:table-cell>
          <table:table-cell table:style-name="ce4" table:formula="of:=IF([.CJ28]+[.CM28]&gt;0; IF([.CJ28]/([.CJ28]+[.CM28])&gt;0;[.CJ28]/([.CJ28]+[.CM28]);&quot;&quot;);&quot;-&quot;)" office:value-type="string" office:string-value="-" calcext:value-type="string">
            <text:p>-</text:p>
          </table:table-cell>
          <table:table-cell table:style-name="ce4" table:formula="of:=IF( [.CJ28]&gt;0 ;   (5*[.CJ28]/(5*[.CJ28]+4*[.CM28]+[.CK28])) ; &quot;&quot; )">
            <text:p/>
          </table:table-cell>
          <table:table-cell table:number-columns-repeated="1586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number-columns-repeated="2"/>
          <table:table-cell table:style-name="ce1" office:value-type="string" calcext:value-type="string">
            <text:p>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599" calcext:value-type="float">
            <text:p>5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8.379" calcext:value-type="float">
            <text:p>68.379</text:p>
          </table:table-cell>
          <table:table-cell table:style-name="ce15" table:formula="of:=IF([.E29]/([.E29]+[.F29])&gt;0;[.E29]/([.E29]+[.F29]);&quot;&quot;)">
            <text:p/>
          </table:table-cell>
          <table:table-cell table:style-name="ce15" table:formula="of:=IF([.E29]+[.H29]&gt;0; IF([.E29]/([.E29]+[.H29])&gt;0;[.E29]/([.E29]+[.H29]);&quot;&quot;);&quot;-&quot;)" office:value-type="string" office:string-value="-" calcext:value-type="string">
            <text:p>-</text:p>
          </table:table-cell>
          <table:table-cell table:style-name="ce15" table:formula="of:=IF( [.E29]&gt;0 ;   (5*[.E29]/(5*[.E29]+4*[.H29]+[.F29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6.301" calcext:value-type="float">
            <text:p>86.301</text:p>
          </table:table-cell>
          <table:table-cell table:style-name="ce4" table:formula="of:=IF([.N29]/([.N29]+[.O29])&gt;0;[.N29]/([.N29]+[.O29]);&quot;&quot;)">
            <text:p/>
          </table:table-cell>
          <table:table-cell table:style-name="ce4" table:formula="of:=IF([.N29]+[.Q29]&gt;0; IF([.N29]/([.N29]+[.Q29])&gt;0;[.N29]/([.N29]+[.Q29]);&quot;&quot;);&quot;-&quot;)" office:value-type="string" office:string-value="-" calcext:value-type="string">
            <text:p>-</text:p>
          </table:table-cell>
          <table:table-cell table:style-name="ce4" table:formula="of:=IF( [.N29]&gt;0 ;   (5*[.N29]/(5*[.N29]+4*[.Q29]+[.O29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859" calcext:value-type="float">
            <text:p>85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059" calcext:value-type="float">
            <text:p>98.059</text:p>
          </table:table-cell>
          <table:table-cell table:style-name="ce4" table:formula="of:=IF([.W29]/([.W29]+[.X29])&gt;0;[.W29]/([.W29]+[.X29]);&quot;&quot;)">
            <text:p/>
          </table:table-cell>
          <table:table-cell table:style-name="ce4" table:formula="of:=IF([.W29]+[.Z29]&gt;0; IF([.W29]/([.W29]+[.Z29])&gt;0;[.W29]/([.W29]+[.Z29]);&quot;&quot;);&quot;-&quot;)" office:value-type="string" office:string-value="-" calcext:value-type="string">
            <text:p>-</text:p>
          </table:table-cell>
          <table:table-cell table:style-name="ce4" table:formula="of:=IF( [.W29]&gt;0 ;   (5*[.W29]/(5*[.W29]+4*[.Z29]+[.X29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66" calcext:value-type="float">
            <text:p>8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858" calcext:value-type="float">
            <text:p>98.858</text:p>
          </table:table-cell>
          <table:table-cell table:style-name="ce4" table:formula="of:=IF([.AF29]/([.AF29]+[.AG29])&gt;0;[.AF29]/([.AF29]+[.AG29]);&quot;&quot;)">
            <text:p/>
          </table:table-cell>
          <table:table-cell table:style-name="ce4" table:formula="of:=IF([.AF29]+[.AI29]&gt;0; IF([.AF29]/([.AF29]+[.AI29])&gt;0;[.AF29]/([.AF29]+[.AI29]);&quot;&quot;);&quot;-&quot;)" office:value-type="string" office:string-value="-" calcext:value-type="string">
            <text:p>-</text:p>
          </table:table-cell>
          <table:table-cell table:style-name="ce4" table:formula="of:=IF( [.AF29]&gt;0 ;   (5*[.AF29]/(5*[.AF29]+4*[.AI29]+[.AG29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46" calcext:value-type="float">
            <text:p>84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.575" calcext:value-type="float">
            <text:p>96.575</text:p>
          </table:table-cell>
          <table:table-cell table:style-name="ce4" table:formula="of:=IF([.AO29]/([.AO29]+[.AP29])&gt;0;[.AO29]/([.AO29]+[.AP29]);&quot;&quot;)">
            <text:p/>
          </table:table-cell>
          <table:table-cell table:style-name="ce4" table:formula="of:=IF([.AO29]+[.AR29]&gt;0; IF([.AO29]/([.AO29]+[.AR29])&gt;0;[.AO29]/([.AO29]+[.AR29]);&quot;&quot;);&quot;-&quot;)" office:value-type="string" office:string-value="-" calcext:value-type="string">
            <text:p>-</text:p>
          </table:table-cell>
          <table:table-cell table:style-name="ce4" table:formula="of:=IF( [.AO29]&gt;0 ;   (5*[.AO29]/(5*[.AO29]+4*[.AR29]+[.AP29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.922" calcext:value-type="float">
            <text:p>17.922</text:p>
          </table:table-cell>
          <table:table-cell table:style-name="ce15" table:formula="of:=IF([.AX29]/([.AX29]+[.AY29])&gt;0;[.AX29]/([.AX29]+[.AY29]);&quot;&quot;)">
            <text:p/>
          </table:table-cell>
          <table:table-cell table:style-name="ce15" table:formula="of:=IF([.AX29]+[.BA29]&gt;0; IF([.AX29]/([.AX29]+[.BA29])&gt;0;[.AX29]/([.AX29]+[.BA29]);&quot;&quot;);&quot;-&quot;)" office:value-type="string" office:string-value="-" calcext:value-type="string">
            <text:p>-</text:p>
          </table:table-cell>
          <table:table-cell table:style-name="ce15" table:formula="of:=IF( [.AX29]&gt;0 ;   (5*[.AX29]/(5*[.AX29]+4*[.BA29]+[.AY29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5" table:formula="of:=IF([.BG29]/([.BG29]+[.BH29])&gt;0;[.BG29]/([.BG29]+[.BH29]);&quot;&quot;)">
            <text:p/>
          </table:table-cell>
          <table:table-cell table:style-name="ce15" table:formula="of:=IF([.BG29]+[.BJ29]&gt;0; IF([.BG29]/([.BG29]+[.BJ29])&gt;0;[.BG29]/([.BG29]+[.BJ29]);&quot;&quot;);&quot;-&quot;)" office:value-type="string" office:string-value="-" calcext:value-type="string">
            <text:p>-</text:p>
          </table:table-cell>
          <table:table-cell table:style-name="ce15" table:formula="of:=IF( [.BG29]&gt;0 ;   (5*[.BG29]/(5*[.BG29]+4*[.BJ29]+[.BH29])) ; &quot;&quot; )">
            <text:p/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BQ29]/([.BQ29]+[.BR29])&gt;0;[.BQ29]/([.BQ29]+[.BR29]);&quot;&quot;)" office:value-type="string" office:string-value="" calcext:value-type="error">
            <text:p>#DIV/0!</text:p>
          </table:table-cell>
          <table:table-cell table:style-name="ce15" table:formula="of:=IF([.BQ29]+[.BT29]&gt;0; IF([.BQ29]/([.BQ29]+[.BT29])&gt;0;[.BQ29]/([.BQ29]+[.BT29]);&quot;&quot;);&quot;-&quot;)" office:value-type="string" office:string-value="-" calcext:value-type="string">
            <text:p>-</text:p>
          </table:table-cell>
          <table:table-cell table:style-name="ce15" table:formula="of:=IF( [.BQ29]&gt;0 ;   (5*[.BQ29]/(5*[.BQ29]+4*[.BT29]+[.BR29])) ; &quot;&quot; )">
            <text:p/>
          </table:table-cell>
          <table:table-cell table:number-columns-repeated="11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CJ29]/([.CJ29]+[.CK29])&gt;0;[.CJ29]/([.CJ29]+[.CK29]);&quot;&quot;)" office:value-type="string" office:string-value="" calcext:value-type="error">
            <text:p>#DIV/0!</text:p>
          </table:table-cell>
          <table:table-cell table:style-name="ce4" table:formula="of:=IF([.CJ29]+[.CM29]&gt;0; IF([.CJ29]/([.CJ29]+[.CM29])&gt;0;[.CJ29]/([.CJ29]+[.CM29]);&quot;&quot;);&quot;-&quot;)" office:value-type="string" office:string-value="-" calcext:value-type="string">
            <text:p>-</text:p>
          </table:table-cell>
          <table:table-cell table:style-name="ce4" table:formula="of:=IF( [.CJ29]&gt;0 ;   (5*[.CJ29]/(5*[.CJ29]+4*[.CM29]+[.CK29])) ; &quot;&quot; )">
            <text:p/>
          </table:table-cell>
          <table:table-cell table:number-columns-repeated="15867"/>
        </table:table-row>
        <table:table-row table:style-name="ro1">
          <table:table-cell table:number-columns-repeated="15962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8" table:number-rows-spanned="1">
            <text:p>bin_lstm_ae_0.1885370619_0.0755709241_10</text:p>
          </table:table-cell>
          <table:covered-table-cell table:number-columns-repeated="5" table:style-name="ce18"/>
          <table:covered-table-cell table:number-columns-repeated="2" table:style-name="ce19"/>
          <table:table-cell table:style-name="ce19"/>
          <table:table-cell table:style-name="ce1" office:value-type="string" calcext:value-type="string" table:number-columns-spanned="8" table:number-rows-spanned="1">
            <text:p>bin_conv_lstm_ae_0.1242134049_0.0519020283_10</text:p>
          </table:table-cell>
          <table:covered-table-cell table:number-columns-repeated="5" table:style-name="ce18"/>
          <table:covered-table-cell table:style-name="ce19"/>
          <table:covered-table-cell/>
          <table:table-cell/>
          <table:table-cell table:style-name="ce1" office:value-type="string" calcext:value-type="string" table:number-columns-spanned="8" table:number-rows-spanned="1">
            <text:p>bin_attn_ae_r_0.0646089474_0.0365322228_10</text:p>
          </table:table-cell>
          <table:covered-table-cell table:number-columns-repeated="5" table:style-name="ce18"/>
          <table:covered-table-cell table:style-name="ce19"/>
          <table:covered-table-cell/>
          <table:table-cell/>
          <table:table-cell table:style-name="ce1" office:value-type="string" calcext:value-type="string" table:number-columns-spanned="8" table:number-rows-spanned="1">
            <text:p>bin_predictor_r_0.2415315821_0.0385661498_10</text:p>
          </table:table-cell>
          <table:covered-table-cell table:number-columns-repeated="5" table:style-name="ce18"/>
          <table:covered-table-cell table:style-name="ce19"/>
          <table:covered-table-cell/>
          <table:table-cell/>
          <table:table-cell table:style-name="ce1" office:value-type="string" calcext:value-type="string" table:number-columns-spanned="8" table:number-rows-spanned="1">
            <text:p>bin_attn_ae_a_0.1293097577_0.0249805062_10</text:p>
          </table:table-cell>
          <table:covered-table-cell table:number-columns-repeated="5" table:style-name="ce18"/>
          <table:covered-table-cell table:style-name="ce19"/>
          <table:covered-table-cell/>
          <table:table-cell/>
          <table:table-cell table:style-name="ce1" office:value-type="string" calcext:value-type="string" table:number-columns-spanned="8" table:number-rows-spanned="1">
            <text:p>bin_predictor_a_0.290685258_0.2229711902_10</text:p>
          </table:table-cell>
          <table:covered-table-cell table:number-columns-repeated="5" table:style-name="ce18"/>
          <table:covered-table-cell table:style-name="ce19"/>
          <table:covered-table-cell/>
          <table:table-cell/>
          <table:table-cell table:style-name="ce1" office:value-type="string" calcext:value-type="string" table:number-columns-spanned="7" table:number-rows-spanned="1">
            <text:p>bin_pca_0.3489583333_0.0551839314_10</text:p>
          </table:table-cell>
          <table:covered-table-cell table:number-columns-repeated="5" table:style-name="ce18"/>
          <table:covered-table-cell table:style-name="ce19"/>
          <table:table-cell table:number-columns-repeated="3"/>
          <table:table-cell table:style-name="ce1" office:value-type="string" calcext:value-type="string" table:number-columns-spanned="7" table:number-rows-spanned="1">
            <text:p>bin_mne_0.6744791667_0.2682291667_10</text:p>
          </table:table-cell>
          <table:covered-table-cell table:number-columns-repeated="5" table:style-name="ce18"/>
          <table:covered-table-cell table:style-name="ce19"/>
          <table:table-cell table:number-columns-repeated="12"/>
          <table:table-cell table:style-name="ce1" office:value-type="string" calcext:value-type="string" table:number-columns-spanned="8" table:number-rows-spanned="1">
            <text:p>bin_classifier_0.1250736593_0.016175669_10</text:p>
          </table:table-cell>
          <table:covered-table-cell table:number-columns-repeated="5" table:style-name="ce18"/>
          <table:covered-table-cell table:style-name="ce19"/>
          <table:covered-table-cell/>
          <table:table-cell table:number-columns-repeated="15867"/>
        </table:table-row>
        <table:table-row table:style-name="ro1">
          <table:table-cell table:number-columns-repeated="4"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table:number-columns-repeated="2"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 table:number-columns-repeated="2"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 table:number-columns-repeated="11"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 table:number-columns-repeated="15867"/>
        </table:table-row>
        <table:table-row table:style-name="ro1">
          <table:table-cell table:number-columns-repeated="3"/>
          <table:table-cell table:style-name="ce1" office:value-type="string" calcext:value-type="string">
            <text:p>Night</text:p>
          </table:table-cell>
          <table:table-cell table:style-name="ce2" table:number-columns-repeated="17"/>
          <table:table-cell/>
          <table:table-cell table:style-name="ce2" table:number-columns-repeated="8"/>
          <table:table-cell/>
          <table:table-cell table:style-name="ce2" table:number-columns-repeated="8"/>
          <table:table-cell/>
          <table:table-cell table:style-name="ce2" table:number-columns-repeated="8"/>
          <table:table-cell/>
          <table:table-cell table:style-name="ce2" table:number-columns-repeated="8"/>
          <table:table-cell/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11"/>
          <table:table-cell table:style-name="ce2" table:number-columns-repeated="8"/>
          <table:table-cell table:number-columns-repeated="1586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number-columns-repeated="2"/>
          <table:table-cell table:style-name="ce1" office:value-type="string" calcext:value-type="string">
            <text:p>29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451" calcext:value-type="float">
            <text:p>451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51.354" calcext:value-type="float">
            <text:p>51.354</text:p>
          </table:table-cell>
          <table:table-cell table:style-name="ce15" table:formula="of:=IF([.E34]/([.E34]+[.F34])&gt;0;[.E34]/([.E34]+[.F34]);&quot;&quot;)" office:value-type="percentage" office:value="0.122568093385214" calcext:value-type="percentage">
            <text:p>12%</text:p>
          </table:table-cell>
          <table:table-cell table:style-name="ce15" table:formula="of:=IF([.E34]+[.H34]&gt;0; IF([.E34]/([.E34]+[.H34])&gt;0;[.E34]/([.E34]+[.H34]);&quot;&quot;);&quot;-&quot;)" office:value-type="percentage" office:value="0.417218543046358" calcext:value-type="percentage">
            <text:p>42%</text:p>
          </table:table-cell>
          <table:table-cell table:style-name="ce15" table:formula="of:=IF( [.E34]&gt;0 ;   (5*[.E34]/(5*[.E34]+4*[.H34]+[.F34])) ; &quot;&quot; )" office:value-type="percentage" office:value="0.28175313059034" calcext:value-type="percentage">
            <text:p>28%</text:p>
          </table:table-cell>
          <table:table-cell table:style-name="ce4"/>
          <table:table-cell table:style-name="ce2" office:value-type="float" office:value="2" calcext:value-type="float">
            <text:p>2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745" calcext:value-type="float">
            <text:p>745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67.419" calcext:value-type="float">
            <text:p>67.419</text:p>
          </table:table-cell>
          <table:table-cell table:style-name="ce15" table:formula="of:=IF([.N34]/([.N34]+[.O34])&gt;0;[.N34]/([.N34]+[.O34]);&quot;&quot;)" office:value-type="percentage" office:value="0.00934579439252336" calcext:value-type="percentage">
            <text:p>1%</text:p>
          </table:table-cell>
          <table:table-cell table:style-name="ce15" table:formula="of:=IF([.N34]+[.Q34]&gt;0; IF([.N34]/([.N34]+[.Q34])&gt;0;[.N34]/([.N34]+[.Q34]);&quot;&quot;);&quot;-&quot;)" office:value-type="percentage" office:value="0.0132450331125828" calcext:value-type="percentage">
            <text:p>1%</text:p>
          </table:table-cell>
          <table:table-cell table:style-name="ce15" table:formula="of:=IF( [.N34]&gt;0 ;   (5*[.N34]/(5*[.N34]+4*[.Q34]+[.O34])) ; &quot;&quot; )" office:value-type="percentage" office:value="0.0122249388753056" calcext:value-type="percentage">
            <text:p>1%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865" calcext:value-type="float">
            <text:p>865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78.791" calcext:value-type="float">
            <text:p>78.791</text:p>
          </table:table-cell>
          <table:table-cell table:style-name="ce15" table:formula="of:=IF([.W34]/([.W34]+[.X34])&gt;0;[.W34]/([.W34]+[.X34]);&quot;&quot;)" office:value-type="percentage" office:value="0.08" calcext:value-type="percentage">
            <text:p>8%</text:p>
          </table:table-cell>
          <table:table-cell table:style-name="ce15" table:formula="of:=IF([.W34]+[.Z34]&gt;0; IF([.W34]/([.W34]+[.Z34])&gt;0;[.W34]/([.W34]+[.Z34]);&quot;&quot;);&quot;-&quot;)" office:value-type="percentage" office:value="0.0529801324503311" calcext:value-type="percentage">
            <text:p>5%</text:p>
          </table:table-cell>
          <table:table-cell table:style-name="ce15" table:formula="of:=IF( [.W34]&gt;0 ;   (5*[.W34]/(5*[.W34]+4*[.Z34]+[.X34])) ; &quot;&quot; )" office:value-type="percentage" office:value="0.0568181818181818" calcext:value-type="percentage">
            <text:p>6%</text:p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7" calcext:value-type="float">
            <text:p>957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86.372" calcext:value-type="float">
            <text:p>86.372</text:p>
          </table:table-cell>
          <table:table-cell table:style-name="ce4" table:formula="of:=IF([.AF34]/([.AF34]+[.AG34])&gt;0;[.AF34]/([.AF34]+[.AG34]);&quot;&quot;)" office:value-type="string" office:string-value="" calcext:value-type="error">
            <text:p>#DIV/0!</text:p>
          </table:table-cell>
          <table:table-cell table:style-name="ce4" table:formula="of:=IF([.AF34]+[.AI34]&gt;0; IF([.AF34]/([.AF34]+[.AI34])&gt;0;[.AF34]/([.AF34]+[.AI34]);&quot;&quot;);&quot;-&quot;)">
            <text:p/>
          </table:table-cell>
          <table:table-cell table:style-name="ce4" table:formula="of:=IF( [.AF34]&gt;0 ;   (5*[.AF34]/(5*[.AF34]+4*[.AI34]+[.AG34])) ; &quot;&quot; )">
            <text:p/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80.235" calcext:value-type="float">
            <text:p>80.235</text:p>
          </table:table-cell>
          <table:table-cell table:style-name="ce15" table:formula="of:=IF([.AO34]/([.AO34]+[.AP34])&gt;0;[.AO34]/([.AO34]+[.AP34]);&quot;&quot;)" office:value-type="percentage" office:value="0.138297872340426" calcext:value-type="percentage">
            <text:p>14%</text:p>
          </table:table-cell>
          <table:table-cell table:style-name="ce15" table:formula="of:=IF([.AO34]+[.AR34]&gt;0; IF([.AO34]/([.AO34]+[.AR34])&gt;0;[.AO34]/([.AO34]+[.AR34]);&quot;&quot;);&quot;-&quot;)" office:value-type="percentage" office:value="0.0860927152317881" calcext:value-type="percentage">
            <text:p>9%</text:p>
          </table:table-cell>
          <table:table-cell table:style-name="ce15" table:formula="of:=IF( [.AO34]&gt;0 ;   (5*[.AO34]/(5*[.AO34]+4*[.AR34]+[.AP34])) ; &quot;&quot; )" office:value-type="percentage" office:value="0.0931232091690544" calcext:value-type="percentage">
            <text:p>9%</text:p>
          </table:table-cell>
          <table:table-cell/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.336" calcext:value-type="float">
            <text:p>16.336</text:p>
          </table:table-cell>
          <table:table-cell table:style-name="ce15" table:formula="of:=IF([.AX34]/([.AX34]+[.AY34])&gt;0;[.AX34]/([.AX34]+[.AY34]);&quot;&quot;)" office:value-type="percentage" office:value="0.129770992366412" calcext:value-type="percentage">
            <text:p>13%</text:p>
          </table:table-cell>
          <table:table-cell table:style-name="ce15" table:formula="of:=IF([.AX34]+[.BA34]&gt;0; IF([.AX34]/([.AX34]+[.BA34])&gt;0;[.AX34]/([.AX34]+[.BA34]);&quot;&quot;);&quot;-&quot;)" office:value-type="percentage" office:value="0.900662251655629" calcext:value-type="percentage">
            <text:p>90%</text:p>
          </table:table-cell>
          <table:table-cell table:style-name="ce15" table:formula="of:=IF( [.AX34]&gt;0 ;   (5*[.AX34]/(5*[.AX34]+4*[.BA34]+[.AY34])) ; &quot;&quot; )" office:value-type="percentage" office:value="0.411622276029056" calcext:value-type="percentage">
            <text:p>41%</text:p>
          </table:table-cell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76.264" calcext:value-type="float">
            <text:p>76.264</text:p>
          </table:table-cell>
          <table:table-cell table:style-name="ce4" table:formula="of:=IF([.BG34]/([.BG34]+[.BH34])&gt;0;[.BG34]/([.BG34]+[.BH34]);&quot;&quot;)" office:value-type="percentage" office:value="0.260683760683761" calcext:value-type="percentage">
            <text:p>26.1%</text:p>
          </table:table-cell>
          <table:table-cell table:style-name="ce4" table:formula="of:=IF([.BG34]+[.BJ34]&gt;0; IF([.BG34]/([.BG34]+[.BJ34])&gt;0;[.BG34]/([.BG34]+[.BJ34]);&quot;&quot;);&quot;-&quot;)" office:value-type="percentage" office:value="0.403973509933775" calcext:value-type="percentage">
            <text:p>40.4%</text:p>
          </table:table-cell>
          <table:table-cell table:style-name="ce4" table:formula="of:=IF( [.BG34]&gt;0 ;   (5*[.BG34]/(5*[.BG34]+4*[.BJ34]+[.BH34])) ; &quot;&quot; )" office:value-type="percentage" office:value="0.363961813842482" calcext:value-type="percentage">
            <text:p>36.4%</text:p>
          </table:table-cell>
          <table:table-cell table:number-columns-repeated="2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83.664" calcext:value-type="float">
            <text:p>83.664</text:p>
          </table:table-cell>
          <table:table-cell table:style-name="ce15" table:formula="of:=IF([.BQ34]/([.BQ34]+[.BR34])&gt;0;[.BQ34]/([.BQ34]+[.BR34]);&quot;&quot;)" office:value-type="percentage" office:value="0.35" calcext:value-type="percentage">
            <text:p>35%</text:p>
          </table:table-cell>
          <table:table-cell table:style-name="ce15" table:formula="of:=IF([.BQ34]+[.BT34]&gt;0; IF([.BQ34]/([.BQ34]+[.BT34])&gt;0;[.BQ34]/([.BQ34]+[.BT34]);&quot;&quot;);&quot;-&quot;)" office:value-type="percentage" office:value="0.231788079470199" calcext:value-type="percentage">
            <text:p>23%</text:p>
          </table:table-cell>
          <table:table-cell table:style-name="ce15" table:formula="of:=IF( [.BQ34]&gt;0 ;   (5*[.BQ34]/(5*[.BQ34]+4*[.BT34]+[.BR34])) ; &quot;&quot; )" office:value-type="percentage" office:value="0.248579545454545" calcext:value-type="percentage">
            <text:p>25%</text:p>
          </table:table-cell>
          <table:table-cell table:number-columns-repeated="11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7" calcext:value-type="float">
            <text:p>957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86.372" calcext:value-type="float">
            <text:p>86.372</text:p>
          </table:table-cell>
          <table:table-cell table:style-name="ce4" table:formula="of:=IF([.CJ34]/([.CJ34]+[.CK34])&gt;0;[.CJ34]/([.CJ34]+[.CK34]);&quot;&quot;)" office:value-type="string" office:string-value="" calcext:value-type="error">
            <text:p>#DIV/0!</text:p>
          </table:table-cell>
          <table:table-cell table:style-name="ce4" table:formula="of:=IF([.CJ34]+[.CM34]&gt;0; IF([.CJ34]/([.CJ34]+[.CM34])&gt;0;[.CJ34]/([.CJ34]+[.CM34]);&quot;&quot;);&quot;-&quot;)">
            <text:p/>
          </table:table-cell>
          <table:table-cell table:style-name="ce4" table:formula="of:=IF( [.CJ34]&gt;0 ;   (5*[.CJ34]/(5*[.CJ34]+4*[.CM34]+[.CK34])) ; &quot;&quot; )">
            <text:p/>
          </table:table-cell>
          <table:table-cell table:number-columns-repeated="1586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string" calcext:value-type="string">
            <text:p>2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6.879" calcext:value-type="float">
            <text:p>56.879</text:p>
          </table:table-cell>
          <table:table-cell table:style-name="ce15" table:formula="of:=IF([.E35]/([.E35]+[.F35])&gt;0;[.E35]/([.E35]+[.F35]);&quot;&quot;)" office:value-type="percentage" office:value="0.0745341614906832" calcext:value-type="percentage">
            <text:p>7%</text:p>
          </table:table-cell>
          <table:table-cell table:style-name="ce15" table:formula="of:=IF([.E35]+[.H35]&gt;0; IF([.E35]/([.E35]+[.H35])&gt;0;[.E35]/([.E35]+[.H35]);&quot;&quot;);&quot;-&quot;)" office:value-type="percentage" office:value="0.642857142857143" calcext:value-type="percentage">
            <text:p>64%</text:p>
          </table:table-cell>
          <table:table-cell table:style-name="ce15" table:formula="of:=IF( [.E35]&gt;0 ;   (5*[.E35]/(5*[.E35]+4*[.H35]+[.F35])) ; &quot;&quot; )" office:value-type="percentage" office:value="0.254596888260255" calcext:value-type="percentage">
            <text:p>25%</text:p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70.822" calcext:value-type="float">
            <text:p>70.822</text:p>
          </table:table-cell>
          <table:table-cell table:style-name="ce15" table:formula="of:=IF([.N35]/([.N35]+[.O35])&gt;0;[.N35]/([.N35]+[.O35]);&quot;&quot;)">
            <text:p/>
          </table:table-cell>
          <table:table-cell table:style-name="ce15" table:formula="of:=IF([.N35]+[.Q35]&gt;0; IF([.N35]/([.N35]+[.Q35])&gt;0;[.N35]/([.N35]+[.Q35]);&quot;&quot;);&quot;-&quot;)">
            <text:p/>
          </table:table-cell>
          <table:table-cell table:style-name="ce15" table:formula="of:=IF( [.N35]&gt;0 ;   (5*[.N35]/(5*[.N35]+4*[.Q35]+[.O35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47" calcext:value-type="float">
            <text:p>94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87.442" calcext:value-type="float">
            <text:p>87.442</text:p>
          </table:table-cell>
          <table:table-cell table:style-name="ce15" table:formula="of:=IF([.W35]/([.W35]+[.X35])&gt;0;[.W35]/([.W35]+[.X35]);&quot;&quot;)">
            <text:p/>
          </table:table-cell>
          <table:table-cell table:style-name="ce15" table:formula="of:=IF([.W35]+[.Z35]&gt;0; IF([.W35]/([.W35]+[.Z35])&gt;0;[.W35]/([.W35]+[.Z35]);&quot;&quot;);&quot;-&quot;)">
            <text:p/>
          </table:table-cell>
          <table:table-cell table:style-name="ce15" table:formula="of:=IF( [.W35]&gt;0 ;   (5*[.W35]/(5*[.W35]+4*[.Z35]+[.X35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7" calcext:value-type="float">
            <text:p>102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4.829" calcext:value-type="float">
            <text:p>94.829</text:p>
          </table:table-cell>
          <table:table-cell table:style-name="ce4" table:formula="of:=IF([.AF35]/([.AF35]+[.AG35])&gt;0;[.AF35]/([.AF35]+[.AG35]);&quot;&quot;)" office:value-type="string" office:string-value="" calcext:value-type="error">
            <text:p>#DIV/0!</text:p>
          </table:table-cell>
          <table:table-cell table:style-name="ce4" table:formula="of:=IF([.AF35]+[.AI35]&gt;0; IF([.AF35]/([.AF35]+[.AI35])&gt;0;[.AF35]/([.AF35]+[.AI35]);&quot;&quot;);&quot;-&quot;)">
            <text:p/>
          </table:table-cell>
          <table:table-cell table:style-name="ce4" table:formula="of:=IF( [.AF35]&gt;0 ;   (5*[.AF35]/(5*[.AF35]+4*[.AI35]+[.AG35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887" calcext:value-type="float">
            <text:p>88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81.902" calcext:value-type="float">
            <text:p>81.902</text:p>
          </table:table-cell>
          <table:table-cell table:style-name="ce15" table:formula="of:=IF([.AO35]/([.AO35]+[.AP35])&gt;0;[.AO35]/([.AO35]+[.AP35]);&quot;&quot;)">
            <text:p/>
          </table:table-cell>
          <table:table-cell table:style-name="ce15" table:formula="of:=IF([.AO35]+[.AR35]&gt;0; IF([.AO35]/([.AO35]+[.AR35])&gt;0;[.AO35]/([.AO35]+[.AR35]);&quot;&quot;);&quot;-&quot;)">
            <text:p/>
          </table:table-cell>
          <table:table-cell table:style-name="ce15" table:formula="of:=IF( [.AO35]&gt;0 ;   (5*[.AO35]/(5*[.AO35]+4*[.AR35]+[.AP35])) ; &quot;&quot; )">
            <text:p/>
          </table:table-cell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007" calcext:value-type="float">
            <text:p>100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018" calcext:value-type="float">
            <text:p>7.018</text:p>
          </table:table-cell>
          <table:table-cell table:style-name="ce15" table:formula="of:=IF([.AX35]/([.AX35]+[.AY35])&gt;0;[.AX35]/([.AX35]+[.AY35]);&quot;&quot;)" office:value-type="percentage" office:value="0.0526810912511759" calcext:value-type="percentage">
            <text:p>5%</text:p>
          </table:table-cell>
          <table:table-cell table:style-name="ce15" table:formula="of:=IF([.AX35]+[.BA35]&gt;0; IF([.AX35]/([.AX35]+[.BA35])&gt;0;[.AX35]/([.AX35]+[.BA35]);&quot;&quot;);&quot;-&quot;)" office:value-type="percentage" office:value="1" calcext:value-type="percentage">
            <text:p>100%</text:p>
          </table:table-cell>
          <table:table-cell table:style-name="ce15" table:formula="of:=IF( [.AX35]&gt;0 ;   (5*[.AX35]/(5*[.AX35]+4*[.BA35]+[.AY35])) ; &quot;&quot; )" office:value-type="percentage" office:value="0.217560217560218" calcext:value-type="percentage">
            <text:p>22%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682" calcext:value-type="float">
            <text:p>682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5.088" calcext:value-type="float">
            <text:p>35.088</text:p>
          </table:table-cell>
          <table:table-cell table:style-name="ce4" table:formula="of:=IF([.BG35]/([.BG35]+[.BH35])&gt;0;[.BG35]/([.BG35]+[.BH35]);&quot;&quot;)" office:value-type="percentage" office:value="0.0488145048814505" calcext:value-type="percentage">
            <text:p>4.9%</text:p>
          </table:table-cell>
          <table:table-cell table:style-name="ce4" table:formula="of:=IF([.BG35]+[.BJ35]&gt;0; IF([.BG35]/([.BG35]+[.BJ35])&gt;0;[.BG35]/([.BG35]+[.BJ35]);&quot;&quot;);&quot;-&quot;)" office:value-type="percentage" office:value="0.625" calcext:value-type="percentage">
            <text:p>62.5%</text:p>
          </table:table-cell>
          <table:table-cell table:style-name="ce4" table:formula="of:=IF( [.BG35]&gt;0 ;   (5*[.BG35]/(5*[.BG35]+4*[.BJ35]+[.BH35])) ; &quot;&quot; )" office:value-type="percentage" office:value="0.185972369819341" calcext:value-type="percentage">
            <text:p>18.6%</text:p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7" calcext:value-type="float">
            <text:p>102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4.829" calcext:value-type="float">
            <text:p>94.829</text:p>
          </table:table-cell>
          <table:table-cell table:style-name="ce15" table:formula="of:=IF([.BQ35]/([.BQ35]+[.BR35])&gt;0;[.BQ35]/([.BQ35]+[.BR35]);&quot;&quot;)" office:value-type="string" office:string-value="" calcext:value-type="error">
            <text:p>#DIV/0!</text:p>
          </table:table-cell>
          <table:table-cell table:style-name="ce15" table:formula="of:=IF([.BQ35]+[.BT35]&gt;0; IF([.BQ35]/([.BQ35]+[.BT35])&gt;0;[.BQ35]/([.BQ35]+[.BT35]);&quot;&quot;);&quot;-&quot;)">
            <text:p/>
          </table:table-cell>
          <table:table-cell table:style-name="ce15" table:formula="of:=IF( [.BQ35]&gt;0 ;   (5*[.BQ35]/(5*[.BQ35]+4*[.BT35]+[.BR35])) ; &quot;&quot; )">
            <text:p/>
          </table:table-cell>
          <table:table-cell table:number-columns-repeated="11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7" calcext:value-type="float">
            <text:p>102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4.829" calcext:value-type="float">
            <text:p>94.829</text:p>
          </table:table-cell>
          <table:table-cell table:style-name="ce4" table:formula="of:=IF([.CJ35]/([.CJ35]+[.CK35])&gt;0;[.CJ35]/([.CJ35]+[.CK35]);&quot;&quot;)" office:value-type="string" office:string-value="" calcext:value-type="error">
            <text:p>#DIV/0!</text:p>
          </table:table-cell>
          <table:table-cell table:style-name="ce4" table:formula="of:=IF([.CJ35]+[.CM35]&gt;0; IF([.CJ35]/([.CJ35]+[.CM35])&gt;0;[.CJ35]/([.CJ35]+[.CM35]);&quot;&quot;);&quot;-&quot;)">
            <text:p/>
          </table:table-cell>
          <table:table-cell table:style-name="ce4" table:formula="of:=IF( [.CJ35]&gt;0 ;   (5*[.CJ35]/(5*[.CJ35]+4*[.CM35]+[.CK35])) ; &quot;&quot; )">
            <text:p/>
          </table:table-cell>
          <table:table-cell table:number-columns-repeated="1586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  <table:table-cell table:style-name="ce1" office:value-type="string" calcext:value-type="string">
            <text:p>2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2.142" calcext:value-type="float">
            <text:p>42.142</text:p>
          </table:table-cell>
          <table:table-cell table:style-name="ce15" table:formula="of:=IF([.E36]/([.E36]+[.F36])&gt;0;[.E36]/([.E36]+[.F36]);&quot;&quot;)" office:value-type="percentage" office:value="0.0223123732251521" calcext:value-type="percentage">
            <text:p>2%</text:p>
          </table:table-cell>
          <table:table-cell table:style-name="ce15" table:formula="of:=IF([.E36]+[.H36]&gt;0; IF([.E36]/([.E36]+[.H36])&gt;0;[.E36]/([.E36]+[.H36]);&quot;&quot;);&quot;-&quot;)" office:value-type="percentage" office:value="0.423076923076923" calcext:value-type="percentage">
            <text:p>42%</text:p>
          </table:table-cell>
          <table:table-cell table:style-name="ce15" table:formula="of:=IF( [.E36]&gt;0 ;   (5*[.E36]/(5*[.E36]+4*[.H36]+[.F36])) ; &quot;&quot; )" office:value-type="percentage" office:value="0.0921273031825796" calcext:value-type="percentage">
            <text:p>9%</text:p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693" calcext:value-type="float">
            <text:p>69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80.675" calcext:value-type="float">
            <text:p>80.675</text:p>
          </table:table-cell>
          <table:table-cell table:style-name="ce15" table:formula="of:=IF([.N36]/([.N36]+[.O36])&gt;0;[.N36]/([.N36]+[.O36]);&quot;&quot;)">
            <text:p/>
          </table:table-cell>
          <table:table-cell table:style-name="ce15" table:formula="of:=IF([.N36]+[.Q36]&gt;0; IF([.N36]/([.N36]+[.Q36])&gt;0;[.N36]/([.N36]+[.Q36]);&quot;&quot;);&quot;-&quot;)">
            <text:p/>
          </table:table-cell>
          <table:table-cell table:style-name="ce15" table:formula="of:=IF( [.N36]&gt;0 ;   (5*[.N36]/(5*[.N36]+4*[.Q36]+[.O36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3.132" calcext:value-type="float">
            <text:p>93.132</text:p>
          </table:table-cell>
          <table:table-cell table:style-name="ce15" table:formula="of:=IF([.W36]/([.W36]+[.X36])&gt;0;[.W36]/([.W36]+[.X36]);&quot;&quot;)">
            <text:p/>
          </table:table-cell>
          <table:table-cell table:style-name="ce15" table:formula="of:=IF([.W36]+[.Z36]&gt;0; IF([.W36]/([.W36]+[.Z36])&gt;0;[.W36]/([.W36]+[.Z36]);&quot;&quot;);&quot;-&quot;)">
            <text:p/>
          </table:table-cell>
          <table:table-cell table:style-name="ce15" table:formula="of:=IF( [.W36]&gt;0 ;   (5*[.W36]/(5*[.W36]+4*[.Z36]+[.X36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6.973" calcext:value-type="float">
            <text:p>96.973</text:p>
          </table:table-cell>
          <table:table-cell table:style-name="ce4" table:formula="of:=IF([.AF36]/([.AF36]+[.AG36])&gt;0;[.AF36]/([.AF36]+[.AG36]);&quot;&quot;)" office:value-type="string" office:string-value="" calcext:value-type="error">
            <text:p>#DIV/0!</text:p>
          </table:table-cell>
          <table:table-cell table:style-name="ce4" table:formula="of:=IF([.AF36]+[.AI36]&gt;0; IF([.AF36]/([.AF36]+[.AI36])&gt;0;[.AF36]/([.AF36]+[.AI36]);&quot;&quot;);&quot;-&quot;)">
            <text:p/>
          </table:table-cell>
          <table:table-cell table:style-name="ce4" table:formula="of:=IF( [.AF36]&gt;0 ;   (5*[.AF36]/(5*[.AF36]+4*[.AI36]+[.AG36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753" calcext:value-type="float">
            <text:p>75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87.66" calcext:value-type="float">
            <text:p>87.66</text:p>
          </table:table-cell>
          <table:table-cell table:style-name="ce15" table:formula="of:=IF([.AO36]/([.AO36]+[.AP36])&gt;0;[.AO36]/([.AO36]+[.AP36]);&quot;&quot;)">
            <text:p/>
          </table:table-cell>
          <table:table-cell table:style-name="ce15" table:formula="of:=IF([.AO36]+[.AR36]&gt;0; IF([.AO36]/([.AO36]+[.AR36])&gt;0;[.AO36]/([.AO36]+[.AR36]);&quot;&quot;);&quot;-&quot;)">
            <text:p/>
          </table:table-cell>
          <table:table-cell table:style-name="ce15" table:formula="of:=IF( [.AO36]&gt;0 ;   (5*[.AO36]/(5*[.AO36]+4*[.AR36]+[.AP36])) ; &quot;&quot; )">
            <text:p/>
          </table:table-cell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793" calcext:value-type="float">
            <text:p>79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683" calcext:value-type="float">
            <text:p>7.683</text:p>
          </table:table-cell>
          <table:table-cell table:style-name="ce15" table:formula="of:=IF([.AX36]/([.AX36]+[.AY36])&gt;0;[.AX36]/([.AX36]+[.AY36]);&quot;&quot;)" office:value-type="percentage" office:value="0.0317460317460317" calcext:value-type="percentage">
            <text:p>3%</text:p>
          </table:table-cell>
          <table:table-cell table:style-name="ce15" table:formula="of:=IF([.AX36]+[.BA36]&gt;0; IF([.AX36]/([.AX36]+[.BA36])&gt;0;[.AX36]/([.AX36]+[.BA36]);&quot;&quot;);&quot;-&quot;)" office:value-type="percentage" office:value="1" calcext:value-type="percentage">
            <text:p>100%</text:p>
          </table:table-cell>
          <table:table-cell table:style-name="ce15" table:formula="of:=IF( [.AX36]&gt;0 ;   (5*[.AX36]/(5*[.AX36]+4*[.BA36]+[.AY36])) ; &quot;&quot; )" office:value-type="percentage" office:value="0.140845070422535" calcext:value-type="percentage">
            <text:p>14%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679" calcext:value-type="float">
            <text:p>6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1.956" calcext:value-type="float">
            <text:p>81.956</text:p>
          </table:table-cell>
          <table:table-cell table:style-name="ce4" table:formula="of:=IF([.BG36]/([.BG36]+[.BH36])&gt;0;[.BG36]/([.BG36]+[.BH36]);&quot;&quot;)" office:value-type="percentage" office:value="0.139664804469274" calcext:value-type="percentage">
            <text:p>14.0%</text:p>
          </table:table-cell>
          <table:table-cell table:style-name="ce4" table:formula="of:=IF([.BG36]+[.BJ36]&gt;0; IF([.BG36]/([.BG36]+[.BJ36])&gt;0;[.BG36]/([.BG36]+[.BJ36]);&quot;&quot;);&quot;-&quot;)" office:value-type="percentage" office:value="0.961538461538462" calcext:value-type="percentage">
            <text:p>96.2%</text:p>
          </table:table-cell>
          <table:table-cell table:style-name="ce4" table:formula="of:=IF( [.BG36]&gt;0 ;   (5*[.BG36]/(5*[.BG36]+4*[.BJ36]+[.BH36])) ; &quot;&quot; )" office:value-type="percentage" office:value="0.441696113074205" calcext:value-type="percentage">
            <text:p>44.2%</text:p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6.973" calcext:value-type="float">
            <text:p>96.973</text:p>
          </table:table-cell>
          <table:table-cell table:style-name="ce15" table:formula="of:=IF([.BQ36]/([.BQ36]+[.BR36])&gt;0;[.BQ36]/([.BQ36]+[.BR36]);&quot;&quot;)" office:value-type="string" office:string-value="" calcext:value-type="error">
            <text:p>#DIV/0!</text:p>
          </table:table-cell>
          <table:table-cell table:style-name="ce15" table:formula="of:=IF([.BQ36]+[.BT36]&gt;0; IF([.BQ36]/([.BQ36]+[.BT36])&gt;0;[.BQ36]/([.BQ36]+[.BT36]);&quot;&quot;);&quot;-&quot;)">
            <text:p/>
          </table:table-cell>
          <table:table-cell table:style-name="ce15" table:formula="of:=IF( [.BQ36]&gt;0 ;   (5*[.BQ36]/(5*[.BQ36]+4*[.BT36]+[.BR36])) ; &quot;&quot; )">
            <text:p/>
          </table:table-cell>
          <table:table-cell table:number-columns-repeated="11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6.973" calcext:value-type="float">
            <text:p>96.973</text:p>
          </table:table-cell>
          <table:table-cell table:style-name="ce4" table:formula="of:=IF([.CJ36]/([.CJ36]+[.CK36])&gt;0;[.CJ36]/([.CJ36]+[.CK36]);&quot;&quot;)" office:value-type="string" office:string-value="" calcext:value-type="error">
            <text:p>#DIV/0!</text:p>
          </table:table-cell>
          <table:table-cell table:style-name="ce4" table:formula="of:=IF([.CJ36]+[.CM36]&gt;0; IF([.CJ36]/([.CJ36]+[.CM36])&gt;0;[.CJ36]/([.CJ36]+[.CM36]);&quot;&quot;);&quot;-&quot;)">
            <text:p/>
          </table:table-cell>
          <table:table-cell table:style-name="ce4" table:formula="of:=IF( [.CJ36]&gt;0 ;   (5*[.CJ36]/(5*[.CJ36]+4*[.CM36]+[.CK36])) ; &quot;&quot; )">
            <text:p/>
          </table:table-cell>
          <table:table-cell table:number-columns-repeated="1586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string" calcext:value-type="string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0.351" calcext:value-type="float">
            <text:p>50.351</text:p>
          </table:table-cell>
          <table:table-cell table:style-name="ce15" table:formula="of:=IF([.E37]/([.E37]+[.F37])&gt;0;[.E37]/([.E37]+[.F37]);&quot;&quot;)">
            <text:p/>
          </table:table-cell>
          <table:table-cell table:style-name="ce15" table:formula="of:=IF([.E37]+[.H37]&gt;0; IF([.E37]/([.E37]+[.H37])&gt;0;[.E37]/([.E37]+[.H37]);&quot;&quot;);&quot;-&quot;)">
            <text:p/>
          </table:table-cell>
          <table:table-cell table:style-name="ce15" table:formula="of:=IF( [.E37]&gt;0 ;   (5*[.E37]/(5*[.E37]+4*[.H37]+[.F37])) ; &quot;&quot; )">
            <text:p/>
          </table:table-cell>
          <table:table-cell table:style-name="ce4"/>
          <table:table-cell table:style-name="ce2" office:value-type="float" office:value="9" calcext:value-type="float">
            <text:p>9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3.149" calcext:value-type="float">
            <text:p>83.149</text:p>
          </table:table-cell>
          <table:table-cell table:style-name="ce15" table:formula="of:=IF([.N37]/([.N37]+[.O37])&gt;0;[.N37]/([.N37]+[.O37]);&quot;&quot;)" office:value-type="percentage" office:value="0.0508474576271187" calcext:value-type="percentage">
            <text:p>5%</text:p>
          </table:table-cell>
          <table:table-cell table:style-name="ce15" table:formula="of:=IF([.N37]+[.Q37]&gt;0; IF([.N37]/([.N37]+[.Q37])&gt;0;[.N37]/([.N37]+[.Q37]);&quot;&quot;);&quot;-&quot;)" office:value-type="percentage" office:value="1" calcext:value-type="percentage">
            <text:p>100%</text:p>
          </table:table-cell>
          <table:table-cell table:style-name="ce15" table:formula="of:=IF( [.N37]&gt;0 ;   (5*[.N37]/(5*[.N37]+4*[.Q37]+[.O37])) ; &quot;&quot; )" office:value-type="percentage" office:value="0.211267605633803" calcext:value-type="percentage">
            <text:p>21%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1.073" calcext:value-type="float">
            <text:p>91.073</text:p>
          </table:table-cell>
          <table:table-cell table:style-name="ce15" table:formula="of:=IF([.W37]/([.W37]+[.X37])&gt;0;[.W37]/([.W37]+[.X37]);&quot;&quot;)">
            <text:p/>
          </table:table-cell>
          <table:table-cell table:style-name="ce15" table:formula="of:=IF([.W37]+[.Z37]&gt;0; IF([.W37]/([.W37]+[.Z37])&gt;0;[.W37]/([.W37]+[.Z37]);&quot;&quot;);&quot;-&quot;)">
            <text:p/>
          </table:table-cell>
          <table:table-cell table:style-name="ce15" table:formula="of:=IF( [.W37]&gt;0 ;   (5*[.W37]/(5*[.W37]+4*[.Z37]+[.X37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948" calcext:value-type="float">
            <text:p>94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5.085" calcext:value-type="float">
            <text:p>95.085</text:p>
          </table:table-cell>
          <table:table-cell table:style-name="ce4" table:formula="of:=IF([.AF37]/([.AF37]+[.AG37])&gt;0;[.AF37]/([.AF37]+[.AG37]);&quot;&quot;)">
            <text:p/>
          </table:table-cell>
          <table:table-cell table:style-name="ce4" table:formula="of:=IF([.AF37]+[.AI37]&gt;0; IF([.AF37]/([.AF37]+[.AI37])&gt;0;[.AF37]/([.AF37]+[.AI37]);&quot;&quot;);&quot;-&quot;)">
            <text:p/>
          </table:table-cell>
          <table:table-cell table:style-name="ce4" table:formula="of:=IF( [.AF37]&gt;0 ;   (5*[.AF37]/(5*[.AF37]+4*[.AI37]+[.AG37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2.477" calcext:value-type="float">
            <text:p>92.477</text:p>
          </table:table-cell>
          <table:table-cell table:style-name="ce15" table:formula="of:=IF([.AO37]/([.AO37]+[.AP37])&gt;0;[.AO37]/([.AO37]+[.AP37]);&quot;&quot;)">
            <text:p/>
          </table:table-cell>
          <table:table-cell table:style-name="ce15" table:formula="of:=IF([.AO37]+[.AR37]&gt;0; IF([.AO37]/([.AO37]+[.AR37])&gt;0;[.AO37]/([.AO37]+[.AR37]);&quot;&quot;);&quot;-&quot;)">
            <text:p/>
          </table:table-cell>
          <table:table-cell table:style-name="ce15" table:formula="of:=IF( [.AO37]&gt;0 ;   (5*[.AO37]/(5*[.AO37]+4*[.AR37]+[.AP37])) ; &quot;&quot; )">
            <text:p/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948" calcext:value-type="float">
            <text:p>94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.915" calcext:value-type="float">
            <text:p>4.915</text:p>
          </table:table-cell>
          <table:table-cell table:style-name="ce15" table:formula="of:=IF([.AX37]/([.AX37]+[.AY37])&gt;0;[.AX37]/([.AX37]+[.AY37]);&quot;&quot;)" office:value-type="percentage" office:value="0.00940438871473354" calcext:value-type="percentage">
            <text:p>1%</text:p>
          </table:table-cell>
          <table:table-cell table:style-name="ce15" table:formula="of:=IF([.AX37]+[.BA37]&gt;0; IF([.AX37]/([.AX37]+[.BA37])&gt;0;[.AX37]/([.AX37]+[.BA37]);&quot;&quot;);&quot;-&quot;)" office:value-type="percentage" office:value="1" calcext:value-type="percentage">
            <text:p>100%</text:p>
          </table:table-cell>
          <table:table-cell table:style-name="ce15" table:formula="of:=IF( [.AX37]&gt;0 ;   (5*[.AX37]/(5*[.AX37]+4*[.BA37]+[.AY37])) ; &quot;&quot; )" office:value-type="percentage" office:value="0.0453172205438066" calcext:value-type="percentage">
            <text:p>5%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86" calcext:value-type="float">
            <text:p>98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799" calcext:value-type="float">
            <text:p>99.799</text:p>
          </table:table-cell>
          <table:table-cell table:style-name="ce4" table:formula="of:=IF([.BG37]/([.BG37]+[.BH37])&gt;0;[.BG37]/([.BG37]+[.BH37]);&quot;&quot;)" office:value-type="percentage" office:value="0.818181818181818" calcext:value-type="percentage">
            <text:p>81.8%</text:p>
          </table:table-cell>
          <table:table-cell table:style-name="ce4" table:formula="of:=IF([.BG37]+[.BJ37]&gt;0; IF([.BG37]/([.BG37]+[.BJ37])&gt;0;[.BG37]/([.BG37]+[.BJ37]);&quot;&quot;);&quot;-&quot;)" office:value-type="percentage" office:value="1" calcext:value-type="percentage">
            <text:p>100.0%</text:p>
          </table:table-cell>
          <table:table-cell table:style-name="ce4" table:formula="of:=IF( [.BG37]&gt;0 ;   (5*[.BG37]/(5*[.BG37]+4*[.BJ37]+[.BH37])) ; &quot;&quot; )" office:value-type="percentage" office:value="0.957446808510638" calcext:value-type="percentage">
            <text:p>95.7%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86" calcext:value-type="float">
            <text:p>98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799" calcext:value-type="float">
            <text:p>99.799</text:p>
          </table:table-cell>
          <table:table-cell table:style-name="ce15" table:formula="of:=IF([.BQ37]/([.BQ37]+[.BR37])&gt;0;[.BQ37]/([.BQ37]+[.BR37]);&quot;&quot;)" office:value-type="percentage" office:value="0.818181818181818" calcext:value-type="percentage">
            <text:p>82%</text:p>
          </table:table-cell>
          <table:table-cell table:style-name="ce15" table:formula="of:=IF([.BQ37]+[.BT37]&gt;0; IF([.BQ37]/([.BQ37]+[.BT37])&gt;0;[.BQ37]/([.BQ37]+[.BT37]);&quot;&quot;);&quot;-&quot;)" office:value-type="percentage" office:value="1" calcext:value-type="percentage">
            <text:p>100%</text:p>
          </table:table-cell>
          <table:table-cell table:style-name="ce15" table:formula="of:=IF( [.BQ37]&gt;0 ;   (5*[.BQ37]/(5*[.BQ37]+4*[.BT37]+[.BR37])) ; &quot;&quot; )" office:value-type="percentage" office:value="0.957446808510638" calcext:value-type="percentage">
            <text:p>96%</text:p>
          </table:table-cell>
          <table:table-cell table:number-columns-repeated="11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9.097" calcext:value-type="float">
            <text:p>99.097</text:p>
          </table:table-cell>
          <table:table-cell table:style-name="ce4" table:formula="of:=IF([.CJ37]/([.CJ37]+[.CK37])&gt;0;[.CJ37]/([.CJ37]+[.CK37]);&quot;&quot;)" office:value-type="string" office:string-value="" calcext:value-type="error">
            <text:p>#DIV/0!</text:p>
          </table:table-cell>
          <table:table-cell table:style-name="ce4" table:formula="of:=IF([.CJ37]+[.CM37]&gt;0; IF([.CJ37]/([.CJ37]+[.CM37])&gt;0;[.CJ37]/([.CJ37]+[.CM37]);&quot;&quot;);&quot;-&quot;)">
            <text:p/>
          </table:table-cell>
          <table:table-cell table:style-name="ce4" table:formula="of:=IF( [.CJ37]&gt;0 ;   (5*[.CJ37]/(5*[.CJ37]+4*[.CM37]+[.CK37])) ; &quot;&quot; )">
            <text:p/>
          </table:table-cell>
          <table:table-cell table:number-columns-repeated="1586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style-name="ce1" office:value-type="string" calcext:value-type="string">
            <text:p>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1.523" calcext:value-type="float">
            <text:p>61.523</text:p>
          </table:table-cell>
          <table:table-cell table:style-name="ce15" table:formula="of:=IF([.E38]/([.E38]+[.F38])&gt;0;[.E38]/([.E38]+[.F38]);&quot;&quot;)">
            <text:p/>
          </table:table-cell>
          <table:table-cell table:style-name="ce15" table:formula="of:=IF([.E38]+[.H38]&gt;0; IF([.E38]/([.E38]+[.H38])&gt;0;[.E38]/([.E38]+[.H38]);&quot;&quot;);&quot;-&quot;)" office:value-type="string" office:string-value="-" calcext:value-type="string">
            <text:p>-</text:p>
          </table:table-cell>
          <table:table-cell table:style-name="ce15" table:formula="of:=IF( [.E38]&gt;0 ;   (5*[.E38]/(5*[.E38]+4*[.H38]+[.F38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5.597" calcext:value-type="float">
            <text:p>85.597</text:p>
          </table:table-cell>
          <table:table-cell table:style-name="ce15" table:formula="of:=IF([.N38]/([.N38]+[.O38])&gt;0;[.N38]/([.N38]+[.O38]);&quot;&quot;)">
            <text:p/>
          </table:table-cell>
          <table:table-cell table:style-name="ce15" table:formula="of:=IF([.N38]+[.Q38]&gt;0; IF([.N38]/([.N38]+[.Q38])&gt;0;[.N38]/([.N38]+[.Q38]);&quot;&quot;);&quot;-&quot;)" office:value-type="string" office:string-value="-" calcext:value-type="string">
            <text:p>-</text:p>
          </table:table-cell>
          <table:table-cell table:style-name="ce15" table:formula="of:=IF( [.N38]&gt;0 ;   (5*[.N38]/(5*[.N38]+4*[.Q38]+[.O38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3.827" calcext:value-type="float">
            <text:p>93.827</text:p>
          </table:table-cell>
          <table:table-cell table:style-name="ce15" table:formula="of:=IF([.W38]/([.W38]+[.X38])&gt;0;[.W38]/([.W38]+[.X38]);&quot;&quot;)">
            <text:p/>
          </table:table-cell>
          <table:table-cell table:style-name="ce15" table:formula="of:=IF([.W38]+[.Z38]&gt;0; IF([.W38]/([.W38]+[.Z38])&gt;0;[.W38]/([.W38]+[.Z38]);&quot;&quot;);&quot;-&quot;)" office:value-type="string" office:string-value="-" calcext:value-type="string">
            <text:p>-</text:p>
          </table:table-cell>
          <table:table-cell table:style-name="ce15" table:formula="of:=IF( [.W38]&gt;0 ;   (5*[.W38]/(5*[.W38]+4*[.Z38]+[.X38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52" calcext:value-type="float">
            <text:p>9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.942" calcext:value-type="float">
            <text:p>97.942</text:p>
          </table:table-cell>
          <table:table-cell table:style-name="ce4" table:formula="of:=IF([.AF38]/([.AF38]+[.AG38])&gt;0;[.AF38]/([.AF38]+[.AG38]);&quot;&quot;)">
            <text:p/>
          </table:table-cell>
          <table:table-cell table:style-name="ce4" table:formula="of:=IF([.AF38]+[.AI38]&gt;0; IF([.AF38]/([.AF38]+[.AI38])&gt;0;[.AF38]/([.AF38]+[.AI38]);&quot;&quot;);&quot;-&quot;)" office:value-type="string" office:string-value="-" calcext:value-type="string">
            <text:p>-</text:p>
          </table:table-cell>
          <table:table-cell table:style-name="ce4" table:formula="of:=IF( [.AF38]&gt;0 ;   (5*[.AF38]/(5*[.AF38]+4*[.AI38]+[.AG38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3.827" calcext:value-type="float">
            <text:p>93.827</text:p>
          </table:table-cell>
          <table:table-cell table:style-name="ce15" table:formula="of:=IF([.AO38]/([.AO38]+[.AP38])&gt;0;[.AO38]/([.AO38]+[.AP38]);&quot;&quot;)">
            <text:p/>
          </table:table-cell>
          <table:table-cell table:style-name="ce15" table:formula="of:=IF([.AO38]+[.AR38]&gt;0; IF([.AO38]/([.AO38]+[.AR38])&gt;0;[.AO38]/([.AO38]+[.AR38]);&quot;&quot;);&quot;-&quot;)" office:value-type="string" office:string-value="-" calcext:value-type="string">
            <text:p>-</text:p>
          </table:table-cell>
          <table:table-cell table:style-name="ce15" table:formula="of:=IF( [.AO38]&gt;0 ;   (5*[.AO38]/(5*[.AO38]+4*[.AR38]+[.AP38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932" calcext:value-type="float">
            <text:p>93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.115" calcext:value-type="float">
            <text:p>4.115</text:p>
          </table:table-cell>
          <table:table-cell table:style-name="ce15" table:formula="of:=IF([.AX38]/([.AX38]+[.AY38])&gt;0;[.AX38]/([.AX38]+[.AY38]);&quot;&quot;)">
            <text:p/>
          </table:table-cell>
          <table:table-cell table:style-name="ce15" table:formula="of:=IF([.AX38]+[.BA38]&gt;0; IF([.AX38]/([.AX38]+[.BA38])&gt;0;[.AX38]/([.AX38]+[.BA38]);&quot;&quot;);&quot;-&quot;)" office:value-type="string" office:string-value="-" calcext:value-type="string">
            <text:p>-</text:p>
          </table:table-cell>
          <table:table-cell table:style-name="ce15" table:formula="of:=IF( [.AX38]&gt;0 ;   (5*[.AX38]/(5*[.AX38]+4*[.BA38]+[.AY38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914" calcext:value-type="float">
            <text:p>9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4.033" calcext:value-type="float">
            <text:p>94.033</text:p>
          </table:table-cell>
          <table:table-cell table:style-name="ce4" table:formula="of:=IF([.BG38]/([.BG38]+[.BH38])&gt;0;[.BG38]/([.BG38]+[.BH38]);&quot;&quot;)">
            <text:p/>
          </table:table-cell>
          <table:table-cell table:style-name="ce4" table:formula="of:=IF([.BG38]+[.BJ38]&gt;0; IF([.BG38]/([.BG38]+[.BJ38])&gt;0;[.BG38]/([.BG38]+[.BJ38]);&quot;&quot;);&quot;-&quot;)" office:value-type="string" office:string-value="-" calcext:value-type="string">
            <text:p>-</text:p>
          </table:table-cell>
          <table:table-cell table:style-name="ce4" table:formula="of:=IF( [.BG38]&gt;0 ;   (5*[.BG38]/(5*[.BG38]+4*[.BJ38]+[.BH38])) ; &quot;&quot; )">
            <text:p/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BQ38]/([.BQ38]+[.BR38])&gt;0;[.BQ38]/([.BQ38]+[.BR38]);&quot;&quot;)" office:value-type="string" office:string-value="" calcext:value-type="error">
            <text:p>#DIV/0!</text:p>
          </table:table-cell>
          <table:table-cell table:style-name="ce15" table:formula="of:=IF([.BQ38]+[.BT38]&gt;0; IF([.BQ38]/([.BQ38]+[.BT38])&gt;0;[.BQ38]/([.BQ38]+[.BT38]);&quot;&quot;);&quot;-&quot;)" office:value-type="string" office:string-value="-" calcext:value-type="string">
            <text:p>-</text:p>
          </table:table-cell>
          <table:table-cell table:style-name="ce15" table:formula="of:=IF( [.BQ38]&gt;0 ;   (5*[.BQ38]/(5*[.BQ38]+4*[.BT38]+[.BR38])) ; &quot;&quot; )">
            <text:p/>
          </table:table-cell>
          <table:table-cell table:number-columns-repeated="11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CJ38]/([.CJ38]+[.CK38])&gt;0;[.CJ38]/([.CJ38]+[.CK38]);&quot;&quot;)" office:value-type="string" office:string-value="" calcext:value-type="error">
            <text:p>#DIV/0!</text:p>
          </table:table-cell>
          <table:table-cell table:style-name="ce4" table:formula="of:=IF([.CJ38]+[.CM38]&gt;0; IF([.CJ38]/([.CJ38]+[.CM38])&gt;0;[.CJ38]/([.CJ38]+[.CM38]);&quot;&quot;);&quot;-&quot;)" office:value-type="string" office:string-value="-" calcext:value-type="string">
            <text:p>-</text:p>
          </table:table-cell>
          <table:table-cell table:style-name="ce4" table:formula="of:=IF( [.CJ38]&gt;0 ;   (5*[.CJ38]/(5*[.CJ38]+4*[.CM38]+[.CK38])) ; &quot;&quot; )">
            <text:p/>
          </table:table-cell>
          <table:table-cell table:number-columns-repeated="1586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number-columns-repeated="2"/>
          <table:table-cell table:style-name="ce1" office:value-type="string" calcext:value-type="string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1.681" calcext:value-type="float">
            <text:p>51.681</text:p>
          </table:table-cell>
          <table:table-cell table:style-name="ce15" table:formula="of:=IF([.E39]/([.E39]+[.F39])&gt;0;[.E39]/([.E39]+[.F39]);&quot;&quot;)">
            <text:p/>
          </table:table-cell>
          <table:table-cell table:style-name="ce15" table:formula="of:=IF([.E39]+[.H39]&gt;0; IF([.E39]/([.E39]+[.H39])&gt;0;[.E39]/([.E39]+[.H39]);&quot;&quot;);&quot;-&quot;)" office:value-type="string" office:string-value="-" calcext:value-type="string">
            <text:p>-</text:p>
          </table:table-cell>
          <table:table-cell table:style-name="ce15" table:formula="of:=IF( [.E39]&gt;0 ;   (5*[.E39]/(5*[.E39]+4*[.H39]+[.F39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783" calcext:value-type="float">
            <text:p>78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2.248" calcext:value-type="float">
            <text:p>82.248</text:p>
          </table:table-cell>
          <table:table-cell table:style-name="ce15" table:formula="of:=IF([.N39]/([.N39]+[.O39])&gt;0;[.N39]/([.N39]+[.O39]);&quot;&quot;)">
            <text:p/>
          </table:table-cell>
          <table:table-cell table:style-name="ce15" table:formula="of:=IF([.N39]+[.Q39]&gt;0; IF([.N39]/([.N39]+[.Q39])&gt;0;[.N39]/([.N39]+[.Q39]);&quot;&quot;);&quot;-&quot;)" office:value-type="string" office:string-value="-" calcext:value-type="string">
            <text:p>-</text:p>
          </table:table-cell>
          <table:table-cell table:style-name="ce15" table:formula="of:=IF( [.N39]&gt;0 ;   (5*[.N39]/(5*[.N39]+4*[.Q39]+[.O39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32" calcext:value-type="float">
            <text:p>9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.899" calcext:value-type="float">
            <text:p>97.899</text:p>
          </table:table-cell>
          <table:table-cell table:style-name="ce15" table:formula="of:=IF([.W39]/([.W39]+[.X39])&gt;0;[.W39]/([.W39]+[.X39]);&quot;&quot;)">
            <text:p/>
          </table:table-cell>
          <table:table-cell table:style-name="ce15" table:formula="of:=IF([.W39]+[.Z39]&gt;0; IF([.W39]/([.W39]+[.Z39])&gt;0;[.W39]/([.W39]+[.Z39]);&quot;&quot;);&quot;-&quot;)" office:value-type="string" office:string-value="-" calcext:value-type="string">
            <text:p>-</text:p>
          </table:table-cell>
          <table:table-cell table:style-name="ce15" table:formula="of:=IF( [.W39]&gt;0 ;   (5*[.W39]/(5*[.W39]+4*[.Z39]+[.X39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32" calcext:value-type="float">
            <text:p>9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.899" calcext:value-type="float">
            <text:p>97.899</text:p>
          </table:table-cell>
          <table:table-cell table:style-name="ce4" table:formula="of:=IF([.AF39]/([.AF39]+[.AG39])&gt;0;[.AF39]/([.AF39]+[.AG39]);&quot;&quot;)">
            <text:p/>
          </table:table-cell>
          <table:table-cell table:style-name="ce4" table:formula="of:=IF([.AF39]+[.AI39]&gt;0; IF([.AF39]/([.AF39]+[.AI39])&gt;0;[.AF39]/([.AF39]+[.AI39]);&quot;&quot;);&quot;-&quot;)" office:value-type="string" office:string-value="-" calcext:value-type="string">
            <text:p>-</text:p>
          </table:table-cell>
          <table:table-cell table:style-name="ce4" table:formula="of:=IF( [.AF39]&gt;0 ;   (5*[.AF39]/(5*[.AF39]+4*[.AI39]+[.AG39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812" calcext:value-type="float">
            <text:p>8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5.294" calcext:value-type="float">
            <text:p>85.294</text:p>
          </table:table-cell>
          <table:table-cell table:style-name="ce15" table:formula="of:=IF([.AO39]/([.AO39]+[.AP39])&gt;0;[.AO39]/([.AO39]+[.AP39]);&quot;&quot;)">
            <text:p/>
          </table:table-cell>
          <table:table-cell table:style-name="ce15" table:formula="of:=IF([.AO39]+[.AR39]&gt;0; IF([.AO39]/([.AO39]+[.AR39])&gt;0;[.AO39]/([.AO39]+[.AR39]);&quot;&quot;);&quot;-&quot;)" office:value-type="string" office:string-value="-" calcext:value-type="string">
            <text:p>-</text:p>
          </table:table-cell>
          <table:table-cell table:style-name="ce15" table:formula="of:=IF( [.AO39]&gt;0 ;   (5*[.AO39]/(5*[.AO39]+4*[.AR39]+[.AP39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932" calcext:value-type="float">
            <text:p>93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101" calcext:value-type="float">
            <text:p>2.101</text:p>
          </table:table-cell>
          <table:table-cell table:style-name="ce15" table:formula="of:=IF([.AX39]/([.AX39]+[.AY39])&gt;0;[.AX39]/([.AX39]+[.AY39]);&quot;&quot;)">
            <text:p/>
          </table:table-cell>
          <table:table-cell table:style-name="ce15" table:formula="of:=IF([.AX39]+[.BA39]&gt;0; IF([.AX39]/([.AX39]+[.BA39])&gt;0;[.AX39]/([.AX39]+[.BA39]);&quot;&quot;);&quot;-&quot;)" office:value-type="string" office:string-value="-" calcext:value-type="string">
            <text:p>-</text:p>
          </table:table-cell>
          <table:table-cell table:style-name="ce15" table:formula="of:=IF( [.AX39]&gt;0 ;   (5*[.AX39]/(5*[.AX39]+4*[.BA39]+[.AY39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923" calcext:value-type="float">
            <text:p>9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.954" calcext:value-type="float">
            <text:p>96.954</text:p>
          </table:table-cell>
          <table:table-cell table:style-name="ce4" table:formula="of:=IF([.BG39]/([.BG39]+[.BH39])&gt;0;[.BG39]/([.BG39]+[.BH39]);&quot;&quot;)">
            <text:p/>
          </table:table-cell>
          <table:table-cell table:style-name="ce4" table:formula="of:=IF([.BG39]+[.BJ39]&gt;0; IF([.BG39]/([.BG39]+[.BJ39])&gt;0;[.BG39]/([.BG39]+[.BJ39]);&quot;&quot;);&quot;-&quot;)" office:value-type="string" office:string-value="-" calcext:value-type="string">
            <text:p>-</text:p>
          </table:table-cell>
          <table:table-cell table:style-name="ce4" table:formula="of:=IF( [.BG39]&gt;0 ;   (5*[.BG39]/(5*[.BG39]+4*[.BJ39]+[.BH39])) ; &quot;&quot; )">
            <text:p/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952" calcext:value-type="float">
            <text:p>95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5" table:formula="of:=IF([.BQ39]/([.BQ39]+[.BR39])&gt;0;[.BQ39]/([.BQ39]+[.BR39]);&quot;&quot;)">
            <text:p/>
          </table:table-cell>
          <table:table-cell table:style-name="ce15" table:formula="of:=IF([.BQ39]+[.BT39]&gt;0; IF([.BQ39]/([.BQ39]+[.BT39])&gt;0;[.BQ39]/([.BQ39]+[.BT39]);&quot;&quot;);&quot;-&quot;)" office:value-type="string" office:string-value="-" calcext:value-type="string">
            <text:p>-</text:p>
          </table:table-cell>
          <table:table-cell table:style-name="ce15" table:formula="of:=IF( [.BQ39]&gt;0 ;   (5*[.BQ39]/(5*[.BQ39]+4*[.BT39]+[.BR39])) ; &quot;&quot; )">
            <text:p/>
          </table:table-cell>
          <table:table-cell table:number-columns-repeated="11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2" calcext:value-type="float">
            <text:p>9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CJ39]/([.CJ39]+[.CK39])&gt;0;[.CJ39]/([.CJ39]+[.CK39]);&quot;&quot;)" office:value-type="string" office:string-value="" calcext:value-type="error">
            <text:p>#DIV/0!</text:p>
          </table:table-cell>
          <table:table-cell table:style-name="ce4" table:formula="of:=IF([.CJ39]+[.CM39]&gt;0; IF([.CJ39]/([.CJ39]+[.CM39])&gt;0;[.CJ39]/([.CJ39]+[.CM39]);&quot;&quot;);&quot;-&quot;)" office:value-type="string" office:string-value="-" calcext:value-type="string">
            <text:p>-</text:p>
          </table:table-cell>
          <table:table-cell table:style-name="ce4" table:formula="of:=IF( [.CJ39]&gt;0 ;   (5*[.CJ39]/(5*[.CJ39]+4*[.CM39]+[.CK39])) ; &quot;&quot; )">
            <text:p/>
          </table:table-cell>
          <table:table-cell table:number-columns-repeated="1586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number-columns-repeated="2"/>
          <table:table-cell table:style-name="ce1" office:value-type="string" calcext:value-type="string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.529" calcext:value-type="float">
            <text:p>49.529</text:p>
          </table:table-cell>
          <table:table-cell table:style-name="ce4" table:formula="of:=IF([.E40]/([.E40]+[.F40])&gt;0;[.E40]/([.E40]+[.F40]);&quot;&quot;)" office:value-type="percentage" office:value="0.00232558139534884" calcext:value-type="percentage">
            <text:p>0.2%</text:p>
          </table:table-cell>
          <table:table-cell table:style-name="ce15" table:formula="of:=IF([.E40]+[.H40]&gt;0; IF([.E40]/([.E40]+[.H40])&gt;0;[.E40]/([.E40]+[.H40]);&quot;&quot;);&quot;-&quot;)" office:value-type="percentage" office:value="1" calcext:value-type="percentage">
            <text:p>100%</text:p>
          </table:table-cell>
          <table:table-cell table:style-name="ce15" table:formula="of:=IF( [.E40]&gt;0 ;   (5*[.E40]/(5*[.E40]+4*[.H40]+[.F40])) ; &quot;&quot; )" office:value-type="percentage" office:value="0.0115207373271889" calcext:value-type="percentage">
            <text:p>1%</text:p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769" calcext:value-type="float">
            <text:p>7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71" calcext:value-type="float">
            <text:p>90.471</text:p>
          </table:table-cell>
          <table:table-cell table:style-name="ce15" table:formula="of:=IF([.N40]/([.N40]+[.O40])&gt;0;[.N40]/([.N40]+[.O40]);&quot;&quot;)">
            <text:p/>
          </table:table-cell>
          <table:table-cell table:style-name="ce15" table:formula="of:=IF([.N40]+[.Q40]&gt;0; IF([.N40]/([.N40]+[.Q40])&gt;0;[.N40]/([.N40]+[.Q40]);&quot;&quot;);&quot;-&quot;)">
            <text:p/>
          </table:table-cell>
          <table:table-cell table:style-name="ce15" table:formula="of:=IF( [.N40]&gt;0 ;   (5*[.N40]/(5*[.N40]+4*[.Q40]+[.O40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29" calcext:value-type="float">
            <text:p>8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7.529" calcext:value-type="float">
            <text:p>97.529</text:p>
          </table:table-cell>
          <table:table-cell table:style-name="ce15" table:formula="of:=IF([.W40]/([.W40]+[.X40])&gt;0;[.W40]/([.W40]+[.X40]);&quot;&quot;)">
            <text:p/>
          </table:table-cell>
          <table:table-cell table:style-name="ce15" table:formula="of:=IF([.W40]+[.Z40]&gt;0; IF([.W40]/([.W40]+[.Z40])&gt;0;[.W40]/([.W40]+[.Z40]);&quot;&quot;);&quot;-&quot;)">
            <text:p/>
          </table:table-cell>
          <table:table-cell table:style-name="ce15" table:formula="of:=IF( [.W40]&gt;0 ;   (5*[.W40]/(5*[.W40]+4*[.Z40]+[.X40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29" calcext:value-type="float">
            <text:p>8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7.529" calcext:value-type="float">
            <text:p>97.529</text:p>
          </table:table-cell>
          <table:table-cell table:style-name="ce4" table:formula="of:=IF([.AF40]/([.AF40]+[.AG40])&gt;0;[.AF40]/([.AF40]+[.AG40]);&quot;&quot;)">
            <text:p/>
          </table:table-cell>
          <table:table-cell table:style-name="ce4" table:formula="of:=IF([.AF40]+[.AI40]&gt;0; IF([.AF40]/([.AF40]+[.AI40])&gt;0;[.AF40]/([.AF40]+[.AI40]);&quot;&quot;);&quot;-&quot;)">
            <text:p/>
          </table:table-cell>
          <table:table-cell table:style-name="ce4" table:formula="of:=IF( [.AF40]&gt;0 ;   (5*[.AF40]/(5*[.AF40]+4*[.AI40]+[.AG40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89" calcext:value-type="float">
            <text:p>78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2.824" calcext:value-type="float">
            <text:p>92.824</text:p>
          </table:table-cell>
          <table:table-cell table:style-name="ce15" table:formula="of:=IF([.AO40]/([.AO40]+[.AP40])&gt;0;[.AO40]/([.AO40]+[.AP40]);&quot;&quot;)">
            <text:p/>
          </table:table-cell>
          <table:table-cell table:style-name="ce15" table:formula="of:=IF([.AO40]+[.AR40]&gt;0; IF([.AO40]/([.AO40]+[.AR40])&gt;0;[.AO40]/([.AO40]+[.AR40]);&quot;&quot;);&quot;-&quot;)">
            <text:p/>
          </table:table-cell>
          <table:table-cell table:style-name="ce15" table:formula="of:=IF( [.AO40]&gt;0 ;   (5*[.AO40]/(5*[.AO40]+4*[.AR40]+[.AP40])) ; &quot;&quot; )">
            <text:p/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849" calcext:value-type="float">
            <text:p>84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118" calcext:value-type="float">
            <text:p>0.118</text:p>
          </table:table-cell>
          <table:table-cell table:style-name="ce15" table:formula="of:=IF([.AX40]/([.AX40]+[.AY40])&gt;0;[.AX40]/([.AX40]+[.AY40]);&quot;&quot;)" office:value-type="percentage" office:value="0.00117647058823529" calcext:value-type="percentage">
            <text:p>0%</text:p>
          </table:table-cell>
          <table:table-cell table:style-name="ce15" table:formula="of:=IF([.AX40]+[.BA40]&gt;0; IF([.AX40]/([.AX40]+[.BA40])&gt;0;[.AX40]/([.AX40]+[.BA40]);&quot;&quot;);&quot;-&quot;)" office:value-type="percentage" office:value="1" calcext:value-type="percentage">
            <text:p>100%</text:p>
          </table:table-cell>
          <table:table-cell table:style-name="ce15" table:formula="of:=IF( [.AX40]&gt;0 ;   (5*[.AX40]/(5*[.AX40]+4*[.BA40]+[.AY40])) ; &quot;&quot; )" office:value-type="percentage" office:value="0.00585480093676815" calcext:value-type="percentage">
            <text:p>1%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40" calcext:value-type="float">
            <text:p>8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941" calcext:value-type="float">
            <text:p>98.941</text:p>
          </table:table-cell>
          <table:table-cell table:style-name="ce4" table:formula="of:=IF([.BG40]/([.BG40]+[.BH40])&gt;0;[.BG40]/([.BG40]+[.BH40]);&quot;&quot;)" office:value-type="percentage" office:value="0.1" calcext:value-type="percentage">
            <text:p>10.0%</text:p>
          </table:table-cell>
          <table:table-cell table:style-name="ce4" table:formula="of:=IF([.BG40]+[.BJ40]&gt;0; IF([.BG40]/([.BG40]+[.BJ40])&gt;0;[.BG40]/([.BG40]+[.BJ40]);&quot;&quot;);&quot;-&quot;)" office:value-type="percentage" office:value="1" calcext:value-type="percentage">
            <text:p>100.0%</text:p>
          </table:table-cell>
          <table:table-cell table:style-name="ce4" table:formula="of:=IF( [.BG40]&gt;0 ;   (5*[.BG40]/(5*[.BG40]+4*[.BJ40]+[.BH40])) ; &quot;&quot; )" office:value-type="percentage" office:value="0.357142857142857" calcext:value-type="percentage">
            <text:p>35.7%</text:p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2" calcext:value-type="float">
            <text:p>99.882</text:p>
          </table:table-cell>
          <table:table-cell table:style-name="ce15" table:formula="of:=IF([.BQ40]/([.BQ40]+[.BR40])&gt;0;[.BQ40]/([.BQ40]+[.BR40]);&quot;&quot;)" office:value-type="string" office:string-value="" calcext:value-type="error">
            <text:p>#DIV/0!</text:p>
          </table:table-cell>
          <table:table-cell table:style-name="ce15" table:formula="of:=IF([.BQ40]+[.BT40]&gt;0; IF([.BQ40]/([.BQ40]+[.BT40])&gt;0;[.BQ40]/([.BQ40]+[.BT40]);&quot;&quot;);&quot;-&quot;)">
            <text:p/>
          </table:table-cell>
          <table:table-cell table:style-name="ce15" table:formula="of:=IF( [.BQ40]&gt;0 ;   (5*[.BQ40]/(5*[.BQ40]+4*[.BT40]+[.BR40])) ; &quot;&quot; )">
            <text:p/>
          </table:table-cell>
          <table:table-cell table:number-columns-repeated="11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2" calcext:value-type="float">
            <text:p>99.882</text:p>
          </table:table-cell>
          <table:table-cell table:style-name="ce4" table:formula="of:=IF([.CJ40]/([.CJ40]+[.CK40])&gt;0;[.CJ40]/([.CJ40]+[.CK40]);&quot;&quot;)" office:value-type="string" office:string-value="" calcext:value-type="error">
            <text:p>#DIV/0!</text:p>
          </table:table-cell>
          <table:table-cell table:style-name="ce4" table:formula="of:=IF([.CJ40]+[.CM40]&gt;0; IF([.CJ40]/([.CJ40]+[.CM40])&gt;0;[.CJ40]/([.CJ40]+[.CM40]);&quot;&quot;);&quot;-&quot;)">
            <text:p/>
          </table:table-cell>
          <table:table-cell table:style-name="ce4" table:formula="of:=IF( [.CJ40]&gt;0 ;   (5*[.CJ40]/(5*[.CJ40]+4*[.CM40]+[.CK40])) ; &quot;&quot; )">
            <text:p/>
          </table:table-cell>
          <table:table-cell table:number-columns-repeated="1586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number-columns-repeated="2"/>
          <table:table-cell table:style-name="ce1" office:value-type="string" calcext:value-type="string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.197" calcext:value-type="float">
            <text:p>48.197</text:p>
          </table:table-cell>
          <table:table-cell table:style-name="ce15" table:formula="of:=IF([.E41]/([.E41]+[.F41])&gt;0;[.E41]/([.E41]+[.F41]);&quot;&quot;)">
            <text:p/>
          </table:table-cell>
          <table:table-cell table:style-name="ce15" table:formula="of:=IF([.E41]+[.H41]&gt;0; IF([.E41]/([.E41]+[.H41])&gt;0;[.E41]/([.E41]+[.H41]);&quot;&quot;);&quot;-&quot;)">
            <text:p/>
          </table:table-cell>
          <table:table-cell table:style-name="ce15" table:formula="of:=IF( [.E41]&gt;0 ;   (5*[.E41]/(5*[.E41]+4*[.H41]+[.F41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5.457" calcext:value-type="float">
            <text:p>85.457</text:p>
          </table:table-cell>
          <table:table-cell table:style-name="ce15" table:formula="of:=IF([.N41]/([.N41]+[.O41])&gt;0;[.N41]/([.N41]+[.O41]);&quot;&quot;)">
            <text:p/>
          </table:table-cell>
          <table:table-cell table:style-name="ce15" table:formula="of:=IF([.N41]+[.Q41]&gt;0; IF([.N41]/([.N41]+[.Q41])&gt;0;[.N41]/([.N41]+[.Q41]);&quot;&quot;);&quot;-&quot;)">
            <text:p/>
          </table:table-cell>
          <table:table-cell table:style-name="ce15" table:formula="of:=IF( [.N41]&gt;0 ;   (5*[.N41]/(5*[.N41]+4*[.Q41]+[.O41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15" table:formula="of:=IF([.W41]/([.W41]+[.X41])&gt;0;[.W41]/([.W41]+[.X41]);&quot;&quot;)" office:value-type="string" office:string-value="" calcext:value-type="error">
            <text:p>#DIV/0!</text:p>
          </table:table-cell>
          <table:table-cell table:style-name="ce15" table:formula="of:=IF([.W41]+[.Z41]&gt;0; IF([.W41]/([.W41]+[.Z41])&gt;0;[.W41]/([.W41]+[.Z41]);&quot;&quot;);&quot;-&quot;)">
            <text:p/>
          </table:table-cell>
          <table:table-cell table:style-name="ce15" table:formula="of:=IF( [.W41]&gt;0 ;   (5*[.W41]/(5*[.W41]+4*[.Z41]+[.X41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7.476" calcext:value-type="float">
            <text:p>97.476</text:p>
          </table:table-cell>
          <table:table-cell table:style-name="ce4" table:formula="of:=IF([.AF41]/([.AF41]+[.AG41])&gt;0;[.AF41]/([.AF41]+[.AG41]);&quot;&quot;)">
            <text:p/>
          </table:table-cell>
          <table:table-cell table:style-name="ce4" table:formula="of:=IF([.AF41]+[.AI41]&gt;0; IF([.AF41]/([.AF41]+[.AI41])&gt;0;[.AF41]/([.AF41]+[.AI41]);&quot;&quot;);&quot;-&quot;)">
            <text:p/>
          </table:table-cell>
          <table:table-cell table:style-name="ce4" table:formula="of:=IF( [.AF41]&gt;0 ;   (5*[.AF41]/(5*[.AF41]+4*[.AI41]+[.AG41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31" calcext:value-type="float">
            <text:p>7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7.861" calcext:value-type="float">
            <text:p>87.861</text:p>
          </table:table-cell>
          <table:table-cell table:style-name="ce15" table:formula="of:=IF([.AO41]/([.AO41]+[.AP41])&gt;0;[.AO41]/([.AO41]+[.AP41]);&quot;&quot;)">
            <text:p/>
          </table:table-cell>
          <table:table-cell table:style-name="ce15" table:formula="of:=IF([.AO41]+[.AR41]&gt;0; IF([.AO41]/([.AO41]+[.AR41])&gt;0;[.AO41]/([.AO41]+[.AR41]);&quot;&quot;);&quot;-&quot;)">
            <text:p/>
          </table:table-cell>
          <table:table-cell table:style-name="ce15" table:formula="of:=IF( [.AO41]&gt;0 ;   (5*[.AO41]/(5*[.AO41]+4*[.AR41]+[.AP41])) ; &quot;&quot; )">
            <text:p/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524" calcext:value-type="float">
            <text:p>2.524</text:p>
          </table:table-cell>
          <table:table-cell table:style-name="ce15" table:formula="of:=IF([.AX41]/([.AX41]+[.AY41])&gt;0;[.AX41]/([.AX41]+[.AY41]);&quot;&quot;)" office:value-type="percentage" office:value="0.00123152709359606" calcext:value-type="percentage">
            <text:p>0%</text:p>
          </table:table-cell>
          <table:table-cell table:style-name="ce15" table:formula="of:=IF([.AX41]+[.BA41]&gt;0; IF([.AX41]/([.AX41]+[.BA41])&gt;0;[.AX41]/([.AX41]+[.BA41]);&quot;&quot;);&quot;-&quot;)" office:value-type="percentage" office:value="1" calcext:value-type="percentage">
            <text:p>100%</text:p>
          </table:table-cell>
          <table:table-cell table:style-name="ce15" table:formula="of:=IF( [.AX41]&gt;0 ;   (5*[.AX41]/(5*[.AX41]+4*[.BA41]+[.AY41])) ; &quot;&quot; )" office:value-type="percentage" office:value="0.00612745098039216" calcext:value-type="percentage">
            <text:p>1%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1.466" calcext:value-type="float">
            <text:p>91.466</text:p>
          </table:table-cell>
          <table:table-cell table:style-name="ce4" table:formula="of:=IF([.BG41]/([.BG41]+[.BH41])&gt;0;[.BG41]/([.BG41]+[.BH41]);&quot;&quot;)" office:value-type="percentage" office:value="0.0138888888888889" calcext:value-type="percentage">
            <text:p>1.4%</text:p>
          </table:table-cell>
          <table:table-cell table:style-name="ce4" table:formula="of:=IF([.BG41]+[.BJ41]&gt;0; IF([.BG41]/([.BG41]+[.BJ41])&gt;0;[.BG41]/([.BG41]+[.BJ41]);&quot;&quot;);&quot;-&quot;)" office:value-type="percentage" office:value="1" calcext:value-type="percentage">
            <text:p>100.0%</text:p>
          </table:table-cell>
          <table:table-cell table:style-name="ce4" table:formula="of:=IF( [.BG41]&gt;0 ;   (5*[.BG41]/(5*[.BG41]+4*[.BJ41]+[.BH41])) ; &quot;&quot; )" office:value-type="percentage" office:value="0.0657894736842105" calcext:value-type="percentage">
            <text:p>6.6%</text:p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15" table:formula="of:=IF([.BQ41]/([.BQ41]+[.BR41])&gt;0;[.BQ41]/([.BQ41]+[.BR41]);&quot;&quot;)" office:value-type="string" office:string-value="" calcext:value-type="error">
            <text:p>#DIV/0!</text:p>
          </table:table-cell>
          <table:table-cell table:style-name="ce15" table:formula="of:=IF([.BQ41]+[.BT41]&gt;0; IF([.BQ41]/([.BQ41]+[.BT41])&gt;0;[.BQ41]/([.BQ41]+[.BT41]);&quot;&quot;);&quot;-&quot;)">
            <text:p/>
          </table:table-cell>
          <table:table-cell table:style-name="ce15" table:formula="of:=IF( [.BQ41]&gt;0 ;   (5*[.BQ41]/(5*[.BQ41]+4*[.BT41]+[.BR41])) ; &quot;&quot; )">
            <text:p/>
          </table:table-cell>
          <table:table-cell table:number-columns-repeated="11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4" table:formula="of:=IF([.CJ41]/([.CJ41]+[.CK41])&gt;0;[.CJ41]/([.CJ41]+[.CK41]);&quot;&quot;)" office:value-type="string" office:string-value="" calcext:value-type="error">
            <text:p>#DIV/0!</text:p>
          </table:table-cell>
          <table:table-cell table:style-name="ce4" table:formula="of:=IF([.CJ41]+[.CM41]&gt;0; IF([.CJ41]/([.CJ41]+[.CM41])&gt;0;[.CJ41]/([.CJ41]+[.CM41]);&quot;&quot;);&quot;-&quot;)">
            <text:p/>
          </table:table-cell>
          <table:table-cell table:style-name="ce4" table:formula="of:=IF( [.CJ41]&gt;0 ;   (5*[.CJ41]/(5*[.CJ41]+4*[.CM41]+[.CK41])) ; &quot;&quot; )">
            <text:p/>
          </table:table-cell>
          <table:table-cell table:number-columns-repeated="15867"/>
        </table:table-row>
        <table:table-row table:style-name="ro1">
          <table:table-cell table:style-name="ce1" table:number-columns-repeated="4"/>
          <table:table-cell table:style-name="ce2" table:number-columns-repeated="5"/>
          <table:table-cell table:style-name="ce15" table:number-columns-repeated="3"/>
          <table:table-cell table:style-name="ce4"/>
          <table:table-cell table:style-name="ce2" table:number-columns-repeated="5"/>
          <table:table-cell table:style-name="ce4" table:number-columns-repeated="3"/>
          <table:table-cell/>
          <table:table-cell table:style-name="ce2" table:number-columns-repeated="5"/>
          <table:table-cell table:style-name="ce15" table:number-columns-repeated="3"/>
          <table:table-cell/>
          <table:table-cell table:style-name="ce2" table:number-columns-repeated="5"/>
          <table:table-cell table:style-name="ce4" table:number-columns-repeated="3"/>
          <table:table-cell table:style-name="ce2" table:number-columns-repeated="6"/>
          <table:table-cell table:style-name="ce4" table:number-columns-repeated="3"/>
          <table:table-cell/>
          <table:table-cell table:style-name="ce2" table:number-columns-repeated="5"/>
          <table:table-cell table:style-name="ce4" table:number-columns-repeated="3"/>
          <table:table-cell/>
          <table:table-cell table:style-name="ce2" table:number-columns-repeated="5"/>
          <table:table-cell table:style-name="ce4" table:number-columns-repeated="3"/>
          <table:table-cell table:number-columns-repeated="2"/>
          <table:table-cell table:style-name="ce2" table:number-columns-repeated="5"/>
          <table:table-cell table:style-name="ce15" table:number-columns-repeated="3"/>
          <table:table-cell table:number-columns-repeated="11"/>
          <table:table-cell table:style-name="ce2" table:number-columns-repeated="5"/>
          <table:table-cell table:style-name="ce4" table:number-columns-repeated="3"/>
          <table:table-cell table:number-columns-repeated="1586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number-columns-repeated="2"/>
          <table:table-cell table:style-name="ce1" office:value-type="string" calcext:value-type="string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83" calcext:value-type="float">
            <text:p>483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.086" calcext:value-type="float">
            <text:p>42.086</text:p>
          </table:table-cell>
          <table:table-cell table:style-name="ce15" table:formula="of:=IF([.E43]/([.E43]+[.F43])&gt;0;[.E43]/([.E43]+[.F43]);&quot;&quot;)">
            <text:p/>
          </table:table-cell>
          <table:table-cell table:style-name="ce15" table:formula="of:=IF([.E43]+[.H43]&gt;0; IF([.E43]/([.E43]+[.H43])&gt;0;[.E43]/([.E43]+[.H43]);&quot;&quot;);&quot;-&quot;)" office:value-type="string" office:string-value="-" calcext:value-type="string">
            <text:p>-</text:p>
          </table:table-cell>
          <table:table-cell table:style-name="ce15" table:formula="of:=IF( [.E43]&gt;0 ;   (5*[.E43]/(5*[.E43]+4*[.H43]+[.F43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754" calcext:value-type="float">
            <text:p>7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.408" calcext:value-type="float">
            <text:p>90.408</text:p>
          </table:table-cell>
          <table:table-cell table:style-name="ce4" table:formula="of:=IF([.N43]/([.N43]+[.O43])&gt;0;[.N43]/([.N43]+[.O43]);&quot;&quot;)">
            <text:p/>
          </table:table-cell>
          <table:table-cell table:style-name="ce4" table:formula="of:=IF([.N43]+[.Q43]&gt;0; IF([.N43]/([.N43]+[.Q43])&gt;0;[.N43]/([.N43]+[.Q43]);&quot;&quot;);&quot;-&quot;)" office:value-type="string" office:string-value="-" calcext:value-type="string">
            <text:p>-</text:p>
          </table:table-cell>
          <table:table-cell table:style-name="ce4" table:formula="of:=IF( [.N43]&gt;0 ;   (5*[.N43]/(5*[.N43]+4*[.Q43]+[.O43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74" calcext:value-type="float">
            <text:p>77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2.806" calcext:value-type="float">
            <text:p>92.806</text:p>
          </table:table-cell>
          <table:table-cell table:style-name="ce4" table:formula="of:=IF([.W43]/([.W43]+[.X43])&gt;0;[.W43]/([.W43]+[.X43]);&quot;&quot;)">
            <text:p/>
          </table:table-cell>
          <table:table-cell table:style-name="ce4" table:formula="of:=IF([.W43]+[.Z43]&gt;0; IF([.W43]/([.W43]+[.Z43])&gt;0;[.W43]/([.W43]+[.Z43]);&quot;&quot;);&quot;-&quot;)" office:value-type="string" office:string-value="-" calcext:value-type="string">
            <text:p>-</text:p>
          </table:table-cell>
          <table:table-cell table:style-name="ce4" table:formula="of:=IF( [.W43]&gt;0 ;   (5*[.W43]/(5*[.W43]+4*[.Z43]+[.X43])) ; &quot;&quot; )">
            <text:p/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AF43]/([.AF43]+[.AG43])&gt;0;[.AF43]/([.AF43]+[.AG43]);&quot;&quot;)" office:value-type="string" office:string-value="" calcext:value-type="error">
            <text:p>#DIV/0!</text:p>
          </table:table-cell>
          <table:table-cell table:style-name="ce4" table:formula="of:=IF([.AF43]+[.AI43]&gt;0; IF([.AF43]/([.AF43]+[.AI43])&gt;0;[.AF43]/([.AF43]+[.AI43]);&quot;&quot;);&quot;-&quot;)" office:value-type="string" office:string-value="-" calcext:value-type="string">
            <text:p>-</text:p>
          </table:table-cell>
          <table:table-cell table:style-name="ce4" table:formula="of:=IF( [.AF43]&gt;0 ;   (5*[.AF43]/(5*[.AF43]+4*[.AI43]+[.AG43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754" calcext:value-type="float">
            <text:p>7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.408" calcext:value-type="float">
            <text:p>90.408</text:p>
          </table:table-cell>
          <table:table-cell table:style-name="ce4" table:formula="of:=IF([.AO43]/([.AO43]+[.AP43])&gt;0;[.AO43]/([.AO43]+[.AP43]);&quot;&quot;)">
            <text:p/>
          </table:table-cell>
          <table:table-cell table:style-name="ce4" table:formula="of:=IF([.AO43]+[.AR43]&gt;0; IF([.AO43]/([.AO43]+[.AR43])&gt;0;[.AO43]/([.AO43]+[.AR43]);&quot;&quot;);&quot;-&quot;)" office:value-type="string" office:string-value="-" calcext:value-type="string">
            <text:p>-</text:p>
          </table:table-cell>
          <table:table-cell table:style-name="ce4" table:formula="of:=IF( [.AO43]&gt;0 ;   (5*[.AO43]/(5*[.AO43]+4*[.AR43]+[.AP43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4" table:formula="of:=IF([.AX43]/([.AX43]+[.AY43])&gt;0;[.AX43]/([.AX43]+[.AY43]);&quot;&quot;)">
            <text:p/>
          </table:table-cell>
          <table:table-cell table:style-name="ce4" table:formula="of:=IF([.AX43]+[.BA43]&gt;0; IF([.AX43]/([.AX43]+[.BA43])&gt;0;[.AX43]/([.AX43]+[.BA43]);&quot;&quot;);&quot;-&quot;)" office:value-type="string" office:string-value="-" calcext:value-type="string">
            <text:p>-</text:p>
          </table:table-cell>
          <table:table-cell table:style-name="ce4" table:formula="of:=IF( [.AX43]&gt;0 ;   (5*[.AX43]/(5*[.AX43]+4*[.BA43]+[.AY43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740" calcext:value-type="float">
            <text:p>7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8.729" calcext:value-type="float">
            <text:p>88.729</text:p>
          </table:table-cell>
          <table:table-cell table:style-name="ce4" table:formula="of:=IF([.BG43]/([.BG43]+[.BH43])&gt;0;[.BG43]/([.BG43]+[.BH43]);&quot;&quot;)">
            <text:p/>
          </table:table-cell>
          <table:table-cell table:style-name="ce4" table:formula="of:=IF([.BG43]+[.BJ43]&gt;0; IF([.BG43]/([.BG43]+[.BJ43])&gt;0;[.BG43]/([.BG43]+[.BJ43]);&quot;&quot;);&quot;-&quot;)" office:value-type="string" office:string-value="-" calcext:value-type="string">
            <text:p>-</text:p>
          </table:table-cell>
          <table:table-cell table:style-name="ce4" table:formula="of:=IF( [.BG43]&gt;0 ;   (5*[.BG43]/(5*[.BG43]+4*[.BJ43]+[.BH43])) ; &quot;&quot; )">
            <text:p/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BQ43]/([.BQ43]+[.BR43])&gt;0;[.BQ43]/([.BQ43]+[.BR43]);&quot;&quot;)" office:value-type="string" office:string-value="" calcext:value-type="error">
            <text:p>#DIV/0!</text:p>
          </table:table-cell>
          <table:table-cell table:style-name="ce15" table:formula="of:=IF([.BQ43]+[.BT43]&gt;0; IF([.BQ43]/([.BQ43]+[.BT43])&gt;0;[.BQ43]/([.BQ43]+[.BT43]);&quot;&quot;);&quot;-&quot;)" office:value-type="string" office:string-value="-" calcext:value-type="string">
            <text:p>-</text:p>
          </table:table-cell>
          <table:table-cell table:style-name="ce15" table:formula="of:=IF( [.BQ43]&gt;0 ;   (5*[.BQ43]/(5*[.BQ43]+4*[.BT43]+[.BR43])) ; &quot;&quot; )">
            <text:p/>
          </table:table-cell>
          <table:table-cell table:number-columns-repeated="11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CJ43]/([.CJ43]+[.CK43])&gt;0;[.CJ43]/([.CJ43]+[.CK43]);&quot;&quot;)" office:value-type="string" office:string-value="" calcext:value-type="error">
            <text:p>#DIV/0!</text:p>
          </table:table-cell>
          <table:table-cell table:style-name="ce4" table:formula="of:=IF([.CJ43]+[.CM43]&gt;0; IF([.CJ43]/([.CJ43]+[.CM43])&gt;0;[.CJ43]/([.CJ43]+[.CM43]);&quot;&quot;);&quot;-&quot;)" office:value-type="string" office:string-value="-" calcext:value-type="string">
            <text:p>-</text:p>
          </table:table-cell>
          <table:table-cell table:style-name="ce4" table:formula="of:=IF( [.CJ43]&gt;0 ;   (5*[.CJ43]/(5*[.CJ43]+4*[.CM43]+[.CK43])) ; &quot;&quot; )">
            <text:p/>
          </table:table-cell>
          <table:table-cell table:number-columns-repeated="1586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number-columns-repeated="2"/>
          <table:table-cell table:style-name="ce1" office:value-type="string" calcext:value-type="string">
            <text:p>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369" calcext:value-type="float">
            <text:p>36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.123" calcext:value-type="float">
            <text:p>42.123</text:p>
          </table:table-cell>
          <table:table-cell table:style-name="ce15" table:formula="of:=IF([.E44]/([.E44]+[.F44])&gt;0;[.E44]/([.E44]+[.F44]);&quot;&quot;)">
            <text:p/>
          </table:table-cell>
          <table:table-cell table:style-name="ce15" table:formula="of:=IF([.E44]+[.H44]&gt;0; IF([.E44]/([.E44]+[.H44])&gt;0;[.E44]/([.E44]+[.H44]);&quot;&quot;);&quot;-&quot;)" office:value-type="string" office:string-value="-" calcext:value-type="string">
            <text:p>-</text:p>
          </table:table-cell>
          <table:table-cell table:style-name="ce15" table:formula="of:=IF( [.E44]&gt;0 ;   (5*[.E44]/(5*[.E44]+4*[.H44]+[.F44])) ; &quot;&quot; )">
            <text:p/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636" calcext:value-type="float">
            <text:p>6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2.603" calcext:value-type="float">
            <text:p>72.603</text:p>
          </table:table-cell>
          <table:table-cell table:style-name="ce4" table:formula="of:=IF([.N44]/([.N44]+[.O44])&gt;0;[.N44]/([.N44]+[.O44]);&quot;&quot;)">
            <text:p/>
          </table:table-cell>
          <table:table-cell table:style-name="ce4" table:formula="of:=IF([.N44]+[.Q44]&gt;0; IF([.N44]/([.N44]+[.Q44])&gt;0;[.N44]/([.N44]+[.Q44]);&quot;&quot;);&quot;-&quot;)" office:value-type="string" office:string-value="-" calcext:value-type="string">
            <text:p>-</text:p>
          </table:table-cell>
          <table:table-cell table:style-name="ce4" table:formula="of:=IF( [.N44]&gt;0 ;   (5*[.N44]/(5*[.N44]+4*[.Q44]+[.O44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.918" calcext:value-type="float">
            <text:p>96.918</text:p>
          </table:table-cell>
          <table:table-cell table:style-name="ce4" table:formula="of:=IF([.W44]/([.W44]+[.X44])&gt;0;[.W44]/([.W44]+[.X44]);&quot;&quot;)">
            <text:p/>
          </table:table-cell>
          <table:table-cell table:style-name="ce4" table:formula="of:=IF([.W44]+[.Z44]&gt;0; IF([.W44]/([.W44]+[.Z44])&gt;0;[.W44]/([.W44]+[.Z44]);&quot;&quot;);&quot;-&quot;)" office:value-type="string" office:string-value="-" calcext:value-type="string">
            <text:p>-</text:p>
          </table:table-cell>
          <table:table-cell table:style-name="ce4" table:formula="of:=IF( [.W44]&gt;0 ;   (5*[.W44]/(5*[.W44]+4*[.Z44]+[.X44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56" calcext:value-type="float">
            <text:p>8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.717" calcext:value-type="float">
            <text:p>97.717</text:p>
          </table:table-cell>
          <table:table-cell table:style-name="ce4" table:formula="of:=IF([.AF44]/([.AF44]+[.AG44])&gt;0;[.AF44]/([.AF44]+[.AG44]);&quot;&quot;)">
            <text:p/>
          </table:table-cell>
          <table:table-cell table:style-name="ce4" table:formula="of:=IF([.AF44]+[.AI44]&gt;0; IF([.AF44]/([.AF44]+[.AI44])&gt;0;[.AF44]/([.AF44]+[.AI44]);&quot;&quot;);&quot;-&quot;)" office:value-type="string" office:string-value="-" calcext:value-type="string">
            <text:p>-</text:p>
          </table:table-cell>
          <table:table-cell table:style-name="ce4" table:formula="of:=IF( [.AF44]&gt;0 ;   (5*[.AF44]/(5*[.AF44]+4*[.AI44]+[.AG44])) ; &quot;&quot; )">
            <text:p/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816" calcext:value-type="float">
            <text:p>8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3.151" calcext:value-type="float">
            <text:p>93.151</text:p>
          </table:table-cell>
          <table:table-cell table:style-name="ce4" table:formula="of:=IF([.AO44]/([.AO44]+[.AP44])&gt;0;[.AO44]/([.AO44]+[.AP44]);&quot;&quot;)">
            <text:p/>
          </table:table-cell>
          <table:table-cell table:style-name="ce4" table:formula="of:=IF([.AO44]+[.AR44]&gt;0; IF([.AO44]/([.AO44]+[.AR44])&gt;0;[.AO44]/([.AO44]+[.AR44]);&quot;&quot;);&quot;-&quot;)" office:value-type="string" office:string-value="-" calcext:value-type="string">
            <text:p>-</text:p>
          </table:table-cell>
          <table:table-cell table:style-name="ce4" table:formula="of:=IF( [.AO44]&gt;0 ;   (5*[.AO44]/(5*[.AO44]+4*[.AR44]+[.AP44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836" calcext:value-type="float">
            <text:p>83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.566" calcext:value-type="float">
            <text:p>4.566</text:p>
          </table:table-cell>
          <table:table-cell table:style-name="ce4" table:formula="of:=IF([.AX44]/([.AX44]+[.AY44])&gt;0;[.AX44]/([.AX44]+[.AY44]);&quot;&quot;)">
            <text:p/>
          </table:table-cell>
          <table:table-cell table:style-name="ce4" table:formula="of:=IF([.AX44]+[.BA44]&gt;0; IF([.AX44]/([.AX44]+[.BA44])&gt;0;[.AX44]/([.AX44]+[.BA44]);&quot;&quot;);&quot;-&quot;)" office:value-type="string" office:string-value="-" calcext:value-type="string">
            <text:p>-</text:p>
          </table:table-cell>
          <table:table-cell table:style-name="ce4" table:formula="of:=IF( [.AX44]&gt;0 ;   (5*[.AX44]/(5*[.AX44]+4*[.BA44]+[.AY44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4" table:formula="of:=IF([.BG44]/([.BG44]+[.BH44])&gt;0;[.BG44]/([.BG44]+[.BH44]);&quot;&quot;)">
            <text:p/>
          </table:table-cell>
          <table:table-cell table:style-name="ce4" table:formula="of:=IF([.BG44]+[.BJ44]&gt;0; IF([.BG44]/([.BG44]+[.BJ44])&gt;0;[.BG44]/([.BG44]+[.BJ44]);&quot;&quot;);&quot;-&quot;)" office:value-type="string" office:string-value="-" calcext:value-type="string">
            <text:p>-</text:p>
          </table:table-cell>
          <table:table-cell table:style-name="ce4" table:formula="of:=IF( [.BG44]&gt;0 ;   (5*[.BG44]/(5*[.BG44]+4*[.BJ44]+[.BH44])) ; &quot;&quot; )">
            <text:p/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BQ44]/([.BQ44]+[.BR44])&gt;0;[.BQ44]/([.BQ44]+[.BR44]);&quot;&quot;)" office:value-type="string" office:string-value="" calcext:value-type="error">
            <text:p>#DIV/0!</text:p>
          </table:table-cell>
          <table:table-cell table:style-name="ce15" table:formula="of:=IF([.BQ44]+[.BT44]&gt;0; IF([.BQ44]/([.BQ44]+[.BT44])&gt;0;[.BQ44]/([.BQ44]+[.BT44]);&quot;&quot;);&quot;-&quot;)" office:value-type="string" office:string-value="-" calcext:value-type="string">
            <text:p>-</text:p>
          </table:table-cell>
          <table:table-cell table:style-name="ce15" table:formula="of:=IF( [.BQ44]&gt;0 ;   (5*[.BQ44]/(5*[.BQ44]+4*[.BT44]+[.BR44])) ; &quot;&quot; )">
            <text:p/>
          </table:table-cell>
          <table:table-cell table:number-columns-repeated="11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CJ44]/([.CJ44]+[.CK44])&gt;0;[.CJ44]/([.CJ44]+[.CK44]);&quot;&quot;)" office:value-type="string" office:string-value="" calcext:value-type="error">
            <text:p>#DIV/0!</text:p>
          </table:table-cell>
          <table:table-cell table:style-name="ce4" table:formula="of:=IF([.CJ44]+[.CM44]&gt;0; IF([.CJ44]/([.CJ44]+[.CM44])&gt;0;[.CJ44]/([.CJ44]+[.CM44]);&quot;&quot;);&quot;-&quot;)" office:value-type="string" office:string-value="-" calcext:value-type="string">
            <text:p>-</text:p>
          </table:table-cell>
          <table:table-cell table:style-name="ce4" table:formula="of:=IF( [.CJ44]&gt;0 ;   (5*[.CJ44]/(5*[.CJ44]+4*[.CM44]+[.CK44])) ; &quot;&quot; )">
            <text:p/>
          </table:table-cell>
          <table:table-cell table:number-columns-repeated="15867"/>
        </table:table-row>
        <table:table-row table:style-name="ro1">
          <table:table-cell table:number-columns-repeated="15962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8" table:number-rows-spanned="1">
            <text:p>bin_lstm_ae_0.1885370619_0.0755709241_2</text:p>
          </table:table-cell>
          <table:covered-table-cell table:number-columns-repeated="5" table:style-name="ce18"/>
          <table:covered-table-cell table:number-columns-repeated="2" table:style-name="ce19"/>
          <table:table-cell table:style-name="ce19"/>
          <table:table-cell table:style-name="ce1" office:value-type="string" calcext:value-type="string" table:number-columns-spanned="7" table:number-rows-spanned="1">
            <text:p>bin_conv_lstm_ae_0.1242134049_0.0519020283_2</text:p>
          </table:table-cell>
          <table:covered-table-cell table:number-columns-repeated="5" table:style-name="ce18"/>
          <table:covered-table-cell table:style-name="ce19"/>
          <table:table-cell table:number-columns-repeated="2"/>
          <table:table-cell table:style-name="ce1" office:value-type="string" calcext:value-type="string" table:number-columns-spanned="7" table:number-rows-spanned="1">
            <text:p>bin_attn_ae_r_0.0646089474_0.0365322228_2</text:p>
          </table:table-cell>
          <table:covered-table-cell table:number-columns-repeated="5" table:style-name="ce18"/>
          <table:covered-table-cell table:style-name="ce19"/>
          <table:table-cell table:number-columns-repeated="2"/>
          <table:table-cell table:style-name="ce1" office:value-type="string" calcext:value-type="string" table:number-columns-spanned="7" table:number-rows-spanned="1">
            <text:p>bin_predictor_r_0.2415315821_0.0385661498_2</text:p>
          </table:table-cell>
          <table:covered-table-cell table:number-columns-repeated="5" table:style-name="ce18"/>
          <table:covered-table-cell table:style-name="ce19"/>
          <table:table-cell table:number-columns-repeated="2"/>
          <table:table-cell table:style-name="ce1" office:value-type="string" calcext:value-type="string" table:number-columns-spanned="8" table:number-rows-spanned="1">
            <text:p>bin_attn_ae_a_0.1293097577_0.0249805062_2</text:p>
          </table:table-cell>
          <table:covered-table-cell table:number-columns-repeated="5" table:style-name="ce18"/>
          <table:covered-table-cell table:style-name="ce19"/>
          <table:covered-table-cell/>
          <table:table-cell/>
          <table:table-cell table:style-name="ce1" office:value-type="string" calcext:value-type="string" table:number-columns-spanned="7" table:number-rows-spanned="1">
            <text:p>bin_predictor_a_0.290685258_0.2229711902_2</text:p>
          </table:table-cell>
          <table:covered-table-cell table:number-columns-repeated="5" table:style-name="ce18"/>
          <table:covered-table-cell table:style-name="ce19"/>
          <table:table-cell table:number-columns-repeated="2"/>
          <table:table-cell table:style-name="ce1" office:value-type="string" calcext:value-type="string" table:number-columns-spanned="7" table:number-rows-spanned="1">
            <text:p>bin_pca_0.3489583333_0.0551839314_2</text:p>
          </table:table-cell>
          <table:covered-table-cell table:number-columns-repeated="5" table:style-name="ce18"/>
          <table:covered-table-cell table:style-name="ce19"/>
          <table:table-cell table:number-columns-repeated="3"/>
          <table:table-cell table:style-name="ce1" office:value-type="string" calcext:value-type="string" table:number-columns-spanned="7" table:number-rows-spanned="1">
            <text:p>bin_mne_0.6744791667_0.2682291667_2</text:p>
          </table:table-cell>
          <table:covered-table-cell table:number-columns-repeated="5" table:style-name="ce18"/>
          <table:covered-table-cell table:style-name="ce19"/>
          <table:table-cell table:number-columns-repeated="12"/>
          <table:table-cell table:style-name="ce1" office:value-type="string" calcext:value-type="string" table:number-columns-spanned="7" table:number-rows-spanned="1">
            <text:p>bin_classifier_0.1250736593_0.016175669_2</text:p>
          </table:table-cell>
          <table:covered-table-cell table:number-columns-repeated="5" table:style-name="ce18"/>
          <table:covered-table-cell table:style-name="ce19"/>
          <table:table-cell table:number-columns-repeated="15868"/>
        </table:table-row>
        <table:table-row table:style-name="ro1">
          <table:table-cell table:number-columns-repeated="4"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table:number-columns-repeated="2"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number-columns-repeated="2"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number-columns-repeated="2"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number-columns-repeated="2"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number-columns-repeated="2"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F2</text:p>
          </table:table-cell>
          <table:table-cell table:number-columns-repeated="2"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number-columns-repeated="12"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number-columns-repeated="15868"/>
        </table:table-row>
        <table:table-row table:style-name="ro1">
          <table:table-cell table:number-columns-repeated="3"/>
          <table:table-cell table:style-name="ce1" office:value-type="string" calcext:value-type="string">
            <text:p>Night</text:p>
          </table:table-cell>
          <table:table-cell table:style-name="ce2" table:number-columns-repeated="16"/>
          <table:table-cell table:number-columns-repeated="2"/>
          <table:table-cell table:style-name="ce2" table:number-columns-repeated="7"/>
          <table:table-cell table:number-columns-repeated="2"/>
          <table:table-cell table:style-name="ce2" table:number-columns-repeated="8"/>
          <table:table-cell/>
          <table:table-cell table:style-name="ce2" table:number-columns-repeated="7"/>
          <table:table-cell table:number-columns-repeated="2"/>
          <table:table-cell table:style-name="ce2" table:number-columns-repeated="7"/>
          <table:table-cell table:number-columns-repeated="2"/>
          <table:table-cell table:style-name="ce2" table:number-columns-repeated="8"/>
          <table:table-cell table:number-columns-repeated="2"/>
          <table:table-cell table:style-name="ce2" table:number-columns-repeated="7"/>
          <table:table-cell table:number-columns-repeated="12"/>
          <table:table-cell table:style-name="ce2" table:number-columns-repeated="7"/>
          <table:table-cell table:number-columns-repeated="15868"/>
        </table:table-row>
        <table:table-row table:style-name="ro1">
          <table:table-cell table:number-columns-repeated="3"/>
          <table:table-cell table:style-name="ce1" office:value-type="string" calcext:value-type="string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864" calcext:value-type="float">
            <text:p>8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6.66" calcext:value-type="float">
            <text:p>86.66</text:p>
          </table:table-cell>
          <table:table-cell table:style-name="ce4" table:formula="of:=IF([.E49]/([.E49]+[.F49])&gt;0;[.E49]/([.E49]+[.F49]);&quot;&quot;)">
            <text:p/>
          </table:table-cell>
          <table:table-cell table:style-name="ce4" table:formula="of:=IF([.E49]+[.H49]&gt;0; IF([.E49]/([.E49]+[.H49])&gt;0;[.E49]/([.E49]+[.H49]);&quot;&quot;);&quot;-&quot;)">
            <text:p/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952" calcext:value-type="float">
            <text:p>95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5.486" calcext:value-type="float">
            <text:p>95.4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7.492" calcext:value-type="float">
            <text:p>97.49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80" calcext:value-type="float">
            <text:p>98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8.295" calcext:value-type="float">
            <text:p>98.295</text:p>
          </table:table-cell>
          <table:table-cell table:style-name="ce4" table:formula="of:=IF([.AF49]/([.AF49]+[.AG49])&gt;0;[.AF49]/([.AF49]+[.AG49]);&quot;&quot;)">
            <text:p/>
          </table:table-cell>
          <table:table-cell table:style-name="ce4" table:formula="of:=IF([.AF49]+[.AI49]&gt;0; IF([.AF49]/([.AF49]+[.AI49])&gt;0;[.AF49]/([.AF49]+[.AI49]);&quot;&quot;);&quot;-&quot;)">
            <text:p/>
          </table:table-cell>
          <table:table-cell table:style-name="ce4" table:formula="of:=IF( [.AF49]&gt;0 ;   (5*[.AF49]/(5*[.AF49]+4*[.AI49]+[.AG49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76" calcext:value-type="float">
            <text:p>97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7.894" calcext:value-type="float">
            <text:p>97.89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518" calcext:value-type="float">
            <text:p>51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2.257" calcext:value-type="float">
            <text:p>52.257</text:p>
          </table:table-cell>
          <table:table-cell table:style-name="ce2" office:value-type="float" office:value="0.634" calcext:value-type="float">
            <text:p>0.634</text:p>
          </table:table-cell>
          <table:table-cell table:style-name="ce2" office:value-type="float" office:value="33.333" calcext:value-type="float">
            <text:p>33.333</text:p>
          </table:table-cell>
          <table:table-cell table:number-columns-repeated="2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986" calcext:value-type="float">
            <text:p>98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9.097" calcext:value-type="float">
            <text:p>99.097</text:p>
          </table:table-cell>
          <table:table-cell table:style-name="ce4" table:formula="of:=IF([.BG49]/([.BG49]+[.BH49])&gt;0;[.BG49]/([.BG49]+[.BH49]);&quot;&quot;)" office:value-type="percentage" office:value="0.5" calcext:value-type="percentage">
            <text:p>50.0%</text:p>
          </table:table-cell>
          <table:table-cell table:style-name="ce4" table:formula="of:=IF([.BG49]+[.BJ49]&gt;0; IF([.BG49]/([.BG49]+[.BJ49])&gt;0;[.BG49]/([.BG49]+[.BJ49]);&quot;&quot;);&quot;-&quot;)" office:value-type="percentage" office:value="0.222222222222222" calcext:value-type="percentage">
            <text:p>22.2%</text:p>
          </table:table-cell>
          <table:table-cell table:style-name="ce4" table:formula="of:=IF( [.BG49]&gt;0 ;   (5*[.BG49]/(5*[.BG49]+4*[.BJ49]+[.BH49])) ; &quot;&quot; )" office:value-type="percentage" office:value="0.25" calcext:value-type="percentage">
            <text:p>25.0%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9.398" calcext:value-type="float">
            <text:p>99.39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.333" calcext:value-type="float">
            <text:p>33.333</text:p>
          </table:table-cell>
          <table:table-cell table:number-columns-repeated="1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9.097" calcext:value-type="float">
            <text:p>99.09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15868"/>
        </table:table-row>
        <table:table-row table:style-name="ro1">
          <table:table-cell table:number-columns-repeated="3"/>
          <table:table-cell table:style-name="ce1" office:value-type="string" calcext:value-type="string">
            <text:p>2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919" calcext:value-type="float">
            <text:p>91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85.596" calcext:value-type="float">
            <text:p>85.596</text:p>
          </table:table-cell>
          <table:table-cell table:style-name="ce4" table:formula="of:=IF([.E50]/([.E50]+[.F50])&gt;0;[.E50]/([.E50]+[.F50]);&quot;&quot;)" office:value-type="percentage" office:value="0.0689655172413793" calcext:value-type="percentage">
            <text:p>6.9%</text:p>
          </table:table-cell>
          <table:table-cell table:style-name="ce4" table:formula="of:=IF([.E50]+[.H50]&gt;0; IF([.E50]/([.E50]+[.H50])&gt;0;[.E50]/([.E50]+[.H50]);&quot;&quot;);&quot;-&quot;)" office:value-type="percentage" office:value="0.142857142857143" calcext:value-type="percentage">
            <text:p>14.3%</text:p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71" calcext:value-type="float">
            <text:p>971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89.658" calcext:value-type="float">
            <text:p>89.65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11" calcext:value-type="float">
            <text:p>1011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3.352" calcext:value-type="float">
            <text:p>93.35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7" calcext:value-type="float">
            <text:p>102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4.829" calcext:value-type="float">
            <text:p>94.829</text:p>
          </table:table-cell>
          <table:table-cell table:style-name="ce4" table:formula="of:=IF([.AF50]/([.AF50]+[.AG50])&gt;0;[.AF50]/([.AF50]+[.AG50]);&quot;&quot;)" office:value-type="string" office:string-value="" calcext:value-type="error">
            <text:p>#DIV/0!</text:p>
          </table:table-cell>
          <table:table-cell table:style-name="ce4" table:formula="of:=IF([.AF50]+[.AI50]&gt;0; IF([.AF50]/([.AF50]+[.AI50])&gt;0;[.AF50]/([.AF50]+[.AI50]);&quot;&quot;);&quot;-&quot;)">
            <text:p/>
          </table:table-cell>
          <table:table-cell table:style-name="ce4" table:formula="of:=IF( [.AF50]&gt;0 ;   (5*[.AF50]/(5*[.AF50]+4*[.AI50]+[.AG50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999" calcext:value-type="float">
            <text:p>99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2.244" calcext:value-type="float">
            <text:p>92.24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3.924" calcext:value-type="float">
            <text:p>53.924</text:p>
          </table:table-cell>
          <table:table-cell table:style-name="ce2" office:value-type="float" office:value="6.483" calcext:value-type="float">
            <text:p>6.483</text:p>
          </table:table-cell>
          <table:table-cell table:style-name="ce2" office:value-type="float" office:value="58.929" calcext:value-type="float">
            <text:p>58.929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9.464" calcext:value-type="float">
            <text:p>59.464</text:p>
          </table:table-cell>
          <table:table-cell table:style-name="ce4" table:formula="of:=IF([.BG50]/([.BG50]+[.BH50])&gt;0;[.BG50]/([.BG50]+[.BH50]);&quot;&quot;)" office:value-type="percentage" office:value="0.0077120822622108" calcext:value-type="percentage">
            <text:p>0.8%</text:p>
          </table:table-cell>
          <table:table-cell table:style-name="ce4" table:formula="of:=IF([.BG50]+[.BJ50]&gt;0; IF([.BG50]/([.BG50]+[.BJ50])&gt;0;[.BG50]/([.BG50]+[.BJ50]);&quot;&quot;);&quot;-&quot;)" office:value-type="percentage" office:value="0.0535714285714286" calcext:value-type="percentage">
            <text:p>5.4%</text:p>
          </table:table-cell>
          <table:table-cell table:style-name="ce4" table:formula="of:=IF( [.BG50]&gt;0 ;   (5*[.BG50]/(5*[.BG50]+4*[.BJ50]+[.BH50])) ; &quot;&quot; )" office:value-type="percentage" office:value="0.0244698205546493" calcext:value-type="percentage">
            <text:p>2.4%</text:p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7" calcext:value-type="float">
            <text:p>102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4.829" calcext:value-type="float">
            <text:p>94.829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1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27" calcext:value-type="float">
            <text:p>102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4.829" calcext:value-type="float">
            <text:p>94.829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15868"/>
        </table:table-row>
        <table:table-row table:style-name="ro1">
          <table:table-cell table:number-columns-repeated="3"/>
          <table:table-cell table:style-name="ce1" office:value-type="string" calcext:value-type="string">
            <text:p>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868" calcext:value-type="float">
            <text:p>8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9.3" calcext:value-type="float">
            <text:p>89.3</text:p>
          </table:table-cell>
          <table:table-cell table:style-name="ce4" table:formula="of:=IF([.E51]/([.E51]+[.F51])&gt;0;[.E51]/([.E51]+[.F51]);&quot;&quot;)">
            <text:p/>
          </table:table-cell>
          <table:table-cell table:style-name="ce4" table:formula="of:=IF([.E51]+[.H51]&gt;0; IF([.E51]/([.E51]+[.H51])&gt;0;[.E51]/([.E51]+[.H51]);&quot;&quot;);&quot;-&quot;)" office:value-type="string" office:string-value="-" calcext:value-type="string">
            <text:p>-</text:p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944" calcext:value-type="float">
            <text:p>94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.119" calcext:value-type="float">
            <text:p>97.119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956" calcext:value-type="float">
            <text:p>9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354" calcext:value-type="float">
            <text:p>98.354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8" calcext:value-type="float">
            <text:p>9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588" calcext:value-type="float">
            <text:p>99.588</text:p>
          </table:table-cell>
          <table:table-cell table:style-name="ce4" table:formula="of:=IF([.AF51]/([.AF51]+[.AG51])&gt;0;[.AF51]/([.AF51]+[.AG51]);&quot;&quot;)">
            <text:p/>
          </table:table-cell>
          <table:table-cell table:style-name="ce4" table:formula="of:=IF([.AF51]+[.AI51]&gt;0; IF([.AF51]/([.AF51]+[.AI51])&gt;0;[.AF51]/([.AF51]+[.AI51]);&quot;&quot;);&quot;-&quot;)" office:value-type="string" office:string-value="-" calcext:value-type="string">
            <text:p>-</text:p>
          </table:table-cell>
          <table:table-cell table:style-name="ce4" table:formula="of:=IF( [.AF51]&gt;0 ;   (5*[.AF51]/(5*[.AF51]+4*[.AI51]+[.AG51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765" calcext:value-type="float">
            <text:p>98.76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2.058" calcext:value-type="float">
            <text:p>52.058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958" calcext:value-type="float">
            <text:p>95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56" calcext:value-type="float">
            <text:p>98.56</text:p>
          </table:table-cell>
          <table:table-cell table:style-name="ce4" table:formula="of:=IF([.BG51]/([.BG51]+[.BH51])&gt;0;[.BG51]/([.BG51]+[.BH51]);&quot;&quot;)">
            <text:p/>
          </table:table-cell>
          <table:table-cell table:style-name="ce4" table:formula="of:=IF([.BG51]+[.BJ51]&gt;0; IF([.BG51]/([.BG51]+[.BJ51])&gt;0;[.BG51]/([.BG51]+[.BJ51]);&quot;&quot;);&quot;-&quot;)" office:value-type="string" office:string-value="-" calcext:value-type="string">
            <text:p>-</text:p>
          </table:table-cell>
          <table:table-cell table:style-name="ce4" table:formula="of:=IF( [.BG51]&gt;0 ;   (5*[.BG51]/(5*[.BG51]+4*[.BJ51]+[.BH51])) ; &quot;&quot; )">
            <text:p/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1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15868"/>
        </table:table-row>
        <table:table-row table:style-name="ro1">
          <table:table-cell table:number-columns-repeated="3"/>
          <table:table-cell table:style-name="ce1" office:value-type="string" calcext:value-type="string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848" calcext:value-type="float">
            <text:p>8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9.076" calcext:value-type="float">
            <text:p>89.076</text:p>
          </table:table-cell>
          <table:table-cell table:style-name="ce4" table:formula="of:=IF([.E52]/([.E52]+[.F52])&gt;0;[.E52]/([.E52]+[.F52]);&quot;&quot;)">
            <text:p/>
          </table:table-cell>
          <table:table-cell table:style-name="ce4" table:formula="of:=IF([.E52]+[.H52]&gt;0; IF([.E52]/([.E52]+[.H52])&gt;0;[.E52]/([.E52]+[.H52]);&quot;&quot;);&quot;-&quot;)" office:value-type="string" office:string-value="-" calcext:value-type="string">
            <text:p>-</text:p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916" calcext:value-type="float">
            <text:p>9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.218" calcext:value-type="float">
            <text:p>96.218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48" calcext:value-type="float">
            <text:p>9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58" calcext:value-type="float">
            <text:p>99.58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48" calcext:value-type="float">
            <text:p>9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58" calcext:value-type="float">
            <text:p>99.58</text:p>
          </table:table-cell>
          <table:table-cell table:style-name="ce4" table:formula="of:=IF([.AF52]/([.AF52]+[.AG52])&gt;0;[.AF52]/([.AF52]+[.AG52]);&quot;&quot;)">
            <text:p/>
          </table:table-cell>
          <table:table-cell table:style-name="ce4" table:formula="of:=IF([.AF52]+[.AI52]&gt;0; IF([.AF52]/([.AF52]+[.AI52])&gt;0;[.AF52]/([.AF52]+[.AI52]);&quot;&quot;);&quot;-&quot;)" office:value-type="string" office:string-value="-" calcext:value-type="string">
            <text:p>-</text:p>
          </table:table-cell>
          <table:table-cell table:style-name="ce4" table:formula="of:=IF( [.AF52]&gt;0 ;   (5*[.AF52]/(5*[.AF52]+4*[.AI52]+[.AG52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924" calcext:value-type="float">
            <text:p>9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.059" calcext:value-type="float">
            <text:p>97.059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8.319" calcext:value-type="float">
            <text:p>48.319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48" calcext:value-type="float">
            <text:p>9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58" calcext:value-type="float">
            <text:p>99.58</text:p>
          </table:table-cell>
          <table:table-cell table:style-name="ce4" table:formula="of:=IF([.BG52]/([.BG52]+[.BH52])&gt;0;[.BG52]/([.BG52]+[.BH52]);&quot;&quot;)">
            <text:p/>
          </table:table-cell>
          <table:table-cell table:style-name="ce4" table:formula="of:=IF([.BG52]+[.BJ52]&gt;0; IF([.BG52]/([.BG52]+[.BJ52])&gt;0;[.BG52]/([.BG52]+[.BJ52]);&quot;&quot;);&quot;-&quot;)" office:value-type="string" office:string-value="-" calcext:value-type="string">
            <text:p>-</text:p>
          </table:table-cell>
          <table:table-cell table:style-name="ce4" table:formula="of:=IF( [.BG52]&gt;0 ;   (5*[.BG52]/(5*[.BG52]+4*[.BJ52]+[.BH52])) ; &quot;&quot; )">
            <text:p/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952" calcext:value-type="float">
            <text:p>95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/>
          <table:table-cell table:number-columns-repeated="1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2" calcext:value-type="float">
            <text:p>9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15868"/>
        </table:table-row>
        <table:table-row table:style-name="ro1">
          <table:table-cell table:number-columns-repeated="3"/>
          <table:table-cell table:style-name="ce1" office:value-type="string" calcext:value-type="string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84.866" calcext:value-type="float">
            <text:p>84.866</text:p>
          </table:table-cell>
          <table:table-cell table:style-name="ce4" table:formula="of:=IF([.E53]/([.E53]+[.F53])&gt;0;[.E53]/([.E53]+[.F53]);&quot;&quot;)" office:value-type="percentage" office:value="0.0357142857142857" calcext:value-type="percentage">
            <text:p>3.6%</text:p>
          </table:table-cell>
          <table:table-cell table:style-name="ce4" table:formula="of:=IF([.E53]+[.H53]&gt;0; IF([.E53]/([.E53]+[.H53])&gt;0;[.E53]/([.E53]+[.H53]);&quot;&quot;);&quot;-&quot;)" office:value-type="percentage" office:value="0.153846153846154" calcext:value-type="percentage">
            <text:p>15.4%</text:p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3.714" calcext:value-type="float">
            <text:p>93.71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29" calcext:value-type="float">
            <text:p>82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6.508" calcext:value-type="float">
            <text:p>96.50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6.973" calcext:value-type="float">
            <text:p>96.973</text:p>
          </table:table-cell>
          <table:table-cell table:style-name="ce4" table:formula="of:=IF([.AF53]/([.AF53]+[.AG53])&gt;0;[.AF53]/([.AF53]+[.AG53]);&quot;&quot;)" office:value-type="string" office:string-value="" calcext:value-type="error">
            <text:p>#DIV/0!</text:p>
          </table:table-cell>
          <table:table-cell table:style-name="ce4" table:formula="of:=IF([.AF53]+[.AI53]&gt;0; IF([.AF53]/([.AF53]+[.AI53])&gt;0;[.AF53]/([.AF53]+[.AI53]);&quot;&quot;);&quot;-&quot;)">
            <text:p/>
          </table:table-cell>
          <table:table-cell table:style-name="ce4" table:formula="of:=IF( [.AF53]&gt;0 ;   (5*[.AF53]/(5*[.AF53]+4*[.AI53]+[.AG53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817" calcext:value-type="float">
            <text:p>81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5.111" calcext:value-type="float">
            <text:p>95.11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53.201" calcext:value-type="float">
            <text:p>53.20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6.154" calcext:value-type="float">
            <text:p>46.154</text:p>
          </table:table-cell>
          <table:table-cell table:number-columns-repeated="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739" calcext:value-type="float">
            <text:p>7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8.941" calcext:value-type="float">
            <text:p>88.941</text:p>
          </table:table-cell>
          <table:table-cell table:style-name="ce4" table:formula="of:=IF([.BG53]/([.BG53]+[.BH53])&gt;0;[.BG53]/([.BG53]+[.BH53]);&quot;&quot;)" office:value-type="percentage" office:value="0.210084033613445" calcext:value-type="percentage">
            <text:p>21.0%</text:p>
          </table:table-cell>
          <table:table-cell table:style-name="ce4" table:formula="of:=IF([.BG53]+[.BJ53]&gt;0; IF([.BG53]/([.BG53]+[.BJ53])&gt;0;[.BG53]/([.BG53]+[.BJ53]);&quot;&quot;);&quot;-&quot;)" office:value-type="percentage" office:value="0.961538461538462" calcext:value-type="percentage">
            <text:p>96.2%</text:p>
          </table:table-cell>
          <table:table-cell table:style-name="ce4" table:formula="of:=IF( [.BG53]&gt;0 ;   (5*[.BG53]/(5*[.BG53]+4*[.BJ53]+[.BH53])) ; &quot;&quot; )" office:value-type="percentage" office:value="0.560538116591928" calcext:value-type="percentage">
            <text:p>56.1%</text:p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6.973" calcext:value-type="float">
            <text:p>96.973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1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6.973" calcext:value-type="float">
            <text:p>96.973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15868"/>
        </table:table-row>
        <table:table-row table:style-name="ro1">
          <table:table-cell table:number-columns-repeated="3"/>
          <table:table-cell table:style-name="ce1" office:value-type="string" calcext:value-type="string">
            <text:p>2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77.527" calcext:value-type="float">
            <text:p>77.527</text:p>
          </table:table-cell>
          <table:table-cell table:style-name="ce4" table:formula="of:=IF([.E54]/([.E54]+[.F54])&gt;0;[.E54]/([.E54]+[.F54]);&quot;&quot;)" office:value-type="percentage" office:value="0.0775862068965517" calcext:value-type="percentage">
            <text:p>7.8%</text:p>
          </table:table-cell>
          <table:table-cell table:style-name="ce4" table:formula="of:=IF([.E54]+[.H54]&gt;0; IF([.E54]/([.E54]+[.H54])&gt;0;[.E54]/([.E54]+[.H54]);&quot;&quot;);&quot;-&quot;)" office:value-type="percentage" office:value="0.0596026490066225" calcext:value-type="percentage">
            <text:p>6.0%</text:p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913" calcext:value-type="float">
            <text:p>913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82.401" calcext:value-type="float">
            <text:p>82.40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941" calcext:value-type="float">
            <text:p>941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85.289" calcext:value-type="float">
            <text:p>85.28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.649" calcext:value-type="float">
            <text:p>2.649</text:p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7" calcext:value-type="float">
            <text:p>957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86.372" calcext:value-type="float">
            <text:p>86.372</text:p>
          </table:table-cell>
          <table:table-cell table:style-name="ce4" table:formula="of:=IF([.AF54]/([.AF54]+[.AG54])&gt;0;[.AF54]/([.AF54]+[.AG54]);&quot;&quot;)" office:value-type="string" office:string-value="" calcext:value-type="error">
            <text:p>#DIV/0!</text:p>
          </table:table-cell>
          <table:table-cell table:style-name="ce4" table:formula="of:=IF([.AF54]+[.AI54]&gt;0; IF([.AF54]/([.AF54]+[.AI54])&gt;0;[.AF54]/([.AF54]+[.AI54]);&quot;&quot;);&quot;-&quot;)">
            <text:p/>
          </table:table-cell>
          <table:table-cell table:style-name="ce4" table:formula="of:=IF( [.AF54]&gt;0 ;   (5*[.AF54]/(5*[.AF54]+4*[.AI54]+[.AG54])) ; &quot;&quot; )">
            <text:p/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941" calcext:value-type="float">
            <text:p>941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85.289" calcext:value-type="float">
            <text:p>85.28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.649" calcext:value-type="float">
            <text:p>2.649</text:p>
          </table:table-cell>
          <table:table-cell table:number-columns-repeated="2"/>
          <table:table-cell table:style-name="ce2" office:value-type="float" office:value="92" calcext:value-type="float">
            <text:p>92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475" calcext:value-type="float">
            <text:p>475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1.173" calcext:value-type="float">
            <text:p>51.173</text:p>
          </table:table-cell>
          <table:table-cell table:style-name="ce2" office:value-type="float" office:value="16.028" calcext:value-type="float">
            <text:p>16.028</text:p>
          </table:table-cell>
          <table:table-cell table:style-name="ce2" office:value-type="float" office:value="60.927" calcext:value-type="float">
            <text:p>60.927</text:p>
          </table:table-cell>
          <table:table-cell table:number-columns-repeated="2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916" calcext:value-type="float">
            <text:p>916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83.845" calcext:value-type="float">
            <text:p>83.845</text:p>
          </table:table-cell>
          <table:table-cell table:style-name="ce4" table:formula="of:=IF([.BG54]/([.BG54]+[.BH54])&gt;0;[.BG54]/([.BG54]+[.BH54]);&quot;&quot;)" office:value-type="percentage" office:value="0.240740740740741" calcext:value-type="percentage">
            <text:p>24.1%</text:p>
          </table:table-cell>
          <table:table-cell table:style-name="ce4" table:formula="of:=IF([.BG54]+[.BJ54]&gt;0; IF([.BG54]/([.BG54]+[.BJ54])&gt;0;[.BG54]/([.BG54]+[.BJ54]);&quot;&quot;);&quot;-&quot;)" office:value-type="percentage" office:value="0.0860927152317881" calcext:value-type="percentage">
            <text:p>8.6%</text:p>
          </table:table-cell>
          <table:table-cell table:style-name="ce4" table:formula="of:=IF( [.BG54]&gt;0 ;   (5*[.BG54]/(5*[.BG54]+4*[.BJ54]+[.BH54])) ; &quot;&quot; )" office:value-type="percentage" office:value="0.0987841945288754" calcext:value-type="percentage">
            <text:p>9.9%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45" calcext:value-type="float">
            <text:p>945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86.011" calcext:value-type="float">
            <text:p>86.01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.298" calcext:value-type="float">
            <text:p>5.298</text:p>
          </table:table-cell>
          <table:table-cell table:number-columns-repeated="1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7" calcext:value-type="float">
            <text:p>957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86.372" calcext:value-type="float">
            <text:p>86.37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15868"/>
        </table:table-row>
        <table:table-row table:style-name="ro1">
          <table:table-cell table:number-columns-repeated="3"/>
          <table:table-cell table:style-name="ce1" office:value-type="string" calcext:value-type="string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710" calcext:value-type="float">
            <text:p>7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5.132" calcext:value-type="float">
            <text:p>85.132</text:p>
          </table:table-cell>
          <table:table-cell table:style-name="ce4" table:formula="of:=IF([.E55]/([.E55]+[.F55])&gt;0;[.E55]/([.E55]+[.F55]);&quot;&quot;)">
            <text:p/>
          </table:table-cell>
          <table:table-cell table:style-name="ce4" table:formula="of:=IF([.E55]+[.H55]&gt;0; IF([.E55]/([.E55]+[.H55])&gt;0;[.E55]/([.E55]+[.H55]);&quot;&quot;);&quot;-&quot;)" office:value-type="string" office:string-value="-" calcext:value-type="string">
            <text:p>-</text:p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.122" calcext:value-type="float">
            <text:p>97.12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22" calcext:value-type="float">
            <text:p>8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561" calcext:value-type="float">
            <text:p>98.56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IF([.AF55]/([.AF55]+[.AG55])&gt;0;[.AF55]/([.AF55]+[.AG55]);&quot;&quot;)" office:value-type="string" office:string-value="" calcext:value-type="error">
            <text:p>#DIV/0!</text:p>
          </table:table-cell>
          <table:table-cell table:style-name="ce4" table:formula="of:=IF([.AF55]+[.AI55]&gt;0; IF([.AF55]/([.AF55]+[.AI55])&gt;0;[.AF55]/([.AF55]+[.AI55]);&quot;&quot;);&quot;-&quot;)" office:value-type="string" office:string-value="-" calcext:value-type="string">
            <text:p>-</text:p>
          </table:table-cell>
          <table:table-cell table:style-name="ce4" table:formula="of:=IF( [.AF55]&gt;0 ;   (5*[.AF55]/(5*[.AF55]+4*[.AI55]+[.AG55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818" calcext:value-type="float">
            <text:p>8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082" calcext:value-type="float">
            <text:p>98.08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7.002" calcext:value-type="float">
            <text:p>47.00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.403" calcext:value-type="float">
            <text:p>96.403</text:p>
          </table:table-cell>
          <table:table-cell table:style-name="ce4" table:formula="of:=IF([.BG55]/([.BG55]+[.BH55])&gt;0;[.BG55]/([.BG55]+[.BH55]);&quot;&quot;)">
            <text:p/>
          </table:table-cell>
          <table:table-cell table:style-name="ce4" table:formula="of:=IF([.BG55]+[.BJ55]&gt;0; IF([.BG55]/([.BG55]+[.BJ55])&gt;0;[.BG55]/([.BG55]+[.BJ55]);&quot;&quot;);&quot;-&quot;)" office:value-type="string" office:string-value="-" calcext:value-type="string">
            <text:p>-</text:p>
          </table:table-cell>
          <table:table-cell table:style-name="ce4" table:formula="of:=IF( [.BG55]&gt;0 ;   (5*[.BG55]/(5*[.BG55]+4*[.BJ55]+[.BH55])) ; &quot;&quot; )">
            <text:p/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1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15868"/>
        </table:table-row>
        <table:table-row table:style-name="ro1">
          <table:table-cell table:number-columns-repeated="3"/>
          <table:table-cell table:style-name="ce1" office:value-type="string" calcext:value-type="string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736" calcext:value-type="float">
            <text:p>7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6.706" calcext:value-type="float">
            <text:p>86.706</text:p>
          </table:table-cell>
          <table:table-cell table:style-name="ce4" table:formula="of:=IF([.E56]/([.E56]+[.F56])&gt;0;[.E56]/([.E56]+[.F56]);&quot;&quot;)" office:value-type="percentage" office:value="0.0087719298245614" calcext:value-type="percentage">
            <text:p>0.9%</text:p>
          </table:table-cell>
          <table:table-cell table:style-name="ce4" table:formula="of:=IF([.E56]+[.H56]&gt;0; IF([.E56]/([.E56]+[.H56])&gt;0;[.E56]/([.E56]+[.H56]);&quot;&quot;);&quot;-&quot;)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45" calcext:value-type="float">
            <text:p>8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412" calcext:value-type="float">
            <text:p>99.41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45" calcext:value-type="float">
            <text:p>8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412" calcext:value-type="float">
            <text:p>99.412</text:p>
          </table:table-cell>
          <table:table-cell table:style-name="ce4" table:formula="of:=IF([.AF56]/([.AF56]+[.AG56])&gt;0;[.AF56]/([.AF56]+[.AG56]);&quot;&quot;)">
            <text:p/>
          </table:table-cell>
          <table:table-cell table:style-name="ce4" table:formula="of:=IF([.AF56]+[.AI56]&gt;0; IF([.AF56]/([.AF56]+[.AI56])&gt;0;[.AF56]/([.AF56]+[.AI56]);&quot;&quot;);&quot;-&quot;)">
            <text:p/>
          </table:table-cell>
          <table:table-cell table:style-name="ce4" table:formula="of:=IF( [.AF56]&gt;0 ;   (5*[.AF56]/(5*[.AF56]+4*[.AI56]+[.AG56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37" calcext:value-type="float">
            <text:p>8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.471" calcext:value-type="float">
            <text:p>98.47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7.176" calcext:value-type="float">
            <text:p>47.176</text:p>
          </table:table-cell>
          <table:table-cell table:style-name="ce2" office:value-type="float" office:value="0.222" calcext:value-type="float">
            <text:p>0.222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848" calcext:value-type="float">
            <text:p>8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882" calcext:value-type="float">
            <text:p>99.882</text:p>
          </table:table-cell>
          <table:table-cell table:style-name="ce4" table:formula="of:=IF([.BG56]/([.BG56]+[.BH56])&gt;0;[.BG56]/([.BG56]+[.BH56]);&quot;&quot;)" office:value-type="percentage" office:value="0.5" calcext:value-type="percentage">
            <text:p>50.0%</text:p>
          </table:table-cell>
          <table:table-cell table:style-name="ce4" table:formula="of:=IF([.BG56]+[.BJ56]&gt;0; IF([.BG56]/([.BG56]+[.BJ56])&gt;0;[.BG56]/([.BG56]+[.BJ56]);&quot;&quot;);&quot;-&quot;)" office:value-type="percentage" office:value="1" calcext:value-type="percentage">
            <text:p>100.0%</text:p>
          </table:table-cell>
          <table:table-cell table:style-name="ce4" table:formula="of:=IF( [.BG56]&gt;0 ;   (5*[.BG56]/(5*[.BG56]+4*[.BJ56]+[.BH56])) ; &quot;&quot; )" office:value-type="percentage" office:value="0.833333333333333" calcext:value-type="percentage">
            <text:p>83.3%</text:p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2" calcext:value-type="float">
            <text:p>99.88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1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2" calcext:value-type="float">
            <text:p>99.88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15868"/>
        </table:table-row>
        <table:table-row table:style-name="ro1">
          <table:table-cell table:number-columns-repeated="3"/>
          <table:table-cell table:style-name="ce1" office:value-type="string" calcext:value-type="string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705" calcext:value-type="float">
            <text:p>70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4.736" calcext:value-type="float">
            <text:p>84.736</text:p>
          </table:table-cell>
          <table:table-cell table:style-name="ce4" table:formula="of:=IF([.E57]/([.E57]+[.F57])&gt;0;[.E57]/([.E57]+[.F57]);&quot;&quot;)">
            <text:p/>
          </table:table-cell>
          <table:table-cell table:style-name="ce4" table:formula="of:=IF([.E57]+[.H57]&gt;0; IF([.E57]/([.E57]+[.H57])&gt;0;[.E57]/([.E57]+[.H57]);&quot;&quot;);&quot;-&quot;)">
            <text:p/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807" calcext:value-type="float">
            <text:p>80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6.995" calcext:value-type="float">
            <text:p>96.99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27" calcext:value-type="float">
            <text:p>8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399" calcext:value-type="float">
            <text:p>99.399</text:p>
          </table:table-cell>
          <table:table-cell table:style-name="ce4" table:formula="of:=IF([.AF57]/([.AF57]+[.AG57])&gt;0;[.AF57]/([.AF57]+[.AG57]);&quot;&quot;)">
            <text:p/>
          </table:table-cell>
          <table:table-cell table:style-name="ce4" table:formula="of:=IF([.AF57]+[.AI57]&gt;0; IF([.AF57]/([.AF57]+[.AI57])&gt;0;[.AF57]/([.AF57]+[.AI57]);&quot;&quot;);&quot;-&quot;)">
            <text:p/>
          </table:table-cell>
          <table:table-cell table:style-name="ce4" table:formula="of:=IF( [.AF57]&gt;0 ;   (5*[.AF57]/(5*[.AF57]+4*[.AI57]+[.AG57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807" calcext:value-type="float">
            <text:p>80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6.995" calcext:value-type="float">
            <text:p>96.99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float" office:value="464" calcext:value-type="float">
            <text:p>46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5.889" calcext:value-type="float">
            <text:p>55.889</text:p>
          </table:table-cell>
          <table:table-cell table:style-name="ce2" office:value-type="float" office:value="0.272" calcext:value-type="float">
            <text:p>0.272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16" calcext:value-type="float">
            <text:p>8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197" calcext:value-type="float">
            <text:p>98.197</text:p>
          </table:table-cell>
          <table:table-cell table:style-name="ce4" table:formula="of:=IF([.BG57]/([.BG57]+[.BH57])&gt;0;[.BG57]/([.BG57]+[.BH57]);&quot;&quot;)" office:value-type="percentage" office:value="0.0625" calcext:value-type="percentage">
            <text:p>6.3%</text:p>
          </table:table-cell>
          <table:table-cell table:style-name="ce4" table:formula="of:=IF([.BG57]+[.BJ57]&gt;0; IF([.BG57]/([.BG57]+[.BJ57])&gt;0;[.BG57]/([.BG57]+[.BJ57]);&quot;&quot;);&quot;-&quot;)" office:value-type="percentage" office:value="1" calcext:value-type="percentage">
            <text:p>100.0%</text:p>
          </table:table-cell>
          <table:table-cell table:style-name="ce4" table:formula="of:=IF( [.BG57]&gt;0 ;   (5*[.BG57]/(5*[.BG57]+4*[.BJ57]+[.BH57])) ; &quot;&quot; )" office:value-type="percentage" office:value="0.25" calcext:value-type="percentage">
            <text:p>25.0%</text:p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1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.88" calcext:value-type="float">
            <text:p>99.8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15868"/>
        </table:table-row>
        <table:table-row table:style-name="ro1">
          <table:table-cell table:number-columns-repeated="3"/>
          <table:table-cell table:style-name="ce1" office:value-type="string" calcext:value-type="string">
            <text:p>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6.301" calcext:value-type="float">
            <text:p>86.301</text:p>
          </table:table-cell>
          <table:table-cell table:style-name="ce4" table:formula="of:=IF([.E58]/([.E58]+[.F58])&gt;0;[.E58]/([.E58]+[.F58]);&quot;&quot;)">
            <text:p/>
          </table:table-cell>
          <table:table-cell table:style-name="ce4" table:formula="of:=IF([.E58]+[.H58]&gt;0; IF([.E58]/([.E58]+[.H58])&gt;0;[.E58]/([.E58]+[.H58]);&quot;&quot;);&quot;-&quot;)" office:value-type="string" office:string-value="-" calcext:value-type="string">
            <text:p>-</text:p>
          </table:table-cell>
          <table:table-cell table:style-name="ce4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4.064" calcext:value-type="float">
            <text:p>94.064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68" calcext:value-type="float">
            <text:p>8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087" calcext:value-type="float">
            <text:p>99.087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72" calcext:value-type="float">
            <text:p>8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.543" calcext:value-type="float">
            <text:p>99.543</text:p>
          </table:table-cell>
          <table:table-cell table:style-name="ce4" table:formula="of:=IF([.AF58]/([.AF58]+[.AG58])&gt;0;[.AF58]/([.AF58]+[.AG58]);&quot;&quot;)">
            <text:p/>
          </table:table-cell>
          <table:table-cell table:style-name="ce4" table:formula="of:=IF([.AF58]+[.AI58]&gt;0; IF([.AF58]/([.AF58]+[.AI58])&gt;0;[.AF58]/([.AF58]+[.AI58]);&quot;&quot;);&quot;-&quot;)" office:value-type="string" office:string-value="-" calcext:value-type="string">
            <text:p>-</text:p>
          </table:table-cell>
          <table:table-cell table:style-name="ce4" table:formula="of:=IF( [.AF58]&gt;0 ;   (5*[.AF58]/(5*[.AF58]+4*[.AI58]+[.AG58])) ; &quot;&quot; )">
            <text:p/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64" calcext:value-type="float">
            <text:p>86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.63" calcext:value-type="float">
            <text:p>98.6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6.918" calcext:value-type="float">
            <text:p>46.918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4" table:formula="of:=IF([.BG58]/([.BG58]+[.BH58])&gt;0;[.BG58]/([.BG58]+[.BH58]);&quot;&quot;)">
            <text:p/>
          </table:table-cell>
          <table:table-cell table:style-name="ce4" table:formula="of:=IF([.BG58]+[.BJ58]&gt;0; IF([.BG58]/([.BG58]+[.BJ58])&gt;0;[.BG58]/([.BG58]+[.BJ58]);&quot;&quot;);&quot;-&quot;)" office:value-type="string" office:string-value="-" calcext:value-type="string">
            <text:p>-</text:p>
          </table:table-cell>
          <table:table-cell table:style-name="ce4" table:formula="of:=IF( [.BG58]&gt;0 ;   (5*[.BG58]/(5*[.BG58]+4*[.BJ58]+[.BH58])) ; &quot;&quot; )">
            <text:p/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1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15868"/>
        </table:table-row>
        <table:table-row table:style-name="ro1" table:number-rows-repeated="1048517">
          <table:table-cell table:number-columns-repeated="15962"/>
        </table:table-row>
        <table:table-row table:style-name="ro1">
          <table:table-cell table:number-columns-repeated="159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decimal-places="4" number:min-decimal-places="4" number:min-integer-digits="1"/>
    </number:number-style>
    <number:number-style style:name="N170">
      <number:number number:decimal-places="3" number:min-decimal-places="3" number:min-integer-digits="1"/>
    </number:number-style>
    <number:percentage-style style:name="N171">
      <number:number number:decimal-places="1" number:min-decimal-places="1" number:min-integer-digits="1"/>
      <number:text>%</number:text>
    </number:percentage-style>
    <number:currency-style style:name="N172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7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2P0"/>
    </number:currency-style>
    <number:currency-style style:name="N173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7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3P0"/>
    </number:currency-style>
    <number:currency-style style:name="N174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7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4P0"/>
    </number:currency-style>
    <number:currency-style style:name="N175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7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5P0"/>
    </number:currency-style>
    <number:number-style style:name="N17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6P2" style:volatile="true">
      <number:text loext:blank-width-char="("> </number:text>
      <number:fill-character> </number:fill-character>
      <number:text loext:blank-width-char=")1">- </number:text>
    </number:number-style>
    <number:text-style style:name="N176">
      <number:text loext:blank-width-char="("> </number:text>
      <number:text-content/>
      <number:text loext:blank-width-char=")"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77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7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77">
      <number:text loext:blank-width-char="("> </number:text>
      <number:text-content/>
      <number:text loext:blank-width-char=")"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78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8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currency-style style:name="N179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79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9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79">
      <number:text loext:blank-width-char="("> </number:text>
      <number:text-content/>
      <number:text loext:blank-width-char=")"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9" style:display-name="ConditionalStyle_19" style:family="table-cell" style:parent-style-name="Default">
      <style:text-properties fo:color="#b9cde5">
        <loext:char-complex-color loext:theme-type="accent1" loext:color-type="theme">
          <loext:transformation loext:type="lummod" loext:value="4000"/>
          <loext:transformation loext:type="lumoff" loext:value="5999"/>
        </loext:char-complex-color>
      </style:text-properties>
    </style:style>
    <style:style style:name="ConditionalStyle_5f_29" style:display-name="ConditionalStyle_29" style:family="table-cell" style:parent-style-name="Default">
      <style:text-properties fo:color="#ffffff">
        <loext:char-complex-color loext:theme-type="light1" loext:color-type="theme"/>
      </style:text-properties>
    </style:style>
    <style:style style:name="ConditionalStyle_5f_20" style:display-name="ConditionalStyle_20" style:family="table-cell" style:parent-style-name="Default">
      <style:text-properties fo:color="#b9cde5">
        <loext:char-complex-color loext:theme-type="accent1" loext:color-type="theme">
          <loext:transformation loext:type="lummod" loext:value="4000"/>
          <loext:transformation loext:type="lumoff" loext:value="5999"/>
        </loext:char-complex-color>
      </style:text-properties>
    </style:style>
    <style:style style:name="ConditionalStyle_5f_30" style:display-name="ConditionalStyle_30" style:family="table-cell" style:parent-style-name="Default">
      <style:text-properties fo:color="#ffffff">
        <loext:char-complex-color loext:theme-type="light1" loext:color-type="theme"/>
      </style:text-properties>
    </style:style>
    <style:style style:name="ConditionalStyle_5f_17" style:display-name="ConditionalStyle_17" style:family="table-cell" style:parent-style-name="Default">
      <style:text-properties fo:color="#b9cde5">
        <loext:char-complex-color loext:theme-type="accent1" loext:color-type="theme">
          <loext:transformation loext:type="lummod" loext:value="4000"/>
          <loext:transformation loext:type="lumoff" loext:value="5999"/>
        </loext:char-complex-color>
      </style:text-properties>
    </style:style>
    <style:style style:name="ConditionalStyle_5f_27" style:display-name="ConditionalStyle_27" style:family="table-cell" style:parent-style-name="Default">
      <style:text-properties fo:color="#ffffff">
        <loext:char-complex-color loext:theme-type="light1" loext:color-type="theme"/>
      </style:text-properties>
    </style:style>
    <style:style style:name="ConditionalStyle_5f_18" style:display-name="ConditionalStyle_18" style:family="table-cell" style:parent-style-name="Default">
      <style:text-properties fo:color="#b9cde5">
        <loext:char-complex-color loext:theme-type="accent1" loext:color-type="theme">
          <loext:transformation loext:type="lummod" loext:value="4000"/>
          <loext:transformation loext:type="lumoff" loext:value="5999"/>
        </loext:char-complex-color>
      </style:text-properties>
    </style:style>
    <style:style style:name="ConditionalStyle_5f_28" style:display-name="ConditionalStyle_28" style:family="table-cell" style:parent-style-name="Default">
      <style:text-properties fo:color="#ffffff">
        <loext:char-complex-color loext:theme-type="light1" loext:color-type="theme"/>
      </style:text-properties>
    </style:style>
    <style:style style:name="ConditionalStyle_5f_21" style:display-name="ConditionalStyle_21" style:family="table-cell" style:parent-style-name="Default">
      <style:text-properties fo:color="#b9cde5">
        <loext:char-complex-color loext:theme-type="accent1" loext:color-type="theme">
          <loext:transformation loext:type="lummod" loext:value="4000"/>
          <loext:transformation loext:type="lumoff" loext:value="5999"/>
        </loext:char-complex-color>
      </style:text-properties>
    </style:style>
    <style:style style:name="ConditionalStyle_5f_31" style:display-name="ConditionalStyle_31" style:family="table-cell" style:parent-style-name="Default">
      <style:text-properties fo:color="#ffffff">
        <loext:char-complex-color loext:theme-type="light1" loext:color-type="theme"/>
      </style:text-properties>
    </style:style>
    <style:style style:name="ConditionalStyle_5f_22" style:display-name="ConditionalStyle_22" style:family="table-cell" style:parent-style-name="Default">
      <style:text-properties fo:color="#b9cde5">
        <loext:char-complex-color loext:theme-type="accent1" loext:color-type="theme">
          <loext:transformation loext:type="lummod" loext:value="4000"/>
          <loext:transformation loext:type="lumoff" loext:value="5999"/>
        </loext:char-complex-color>
      </style:text-properties>
    </style:style>
    <style:style style:name="ConditionalStyle_5f_32" style:display-name="ConditionalStyle_32" style:family="table-cell" style:parent-style-name="Default">
      <style:text-properties fo:color="#ffffff">
        <loext:char-complex-color loext:theme-type="light1" loext:color-type="theme"/>
      </style:text-properties>
    </style:style>
    <style:style style:name="ConditionalStyle_5f_23" style:display-name="ConditionalStyle_23" style:family="table-cell" style:parent-style-name="Default">
      <style:text-properties fo:color="#b9cde5">
        <loext:char-complex-color loext:theme-type="accent1" loext:color-type="theme">
          <loext:transformation loext:type="lummod" loext:value="4000"/>
          <loext:transformation loext:type="lumoff" loext:value="5999"/>
        </loext:char-complex-color>
      </style:text-properties>
    </style:style>
    <style:style style:name="ConditionalStyle_5f_33" style:display-name="ConditionalStyle_33" style:family="table-cell" style:parent-style-name="Default">
      <style:text-properties fo:color="#ffffff">
        <loext:char-complex-color loext:theme-type="light1" loext:color-type="theme"/>
      </style:text-properties>
    </style:style>
    <style:style style:name="ConditionalStyle_5f_24" style:display-name="ConditionalStyle_24" style:family="table-cell" style:parent-style-name="Default">
      <style:text-properties fo:color="#b9cde5">
        <loext:char-complex-color loext:theme-type="accent1" loext:color-type="theme">
          <loext:transformation loext:type="lummod" loext:value="4000"/>
          <loext:transformation loext:type="lumoff" loext:value="5999"/>
        </loext:char-complex-color>
      </style:text-properties>
    </style:style>
    <style:style style:name="ConditionalStyle_5f_34" style:display-name="ConditionalStyle_34" style:family="table-cell" style:parent-style-name="Default">
      <style:text-properties fo:color="#ffffff">
        <loext:char-complex-color loext:theme-type="light1" loext:color-type="theme"/>
      </style:text-properties>
    </style:style>
    <style:style style:name="ConditionalStyle_5f_25" style:display-name="ConditionalStyle_25" style:family="table-cell" style:parent-style-name="Default">
      <style:text-properties fo:color="#b9cde5">
        <loext:char-complex-color loext:theme-type="accent1" loext:color-type="theme">
          <loext:transformation loext:type="lummod" loext:value="4000"/>
          <loext:transformation loext:type="lumoff" loext:value="5999"/>
        </loext:char-complex-color>
      </style:text-properties>
    </style:style>
    <style:style style:name="ConditionalStyle_5f_35" style:display-name="ConditionalStyle_35" style:family="table-cell" style:parent-style-name="Default">
      <style:text-properties fo:color="#ffffff">
        <loext:char-complex-color loext:theme-type="light1" loext:color-type="theme"/>
      </style:text-properties>
    </style:style>
    <style:style style:name="ConditionalStyle_5f_26" style:display-name="ConditionalStyle_26" style:family="table-cell" style:parent-style-name="Default">
      <style:text-properties fo:color="#b9cde5">
        <loext:char-complex-color loext:theme-type="accent1" loext:color-type="theme">
          <loext:transformation loext:type="lummod" loext:value="4000"/>
          <loext:transformation loext:type="lumoff" loext:value="5999"/>
        </loext:char-complex-color>
      </style:text-properties>
    </style:style>
    <style:style style:name="ConditionalStyle_5f_36" style:display-name="ConditionalStyle_36" style:family="table-cell" style:parent-style-name="Default">
      <style:text-properties fo:color="#ffffff">
        <loext:char-complex-color loext:theme-type="light1" loext:color-type="theme"/>
      </style:text-properties>
    </style:style>
    <style:style style:name="Excel_20_Built-in_20_Percent" style:display-name="Excel Built-in Percent" style:family="table-cell" style:parent-style-name="Default" style:data-style-name="N10"/>
    <style:style style:name="ConditionalStyle_5f_9" style:display-name="ConditionalStyle_9" style:family="table-cell" style:parent-style-name="Default">
      <style:text-properties fo:color="#b9cde5">
        <loext:char-complex-color loext:theme-type="accent1" loext:color-type="theme">
          <loext:transformation loext:type="lummod" loext:value="4000"/>
          <loext:transformation loext:type="lumoff" loext:value="5999"/>
        </loext:char-complex-color>
      </style:text-properties>
    </style:style>
    <style:style style:name="ConditionalStyle_5f_13" style:display-name="ConditionalStyle_13" style:family="table-cell" style:parent-style-name="Default">
      <style:text-properties fo:color="#ffffff">
        <loext:char-complex-color loext:theme-type="light1" loext:color-type="theme"/>
      </style:text-properties>
    </style:style>
    <style:style style:name="ConditionalStyle_5f_10" style:display-name="ConditionalStyle_10" style:family="table-cell" style:parent-style-name="Default">
      <style:text-properties fo:color="#b9cde5">
        <loext:char-complex-color loext:theme-type="accent1" loext:color-type="theme">
          <loext:transformation loext:type="lummod" loext:value="4000"/>
          <loext:transformation loext:type="lumoff" loext:value="5999"/>
        </loext:char-complex-color>
      </style:text-properties>
    </style:style>
    <style:style style:name="ConditionalStyle_5f_14" style:display-name="ConditionalStyle_14" style:family="table-cell" style:parent-style-name="Default">
      <style:text-properties fo:color="#ffffff">
        <loext:char-complex-color loext:theme-type="light1" loext:color-type="theme"/>
      </style:text-properties>
    </style:style>
    <style:style style:name="ConditionalStyle_5f_11" style:display-name="ConditionalStyle_11" style:family="table-cell" style:parent-style-name="Default">
      <style:text-properties fo:color="#b9cde5">
        <loext:char-complex-color loext:theme-type="accent1" loext:color-type="theme">
          <loext:transformation loext:type="lummod" loext:value="4000"/>
          <loext:transformation loext:type="lumoff" loext:value="5999"/>
        </loext:char-complex-color>
      </style:text-properties>
    </style:style>
    <style:style style:name="ConditionalStyle_5f_15" style:display-name="ConditionalStyle_15" style:family="table-cell" style:parent-style-name="Default">
      <style:text-properties fo:color="#ffffff">
        <loext:char-complex-color loext:theme-type="light1" loext:color-type="theme"/>
      </style:text-properties>
    </style:style>
    <style:style style:name="ConditionalStyle_5f_12" style:display-name="ConditionalStyle_12" style:family="table-cell" style:parent-style-name="Default">
      <style:text-properties fo:color="#b9cde5">
        <loext:char-complex-color loext:theme-type="accent1" loext:color-type="theme">
          <loext:transformation loext:type="lummod" loext:value="4000"/>
          <loext:transformation loext:type="lumoff" loext:value="5999"/>
        </loext:char-complex-color>
      </style:text-properties>
    </style:style>
    <style:style style:name="ConditionalStyle_5f_16" style:display-name="ConditionalStyle_16" style:family="table-cell" style:parent-style-name="Default">
      <style:text-properties fo:color="#ffffff">
        <loext:char-complex-color loext:theme-type="light1" loext:color-type="theme"/>
      </style:text-properties>
    </style:style>
    <style:style style:name="ConditionalStyle_5f_1" style:display-name="ConditionalStyle_1" style:family="table-cell" style:parent-style-name="Default">
      <style:text-properties fo:color="#b9cde5">
        <loext:char-complex-color loext:theme-type="accent1" loext:color-type="theme">
          <loext:transformation loext:type="lummod" loext:value="4000"/>
          <loext:transformation loext:type="lumoff" loext:value="5999"/>
        </loext:char-complex-color>
      </style:text-properties>
    </style:style>
    <style:style style:name="ConditionalStyle_5f_3" style:display-name="ConditionalStyle_3" style:family="table-cell" style:parent-style-name="Default">
      <style:text-properties fo:color="#ffffff">
        <loext:char-complex-color loext:theme-type="light1" loext:color-type="theme"/>
      </style:text-properties>
    </style:style>
    <style:style style:name="ConditionalStyle_5f_5" style:display-name="ConditionalStyle_5" style:family="table-cell" style:parent-style-name="Default">
      <style:text-properties fo:color="#b9cde5">
        <loext:char-complex-color loext:theme-type="accent1" loext:color-type="theme">
          <loext:transformation loext:type="lummod" loext:value="4000"/>
          <loext:transformation loext:type="lumoff" loext:value="5999"/>
        </loext:char-complex-color>
      </style:text-properties>
    </style:style>
    <style:style style:name="ConditionalStyle_5f_7" style:display-name="ConditionalStyle_7" style:family="table-cell" style:parent-style-name="Default">
      <style:text-properties fo:color="#ffffff">
        <loext:char-complex-color loext:theme-type="light1" loext:color-type="theme"/>
      </style:text-properties>
    </style:style>
    <style:style style:name="ConditionalStyle_5f_2" style:display-name="ConditionalStyle_2" style:family="table-cell" style:parent-style-name="Default">
      <style:text-properties fo:color="#b9cde5">
        <loext:char-complex-color loext:theme-type="accent1" loext:color-type="theme">
          <loext:transformation loext:type="lummod" loext:value="4000"/>
          <loext:transformation loext:type="lumoff" loext:value="5999"/>
        </loext:char-complex-color>
      </style:text-properties>
    </style:style>
    <style:style style:name="ConditionalStyle_5f_4" style:display-name="ConditionalStyle_4" style:family="table-cell" style:parent-style-name="Default">
      <style:text-properties fo:color="#ffffff">
        <loext:char-complex-color loext:theme-type="light1" loext:color-type="theme"/>
      </style:text-properties>
    </style:style>
    <style:style style:name="ConditionalStyle_5f_6" style:display-name="ConditionalStyle_6" style:family="table-cell" style:parent-style-name="Default">
      <style:text-properties fo:color="#b9cde5">
        <loext:char-complex-color loext:theme-type="accent1" loext:color-type="theme">
          <loext:transformation loext:type="lummod" loext:value="4000"/>
          <loext:transformation loext:type="lumoff" loext:value="5999"/>
        </loext:char-complex-color>
      </style:text-properties>
    </style:style>
    <style:style style:name="ConditionalStyle_5f_8" style:display-name="ConditionalStyle_8" style:family="table-cell" style:parent-style-name="Default">
      <style:text-properties fo:color="#ffffff">
        <loext:char-complex-color loext:theme-type="light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/00/0000</text:date>, <text:time style:data-style-name="N2" text:time-value="22:17:24.0271772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itBrain_5f_results_5f_AsIs" style:display-name="PageStyle_BitBrain_results_AsI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itBrain_5f_rearranged" style:display-name="PageStyle_BitBrain_rearrange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or_5f_paper" style:display-name="PageStyle_for_pap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itBrain_5f_rearranged_20__28_2_29_" style:display-name="PageStyle_BitBrain_rearranged (2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NE_5f_GT_5f_byNAT" style:display-name="PageStyle_MNE_GT_byNA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COSS_5f_tables" style:display-name="PageStyle_DCOSS_tab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11:22:35</meta:creation-date>
    <dc:date>2025-02-06T09:45:56.885492501</dc:date>
    <meta:generator>LibreOffice/24.8.2.1$Linux_X86_64 LibreOffice_project/480$Build-1</meta:generator>
    <meta:editing-duration>PT15H10M39S</meta:editing-duration>
    <meta:editing-cycles>199</meta:editing-cycles>
    <meta:document-statistic meta:table-count="2" meta:cell-count="6217" meta:object-count="0"/>
    <meta:user-defined meta:name="AppVersion">16.0300</meta:user-defined>
  </office:meta>
</office:document-meta>
</file>